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697cm"/>
    </style:style>
    <style:style style:name="co7" style:family="table-column">
      <style:table-column-properties fo:break-before="auto" style:column-width="3.01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Pivot_20_Table_20_Field">
      <style:table-cell-properties fo:border-bottom="0.99pt solid #000000" fo:border-left="0.06pt solid #000000" fo:border-right="0.99pt solid #000000" fo:border-top="0.06pt solid #000000"/>
    </style:style>
    <style:style style:name="ce5" style:family="table-cell" style:parent-style-name="Pivot_20_Table_20_Category" style:data-style-name="N0">
      <style:table-cell-properties fo:border-bottom="none" fo:border-left="0.06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06pt solid #000000" fo:border-left="0.06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0.06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06pt solid #000000" fo:border-left="0.99pt solid #000000" fo:border-right="none" fo:border-top="none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0.06pt solid #000000"/>
    </style:style>
    <style:style style:name="ce13" style:family="table-cell" style:parent-style-name="Pivot_20_Table_20_Value" style:data-style-name="N0"/>
    <style:style style:name="ce14" style:family="table-cell" style:parent-style-name="Pivot_20_Table_20_Value" style:data-style-name="N0">
      <style:table-cell-properties fo:border-bottom="0.06pt solid #000000" fo:border-left="none" fo:border-right="none" fo:border-top="none"/>
    </style:style>
    <style:style style:name="ce15" style:family="table-cell" style:parent-style-name="Pivot_20_Table_20_Category" style:data-style-name="N0">
      <style:table-cell-properties fo:border-bottom="0.99pt solid #000000" fo:border-left="none" fo:border-right="0.06pt solid #000000" fo:border-top="0.06pt solid #000000"/>
    </style:style>
    <style:style style:name="ce17" style:family="table-cell" style:parent-style-name="Pivot_20_Table_20_Value" style:data-style-name="N0">
      <style:table-cell-properties fo:border-bottom="none" fo:border-left="none" fo:border-right="0.06pt solid #000000" fo:border-top="none"/>
    </style:style>
    <style:style style:name="ce18" style:family="table-cell" style:parent-style-name="Pivot_20_Table_20_Value" style:data-style-name="N0">
      <style:table-cell-properties fo:border-bottom="0.06pt solid #000000" fo:border-left="none" fo:border-right="0.06pt solid #000000" fo:border-top="none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24.578cm" svg:height="9.001cm" svg:x="0.097cm" svg:y="5.098cm">
            <draw:object draw:notify-on-update-of-ranges="'1'.A56:'1'.A63 '1'.B55:'1'.B55 '1'.B56:'1'.B63 '1'.C55:'1'.C55 '1'.C56:'1'.C63 '1'.D55:'1'.D55 '1'.D56:'1'.D63 '1'.E55:'1'.E55 '1'.E56:'1'.E63 '1'.F55:'1'.F55 '1'.F56:'1'.F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384cm" svg:height="9.001cm" svg:x="0.097cm" svg:y="14.584cm">
            <draw:object draw:notify-on-update-of-ranges="'1'.A56:'1'.A63 '1'.G55:'1'.G55 '1'.G56:'1'.G63 '1'.H55:'1'.H55 '1'.H56:'1'.H63 '1'.I55:'1'.I55 '1'.I56:'1'.I63 '1'.J55:'1'.J55 '1'.J56:'1'.J63 '1'.K55:'1'.K55 '1'.K56:'1'.K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548cm" svg:height="9.066cm" svg:x="27.055cm" svg:y="5.34cm">
            <draw:object draw:notify-on-update-of-ranges="'1'.M2:'1'.M9 '1'.N1:'1'.N1 '1'.N2:'1'.N9 '1'.O1:'1'.O1 '1'.O2:'1'.O9 '1'.P1:'1'.P1 '1'.P2:'1'.P9 '1'.Q1:'1'.Q1 '1'.Q2:'1'.Q9 '1'.R1:'1'.R1 '1'.R2:'1'.R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26.323cm" svg:height="9.001cm" svg:x="27.131cm" svg:y="14.754cm">
            <draw:object draw:notify-on-update-of-ranges="'1'.M2:'1'.M9 '1'.S1:'1'.S1 '1'.S2:'1'.S9 '1'.T1:'1'.T1 '1'.T2:'1'.T9 '1'.U1:'1'.U1 '1'.U2:'1'.U9 '1'.V1:'1'.V1 '1'.V2:'1'.V9 '1'.W1:'1'.W1 '1'.W2:'1'.W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 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/>
          <table:table-cell table:style-name="ce3" office:value-type="string" calcext:value-type="string">
            <text:p>Team Size</text:p>
          </table:table-cell>
          <table:table-cell table:style-name="ce7" office:value-type="string" calcext:value-type="string">
            <text:p>Media - OR</text:p>
          </table:table-cell>
          <table:table-cell table:style-name="ce11" office:value-type="string" calcext:value-type="string">
            <text:p>Media - V C</text:p>
          </table:table-cell>
          <table:table-cell table:style-name="ce11" office:value-type="string" calcext:value-type="string">
            <text:p>Media - V B</text:p>
          </table:table-cell>
          <table:table-cell table:style-name="ce11" office:value-type="string" calcext:value-type="string">
            <text:p>Media - T C</text:p>
          </table:table-cell>
          <table:table-cell table:style-name="ce11" office:value-type="string" calcext:value-type="string">
            <text:p>Media - T B</text:p>
          </table:table-cell>
          <table:table-cell table:style-name="ce11" office:value-type="string" calcext:value-type="string">
            <text:p>Media - OR</text:p>
          </table:table-cell>
          <table:table-cell table:style-name="ce11" office:value-type="string" calcext:value-type="string">
            <text:p>Media - V C </text:p>
          </table:table-cell>
          <table:table-cell table:style-name="ce11" office:value-type="string" calcext:value-type="string">
            <text:p>Media - V B</text:p>
          </table:table-cell>
          <table:table-cell table:style-name="ce11" office:value-type="string" calcext:value-type="string">
            <text:p>Media - T C</text:p>
          </table:table-cell>
          <table:table-cell table:style-name="ce15" office:value-type="string" calcext:value-type="string">
            <text:p>Media - T B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.3708804643922" calcext:value-type="float">
            <text:p>37,3708804643922</text:p>
          </table:table-cell>
          <table:table-cell office:value-type="float" office:value="39.0569289762095" calcext:value-type="float">
            <text:p>39,0569289762095</text:p>
          </table:table-cell>
          <table:table-cell office:value-type="float" office:value="41.5087376408307" calcext:value-type="float">
            <text:p>41,5087376408307</text:p>
          </table:table-cell>
          <table:table-cell office:value-type="float" office:value="39.5961503635346" calcext:value-type="float">
            <text:p>39,5961503635346</text:p>
          </table:table-cell>
          <table:table-cell office:value-type="float" office:value="40.9578121030043" calcext:value-type="float">
            <text:p>40,9578121030043</text:p>
          </table:table-cell>
          <table:table-cell office:value-type="float" office:value="44.685879479722" calcext:value-type="float">
            <text:p>44,685879479722</text:p>
          </table:table-cell>
          <table:table-cell office:value-type="float" office:value="45.1252412036347" calcext:value-type="float">
            <text:p>45,1252412036347</text:p>
          </table:table-cell>
          <table:table-cell office:value-type="float" office:value="44.6533992544949" calcext:value-type="float">
            <text:p>44,6533992544949</text:p>
          </table:table-cell>
          <table:table-cell office:value-type="float" office:value="44.7125369334618" calcext:value-type="float">
            <text:p>44,7125369334618</text:p>
          </table:table-cell>
          <table:table-cell office:value-type="float" office:value="45.7223382343067" calcext:value-type="float">
            <text:p>45,7223382343067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float" office:value="194.8" calcext:value-type="float">
            <text:p>194,8</text:p>
          </table:table-cell>
          <table:table-cell table:style-name="ce13" office:value-type="float" office:value="191.5" calcext:value-type="float">
            <text:p>191,5</text:p>
          </table:table-cell>
          <table:table-cell table:style-name="ce13" office:value-type="float" office:value="186.9" calcext:value-type="float">
            <text:p>186,9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77.6" calcext:value-type="float">
            <text:p>177,6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77.1" calcext:value-type="float">
            <text:p>177,1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65" calcext:value-type="float">
            <text:p>165</text:p>
          </table:table-cell>
          <table:table-cell table:style-name="ce17" office:value-type="float" office:value="158.2" calcext:value-type="float">
            <text:p>15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.308935830872" calcext:value-type="float">
            <text:p>39,308935830872</text:p>
          </table:table-cell>
          <table:table-cell office:value-type="float" office:value="40.6630934182869" calcext:value-type="float">
            <text:p>40,6630934182869</text:p>
          </table:table-cell>
          <table:table-cell office:value-type="float" office:value="43.7548654026354" calcext:value-type="float">
            <text:p>43,7548654026354</text:p>
          </table:table-cell>
          <table:table-cell office:value-type="float" office:value="39.4880551250343" calcext:value-type="float">
            <text:p>39,4880551250343</text:p>
          </table:table-cell>
          <table:table-cell office:value-type="float" office:value="44.0460658376768" calcext:value-type="float">
            <text:p>44,0460658376768</text:p>
          </table:table-cell>
          <table:table-cell office:value-type="float" office:value="45.6037929832503" calcext:value-type="float">
            <text:p>45,6037929832503</text:p>
          </table:table-cell>
          <table:table-cell office:value-type="float" office:value="47.6321313646711" calcext:value-type="float">
            <text:p>47,6321313646711</text:p>
          </table:table-cell>
          <table:table-cell office:value-type="float" office:value="47.7540244222191" calcext:value-type="float">
            <text:p>47,7540244222191</text:p>
          </table:table-cell>
          <table:table-cell office:value-type="float" office:value="47.5525955424274" calcext:value-type="float">
            <text:p>47,5525955424274</text:p>
          </table:table-cell>
          <table:table-cell office:value-type="float" office:value="46.4121747794498" calcext:value-type="float">
            <text:p>46,4121747794498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float" office:value="130.7" calcext:value-type="float">
            <text:p>130,7</text:p>
          </table:table-cell>
          <table:table-cell table:style-name="ce13" office:value-type="float" office:value="156.4" calcext:value-type="float">
            <text:p>156,4</text:p>
          </table:table-cell>
          <table:table-cell table:style-name="ce13" office:value-type="float" office:value="139.2" calcext:value-type="float">
            <text:p>139,2</text:p>
          </table:table-cell>
          <table:table-cell table:style-name="ce13" office:value-type="float" office:value="149.8" calcext:value-type="float">
            <text:p>149,8</text:p>
          </table:table-cell>
          <table:table-cell table:style-name="ce13" office:value-type="float" office:value="136.9" calcext:value-type="float">
            <text:p>136,9</text:p>
          </table:table-cell>
          <table:table-cell table:style-name="ce13" office:value-type="float" office:value="136.4" calcext:value-type="float">
            <text:p>136,4</text:p>
          </table:table-cell>
          <table:table-cell table:style-name="ce13" office:value-type="float" office:value="154.1" calcext:value-type="float">
            <text:p>154,1</text:p>
          </table:table-cell>
          <table:table-cell table:style-name="ce13" office:value-type="float" office:value="153.1" calcext:value-type="float">
            <text:p>153,1</text:p>
          </table:table-cell>
          <table:table-cell table:style-name="ce13" office:value-type="float" office:value="154" calcext:value-type="float">
            <text:p>154</text:p>
          </table:table-cell>
          <table:table-cell table:style-name="ce17"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.7511142180629" calcext:value-type="float">
            <text:p>42,7511142180629</text:p>
          </table:table-cell>
          <table:table-cell office:value-type="float" office:value="42.456384489378" calcext:value-type="float">
            <text:p>42,456384489378</text:p>
          </table:table-cell>
          <table:table-cell office:value-type="float" office:value="42.5223969780564" calcext:value-type="float">
            <text:p>42,5223969780564</text:p>
          </table:table-cell>
          <table:table-cell office:value-type="float" office:value="43.2420075810473" calcext:value-type="float">
            <text:p>43,2420075810473</text:p>
          </table:table-cell>
          <table:table-cell office:value-type="float" office:value="43.3201997547302" calcext:value-type="float">
            <text:p>43,3201997547302</text:p>
          </table:table-cell>
          <table:table-cell office:value-type="float" office:value="49.030793128671" calcext:value-type="float">
            <text:p>49,030793128671</text:p>
          </table:table-cell>
          <table:table-cell office:value-type="float" office:value="52.3408484356482" calcext:value-type="float">
            <text:p>52,3408484356482</text:p>
          </table:table-cell>
          <table:table-cell office:value-type="float" office:value="48.5306978297161" calcext:value-type="float">
            <text:p>48,5306978297161</text:p>
          </table:table-cell>
          <table:table-cell office:value-type="float" office:value="51.9318467338051" calcext:value-type="float">
            <text:p>51,9318467338051</text:p>
          </table:table-cell>
          <table:table-cell office:value-type="float" office:value="52.1259532635774" calcext:value-type="float">
            <text:p>52,1259532635774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float" office:value="150.3" calcext:value-type="float">
            <text:p>150,3</text:p>
          </table:table-cell>
          <table:table-cell table:style-name="ce13" office:value-type="float" office:value="133.9" calcext:value-type="float">
            <text:p>133,9</text:p>
          </table:table-cell>
          <table:table-cell table:style-name="ce13" office:value-type="float" office:value="143.4" calcext:value-type="float">
            <text:p>143,4</text:p>
          </table:table-cell>
          <table:table-cell table:style-name="ce13" office:value-type="float" office:value="137.8" calcext:value-type="float">
            <text:p>137,8</text:p>
          </table:table-cell>
          <table:table-cell table:style-name="ce13" office:value-type="float" office:value="146.9" calcext:value-type="float">
            <text:p>146,9</text:p>
          </table:table-cell>
          <table:table-cell table:style-name="ce13" office:value-type="float" office:value="156.8" calcext:value-type="float">
            <text:p>156,8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35.3" calcext:value-type="float">
            <text:p>135,3</text:p>
          </table:table-cell>
          <table:table-cell table:style-name="ce13" office:value-type="float" office:value="128.4" calcext:value-type="float">
            <text:p>128,4</text:p>
          </table:table-cell>
          <table:table-cell table:style-name="ce17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.9123979374543" calcext:value-type="float">
            <text:p>45,9123979374543</text:p>
          </table:table-cell>
          <table:table-cell office:value-type="float" office:value="46.6877676285751" calcext:value-type="float">
            <text:p>46,6877676285751</text:p>
          </table:table-cell>
          <table:table-cell office:value-type="float" office:value="46.4344569168065" calcext:value-type="float">
            <text:p>46,4344569168065</text:p>
          </table:table-cell>
          <table:table-cell office:value-type="float" office:value="48.2751240963855" calcext:value-type="float">
            <text:p>48,2751240963855</text:p>
          </table:table-cell>
          <table:table-cell office:value-type="float" office:value="48.625016087437" calcext:value-type="float">
            <text:p>48,625016087437</text:p>
          </table:table-cell>
          <table:table-cell office:value-type="float" office:value="51.8345090324972" calcext:value-type="float">
            <text:p>51,8345090324972</text:p>
          </table:table-cell>
          <table:table-cell office:value-type="float" office:value="50.8748192807777" calcext:value-type="float">
            <text:p>50,8748192807777</text:p>
          </table:table-cell>
          <table:table-cell office:value-type="float" office:value="52.9097973724339" calcext:value-type="float">
            <text:p>52,9097973724339</text:p>
          </table:table-cell>
          <table:table-cell office:value-type="float" office:value="50.4220204260354" calcext:value-type="float">
            <text:p>50,4220204260354</text:p>
          </table:table-cell>
          <table:table-cell office:value-type="float" office:value="53.2954528670609" calcext:value-type="float">
            <text:p>53,295452867060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float" office:value="123.1" calcext:value-type="float">
            <text:p>123,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16.8" calcext:value-type="float">
            <text:p>116,8</text:p>
          </table:table-cell>
          <table:table-cell table:style-name="ce13" office:value-type="float" office:value="119.3" calcext:value-type="float">
            <text:p>119,3</text:p>
          </table:table-cell>
          <table:table-cell table:style-name="ce13" office:value-type="float" office:value="118.6" calcext:value-type="float">
            <text:p>118,6</text:p>
          </table:table-cell>
          <table:table-cell table:style-name="ce13" office:value-type="float" office:value="127.2" calcext:value-type="float">
            <text:p>127,2</text:p>
          </table:table-cell>
          <table:table-cell table:style-name="ce13" office:value-type="float" office:value="126.1" calcext:value-type="float">
            <text:p>126,1</text:p>
          </table:table-cell>
          <table:table-cell table:style-name="ce13" office:value-type="float" office:value="125.2" calcext:value-type="float">
            <text:p>125,2</text:p>
          </table:table-cell>
          <table:table-cell table:style-name="ce17" office:value-type="float" office:value="115.8" calcext:value-type="float">
            <text:p>115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2.5927785706515" calcext:value-type="float">
            <text:p>42,5927785706515</text:p>
          </table:table-cell>
          <table:table-cell office:value-type="float" office:value="44.4148065556267" calcext:value-type="float">
            <text:p>44,4148065556267</text:p>
          </table:table-cell>
          <table:table-cell office:value-type="float" office:value="43.5546407372201" calcext:value-type="float">
            <text:p>43,5546407372201</text:p>
          </table:table-cell>
          <table:table-cell office:value-type="float" office:value="41.9375074857608" calcext:value-type="float">
            <text:p>41,9375074857608</text:p>
          </table:table-cell>
          <table:table-cell office:value-type="float" office:value="43.8311335042735" calcext:value-type="float">
            <text:p>43,8311335042735</text:p>
          </table:table-cell>
          <table:table-cell office:value-type="float" office:value="56.7492721075138" calcext:value-type="float">
            <text:p>56,7492721075138</text:p>
          </table:table-cell>
          <table:table-cell office:value-type="float" office:value="54.9916104960382" calcext:value-type="float">
            <text:p>54,9916104960382</text:p>
          </table:table-cell>
          <table:table-cell office:value-type="float" office:value="54.4311778739184" calcext:value-type="float">
            <text:p>54,4311778739184</text:p>
          </table:table-cell>
          <table:table-cell office:value-type="float" office:value="54.5250057757167" calcext:value-type="float">
            <text:p>54,5250057757167</text:p>
          </table:table-cell>
          <table:table-cell office:value-type="float" office:value="53.68335009996" calcext:value-type="float">
            <text:p>53,6833500999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float" office:value="117.4" calcext:value-type="float">
            <text:p>117,4</text:p>
          </table:table-cell>
          <table:table-cell table:style-name="ce13" office:value-type="float" office:value="120.7" calcext:value-type="float">
            <text:p>120,7</text:p>
          </table:table-cell>
          <table:table-cell table:style-name="ce13" office:value-type="float" office:value="126.4" calcext:value-type="float">
            <text:p>126,4</text:p>
          </table:table-cell>
          <table:table-cell table:style-name="ce13" office:value-type="float" office:value="127.2" calcext:value-type="float">
            <text:p>127,2</text:p>
          </table:table-cell>
          <table:table-cell table:style-name="ce13" office:value-type="float" office:value="113.1" calcext:value-type="float">
            <text:p>113,1</text:p>
          </table:table-cell>
          <table:table-cell table:style-name="ce13" office:value-type="float" office:value="105.5" calcext:value-type="float">
            <text:p>105,5</text:p>
          </table:table-cell>
          <table:table-cell table:style-name="ce13" office:value-type="float" office:value="121.5" calcext:value-type="float">
            <text:p>121,5</text:p>
          </table:table-cell>
          <table:table-cell table:style-name="ce13" office:value-type="float" office:value="126.6" calcext:value-type="float">
            <text:p>126,6</text:p>
          </table:table-cell>
          <table:table-cell table:style-name="ce13" office:value-type="float" office:value="124.4" calcext:value-type="float">
            <text:p>124,4</text:p>
          </table:table-cell>
          <table:table-cell table:style-name="ce17"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.852300173027" calcext:value-type="float">
            <text:p>45,852300173027</text:p>
          </table:table-cell>
          <table:table-cell office:value-type="float" office:value="44.1436838371316" calcext:value-type="float">
            <text:p>44,1436838371316</text:p>
          </table:table-cell>
          <table:table-cell office:value-type="float" office:value="45.8297840797546" calcext:value-type="float">
            <text:p>45,8297840797546</text:p>
          </table:table-cell>
          <table:table-cell office:value-type="float" office:value="44.2570101678747" calcext:value-type="float">
            <text:p>44,2570101678747</text:p>
          </table:table-cell>
          <table:table-cell office:value-type="float" office:value="44.5992940926521" calcext:value-type="float">
            <text:p>44,5992940926521</text:p>
          </table:table-cell>
          <table:table-cell office:value-type="float" office:value="49.1154256015587" calcext:value-type="float">
            <text:p>49,1154256015587</text:p>
          </table:table-cell>
          <table:table-cell office:value-type="float" office:value="54.0895874835709" calcext:value-type="float">
            <text:p>54,0895874835709</text:p>
          </table:table-cell>
          <table:table-cell office:value-type="float" office:value="55.2887307722616" calcext:value-type="float">
            <text:p>55,2887307722616</text:p>
          </table:table-cell>
          <table:table-cell office:value-type="float" office:value="54.4334572214841" calcext:value-type="float">
            <text:p>54,4334572214841</text:p>
          </table:table-cell>
          <table:table-cell office:value-type="float" office:value="54.6222941222417" calcext:value-type="float">
            <text:p>54,6222941222417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9" office:value-type="float" office:value="117.9" calcext:value-type="float">
            <text:p>117,9</text:p>
          </table:table-cell>
          <table:table-cell table:style-name="ce13" office:value-type="float" office:value="119.9" calcext:value-type="float">
            <text:p>119,9</text:p>
          </table:table-cell>
          <table:table-cell table:style-name="ce13" office:value-type="float" office:value="111.8" calcext:value-type="float">
            <text:p>111,8</text:p>
          </table:table-cell>
          <table:table-cell table:style-name="ce13" office:value-type="float" office:value="119.6" calcext:value-type="float">
            <text:p>119,6</text:p>
          </table:table-cell>
          <table:table-cell table:style-name="ce13" office:value-type="float" office:value="110.7" calcext:value-type="float">
            <text:p>110,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15.9" calcext:value-type="float">
            <text:p>115,9</text:p>
          </table:table-cell>
          <table:table-cell table:style-name="ce13" office:value-type="float" office:value="118.7" calcext:value-type="float">
            <text:p>118,7</text:p>
          </table:table-cell>
          <table:table-cell table:style-name="ce13" office:value-type="float" office:value="123" calcext:value-type="float">
            <text:p>123</text:p>
          </table:table-cell>
          <table:table-cell table:style-name="ce17" office:value-type="float" office:value="118.4" calcext:value-type="float">
            <text:p>118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.867833081571" calcext:value-type="float">
            <text:p>45,867833081571</text:p>
          </table:table-cell>
          <table:table-cell office:value-type="float" office:value="47.7473529840916" calcext:value-type="float">
            <text:p>47,7473529840916</text:p>
          </table:table-cell>
          <table:table-cell office:value-type="float" office:value="46.9537595138718" calcext:value-type="float">
            <text:p>46,9537595138718</text:p>
          </table:table-cell>
          <table:table-cell office:value-type="float" office:value="46.8564409271752" calcext:value-type="float">
            <text:p>46,8564409271752</text:p>
          </table:table-cell>
          <table:table-cell office:value-type="float" office:value="47.9038491647494" calcext:value-type="float">
            <text:p>47,9038491647494</text:p>
          </table:table-cell>
          <table:table-cell office:value-type="float" office:value="49.4994138313983" calcext:value-type="float">
            <text:p>49,4994138313983</text:p>
          </table:table-cell>
          <table:table-cell office:value-type="float" office:value="53.5744225442261" calcext:value-type="float">
            <text:p>53,5744225442261</text:p>
          </table:table-cell>
          <table:table-cell office:value-type="float" office:value="55.0310614168568" calcext:value-type="float">
            <text:p>55,0310614168568</text:p>
          </table:table-cell>
          <table:table-cell office:value-type="float" office:value="52.4060252192214" calcext:value-type="float">
            <text:p>52,4060252192214</text:p>
          </table:table-cell>
          <table:table-cell office:value-type="float" office:value="53.6465649293448" calcext:value-type="float">
            <text:p>53,6465649293448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9" office:value-type="float" office:value="128.4" calcext:value-type="float">
            <text:p>128,4</text:p>
          </table:table-cell>
          <table:table-cell table:style-name="ce13" office:value-type="float" office:value="102.5" calcext:value-type="float">
            <text:p>102,5</text:p>
          </table:table-cell>
          <table:table-cell table:style-name="ce13" office:value-type="float" office:value="128.3" calcext:value-type="float">
            <text:p>128,3</text:p>
          </table:table-cell>
          <table:table-cell table:style-name="ce13" office:value-type="float" office:value="119.8" calcext:value-type="float">
            <text:p>119,8</text:p>
          </table:table-cell>
          <table:table-cell table:style-name="ce13" office:value-type="float" office:value="103.7" calcext:value-type="float">
            <text:p>103,7</text:p>
          </table:table-cell>
          <table:table-cell table:style-name="ce13" office:value-type="float" office:value="121.6" calcext:value-type="float">
            <text:p>121,6</text:p>
          </table:table-cell>
          <table:table-cell table:style-name="ce13" office:value-type="float" office:value="119.1" calcext:value-type="float">
            <text:p>119,1</text:p>
          </table:table-cell>
          <table:table-cell table:style-name="ce13" office:value-type="float" office:value="123.2" calcext:value-type="float">
            <text:p>123,2</text:p>
          </table:table-cell>
          <table:table-cell table:style-name="ce13" office:value-type="float" office:value="120.2" calcext:value-type="float">
            <text:p>120,2</text:p>
          </table:table-cell>
          <table:table-cell table:style-name="ce17"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5.0900431867481" calcext:value-type="float">
            <text:p>45,0900431867481</text:p>
          </table:table-cell>
          <table:table-cell office:value-type="float" office:value="46.6192586964618" calcext:value-type="float">
            <text:p>46,6192586964618</text:p>
          </table:table-cell>
          <table:table-cell office:value-type="float" office:value="47.3961962445573" calcext:value-type="float">
            <text:p>47,3961962445573</text:p>
          </table:table-cell>
          <table:table-cell office:value-type="float" office:value="45.4193179741379" calcext:value-type="float">
            <text:p>45,4193179741379</text:p>
          </table:table-cell>
          <table:table-cell office:value-type="float" office:value="47.0944571085264" calcext:value-type="float">
            <text:p>47,0944571085264</text:p>
          </table:table-cell>
          <table:table-cell office:value-type="float" office:value="43.1719798798529" calcext:value-type="float">
            <text:p>43,1719798798529</text:p>
          </table:table-cell>
          <table:table-cell office:value-type="float" office:value="47.6127532761241" calcext:value-type="float">
            <text:p>47,6127532761241</text:p>
          </table:table-cell>
          <table:table-cell office:value-type="float" office:value="48.7996364691678" calcext:value-type="float">
            <text:p>48,7996364691678</text:p>
          </table:table-cell>
          <table:table-cell office:value-type="float" office:value="46.5911971751412" calcext:value-type="float">
            <text:p>46,5911971751412</text:p>
          </table:table-cell>
          <table:table-cell office:value-type="float" office:value="47.6633732184353" calcext:value-type="float">
            <text:p>47,6633732184353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04.7" calcext:value-type="float">
            <text:p>104,7</text:p>
          </table:table-cell>
          <table:table-cell table:style-name="ce14" office:value-type="float" office:value="112.7" calcext:value-type="float">
            <text:p>112,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8.4" calcext:value-type="float">
            <text:p>108,4</text:p>
          </table:table-cell>
          <table:table-cell table:style-name="ce14" office:value-type="float" office:value="108.2" calcext:value-type="float">
            <text:p>108,2</text:p>
          </table:table-cell>
          <table:table-cell table:style-name="ce14" office:value-type="float" office:value="115.5" calcext:value-type="float">
            <text:p>115,5</text:p>
          </table:table-cell>
          <table:table-cell table:style-name="ce14" office:value-type="float" office:value="120.8" calcext:value-type="float">
            <text:p>120,8</text:p>
          </table:table-cell>
          <table:table-cell table:style-name="ce14" office:value-type="float" office:value="115.8" calcext:value-type="float">
            <text:p>115,8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float" office:value="123.4" calcext:value-type="float">
            <text:p>123,4</text:p>
          </table:table-cell>
        </table:table-row>
        <table:table-row table:style-name="ro2" table:number-rows-repeated="45">
          <table:table-cell table:number-columns-repeated="23"/>
        </table:table-row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 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]/[.$A2]" office:value-type="float" office:value="9.34272011609805" calcext:value-type="float">
            <text:p>9,34272011609805</text:p>
          </table:table-cell>
          <table:table-cell table:formula="of:=[.C2]/[.$A2]" office:value-type="float" office:value="9.76423224405237" calcext:value-type="float">
            <text:p>9,76423224405237</text:p>
          </table:table-cell>
          <table:table-cell table:formula="of:=[.D2]/[.$A2]" office:value-type="float" office:value="10.3771844102077" calcext:value-type="float">
            <text:p>10,3771844102077</text:p>
          </table:table-cell>
          <table:table-cell table:formula="of:=[.E2]/[.$A2]" office:value-type="float" office:value="9.89903759088365" calcext:value-type="float">
            <text:p>9,89903759088365</text:p>
          </table:table-cell>
          <table:table-cell table:formula="of:=[.F2]/[.$A2]" office:value-type="float" office:value="10.2394530257511" calcext:value-type="float">
            <text:p>10,2394530257511</text:p>
          </table:table-cell>
          <table:table-cell table:formula="of:=[.G2]/[.$A2]" office:value-type="float" office:value="11.1714698699305" calcext:value-type="float">
            <text:p>11,1714698699305</text:p>
          </table:table-cell>
          <table:table-cell table:formula="of:=[.H2]/[.$A2]" office:value-type="float" office:value="11.2813103009087" calcext:value-type="float">
            <text:p>11,2813103009087</text:p>
          </table:table-cell>
          <table:table-cell table:formula="of:=[.I2]/[.$A2]" office:value-type="float" office:value="11.1633498136237" calcext:value-type="float">
            <text:p>11,1633498136237</text:p>
          </table:table-cell>
          <table:table-cell table:formula="of:=[.J2]/[.$A2]" office:value-type="float" office:value="11.1781342333654" calcext:value-type="float">
            <text:p>11,1781342333654</text:p>
          </table:table-cell>
          <table:table-cell table:formula="of:=[.K2]/[.$A2]" office:value-type="float" office:value="11.4305845585767" calcext:value-type="float">
            <text:p>11,4305845585767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]/[.$A3]" office:value-type="float" office:value="7.8617871661744" calcext:value-type="float">
            <text:p>7,8617871661744</text:p>
          </table:table-cell>
          <table:table-cell table:formula="of:=[.C3]/[.$A3]" office:value-type="float" office:value="8.13261868365738" calcext:value-type="float">
            <text:p>8,13261868365738</text:p>
          </table:table-cell>
          <table:table-cell table:formula="of:=[.D3]/[.$A3]" office:value-type="float" office:value="8.75097308052708" calcext:value-type="float">
            <text:p>8,75097308052708</text:p>
          </table:table-cell>
          <table:table-cell table:formula="of:=[.E3]/[.$A3]" office:value-type="float" office:value="7.89761102500686" calcext:value-type="float">
            <text:p>7,89761102500686</text:p>
          </table:table-cell>
          <table:table-cell table:formula="of:=[.F3]/[.$A3]" office:value-type="float" office:value="8.80921316753536" calcext:value-type="float">
            <text:p>8,80921316753536</text:p>
          </table:table-cell>
          <table:table-cell table:formula="of:=[.G3]/[.$A3]" office:value-type="float" office:value="9.12075859665006" calcext:value-type="float">
            <text:p>9,12075859665006</text:p>
          </table:table-cell>
          <table:table-cell table:formula="of:=[.H3]/[.$A3]" office:value-type="float" office:value="9.52642627293422" calcext:value-type="float">
            <text:p>9,52642627293422</text:p>
          </table:table-cell>
          <table:table-cell table:formula="of:=[.I3]/[.$A3]" office:value-type="float" office:value="9.55080488444382" calcext:value-type="float">
            <text:p>9,55080488444382</text:p>
          </table:table-cell>
          <table:table-cell table:formula="of:=[.J3]/[.$A3]" office:value-type="float" office:value="9.51051910848548" calcext:value-type="float">
            <text:p>9,51051910848548</text:p>
          </table:table-cell>
          <table:table-cell table:formula="of:=[.K3]/[.$A3]" office:value-type="float" office:value="9.28243495588996" calcext:value-type="float">
            <text:p>9,28243495588996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4]/[.$A4]" office:value-type="float" office:value="7.12518570301048" calcext:value-type="float">
            <text:p>7,12518570301048</text:p>
          </table:table-cell>
          <table:table-cell table:formula="of:=[.C4]/[.$A4]" office:value-type="float" office:value="7.076064081563" calcext:value-type="float">
            <text:p>7,076064081563</text:p>
          </table:table-cell>
          <table:table-cell table:formula="of:=[.D4]/[.$A4]" office:value-type="float" office:value="7.0870661630094" calcext:value-type="float">
            <text:p>7,0870661630094</text:p>
          </table:table-cell>
          <table:table-cell table:formula="of:=[.E4]/[.$A4]" office:value-type="float" office:value="7.20700126350788" calcext:value-type="float">
            <text:p>7,20700126350788</text:p>
          </table:table-cell>
          <table:table-cell table:formula="of:=[.F4]/[.$A4]" office:value-type="float" office:value="7.22003329245503" calcext:value-type="float">
            <text:p>7,22003329245503</text:p>
          </table:table-cell>
          <table:table-cell table:formula="of:=[.G4]/[.$A4]" office:value-type="float" office:value="8.1717988547785" calcext:value-type="float">
            <text:p>8,1717988547785</text:p>
          </table:table-cell>
          <table:table-cell table:formula="of:=[.H4]/[.$A4]" office:value-type="float" office:value="8.7234747392747" calcext:value-type="float">
            <text:p>8,7234747392747</text:p>
          </table:table-cell>
          <table:table-cell table:formula="of:=[.I4]/[.$A4]" office:value-type="float" office:value="8.08844963828602" calcext:value-type="float">
            <text:p>8,08844963828602</text:p>
          </table:table-cell>
          <table:table-cell table:formula="of:=[.J4]/[.$A4]" office:value-type="float" office:value="8.65530778896752" calcext:value-type="float">
            <text:p>8,65530778896752</text:p>
          </table:table-cell>
          <table:table-cell table:formula="of:=[.K4]/[.$A4]" office:value-type="float" office:value="8.6876588772629" calcext:value-type="float">
            <text:p>8,6876588772629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5]/[.$A5]" office:value-type="float" office:value="6.5589139910649" calcext:value-type="float">
            <text:p>6,5589139910649</text:p>
          </table:table-cell>
          <table:table-cell table:formula="of:=[.C5]/[.$A5]" office:value-type="float" office:value="6.66968108979644" calcext:value-type="float">
            <text:p>6,66968108979644</text:p>
          </table:table-cell>
          <table:table-cell table:formula="of:=[.D5]/[.$A5]" office:value-type="float" office:value="6.63349384525807" calcext:value-type="float">
            <text:p>6,63349384525807</text:p>
          </table:table-cell>
          <table:table-cell table:formula="of:=[.E5]/[.$A5]" office:value-type="float" office:value="6.89644629948364" calcext:value-type="float">
            <text:p>6,89644629948364</text:p>
          </table:table-cell>
          <table:table-cell table:formula="of:=[.F5]/[.$A5]" office:value-type="float" office:value="6.94643086963386" calcext:value-type="float">
            <text:p>6,94643086963386</text:p>
          </table:table-cell>
          <table:table-cell table:formula="of:=[.G5]/[.$A5]" office:value-type="float" office:value="7.40492986178531" calcext:value-type="float">
            <text:p>7,40492986178531</text:p>
          </table:table-cell>
          <table:table-cell table:formula="of:=[.H5]/[.$A5]" office:value-type="float" office:value="7.26783132582539" calcext:value-type="float">
            <text:p>7,26783132582539</text:p>
          </table:table-cell>
          <table:table-cell table:formula="of:=[.I5]/[.$A5]" office:value-type="float" office:value="7.55854248177627" calcext:value-type="float">
            <text:p>7,55854248177627</text:p>
          </table:table-cell>
          <table:table-cell table:formula="of:=[.J5]/[.$A5]" office:value-type="float" office:value="7.20314577514792" calcext:value-type="float">
            <text:p>7,20314577514792</text:p>
          </table:table-cell>
          <table:table-cell table:formula="of:=[.K5]/[.$A5]" office:value-type="float" office:value="7.61363612386584" calcext:value-type="float">
            <text:p>7,61363612386584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6]/[.$A6]" office:value-type="float" office:value="5.32409732133144" calcext:value-type="float">
            <text:p>5,32409732133144</text:p>
          </table:table-cell>
          <table:table-cell table:formula="of:=[.C6]/[.$A6]" office:value-type="float" office:value="5.55185081945334" calcext:value-type="float">
            <text:p>5,55185081945334</text:p>
          </table:table-cell>
          <table:table-cell table:formula="of:=[.D6]/[.$A6]" office:value-type="float" office:value="5.44433009215251" calcext:value-type="float">
            <text:p>5,44433009215251</text:p>
          </table:table-cell>
          <table:table-cell table:formula="of:=[.E6]/[.$A6]" office:value-type="float" office:value="5.2421884357201" calcext:value-type="float">
            <text:p>5,2421884357201</text:p>
          </table:table-cell>
          <table:table-cell table:formula="of:=[.F6]/[.$A6]" office:value-type="float" office:value="5.47889168803419" calcext:value-type="float">
            <text:p>5,47889168803419</text:p>
          </table:table-cell>
          <table:table-cell table:formula="of:=[.G6]/[.$A6]" office:value-type="float" office:value="7.09365901343923" calcext:value-type="float">
            <text:p>7,09365901343923</text:p>
          </table:table-cell>
          <table:table-cell table:formula="of:=[.H6]/[.$A6]" office:value-type="float" office:value="6.87395131200478" calcext:value-type="float">
            <text:p>6,87395131200478</text:p>
          </table:table-cell>
          <table:table-cell table:formula="of:=[.I6]/[.$A6]" office:value-type="float" office:value="6.8038972342398" calcext:value-type="float">
            <text:p>6,8038972342398</text:p>
          </table:table-cell>
          <table:table-cell table:formula="of:=[.J6]/[.$A6]" office:value-type="float" office:value="6.81562572196459" calcext:value-type="float">
            <text:p>6,81562572196459</text:p>
          </table:table-cell>
          <table:table-cell table:formula="of:=[.K6]/[.$A6]" office:value-type="float" office:value="6.710418762495" calcext:value-type="float">
            <text:p>6,710418762495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7]/[.$A7]" office:value-type="float" office:value="5.09470001922522" calcext:value-type="float">
            <text:p>5,09470001922522</text:p>
          </table:table-cell>
          <table:table-cell table:formula="of:=[.C7]/[.$A7]" office:value-type="float" office:value="4.90485375968129" calcext:value-type="float">
            <text:p>4,90485375968129</text:p>
          </table:table-cell>
          <table:table-cell table:formula="of:=[.D7]/[.$A7]" office:value-type="float" office:value="5.09219823108385" calcext:value-type="float">
            <text:p>5,09219823108385</text:p>
          </table:table-cell>
          <table:table-cell table:formula="of:=[.E7]/[.$A7]" office:value-type="float" office:value="4.9174455742083" calcext:value-type="float">
            <text:p>4,9174455742083</text:p>
          </table:table-cell>
          <table:table-cell table:formula="of:=[.F7]/[.$A7]" office:value-type="float" office:value="4.95547712140579" calcext:value-type="float">
            <text:p>4,95547712140579</text:p>
          </table:table-cell>
          <table:table-cell table:formula="of:=[.G7]/[.$A7]" office:value-type="float" office:value="5.4572695112843" calcext:value-type="float">
            <text:p>5,4572695112843</text:p>
          </table:table-cell>
          <table:table-cell table:formula="of:=[.H7]/[.$A7]" office:value-type="float" office:value="6.00995416484121" calcext:value-type="float">
            <text:p>6,00995416484121</text:p>
          </table:table-cell>
          <table:table-cell table:formula="of:=[.I7]/[.$A7]" office:value-type="float" office:value="6.14319230802907" calcext:value-type="float">
            <text:p>6,14319230802907</text:p>
          </table:table-cell>
          <table:table-cell table:formula="of:=[.J7]/[.$A7]" office:value-type="float" office:value="6.04816191349823" calcext:value-type="float">
            <text:p>6,04816191349823</text:p>
          </table:table-cell>
          <table:table-cell table:formula="of:=[.K7]/[.$A7]" office:value-type="float" office:value="6.06914379136019" calcext:value-type="float">
            <text:p>6,06914379136019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8]/[.$A8]" office:value-type="float" office:value="4.5867833081571" calcext:value-type="float">
            <text:p>4,5867833081571</text:p>
          </table:table-cell>
          <table:table-cell table:formula="of:=[.C8]/[.$A8]" office:value-type="float" office:value="4.77473529840916" calcext:value-type="float">
            <text:p>4,77473529840916</text:p>
          </table:table-cell>
          <table:table-cell table:formula="of:=[.D8]/[.$A8]" office:value-type="float" office:value="4.69537595138718" calcext:value-type="float">
            <text:p>4,69537595138718</text:p>
          </table:table-cell>
          <table:table-cell table:formula="of:=[.E8]/[.$A8]" office:value-type="float" office:value="4.68564409271752" calcext:value-type="float">
            <text:p>4,68564409271752</text:p>
          </table:table-cell>
          <table:table-cell table:formula="of:=[.F8]/[.$A8]" office:value-type="float" office:value="4.79038491647494" calcext:value-type="float">
            <text:p>4,79038491647494</text:p>
          </table:table-cell>
          <table:table-cell table:formula="of:=[.G8]/[.$A8]" office:value-type="float" office:value="4.94994138313983" calcext:value-type="float">
            <text:p>4,94994138313983</text:p>
          </table:table-cell>
          <table:table-cell table:formula="of:=[.H8]/[.$A8]" office:value-type="float" office:value="5.35744225442261" calcext:value-type="float">
            <text:p>5,35744225442261</text:p>
          </table:table-cell>
          <table:table-cell table:formula="of:=[.I8]/[.$A8]" office:value-type="float" office:value="5.50310614168568" calcext:value-type="float">
            <text:p>5,50310614168568</text:p>
          </table:table-cell>
          <table:table-cell table:formula="of:=[.J8]/[.$A8]" office:value-type="float" office:value="5.24060252192214" calcext:value-type="float">
            <text:p>5,24060252192214</text:p>
          </table:table-cell>
          <table:table-cell table:formula="of:=[.K8]/[.$A8]" office:value-type="float" office:value="5.36465649293448" calcext:value-type="float">
            <text:p>5,36465649293448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]/[.$A9]" office:value-type="float" office:value="4.09909483515892" calcext:value-type="float">
            <text:p>4,09909483515892</text:p>
          </table:table-cell>
          <table:table-cell table:formula="of:=[.C9]/[.$A9]" office:value-type="float" office:value="4.23811442695107" calcext:value-type="float">
            <text:p>4,23811442695107</text:p>
          </table:table-cell>
          <table:table-cell table:formula="of:=[.D9]/[.$A9]" office:value-type="float" office:value="4.30874511314157" calcext:value-type="float">
            <text:p>4,30874511314157</text:p>
          </table:table-cell>
          <table:table-cell table:formula="of:=[.E9]/[.$A9]" office:value-type="float" office:value="4.12902890673981" calcext:value-type="float">
            <text:p>4,12902890673981</text:p>
          </table:table-cell>
          <table:table-cell table:formula="of:=[.F9]/[.$A9]" office:value-type="float" office:value="4.28131428259331" calcext:value-type="float">
            <text:p>4,28131428259331</text:p>
          </table:table-cell>
          <table:table-cell table:formula="of:=[.G9]/[.$A9]" office:value-type="float" office:value="3.92472544362299" calcext:value-type="float">
            <text:p>3,92472544362299</text:p>
          </table:table-cell>
          <table:table-cell table:formula="of:=[.H9]/[.$A9]" office:value-type="float" office:value="4.32843211601128" calcext:value-type="float">
            <text:p>4,32843211601128</text:p>
          </table:table-cell>
          <table:table-cell table:formula="of:=[.I9]/[.$A9]" office:value-type="float" office:value="4.43633058810616" calcext:value-type="float">
            <text:p>4,43633058810616</text:p>
          </table:table-cell>
          <table:table-cell table:formula="of:=[.J9]/[.$A9]" office:value-type="float" office:value="4.23556337955829" calcext:value-type="float">
            <text:p>4,23556337955829</text:p>
          </table:table-cell>
          <table:table-cell table:formula="of:=[.K9]/[.$A9]" office:value-type="float" office:value="4.33303392894866" calcext:value-type="float">
            <text:p>4,33303392894866</text:p>
          </table:table-cell>
          <table:table-cell table:number-columns-repeated="12"/>
        </table:table-row>
      </table:table>
      <table:table table:name="2" table:style-name="ta1">
        <table:shapes>
          <draw:frame draw:z-index="0" draw:style-name="gr1" draw:text-style-name="P1" svg:width="24.578cm" svg:height="9.001cm" svg:x="0cm" svg:y="5.454cm">
            <draw:object draw:notify-on-update-of-ranges="'2'.A55:'2'.A55 '2'.A56:'2'.A63 '2'.B55:'2'.B55 '2'.B56:'2'.B63 '2'.C55:'2'.C55 '2'.C56:'2'.C63 '2'.D55:'2'.D55 '2'.D56:'2'.D63 '2'.E55:'2'.E55 '2'.E56:'2'.E63 '2'.F55:'2'.F55 '2'.F56:'2'.F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4.384cm" svg:height="9.001cm" svg:x="0cm" svg:y="14.94cm">
            <draw:object draw:notify-on-update-of-ranges="'2'.A56:'2'.A63 '2'.G55:'2'.G55 '2'.G56:'2'.G63 '2'.H55:'2'.H55 '2'.H56:'2'.H63 '2'.I55:'2'.I55 '2'.I56:'2'.I63 '2'.J55:'2'.J55 '2'.J56:'2'.J63 '2'.K55:'2'.K55 '2'.K56:'2'.K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2.26cm" svg:height="8.982cm" svg:x="27.238cm" svg:y="5.367cm">
            <draw:object draw:notify-on-update-of-ranges="'2'.M2:'2'.M9 '2'.N1:'2'.N1 '2'.N2:'2'.N9 '2'.O1:'2'.O1 '2'.O2:'2'.O9 '2'.P1:'2'.P1 '2'.P2:'2'.P9 '2'.Q1:'2'.Q1 '2'.Q2:'2'.Q9 '2'.R1:'2'.R1 '2'.R2:'2'.R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22.289cm" svg:height="8.982cm" svg:x="27.209cm" svg:y="14.998cm">
            <draw:object draw:notify-on-update-of-ranges="'2'.M2:'2'.M9 '2'.S1:'2'.S1 '2'.S2:'2'.S9 '2'.T1:'2'.T1 '2'.T2:'2'.T9 '2'.U1:'2'.U1 '2'.U2:'2'.U9 '2'.V1:'2'.V1 '2'.V2:'2'.V9 '2'.W1:'2'.W1 '2'.W2:'2'.W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 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OR</text:p>
          </table:table-cell>
          <table:table-cell table:style-name="ce24" office:value-type="string" calcext:value-type="string">
            <text:p>Media - V C1 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6" office:value-type="string" calcext:value-type="string">
            <text:p>Media -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.7234716780562" calcext:value-type="float">
            <text:p>49,7234716780562</text:p>
          </table:table-cell>
          <table:table-cell office:value-type="float" office:value="49.8372898917518" calcext:value-type="float">
            <text:p>49,8372898917518</text:p>
          </table:table-cell>
          <table:table-cell office:value-type="float" office:value="48.7331338174274" calcext:value-type="float">
            <text:p>48,7331338174274</text:p>
          </table:table-cell>
          <table:table-cell office:value-type="float" office:value="49.5082426426426" calcext:value-type="float">
            <text:p>49,5082426426426</text:p>
          </table:table-cell>
          <table:table-cell office:value-type="float" office:value="49.291483721284" calcext:value-type="float">
            <text:p>49,291483721284</text:p>
          </table:table-cell>
          <table:table-cell office:value-type="float" office:value="59.5523411387197" calcext:value-type="float">
            <text:p>59,5523411387197</text:p>
          </table:table-cell>
          <table:table-cell office:value-type="float" office:value="58.2548168167702" calcext:value-type="float">
            <text:p>58,2548168167702</text:p>
          </table:table-cell>
          <table:table-cell office:value-type="float" office:value="57.9713525287704" calcext:value-type="float">
            <text:p>57,9713525287704</text:p>
          </table:table-cell>
          <table:table-cell office:value-type="float" office:value="57.1954390203172" calcext:value-type="float">
            <text:p>57,1954390203172</text:p>
          </table:table-cell>
          <table:table-cell office:value-type="float" office:value="58.3691944791324" calcext:value-type="float">
            <text:p>58,3691944791324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9" office:value-type="float" office:value="166.6" calcext:value-type="float">
            <text:p>166,6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1.1" calcext:value-type="float">
            <text:p>171,1</text:p>
          </table:table-cell>
          <table:table-cell table:style-name="ce13" office:value-type="float" office:value="168.4" calcext:value-type="float">
            <text:p>168,4</text:p>
          </table:table-cell>
          <table:table-cell table:style-name="ce13" office:value-type="float" office:value="166.2" calcext:value-type="float">
            <text:p>166,2</text:p>
          </table:table-cell>
          <table:table-cell table:style-name="ce13" office:value-type="float" office:value="159.2" calcext:value-type="float">
            <text:p>159,2</text:p>
          </table:table-cell>
          <table:table-cell table:style-name="ce13" office:value-type="float" office:value="168.5" calcext:value-type="float">
            <text:p>168,5</text:p>
          </table:table-cell>
          <table:table-cell table:style-name="ce13" office:value-type="float" office:value="172.6" calcext:value-type="float">
            <text:p>172,6</text:p>
          </table:table-cell>
          <table:table-cell table:style-name="ce13" office:value-type="float" office:value="187.2" calcext:value-type="float">
            <text:p>187,2</text:p>
          </table:table-cell>
          <table:table-cell table:style-name="ce28" office:value-type="float" office:value="159.4" calcext:value-type="float">
            <text:p>15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.9092152248594" calcext:value-type="float">
            <text:p>51,9092152248594</text:p>
          </table:table-cell>
          <table:table-cell office:value-type="float" office:value="51.9875347522137" calcext:value-type="float">
            <text:p>51,9875347522137</text:p>
          </table:table-cell>
          <table:table-cell office:value-type="float" office:value="51.2814447091159" calcext:value-type="float">
            <text:p>51,2814447091159</text:p>
          </table:table-cell>
          <table:table-cell office:value-type="float" office:value="51.8264414588529" calcext:value-type="float">
            <text:p>51,8264414588529</text:p>
          </table:table-cell>
          <table:table-cell office:value-type="float" office:value="52.3434216551507" calcext:value-type="float">
            <text:p>52,3434216551507</text:p>
          </table:table-cell>
          <table:table-cell office:value-type="float" office:value="61.9043536741213" calcext:value-type="float">
            <text:p>61,9043536741213</text:p>
          </table:table-cell>
          <table:table-cell office:value-type="float" office:value="67.6526455310366" calcext:value-type="float">
            <text:p>67,6526455310366</text:p>
          </table:table-cell>
          <table:table-cell office:value-type="float" office:value="63.5741931151241" calcext:value-type="float">
            <text:p>63,5741931151241</text:p>
          </table:table-cell>
          <table:table-cell office:value-type="float" office:value="60.5005787954829" calcext:value-type="float">
            <text:p>60,5005787954829</text:p>
          </table:table-cell>
          <table:table-cell office:value-type="float" office:value="62.9987873548387" calcext:value-type="float">
            <text:p>62,9987873548387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9" office:value-type="float" office:value="129.8" calcext:value-type="float">
            <text:p>129,8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33.3" calcext:value-type="float">
            <text:p>133,3</text:p>
          </table:table-cell>
          <table:table-cell table:style-name="ce13" office:value-type="float" office:value="130.6" calcext:value-type="float">
            <text:p>130,6</text:p>
          </table:table-cell>
          <table:table-cell table:style-name="ce13" office:value-type="float" office:value="129.8" calcext:value-type="float">
            <text:p>129,8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5.8" calcext:value-type="float">
            <text:p>135,8</text:p>
          </table:table-cell>
          <table:table-cell table:style-name="ce13" office:value-type="float" office:value="133.2" calcext:value-type="float">
            <text:p>133,2</text:p>
          </table:table-cell>
          <table:table-cell table:style-name="ce13" office:value-type="float" office:value="135.2" calcext:value-type="float">
            <text:p>135,2</text:p>
          </table:table-cell>
          <table:table-cell table:style-name="ce28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.8094957674722" calcext:value-type="float">
            <text:p>52,8094957674722</text:p>
          </table:table-cell>
          <table:table-cell office:value-type="float" office:value="51.2085545902489" calcext:value-type="float">
            <text:p>51,2085545902489</text:p>
          </table:table-cell>
          <table:table-cell office:value-type="float" office:value="51.9257439358063" calcext:value-type="float">
            <text:p>51,9257439358063</text:p>
          </table:table-cell>
          <table:table-cell office:value-type="float" office:value="50.9500201435161" calcext:value-type="float">
            <text:p>50,9500201435161</text:p>
          </table:table-cell>
          <table:table-cell office:value-type="float" office:value="51.455205156893" calcext:value-type="float">
            <text:p>51,455205156893</text:p>
          </table:table-cell>
          <table:table-cell office:value-type="float" office:value="55.2171523631417" calcext:value-type="float">
            <text:p>55,2171523631417</text:p>
          </table:table-cell>
          <table:table-cell office:value-type="float" office:value="61.9529049614243" calcext:value-type="float">
            <text:p>61,9529049614243</text:p>
          </table:table-cell>
          <table:table-cell office:value-type="float" office:value="63.7573344945355" calcext:value-type="float">
            <text:p>63,7573344945355</text:p>
          </table:table-cell>
          <table:table-cell office:value-type="float" office:value="55.8720849446648" calcext:value-type="float">
            <text:p>55,8720849446648</text:p>
          </table:table-cell>
          <table:table-cell office:value-type="float" office:value="55.1482932703946" calcext:value-type="float">
            <text:p>55,1482932703946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9" office:value-type="float" office:value="129.4" calcext:value-type="float">
            <text:p>129,4</text:p>
          </table:table-cell>
          <table:table-cell table:style-name="ce13" office:value-type="float" office:value="131.7" calcext:value-type="float">
            <text:p>131,7</text:p>
          </table:table-cell>
          <table:table-cell table:style-name="ce13" office:value-type="float" office:value="129.6" calcext:value-type="float">
            <text:p>129,6</text:p>
          </table:table-cell>
          <table:table-cell table:style-name="ce13" office:value-type="float" office:value="133.2" calcext:value-type="float">
            <text:p>133,2</text:p>
          </table:table-cell>
          <table:table-cell table:style-name="ce13" office:value-type="float" office:value="133.1" calcext:value-type="float">
            <text:p>133,1</text:p>
          </table:table-cell>
          <table:table-cell table:style-name="ce13" office:value-type="float" office:value="152.7" calcext:value-type="float">
            <text:p>152,7</text:p>
          </table:table-cell>
          <table:table-cell table:style-name="ce13" office:value-type="float" office:value="146.9" calcext:value-type="float">
            <text:p>146,9</text:p>
          </table:table-cell>
          <table:table-cell table:style-name="ce13" office:value-type="float" office:value="152.2" calcext:value-type="float">
            <text:p>152,2</text:p>
          </table:table-cell>
          <table:table-cell table:style-name="ce13" office:value-type="float" office:value="165.6" calcext:value-type="float">
            <text:p>165,6</text:p>
          </table:table-cell>
          <table:table-cell table:style-name="ce28"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.7365991259274" calcext:value-type="float">
            <text:p>52,7365991259274</text:p>
          </table:table-cell>
          <table:table-cell office:value-type="float" office:value="53.0598927946908" calcext:value-type="float">
            <text:p>53,0598927946908</text:p>
          </table:table-cell>
          <table:table-cell office:value-type="float" office:value="52.5200990108288" calcext:value-type="float">
            <text:p>52,5200990108288</text:p>
          </table:table-cell>
          <table:table-cell office:value-type="float" office:value="51.8591296951219" calcext:value-type="float">
            <text:p>51,8591296951219</text:p>
          </table:table-cell>
          <table:table-cell office:value-type="float" office:value="52.9943643572534" calcext:value-type="float">
            <text:p>52,9943643572534</text:p>
          </table:table-cell>
          <table:table-cell office:value-type="float" office:value="57.0929153895754" calcext:value-type="float">
            <text:p>57,0929153895754</text:p>
          </table:table-cell>
          <table:table-cell office:value-type="float" office:value="62.3485669251867" calcext:value-type="float">
            <text:p>62,3485669251867</text:p>
          </table:table-cell>
          <table:table-cell office:value-type="float" office:value="66.1846494608625" calcext:value-type="float">
            <text:p>66,1846494608625</text:p>
          </table:table-cell>
          <table:table-cell office:value-type="float" office:value="65.3043017686804" calcext:value-type="float">
            <text:p>65,3043017686804</text:p>
          </table:table-cell>
          <table:table-cell office:value-type="float" office:value="67.7460676440643" calcext:value-type="float">
            <text:p>67,7460676440643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9" office:value-type="float" office:value="142.6" calcext:value-type="float">
            <text:p>142,6</text:p>
          </table:table-cell>
          <table:table-cell table:style-name="ce13" office:value-type="float" office:value="139.4" calcext:value-type="float">
            <text:p>139,4</text:p>
          </table:table-cell>
          <table:table-cell table:style-name="ce13" office:value-type="float" office:value="140.2" calcext:value-type="float">
            <text:p>140,2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42.1" calcext:value-type="float">
            <text:p>142,1</text:p>
          </table:table-cell>
          <table:table-cell table:style-name="ce13" office:value-type="float" office:value="138.3" calcext:value-type="float">
            <text:p>138,3</text:p>
          </table:table-cell>
          <table:table-cell table:style-name="ce13" office:value-type="float" office:value="157.9" calcext:value-type="float">
            <text:p>157,9</text:p>
          </table:table-cell>
          <table:table-cell table:style-name="ce13" office:value-type="float" office:value="149.7" calcext:value-type="float">
            <text:p>149,7</text:p>
          </table:table-cell>
          <table:table-cell table:style-name="ce13" office:value-type="float" office:value="151.4" calcext:value-type="float">
            <text:p>151,4</text:p>
          </table:table-cell>
          <table:table-cell table:style-name="ce28" office:value-type="float" office:value="149.2" calcext:value-type="float">
            <text:p>149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1.3064136739293" calcext:value-type="float">
            <text:p>51,3064136739293</text:p>
          </table:table-cell>
          <table:table-cell office:value-type="float" office:value="51.3667037778193" calcext:value-type="float">
            <text:p>51,3667037778193</text:p>
          </table:table-cell>
          <table:table-cell office:value-type="float" office:value="53.9837850013861" calcext:value-type="float">
            <text:p>53,9837850013861</text:p>
          </table:table-cell>
          <table:table-cell office:value-type="float" office:value="54.1447478378866" calcext:value-type="float">
            <text:p>54,1447478378866</text:p>
          </table:table-cell>
          <table:table-cell office:value-type="float" office:value="52.9254282979112" calcext:value-type="float">
            <text:p>52,9254282979112</text:p>
          </table:table-cell>
          <table:table-cell office:value-type="float" office:value="54.3301918003387" calcext:value-type="float">
            <text:p>54,3301918003387</text:p>
          </table:table-cell>
          <table:table-cell office:value-type="float" office:value="69.5153259888114" calcext:value-type="float">
            <text:p>69,5153259888114</text:p>
          </table:table-cell>
          <table:table-cell office:value-type="float" office:value="76.2763238164735" calcext:value-type="float">
            <text:p>76,2763238164735</text:p>
          </table:table-cell>
          <table:table-cell office:value-type="float" office:value="64.3793035073891" calcext:value-type="float">
            <text:p>64,3793035073891</text:p>
          </table:table-cell>
          <table:table-cell office:value-type="float" office:value="63.1523745610612" calcext:value-type="float">
            <text:p>63,1523745610612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9" office:value-type="float" office:value="135" calcext:value-type="float">
            <text:p>135</text:p>
          </table:table-cell>
          <table:table-cell table:style-name="ce13" office:value-type="float" office:value="137.2" calcext:value-type="float">
            <text:p>137,2</text:p>
          </table:table-cell>
          <table:table-cell table:style-name="ce13" office:value-type="float" office:value="138.6" calcext:value-type="float">
            <text:p>138,6</text:p>
          </table:table-cell>
          <table:table-cell table:style-name="ce13" office:value-type="float" office:value="142.2" calcext:value-type="float">
            <text:p>142,2</text:p>
          </table:table-cell>
          <table:table-cell table:style-name="ce13" office:value-type="float" office:value="140.6" calcext:value-type="float">
            <text:p>140,6</text:p>
          </table:table-cell>
          <table:table-cell table:style-name="ce13" office:value-type="float" office:value="131.6" calcext:value-type="float">
            <text:p>131,6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45.3" calcext:value-type="float">
            <text:p>145,3</text:p>
          </table:table-cell>
          <table:table-cell table:style-name="ce13" office:value-type="float" office:value="134.4" calcext:value-type="float">
            <text:p>134,4</text:p>
          </table:table-cell>
          <table:table-cell table:style-name="ce28" office:value-type="float" office:value="135.6" calcext:value-type="float">
            <text:p>135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.9663825403392" calcext:value-type="float">
            <text:p>51,9663825403392</text:p>
          </table:table-cell>
          <table:table-cell office:value-type="float" office:value="54.3884822753036" calcext:value-type="float">
            <text:p>54,3884822753036</text:p>
          </table:table-cell>
          <table:table-cell office:value-type="float" office:value="54.9976278020731" calcext:value-type="float">
            <text:p>54,9976278020731</text:p>
          </table:table-cell>
          <table:table-cell office:value-type="float" office:value="52.9867341744548" calcext:value-type="float">
            <text:p>52,9867341744548</text:p>
          </table:table-cell>
          <table:table-cell office:value-type="float" office:value="52.5149483048729" calcext:value-type="float">
            <text:p>52,5149483048729</text:p>
          </table:table-cell>
          <table:table-cell office:value-type="float" office:value="55.6201069726545" calcext:value-type="float">
            <text:p>55,6201069726545</text:p>
          </table:table-cell>
          <table:table-cell office:value-type="float" office:value="70.1631763692306" calcext:value-type="float">
            <text:p>70,1631763692306</text:p>
          </table:table-cell>
          <table:table-cell office:value-type="float" office:value="72.8241497608838" calcext:value-type="float">
            <text:p>72,8241497608838</text:p>
          </table:table-cell>
          <table:table-cell office:value-type="float" office:value="63.8294049183146" calcext:value-type="float">
            <text:p>63,8294049183146</text:p>
          </table:table-cell>
          <table:table-cell office:value-type="float" office:value="65.2774657359957" calcext:value-type="float">
            <text:p>65,2774657359957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9" office:value-type="float" office:value="136.6" calcext:value-type="float">
            <text:p>136,6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41.7" calcext:value-type="float">
            <text:p>141,7</text:p>
          </table:table-cell>
          <table:table-cell table:style-name="ce13" office:value-type="float" office:value="147.2" calcext:value-type="float">
            <text:p>147,2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2.7" calcext:value-type="float">
            <text:p>132,7</text:p>
          </table:table-cell>
          <table:table-cell table:style-name="ce13" office:value-type="float" office:value="135.8" calcext:value-type="float">
            <text:p>135,8</text:p>
          </table:table-cell>
          <table:table-cell table:style-name="ce13" office:value-type="float" office:value="143.4" calcext:value-type="float">
            <text:p>143,4</text:p>
          </table:table-cell>
          <table:table-cell table:style-name="ce13" office:value-type="float" office:value="136.8" calcext:value-type="float">
            <text:p>136,8</text:p>
          </table:table-cell>
          <table:table-cell table:style-name="ce28" office:value-type="float" office:value="133.6" calcext:value-type="float">
            <text:p>133,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.4087149029659" calcext:value-type="float">
            <text:p>51,4087149029659</text:p>
          </table:table-cell>
          <table:table-cell office:value-type="float" office:value="56.8214409264959" calcext:value-type="float">
            <text:p>56,8214409264959</text:p>
          </table:table-cell>
          <table:table-cell office:value-type="float" office:value="60.535782881629" calcext:value-type="float">
            <text:p>60,535782881629</text:p>
          </table:table-cell>
          <table:table-cell office:value-type="float" office:value="54.729482181168" calcext:value-type="float">
            <text:p>54,729482181168</text:p>
          </table:table-cell>
          <table:table-cell office:value-type="float" office:value="55.941863113974" calcext:value-type="float">
            <text:p>55,941863113974</text:p>
          </table:table-cell>
          <table:table-cell office:value-type="float" office:value="66.7975381185822" calcext:value-type="float">
            <text:p>66,7975381185822</text:p>
          </table:table-cell>
          <table:table-cell office:value-type="float" office:value="57.8073891429485" calcext:value-type="float">
            <text:p>57,8073891429485</text:p>
          </table:table-cell>
          <table:table-cell office:value-type="float" office:value="62.9816304716765" calcext:value-type="float">
            <text:p>62,9816304716765</text:p>
          </table:table-cell>
          <table:table-cell office:value-type="float" office:value="71.9996869233965" calcext:value-type="float">
            <text:p>71,9996869233965</text:p>
          </table:table-cell>
          <table:table-cell office:value-type="float" office:value="70.0237527152955" calcext:value-type="float">
            <text:p>70,0237527152955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9" office:value-type="float" office:value="138.7" calcext:value-type="float">
            <text:p>138,7</text:p>
          </table:table-cell>
          <table:table-cell table:style-name="ce13" office:value-type="float" office:value="137.9" calcext:value-type="float">
            <text:p>137,9</text:p>
          </table:table-cell>
          <table:table-cell table:style-name="ce13" office:value-type="float" office:value="141.1" calcext:value-type="float">
            <text:p>141,1</text:p>
          </table:table-cell>
          <table:table-cell table:style-name="ce13" office:value-type="float" office:value="138.4" calcext:value-type="float">
            <text:p>138,4</text:p>
          </table:table-cell>
          <table:table-cell table:style-name="ce13" office:value-type="float" office:value="140.8" calcext:value-type="float">
            <text:p>140,8</text:p>
          </table:table-cell>
          <table:table-cell table:style-name="ce13" office:value-type="float" office:value="164.1" calcext:value-type="float">
            <text:p>164,1</text:p>
          </table:table-cell>
          <table:table-cell table:style-name="ce13" office:value-type="float" office:value="141.2" calcext:value-type="float">
            <text:p>141,2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61.6" calcext:value-type="float">
            <text:p>161,6</text:p>
          </table:table-cell>
          <table:table-cell table:style-name="ce28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1.8669348208038" calcext:value-type="float">
            <text:p>51,8669348208038</text:p>
          </table:table-cell>
          <table:table-cell office:value-type="float" office:value="57.9622523729491" calcext:value-type="float">
            <text:p>57,9622523729491</text:p>
          </table:table-cell>
          <table:table-cell office:value-type="float" office:value="56.9044447816912" calcext:value-type="float">
            <text:p>56,9044447816912</text:p>
          </table:table-cell>
          <table:table-cell office:value-type="float" office:value="56.6484763116336" calcext:value-type="float">
            <text:p>56,6484763116336</text:p>
          </table:table-cell>
          <table:table-cell office:value-type="float" office:value="55.3431789486279" calcext:value-type="float">
            <text:p>55,3431789486279</text:p>
          </table:table-cell>
          <table:table-cell office:value-type="float" office:value="58.725321661812" calcext:value-type="float">
            <text:p>58,725321661812</text:p>
          </table:table-cell>
          <table:table-cell office:value-type="float" office:value="61.9869435408299" calcext:value-type="float">
            <text:p>61,9869435408299</text:p>
          </table:table-cell>
          <table:table-cell office:value-type="float" office:value="61.0151547568208" calcext:value-type="float">
            <text:p>61,0151547568208</text:p>
          </table:table-cell>
          <table:table-cell office:value-type="float" office:value="62.829793290441" calcext:value-type="float">
            <text:p>62,829793290441</text:p>
          </table:table-cell>
          <table:table-cell office:value-type="float" office:value="66.716108895818" calcext:value-type="float">
            <text:p>66,716108895818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3" office:value-type="float" office:value="131.9" calcext:value-type="float">
            <text:p>131,9</text:p>
          </table:table-cell>
          <table:table-cell table:style-name="ce25" office:value-type="float" office:value="131.7" calcext:value-type="float">
            <text:p>131,7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36.6" calcext:value-type="float">
            <text:p>136,6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41" calcext:value-type="float">
            <text:p>141</text:p>
          </table:table-cell>
          <table:table-cell table:style-name="ce29" office:value-type="float" office:value="141.4" calcext:value-type="float">
            <text:p>141,4</text:p>
          </table:table-cell>
        </table:table-row>
        <table:table-row table:style-name="ro2" table:number-rows-repeated="45">
          <table:table-cell table:number-columns-repeated="23"/>
        </table:table-row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 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]/[.$A2]" office:value-type="float" office:value="12.4308679195141" calcext:value-type="float">
            <text:p>12,4308679195141</text:p>
          </table:table-cell>
          <table:table-cell table:formula="of:=[.C2]/[.$A2]" office:value-type="float" office:value="12.459322472938" calcext:value-type="float">
            <text:p>12,459322472938</text:p>
          </table:table-cell>
          <table:table-cell table:formula="of:=[.D2]/[.$A2]" office:value-type="float" office:value="12.1832834543569" calcext:value-type="float">
            <text:p>12,1832834543569</text:p>
          </table:table-cell>
          <table:table-cell table:formula="of:=[.E2]/[.$A2]" office:value-type="float" office:value="12.3770606606607" calcext:value-type="float">
            <text:p>12,3770606606607</text:p>
          </table:table-cell>
          <table:table-cell table:formula="of:=[.F2]/[.$A2]" office:value-type="float" office:value="12.322870930321" calcext:value-type="float">
            <text:p>12,322870930321</text:p>
          </table:table-cell>
          <table:table-cell table:formula="of:=[.G2]/[.$A2]" office:value-type="float" office:value="14.8880852846799" calcext:value-type="float">
            <text:p>14,8880852846799</text:p>
          </table:table-cell>
          <table:table-cell table:formula="of:=[.H2]/[.$A2]" office:value-type="float" office:value="14.5637042041926" calcext:value-type="float">
            <text:p>14,5637042041926</text:p>
          </table:table-cell>
          <table:table-cell table:formula="of:=[.I2]/[.$A2]" office:value-type="float" office:value="14.4928381321926" calcext:value-type="float">
            <text:p>14,4928381321926</text:p>
          </table:table-cell>
          <table:table-cell table:formula="of:=[.J2]/[.$A2]" office:value-type="float" office:value="14.2988597550793" calcext:value-type="float">
            <text:p>14,2988597550793</text:p>
          </table:table-cell>
          <table:table-cell table:formula="of:=[.K2]/[.$A2]" office:value-type="float" office:value="14.5922986197831" calcext:value-type="float">
            <text:p>14,5922986197831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]/[.$A3]" office:value-type="float" office:value="10.3818430449719" calcext:value-type="float">
            <text:p>10,3818430449719</text:p>
          </table:table-cell>
          <table:table-cell table:formula="of:=[.C3]/[.$A3]" office:value-type="float" office:value="10.3975069504427" calcext:value-type="float">
            <text:p>10,3975069504427</text:p>
          </table:table-cell>
          <table:table-cell table:formula="of:=[.D3]/[.$A3]" office:value-type="float" office:value="10.2562889418232" calcext:value-type="float">
            <text:p>10,2562889418232</text:p>
          </table:table-cell>
          <table:table-cell table:formula="of:=[.E3]/[.$A3]" office:value-type="float" office:value="10.3652882917706" calcext:value-type="float">
            <text:p>10,3652882917706</text:p>
          </table:table-cell>
          <table:table-cell table:formula="of:=[.F3]/[.$A3]" office:value-type="float" office:value="10.4686843310301" calcext:value-type="float">
            <text:p>10,4686843310301</text:p>
          </table:table-cell>
          <table:table-cell table:formula="of:=[.G3]/[.$A3]" office:value-type="float" office:value="12.3808707348243" calcext:value-type="float">
            <text:p>12,3808707348243</text:p>
          </table:table-cell>
          <table:table-cell table:formula="of:=[.H3]/[.$A3]" office:value-type="float" office:value="13.5305291062073" calcext:value-type="float">
            <text:p>13,5305291062073</text:p>
          </table:table-cell>
          <table:table-cell table:formula="of:=[.I3]/[.$A3]" office:value-type="float" office:value="12.7148386230248" calcext:value-type="float">
            <text:p>12,7148386230248</text:p>
          </table:table-cell>
          <table:table-cell table:formula="of:=[.J3]/[.$A3]" office:value-type="float" office:value="12.1001157590966" calcext:value-type="float">
            <text:p>12,1001157590966</text:p>
          </table:table-cell>
          <table:table-cell table:formula="of:=[.K3]/[.$A3]" office:value-type="float" office:value="12.5997574709677" calcext:value-type="float">
            <text:p>12,5997574709677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4]/[.$A4]" office:value-type="float" office:value="8.80158262791203" calcext:value-type="float">
            <text:p>8,80158262791203</text:p>
          </table:table-cell>
          <table:table-cell table:formula="of:=[.C4]/[.$A4]" office:value-type="float" office:value="8.53475909837482" calcext:value-type="float">
            <text:p>8,53475909837482</text:p>
          </table:table-cell>
          <table:table-cell table:formula="of:=[.D4]/[.$A4]" office:value-type="float" office:value="8.65429065596772" calcext:value-type="float">
            <text:p>8,65429065596772</text:p>
          </table:table-cell>
          <table:table-cell table:formula="of:=[.E4]/[.$A4]" office:value-type="float" office:value="8.49167002391935" calcext:value-type="float">
            <text:p>8,49167002391935</text:p>
          </table:table-cell>
          <table:table-cell table:formula="of:=[.F4]/[.$A4]" office:value-type="float" office:value="8.57586752614883" calcext:value-type="float">
            <text:p>8,57586752614883</text:p>
          </table:table-cell>
          <table:table-cell table:formula="of:=[.G4]/[.$A4]" office:value-type="float" office:value="9.20285872719028" calcext:value-type="float">
            <text:p>9,20285872719028</text:p>
          </table:table-cell>
          <table:table-cell table:formula="of:=[.H4]/[.$A4]" office:value-type="float" office:value="10.3254841602374" calcext:value-type="float">
            <text:p>10,3254841602374</text:p>
          </table:table-cell>
          <table:table-cell table:formula="of:=[.I4]/[.$A4]" office:value-type="float" office:value="10.6262224157559" calcext:value-type="float">
            <text:p>10,6262224157559</text:p>
          </table:table-cell>
          <table:table-cell table:formula="of:=[.J4]/[.$A4]" office:value-type="float" office:value="9.31201415744413" calcext:value-type="float">
            <text:p>9,31201415744413</text:p>
          </table:table-cell>
          <table:table-cell table:formula="of:=[.K4]/[.$A4]" office:value-type="float" office:value="9.19138221173243" calcext:value-type="float">
            <text:p>9,19138221173243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5]/[.$A5]" office:value-type="float" office:value="7.53379987513249" calcext:value-type="float">
            <text:p>7,53379987513249</text:p>
          </table:table-cell>
          <table:table-cell table:formula="of:=[.C5]/[.$A5]" office:value-type="float" office:value="7.57998468495583" calcext:value-type="float">
            <text:p>7,57998468495583</text:p>
          </table:table-cell>
          <table:table-cell table:formula="of:=[.D5]/[.$A5]" office:value-type="float" office:value="7.50287128726126" calcext:value-type="float">
            <text:p>7,50287128726126</text:p>
          </table:table-cell>
          <table:table-cell table:formula="of:=[.E5]/[.$A5]" office:value-type="float" office:value="7.40844709930313" calcext:value-type="float">
            <text:p>7,40844709930313</text:p>
          </table:table-cell>
          <table:table-cell table:formula="of:=[.F5]/[.$A5]" office:value-type="float" office:value="7.57062347960763" calcext:value-type="float">
            <text:p>7,57062347960763</text:p>
          </table:table-cell>
          <table:table-cell table:formula="of:=[.G5]/[.$A5]" office:value-type="float" office:value="8.15613076993934" calcext:value-type="float">
            <text:p>8,15613076993934</text:p>
          </table:table-cell>
          <table:table-cell table:formula="of:=[.H5]/[.$A5]" office:value-type="float" office:value="8.90693813216953" calcext:value-type="float">
            <text:p>8,90693813216953</text:p>
          </table:table-cell>
          <table:table-cell table:formula="of:=[.I5]/[.$A5]" office:value-type="float" office:value="9.45494992298036" calcext:value-type="float">
            <text:p>9,45494992298036</text:p>
          </table:table-cell>
          <table:table-cell table:formula="of:=[.J5]/[.$A5]" office:value-type="float" office:value="9.32918596695434" calcext:value-type="float">
            <text:p>9,32918596695434</text:p>
          </table:table-cell>
          <table:table-cell table:formula="of:=[.K5]/[.$A5]" office:value-type="float" office:value="9.67800966343776" calcext:value-type="float">
            <text:p>9,67800966343776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6]/[.$A6]" office:value-type="float" office:value="6.41330170924116" calcext:value-type="float">
            <text:p>6,41330170924116</text:p>
          </table:table-cell>
          <table:table-cell table:formula="of:=[.C6]/[.$A6]" office:value-type="float" office:value="6.42083797222741" calcext:value-type="float">
            <text:p>6,42083797222741</text:p>
          </table:table-cell>
          <table:table-cell table:formula="of:=[.D6]/[.$A6]" office:value-type="float" office:value="6.74797312517326" calcext:value-type="float">
            <text:p>6,74797312517326</text:p>
          </table:table-cell>
          <table:table-cell table:formula="of:=[.E6]/[.$A6]" office:value-type="float" office:value="6.76809347973583" calcext:value-type="float">
            <text:p>6,76809347973583</text:p>
          </table:table-cell>
          <table:table-cell table:formula="of:=[.F6]/[.$A6]" office:value-type="float" office:value="6.6156785372389" calcext:value-type="float">
            <text:p>6,6156785372389</text:p>
          </table:table-cell>
          <table:table-cell table:formula="of:=[.G6]/[.$A6]" office:value-type="float" office:value="6.79127397504234" calcext:value-type="float">
            <text:p>6,79127397504234</text:p>
          </table:table-cell>
          <table:table-cell table:formula="of:=[.H6]/[.$A6]" office:value-type="float" office:value="8.68941574860143" calcext:value-type="float">
            <text:p>8,68941574860143</text:p>
          </table:table-cell>
          <table:table-cell table:formula="of:=[.I6]/[.$A6]" office:value-type="float" office:value="9.53454047705919" calcext:value-type="float">
            <text:p>9,53454047705919</text:p>
          </table:table-cell>
          <table:table-cell table:formula="of:=[.J6]/[.$A6]" office:value-type="float" office:value="8.04741293842364" calcext:value-type="float">
            <text:p>8,04741293842364</text:p>
          </table:table-cell>
          <table:table-cell table:formula="of:=[.K6]/[.$A6]" office:value-type="float" office:value="7.89404682013265" calcext:value-type="float">
            <text:p>7,89404682013265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7]/[.$A7]" office:value-type="float" office:value="5.77404250448213" calcext:value-type="float">
            <text:p>5,77404250448213</text:p>
          </table:table-cell>
          <table:table-cell table:formula="of:=[.C7]/[.$A7]" office:value-type="float" office:value="6.04316469725596" calcext:value-type="float">
            <text:p>6,04316469725596</text:p>
          </table:table-cell>
          <table:table-cell table:formula="of:=[.D7]/[.$A7]" office:value-type="float" office:value="6.11084753356368" calcext:value-type="float">
            <text:p>6,11084753356368</text:p>
          </table:table-cell>
          <table:table-cell table:formula="of:=[.E7]/[.$A7]" office:value-type="float" office:value="5.88741490827276" calcext:value-type="float">
            <text:p>5,88741490827276</text:p>
          </table:table-cell>
          <table:table-cell table:formula="of:=[.F7]/[.$A7]" office:value-type="float" office:value="5.83499425609699" calcext:value-type="float">
            <text:p>5,83499425609699</text:p>
          </table:table-cell>
          <table:table-cell table:formula="of:=[.G7]/[.$A7]" office:value-type="float" office:value="6.1800118858505" calcext:value-type="float">
            <text:p>6,1800118858505</text:p>
          </table:table-cell>
          <table:table-cell table:formula="of:=[.H7]/[.$A7]" office:value-type="float" office:value="7.79590848547007" calcext:value-type="float">
            <text:p>7,79590848547007</text:p>
          </table:table-cell>
          <table:table-cell table:formula="of:=[.I7]/[.$A7]" office:value-type="float" office:value="8.09157219565376" calcext:value-type="float">
            <text:p>8,09157219565376</text:p>
          </table:table-cell>
          <table:table-cell table:formula="of:=[.J7]/[.$A7]" office:value-type="float" office:value="7.09215610203496" calcext:value-type="float">
            <text:p>7,09215610203496</text:p>
          </table:table-cell>
          <table:table-cell table:formula="of:=[.K7]/[.$A7]" office:value-type="float" office:value="7.25305174844397" calcext:value-type="float">
            <text:p>7,25305174844397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8]/[.$A8]" office:value-type="float" office:value="5.14087149029659" calcext:value-type="float">
            <text:p>5,14087149029659</text:p>
          </table:table-cell>
          <table:table-cell table:formula="of:=[.C8]/[.$A8]" office:value-type="float" office:value="5.68214409264959" calcext:value-type="float">
            <text:p>5,68214409264959</text:p>
          </table:table-cell>
          <table:table-cell table:formula="of:=[.D8]/[.$A8]" office:value-type="float" office:value="6.0535782881629" calcext:value-type="float">
            <text:p>6,0535782881629</text:p>
          </table:table-cell>
          <table:table-cell table:formula="of:=[.E8]/[.$A8]" office:value-type="float" office:value="5.4729482181168" calcext:value-type="float">
            <text:p>5,4729482181168</text:p>
          </table:table-cell>
          <table:table-cell table:formula="of:=[.F8]/[.$A8]" office:value-type="float" office:value="5.5941863113974" calcext:value-type="float">
            <text:p>5,5941863113974</text:p>
          </table:table-cell>
          <table:table-cell table:formula="of:=[.G8]/[.$A8]" office:value-type="float" office:value="6.67975381185822" calcext:value-type="float">
            <text:p>6,67975381185822</text:p>
          </table:table-cell>
          <table:table-cell table:formula="of:=[.H8]/[.$A8]" office:value-type="float" office:value="5.78073891429485" calcext:value-type="float">
            <text:p>5,78073891429485</text:p>
          </table:table-cell>
          <table:table-cell table:formula="of:=[.I8]/[.$A8]" office:value-type="float" office:value="6.29816304716765" calcext:value-type="float">
            <text:p>6,29816304716765</text:p>
          </table:table-cell>
          <table:table-cell table:formula="of:=[.J8]/[.$A8]" office:value-type="float" office:value="7.19996869233965" calcext:value-type="float">
            <text:p>7,19996869233965</text:p>
          </table:table-cell>
          <table:table-cell table:formula="of:=[.K8]/[.$A8]" office:value-type="float" office:value="7.00237527152955" calcext:value-type="float">
            <text:p>7,00237527152955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]/[.$A9]" office:value-type="float" office:value="4.71517589280035" calcext:value-type="float">
            <text:p>4,71517589280035</text:p>
          </table:table-cell>
          <table:table-cell table:formula="of:=[.C9]/[.$A9]" office:value-type="float" office:value="5.2692956702681" calcext:value-type="float">
            <text:p>5,2692956702681</text:p>
          </table:table-cell>
          <table:table-cell table:formula="of:=[.D9]/[.$A9]" office:value-type="float" office:value="5.17313134379011" calcext:value-type="float">
            <text:p>5,17313134379011</text:p>
          </table:table-cell>
          <table:table-cell table:formula="of:=[.E9]/[.$A9]" office:value-type="float" office:value="5.14986148287578" calcext:value-type="float">
            <text:p>5,14986148287578</text:p>
          </table:table-cell>
          <table:table-cell table:formula="of:=[.F9]/[.$A9]" office:value-type="float" office:value="5.0311980862389" calcext:value-type="float">
            <text:p>5,0311980862389</text:p>
          </table:table-cell>
          <table:table-cell table:formula="of:=[.G9]/[.$A9]" office:value-type="float" office:value="5.33866560561927" calcext:value-type="float">
            <text:p>5,33866560561927</text:p>
          </table:table-cell>
          <table:table-cell table:formula="of:=[.H9]/[.$A9]" office:value-type="float" office:value="5.63517668552999" calcext:value-type="float">
            <text:p>5,63517668552999</text:p>
          </table:table-cell>
          <table:table-cell table:formula="of:=[.I9]/[.$A9]" office:value-type="float" office:value="5.54683225062007" calcext:value-type="float">
            <text:p>5,54683225062007</text:p>
          </table:table-cell>
          <table:table-cell table:formula="of:=[.J9]/[.$A9]" office:value-type="float" office:value="5.71179939004009" calcext:value-type="float">
            <text:p>5,71179939004009</text:p>
          </table:table-cell>
          <table:table-cell table:formula="of:=[.K9]/[.$A9]" office:value-type="float" office:value="6.06510080871073" calcext:value-type="float">
            <text:p>6,06510080871073</text:p>
          </table:table-cell>
          <table:table-cell table:number-columns-repeated="12"/>
        </table:table-row>
      </table:table>
      <table:table table:name="3" table:style-name="ta1">
        <table:shapes>
          <draw:frame draw:z-index="0" draw:style-name="gr1" draw:text-style-name="P1" svg:width="24.578cm" svg:height="9.001cm" svg:x="0cm" svg:y="5.454cm">
            <draw:object draw:notify-on-update-of-ranges="'3'.A55:'3'.A55 '3'.A56:'3'.A63 '3'.B55:'3'.B55 '3'.B56:'3'.B63 '3'.C55:'3'.C55 '3'.C56:'3'.C63 '3'.D55:'3'.D55 '3'.D56:'3'.D63 '3'.E55:'3'.E55 '3'.E56:'3'.E63 '3'.F55:'3'.F55 '3'.F56:'3'.F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3'.A56:'3'.A63 '3'.G55:'3'.G55 '3'.G56:'3'.G63 '3'.H55:'3'.H55 '3'.H56:'3'.H63 '3'.I55:'3'.I55 '3'.I56:'3'.I63 '3'.J55:'3'.J55 '3'.J56:'3'.J63 '3'.K55:'3'.K55 '3'.K56:'3'.K6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4.604cm" svg:height="8.981cm" svg:x="27.151cm" svg:y="5.508cm">
            <draw:object draw:notify-on-update-of-ranges="'3'.M2:'3'.M9 '3'.N1:'3'.N1 '3'.N2:'3'.N9 '3'.O1:'3'.O1 '3'.O2:'3'.O9 '3'.P1:'3'.P1 '3'.P2:'3'.P9 '3'.Q1:'3'.Q1 '3'.Q2:'3'.Q9 '3'.R1:'3'.R1 '3'.R2:'3'.R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24.575cm" svg:height="8.982cm" svg:x="27.18cm" svg:y="15.082cm">
            <draw:object draw:notify-on-update-of-ranges="'3'.M2:'3'.M9 '3'.S1:'3'.S1 '3'.S2:'3'.S9 '3'.T1:'3'.T1 '3'.T2:'3'.T9 '3'.U1:'3'.U1 '3'.U2:'3'.U9 '3'.V1:'3'.V1 '3'.V2:'3'.V9 '3'.W1:'3'.W1 '3'.W2:'3'.W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.2073095467446" calcext:value-type="float">
            <text:p>42,2073095467446</text:p>
          </table:table-cell>
          <table:table-cell office:value-type="float" office:value="45.076104301798" calcext:value-type="float">
            <text:p>45,076104301798</text:p>
          </table:table-cell>
          <table:table-cell office:value-type="float" office:value="44.6363058627025" calcext:value-type="float">
            <text:p>44,6363058627025</text:p>
          </table:table-cell>
          <table:table-cell office:value-type="float" office:value="44.0266516141001" calcext:value-type="float">
            <text:p>44,0266516141001</text:p>
          </table:table-cell>
          <table:table-cell office:value-type="float" office:value="44.7208248923187" calcext:value-type="float">
            <text:p>44,7208248923187</text:p>
          </table:table-cell>
          <table:table-cell office:value-type="float" office:value="49.0453782057417" calcext:value-type="float">
            <text:p>49,0453782057417</text:p>
          </table:table-cell>
          <table:table-cell office:value-type="float" office:value="49.7252453646192" calcext:value-type="float">
            <text:p>49,7252453646192</text:p>
          </table:table-cell>
          <table:table-cell office:value-type="float" office:value="47.1284931289641" calcext:value-type="float">
            <text:p>47,1284931289641</text:p>
          </table:table-cell>
          <table:table-cell office:value-type="float" office:value="46.8431710021322" calcext:value-type="float">
            <text:p>46,8431710021322</text:p>
          </table:table-cell>
          <table:table-cell office:value-type="float" office:value="47.4516033853007" calcext:value-type="float">
            <text:p>47,4516033853007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9" office:value-type="float" office:value="152" calcext:value-type="float">
            <text:p>152</text:p>
          </table:table-cell>
          <table:table-cell table:style-name="ce13" office:value-type="float" office:value="151.4" calcext:value-type="float">
            <text:p>151,4</text:p>
          </table:table-cell>
          <table:table-cell table:style-name="ce13" office:value-type="float" office:value="153.3" calcext:value-type="float">
            <text:p>153,3</text:p>
          </table:table-cell>
          <table:table-cell table:style-name="ce13" office:value-type="float" office:value="138.2" calcext:value-type="float">
            <text:p>138,2</text:p>
          </table:table-cell>
          <table:table-cell table:style-name="ce13" office:value-type="float" office:value="142.1" calcext:value-type="float">
            <text:p>142,1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11.3" calcext:value-type="float">
            <text:p>111,3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20" calcext:value-type="float">
            <text:p>120</text:p>
          </table:table-cell>
          <table:table-cell table:style-name="ce28"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.1788232591788" calcext:value-type="float">
            <text:p>48,1788232591788</text:p>
          </table:table-cell>
          <table:table-cell office:value-type="float" office:value="52.2128425327852" calcext:value-type="float">
            <text:p>52,2128425327852</text:p>
          </table:table-cell>
          <table:table-cell office:value-type="float" office:value="51.6685579174006" calcext:value-type="float">
            <text:p>51,6685579174006</text:p>
          </table:table-cell>
          <table:table-cell office:value-type="float" office:value="52.1249462315462" calcext:value-type="float">
            <text:p>52,1249462315462</text:p>
          </table:table-cell>
          <table:table-cell office:value-type="float" office:value="49.777674746917" calcext:value-type="float">
            <text:p>49,777674746917</text:p>
          </table:table-cell>
          <table:table-cell office:value-type="float" office:value="49.5517989921202" calcext:value-type="float">
            <text:p>49,5517989921202</text:p>
          </table:table-cell>
          <table:table-cell office:value-type="float" office:value="50.1227295126705" calcext:value-type="float">
            <text:p>50,1227295126705</text:p>
          </table:table-cell>
          <table:table-cell office:value-type="float" office:value="50.2894011333451" calcext:value-type="float">
            <text:p>50,2894011333451</text:p>
          </table:table-cell>
          <table:table-cell office:value-type="float" office:value="52.5731748266013" calcext:value-type="float">
            <text:p>52,5731748266013</text:p>
          </table:table-cell>
          <table:table-cell office:value-type="float" office:value="51.7868748731955" calcext:value-type="float">
            <text:p>51,7868748731955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9" office:value-type="float" office:value="112.6" calcext:value-type="float">
            <text:p>112,6</text:p>
          </table:table-cell>
          <table:table-cell table:number-columns-repeated="2" table:style-name="ce13" office:value-type="float" office:value="104.1" calcext:value-type="float">
            <text:p>104,1</text:p>
          </table:table-cell>
          <table:table-cell table:style-name="ce13" office:value-type="float" office:value="104.8" calcext:value-type="float">
            <text:p>104,8</text:p>
          </table:table-cell>
          <table:table-cell table:style-name="ce13" office:value-type="float" office:value="110.9" calcext:value-type="float">
            <text:p>110,9</text:p>
          </table:table-cell>
          <table:table-cell table:style-name="ce13" office:value-type="float" office:value="111.4" calcext:value-type="float">
            <text:p>111,4</text:p>
          </table:table-cell>
          <table:table-cell table:style-name="ce13" office:value-type="float" office:value="105.6" calcext:value-type="float">
            <text:p>105,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01.4" calcext:value-type="float">
            <text:p>101,4</text:p>
          </table:table-cell>
          <table:table-cell table:style-name="ce28" office:value-type="float" office:value="105.6" calcext:value-type="float">
            <text:p>10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.6006868906637" calcext:value-type="float">
            <text:p>52,6006868906637</text:p>
          </table:table-cell>
          <table:table-cell office:value-type="float" office:value="55.577880038626" calcext:value-type="float">
            <text:p>55,577880038626</text:p>
          </table:table-cell>
          <table:table-cell office:value-type="float" office:value="56.5253407294833" calcext:value-type="float">
            <text:p>56,5253407294833</text:p>
          </table:table-cell>
          <table:table-cell office:value-type="float" office:value="56.4577727493261" calcext:value-type="float">
            <text:p>56,4577727493261</text:p>
          </table:table-cell>
          <table:table-cell office:value-type="float" office:value="53.4315154974846" calcext:value-type="float">
            <text:p>53,4315154974846</text:p>
          </table:table-cell>
          <table:table-cell office:value-type="float" office:value="52.2921548789571" calcext:value-type="float">
            <text:p>52,2921548789571</text:p>
          </table:table-cell>
          <table:table-cell office:value-type="float" office:value="53.1787103378626" calcext:value-type="float">
            <text:p>53,1787103378626</text:p>
          </table:table-cell>
          <table:table-cell office:value-type="float" office:value="54.5878203084355" calcext:value-type="float">
            <text:p>54,5878203084355</text:p>
          </table:table-cell>
          <table:table-cell office:value-type="float" office:value="55.4762778993435" calcext:value-type="float">
            <text:p>55,4762778993435</text:p>
          </table:table-cell>
          <table:table-cell office:value-type="float" office:value="56.8780644951139" calcext:value-type="float">
            <text:p>56,8780644951139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9" office:value-type="float" office:value="123.1" calcext:value-type="float">
            <text:p>123,1</text:p>
          </table:table-cell>
          <table:table-cell table:style-name="ce13" office:value-type="float" office:value="123.2" calcext:value-type="float">
            <text:p>123,2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26.2" calcext:value-type="float">
            <text:p>126,2</text:p>
          </table:table-cell>
          <table:table-cell table:style-name="ce13" office:value-type="float" office:value="121.9" calcext:value-type="float">
            <text:p>121,9</text:p>
          </table:table-cell>
          <table:table-cell table:style-name="ce13" office:value-type="float" office:value="92.2" calcext:value-type="float">
            <text:p>92,2</text:p>
          </table:table-cell>
          <table:table-cell table:style-name="ce13" office:value-type="float" office:value="94.4" calcext:value-type="float">
            <text:p>94,4</text:p>
          </table:table-cell>
          <table:table-cell table:style-name="ce13" office:value-type="float" office:value="93.5" calcext:value-type="float">
            <text:p>93,5</text:p>
          </table:table-cell>
          <table:table-cell table:style-name="ce13" office:value-type="float" office:value="95.2" calcext:value-type="float">
            <text:p>95,2</text:p>
          </table:table-cell>
          <table:table-cell table:style-name="ce28" office:value-type="float" office:value="85.8" calcext:value-type="float">
            <text:p>8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.7850422876196" calcext:value-type="float">
            <text:p>47,7850422876196</text:p>
          </table:table-cell>
          <table:table-cell office:value-type="float" office:value="51.4941465236686" calcext:value-type="float">
            <text:p>51,4941465236686</text:p>
          </table:table-cell>
          <table:table-cell office:value-type="float" office:value="51.8107760135135" calcext:value-type="float">
            <text:p>51,8107760135135</text:p>
          </table:table-cell>
          <table:table-cell office:value-type="float" office:value="51.0415922491957" calcext:value-type="float">
            <text:p>51,0415922491957</text:p>
          </table:table-cell>
          <table:table-cell office:value-type="float" office:value="49.3607531862745" calcext:value-type="float">
            <text:p>49,3607531862745</text:p>
          </table:table-cell>
          <table:table-cell office:value-type="float" office:value="56.4140819217983" calcext:value-type="float">
            <text:p>56,4140819217983</text:p>
          </table:table-cell>
          <table:table-cell office:value-type="float" office:value="60.5934468072198" calcext:value-type="float">
            <text:p>60,5934468072198</text:p>
          </table:table-cell>
          <table:table-cell office:value-type="float" office:value="59.1798571472916" calcext:value-type="float">
            <text:p>59,1798571472916</text:p>
          </table:table-cell>
          <table:table-cell office:value-type="float" office:value="56.7653958762886" calcext:value-type="float">
            <text:p>56,7653958762886</text:p>
          </table:table-cell>
          <table:table-cell office:value-type="float" office:value="57.427204207758" calcext:value-type="float">
            <text:p>57,427204207758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9" office:value-type="float" office:value="100.6" calcext:value-type="float">
            <text:p>100,6</text:p>
          </table:table-cell>
          <table:table-cell table:style-name="ce13" office:value-type="float" office:value="99.7" calcext:value-type="float">
            <text:p>99,7</text:p>
          </table:table-cell>
          <table:table-cell table:style-name="ce13" office:value-type="float" office:value="99.8" calcext:value-type="float">
            <text:p>99,8</text:p>
          </table:table-cell>
          <table:table-cell table:style-name="ce13" office:value-type="float" office:value="100.6" calcext:value-type="float">
            <text:p>100,6</text:p>
          </table:table-cell>
          <table:table-cell table:style-name="ce13" office:value-type="float" office:value="107.6" calcext:value-type="float">
            <text:p>107,6</text:p>
          </table:table-cell>
          <table:table-cell table:style-name="ce13" office:value-type="float" office:value="92.5" calcext:value-type="float">
            <text:p>92,5</text:p>
          </table:table-cell>
          <table:table-cell table:style-name="ce13" office:value-type="float" office:value="98.4" calcext:value-type="float">
            <text:p>98,4</text:p>
          </table:table-cell>
          <table:table-cell table:style-name="ce13" office:value-type="float" office:value="95.8" calcext:value-type="float">
            <text:p>95,8</text:p>
          </table:table-cell>
          <table:table-cell table:style-name="ce13" office:value-type="float" office:value="92.6" calcext:value-type="float">
            <text:p>92,6</text:p>
          </table:table-cell>
          <table:table-cell table:style-name="ce28" office:value-type="float" office:value="91.2" calcext:value-type="float">
            <text:p>91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8.7185450514547" calcext:value-type="float">
            <text:p>48,7185450514547</text:p>
          </table:table-cell>
          <table:table-cell office:value-type="float" office:value="49.8470520506329" calcext:value-type="float">
            <text:p>49,8470520506329</text:p>
          </table:table-cell>
          <table:table-cell office:value-type="float" office:value="50.5224333655914" calcext:value-type="float">
            <text:p>50,5224333655914</text:p>
          </table:table-cell>
          <table:table-cell office:value-type="float" office:value="51.585143972533" calcext:value-type="float">
            <text:p>51,585143972533</text:p>
          </table:table-cell>
          <table:table-cell office:value-type="float" office:value="50.0321364993534" calcext:value-type="float">
            <text:p>50,0321364993534</text:p>
          </table:table-cell>
          <table:table-cell office:value-type="float" office:value="54.4856287633538" calcext:value-type="float">
            <text:p>54,4856287633538</text:p>
          </table:table-cell>
          <table:table-cell office:value-type="float" office:value="62.6027367791956" calcext:value-type="float">
            <text:p>62,6027367791956</text:p>
          </table:table-cell>
          <table:table-cell office:value-type="float" office:value="65.9784048917877" calcext:value-type="float">
            <text:p>65,9784048917877</text:p>
          </table:table-cell>
          <table:table-cell office:value-type="float" office:value="59.1047115091211" calcext:value-type="float">
            <text:p>59,1047115091211</text:p>
          </table:table-cell>
          <table:table-cell office:value-type="float" office:value="57.4689543702684" calcext:value-type="float">
            <text:p>57,4689543702684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9" office:value-type="float" office:value="100.5" calcext:value-type="float">
            <text:p>100,5</text:p>
          </table:table-cell>
          <table:table-cell table:style-name="ce13" office:value-type="float" office:value="102.7" calcext:value-type="float">
            <text:p>102,7</text:p>
          </table:table-cell>
          <table:table-cell table:style-name="ce13" office:value-type="float" office:value="120.2" calcext:value-type="float">
            <text:p>120,2</text:p>
          </table:table-cell>
          <table:table-cell table:style-name="ce13" office:value-type="float" office:value="102.2" calcext:value-type="float">
            <text:p>102,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79.8" calcext:value-type="float">
            <text:p>79,8</text:p>
          </table:table-cell>
          <table:table-cell table:style-name="ce13" office:value-type="float" office:value="82.2" calcext:value-type="float">
            <text:p>82,2</text:p>
          </table:table-cell>
          <table:table-cell table:style-name="ce13" office:value-type="float" office:value="88.4" calcext:value-type="float">
            <text:p>88,4</text:p>
          </table:table-cell>
          <table:table-cell table:style-name="ce13" office:value-type="float" office:value="79.8" calcext:value-type="float">
            <text:p>79,8</text:p>
          </table:table-cell>
          <table:table-cell table:style-name="ce28"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.081216782621" calcext:value-type="float">
            <text:p>54,081216782621</text:p>
          </table:table-cell>
          <table:table-cell office:value-type="float" office:value="53.9720293989862" calcext:value-type="float">
            <text:p>53,9720293989862</text:p>
          </table:table-cell>
          <table:table-cell office:value-type="float" office:value="51.94320590449" calcext:value-type="float">
            <text:p>51,94320590449</text:p>
          </table:table-cell>
          <table:table-cell office:value-type="float" office:value="51.7456752329192" calcext:value-type="float">
            <text:p>51,7456752329192</text:p>
          </table:table-cell>
          <table:table-cell office:value-type="float" office:value="51.2232015780623" calcext:value-type="float">
            <text:p>51,2232015780623</text:p>
          </table:table-cell>
          <table:table-cell office:value-type="float" office:value="57.2264176" calcext:value-type="float">
            <text:p>57,2264176</text:p>
          </table:table-cell>
          <table:table-cell office:value-type="float" office:value="61.6482933163495" calcext:value-type="float">
            <text:p>61,6482933163495</text:p>
          </table:table-cell>
          <table:table-cell office:value-type="float" office:value="64.2468226474193" calcext:value-type="float">
            <text:p>64,2468226474193</text:p>
          </table:table-cell>
          <table:table-cell office:value-type="float" office:value="59.7332116499113" calcext:value-type="float">
            <text:p>59,7332116499113</text:p>
          </table:table-cell>
          <table:table-cell office:value-type="float" office:value="60.1373385908019" calcext:value-type="float">
            <text:p>60,1373385908019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9" office:value-type="float" office:value="80.6" calcext:value-type="float">
            <text:p>80,6</text:p>
          </table:table-cell>
          <table:table-cell table:style-name="ce13" office:value-type="float" office:value="80.5" calcext:value-type="float">
            <text:p>80,5</text:p>
          </table:table-cell>
          <table:table-cell table:style-name="ce13" office:value-type="float" office:value="89.8" calcext:value-type="float">
            <text:p>89,8</text:p>
          </table:table-cell>
          <table:table-cell table:style-name="ce13" office:value-type="float" office:value="89.2" calcext:value-type="float">
            <text:p>89,2</text:p>
          </table:table-cell>
          <table:table-cell table:style-name="ce13" office:value-type="float" office:value="89.5" calcext:value-type="float">
            <text:p>89,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9.1" calcext:value-type="float">
            <text:p>79,1</text:p>
          </table:table-cell>
          <table:table-cell table:style-name="ce13" office:value-type="float" office:value="86.1" calcext:value-type="float">
            <text:p>86,1</text:p>
          </table:table-cell>
          <table:table-cell table:style-name="ce13" office:value-type="float" office:value="79.8" calcext:value-type="float">
            <text:p>79,8</text:p>
          </table:table-cell>
          <table:table-cell table:style-name="ce28" office:value-type="float" office:value="80.2" calcext:value-type="float">
            <text:p>80,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9.8573048771407" calcext:value-type="float">
            <text:p>49,8573048771407</text:p>
          </table:table-cell>
          <table:table-cell office:value-type="float" office:value="51.7158101884498" calcext:value-type="float">
            <text:p>51,7158101884498</text:p>
          </table:table-cell>
          <table:table-cell office:value-type="float" office:value="54.2935993326742" calcext:value-type="float">
            <text:p>54,2935993326742</text:p>
          </table:table-cell>
          <table:table-cell office:value-type="float" office:value="54.6648853863243" calcext:value-type="float">
            <text:p>54,6648853863243</text:p>
          </table:table-cell>
          <table:table-cell office:value-type="float" office:value="53.7135610538922" calcext:value-type="float">
            <text:p>53,7135610538922</text:p>
          </table:table-cell>
          <table:table-cell office:value-type="float" office:value="57.3324038489576" calcext:value-type="float">
            <text:p>57,3324038489576</text:p>
          </table:table-cell>
          <table:table-cell office:value-type="float" office:value="66.1369394443002" calcext:value-type="float">
            <text:p>66,1369394443002</text:p>
          </table:table-cell>
          <table:table-cell office:value-type="float" office:value="66.6565390328614" calcext:value-type="float">
            <text:p>66,6565390328614</text:p>
          </table:table-cell>
          <table:table-cell office:value-type="float" office:value="56.8884162146731" calcext:value-type="float">
            <text:p>56,8884162146731</text:p>
          </table:table-cell>
          <table:table-cell office:value-type="float" office:value="55.5323773646801" calcext:value-type="float">
            <text:p>55,5323773646801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9" office:value-type="float" office:value="82.6" calcext:value-type="float">
            <text:p>82,6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4.6" calcext:value-type="float">
            <text:p>84,6</text:p>
          </table:table-cell>
          <table:table-cell table:style-name="ce13" office:value-type="float" office:value="84.8" calcext:value-type="float">
            <text:p>84,8</text:p>
          </table:table-cell>
          <table:table-cell table:style-name="ce13" office:value-type="float" office:value="86.9" calcext:value-type="float">
            <text:p>86,9</text:p>
          </table:table-cell>
          <table:table-cell table:style-name="ce13" office:value-type="float" office:value="71.2" calcext:value-type="float">
            <text:p>71,2</text:p>
          </table:table-cell>
          <table:table-cell table:style-name="ce13" office:value-type="float" office:value="82.8" calcext:value-type="float">
            <text:p>82,8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5.2" calcext:value-type="float">
            <text:p>75,2</text:p>
          </table:table-cell>
          <table:table-cell table:style-name="ce28"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0.5027928481649" calcext:value-type="float">
            <text:p>50,5027928481649</text:p>
          </table:table-cell>
          <table:table-cell office:value-type="float" office:value="55.9158592313306" calcext:value-type="float">
            <text:p>55,9158592313306</text:p>
          </table:table-cell>
          <table:table-cell office:value-type="float" office:value="54.992709759157" calcext:value-type="float">
            <text:p>54,992709759157</text:p>
          </table:table-cell>
          <table:table-cell office:value-type="float" office:value="54.5750223107569" calcext:value-type="float">
            <text:p>54,5750223107569</text:p>
          </table:table-cell>
          <table:table-cell office:value-type="float" office:value="53.3756652486041" calcext:value-type="float">
            <text:p>53,3756652486041</text:p>
          </table:table-cell>
          <table:table-cell office:value-type="float" office:value="58.5179050249735" calcext:value-type="float">
            <text:p>58,5179050249735</text:p>
          </table:table-cell>
          <table:table-cell office:value-type="float" office:value="60.076730896921" calcext:value-type="float">
            <text:p>60,076730896921</text:p>
          </table:table-cell>
          <table:table-cell office:value-type="float" office:value="63.4228140917036" calcext:value-type="float">
            <text:p>63,4228140917036</text:p>
          </table:table-cell>
          <table:table-cell office:value-type="float" office:value="54.9384095652174" calcext:value-type="float">
            <text:p>54,9384095652174</text:p>
          </table:table-cell>
          <table:table-cell office:value-type="float" office:value="54.4458279889426" calcext:value-type="float">
            <text:p>54,4458279889426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3" office:value-type="float" office:value="81.7" calcext:value-type="float">
            <text:p>81,7</text:p>
          </table:table-cell>
          <table:table-cell table:style-name="ce25" office:value-type="float" office:value="86.8" calcext:value-type="float">
            <text:p>86,8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9.9" calcext:value-type="float">
            <text:p>79,9</text:p>
          </table:table-cell>
          <table:table-cell table:style-name="ce25" office:value-type="float" office:value="69.1" calcext:value-type="float">
            <text:p>69,1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79.4" calcext:value-type="float">
            <text:p>79,4</text:p>
          </table:table-cell>
          <table:table-cell table:style-name="ce29" office:value-type="float" office:value="71.6" calcext:value-type="float">
            <text:p>71,6</text:p>
          </table:table-cell>
        </table:table-row>
        <table:table-row table:style-name="ro2" table:number-rows-repeated="45">
          <table:table-cell table:number-columns-repeated="23"/>
        </table:table-row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 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]/[.$A2]" office:value-type="float" office:value="10.5518273866862" calcext:value-type="float">
            <text:p>10,5518273866862</text:p>
          </table:table-cell>
          <table:table-cell table:formula="of:=[.C2]/[.$A2]" office:value-type="float" office:value="11.2690260754495" calcext:value-type="float">
            <text:p>11,2690260754495</text:p>
          </table:table-cell>
          <table:table-cell table:formula="of:=[.D2]/[.$A2]" office:value-type="float" office:value="11.1590764656756" calcext:value-type="float">
            <text:p>11,1590764656756</text:p>
          </table:table-cell>
          <table:table-cell table:formula="of:=[.E2]/[.$A2]" office:value-type="float" office:value="11.006662903525" calcext:value-type="float">
            <text:p>11,006662903525</text:p>
          </table:table-cell>
          <table:table-cell table:formula="of:=[.F2]/[.$A2]" office:value-type="float" office:value="11.1802062230797" calcext:value-type="float">
            <text:p>11,1802062230797</text:p>
          </table:table-cell>
          <table:table-cell table:formula="of:=[.G2]/[.$A2]" office:value-type="float" office:value="12.2613445514354" calcext:value-type="float">
            <text:p>12,2613445514354</text:p>
          </table:table-cell>
          <table:table-cell table:formula="of:=[.H2]/[.$A2]" office:value-type="float" office:value="12.4313113411548" calcext:value-type="float">
            <text:p>12,4313113411548</text:p>
          </table:table-cell>
          <table:table-cell table:formula="of:=[.I2]/[.$A2]" office:value-type="float" office:value="11.782123282241" calcext:value-type="float">
            <text:p>11,782123282241</text:p>
          </table:table-cell>
          <table:table-cell table:formula="of:=[.J2]/[.$A2]" office:value-type="float" office:value="11.7107927505331" calcext:value-type="float">
            <text:p>11,7107927505331</text:p>
          </table:table-cell>
          <table:table-cell table:formula="of:=[.K2]/[.$A2]" office:value-type="float" office:value="11.8629008463252" calcext:value-type="float">
            <text:p>11,8629008463252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]/[.$A3]" office:value-type="float" office:value="9.63576465183576" calcext:value-type="float">
            <text:p>9,63576465183576</text:p>
          </table:table-cell>
          <table:table-cell table:formula="of:=[.C3]/[.$A3]" office:value-type="float" office:value="10.442568506557" calcext:value-type="float">
            <text:p>10,442568506557</text:p>
          </table:table-cell>
          <table:table-cell table:formula="of:=[.D3]/[.$A3]" office:value-type="float" office:value="10.3337115834801" calcext:value-type="float">
            <text:p>10,3337115834801</text:p>
          </table:table-cell>
          <table:table-cell table:formula="of:=[.E3]/[.$A3]" office:value-type="float" office:value="10.4249892463092" calcext:value-type="float">
            <text:p>10,4249892463092</text:p>
          </table:table-cell>
          <table:table-cell table:formula="of:=[.F3]/[.$A3]" office:value-type="float" office:value="9.9555349493834" calcext:value-type="float">
            <text:p>9,9555349493834</text:p>
          </table:table-cell>
          <table:table-cell table:formula="of:=[.G3]/[.$A3]" office:value-type="float" office:value="9.91035979842404" calcext:value-type="float">
            <text:p>9,91035979842404</text:p>
          </table:table-cell>
          <table:table-cell table:formula="of:=[.H3]/[.$A3]" office:value-type="float" office:value="10.0245459025341" calcext:value-type="float">
            <text:p>10,0245459025341</text:p>
          </table:table-cell>
          <table:table-cell table:formula="of:=[.I3]/[.$A3]" office:value-type="float" office:value="10.057880226669" calcext:value-type="float">
            <text:p>10,057880226669</text:p>
          </table:table-cell>
          <table:table-cell table:formula="of:=[.J3]/[.$A3]" office:value-type="float" office:value="10.5146349653203" calcext:value-type="float">
            <text:p>10,5146349653203</text:p>
          </table:table-cell>
          <table:table-cell table:formula="of:=[.K3]/[.$A3]" office:value-type="float" office:value="10.3573749746391" calcext:value-type="float">
            <text:p>10,3573749746391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4]/[.$A4]" office:value-type="float" office:value="8.76678114844395" calcext:value-type="float">
            <text:p>8,76678114844395</text:p>
          </table:table-cell>
          <table:table-cell table:formula="of:=[.C4]/[.$A4]" office:value-type="float" office:value="9.26298000643767" calcext:value-type="float">
            <text:p>9,26298000643767</text:p>
          </table:table-cell>
          <table:table-cell table:formula="of:=[.D4]/[.$A4]" office:value-type="float" office:value="9.42089012158055" calcext:value-type="float">
            <text:p>9,42089012158055</text:p>
          </table:table-cell>
          <table:table-cell table:formula="of:=[.E4]/[.$A4]" office:value-type="float" office:value="9.40962879155435" calcext:value-type="float">
            <text:p>9,40962879155435</text:p>
          </table:table-cell>
          <table:table-cell table:formula="of:=[.F4]/[.$A4]" office:value-type="float" office:value="8.9052525829141" calcext:value-type="float">
            <text:p>8,9052525829141</text:p>
          </table:table-cell>
          <table:table-cell table:formula="of:=[.G4]/[.$A4]" office:value-type="float" office:value="8.71535914649285" calcext:value-type="float">
            <text:p>8,71535914649285</text:p>
          </table:table-cell>
          <table:table-cell table:formula="of:=[.H4]/[.$A4]" office:value-type="float" office:value="8.86311838964377" calcext:value-type="float">
            <text:p>8,86311838964377</text:p>
          </table:table-cell>
          <table:table-cell table:formula="of:=[.I4]/[.$A4]" office:value-type="float" office:value="9.09797005140592" calcext:value-type="float">
            <text:p>9,09797005140592</text:p>
          </table:table-cell>
          <table:table-cell table:formula="of:=[.J4]/[.$A4]" office:value-type="float" office:value="9.24604631655725" calcext:value-type="float">
            <text:p>9,24604631655725</text:p>
          </table:table-cell>
          <table:table-cell table:formula="of:=[.K4]/[.$A4]" office:value-type="float" office:value="9.47967741585232" calcext:value-type="float">
            <text:p>9,47967741585232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5]/[.$A5]" office:value-type="float" office:value="6.82643461251709" calcext:value-type="float">
            <text:p>6,82643461251709</text:p>
          </table:table-cell>
          <table:table-cell table:formula="of:=[.C5]/[.$A5]" office:value-type="float" office:value="7.35630664623837" calcext:value-type="float">
            <text:p>7,35630664623837</text:p>
          </table:table-cell>
          <table:table-cell table:formula="of:=[.D5]/[.$A5]" office:value-type="float" office:value="7.40153943050193" calcext:value-type="float">
            <text:p>7,40153943050193</text:p>
          </table:table-cell>
          <table:table-cell table:formula="of:=[.E5]/[.$A5]" office:value-type="float" office:value="7.29165603559939" calcext:value-type="float">
            <text:p>7,29165603559939</text:p>
          </table:table-cell>
          <table:table-cell table:formula="of:=[.F5]/[.$A5]" office:value-type="float" office:value="7.05153616946779" calcext:value-type="float">
            <text:p>7,05153616946779</text:p>
          </table:table-cell>
          <table:table-cell table:formula="of:=[.G5]/[.$A5]" office:value-type="float" office:value="8.0591545602569" calcext:value-type="float">
            <text:p>8,0591545602569</text:p>
          </table:table-cell>
          <table:table-cell table:formula="of:=[.H5]/[.$A5]" office:value-type="float" office:value="8.65620668674569" calcext:value-type="float">
            <text:p>8,65620668674569</text:p>
          </table:table-cell>
          <table:table-cell table:formula="of:=[.I5]/[.$A5]" office:value-type="float" office:value="8.45426530675594" calcext:value-type="float">
            <text:p>8,45426530675594</text:p>
          </table:table-cell>
          <table:table-cell table:formula="of:=[.J5]/[.$A5]" office:value-type="float" office:value="8.10934226804123" calcext:value-type="float">
            <text:p>8,10934226804123</text:p>
          </table:table-cell>
          <table:table-cell table:formula="of:=[.K5]/[.$A5]" office:value-type="float" office:value="8.203886315394" calcext:value-type="float">
            <text:p>8,203886315394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6]/[.$A6]" office:value-type="float" office:value="6.08981813143184" calcext:value-type="float">
            <text:p>6,08981813143184</text:p>
          </table:table-cell>
          <table:table-cell table:formula="of:=[.C6]/[.$A6]" office:value-type="float" office:value="6.23088150632911" calcext:value-type="float">
            <text:p>6,23088150632911</text:p>
          </table:table-cell>
          <table:table-cell table:formula="of:=[.D6]/[.$A6]" office:value-type="float" office:value="6.31530417069892" calcext:value-type="float">
            <text:p>6,31530417069892</text:p>
          </table:table-cell>
          <table:table-cell table:formula="of:=[.E6]/[.$A6]" office:value-type="float" office:value="6.44814299656662" calcext:value-type="float">
            <text:p>6,44814299656662</text:p>
          </table:table-cell>
          <table:table-cell table:formula="of:=[.F6]/[.$A6]" office:value-type="float" office:value="6.25401706241918" calcext:value-type="float">
            <text:p>6,25401706241918</text:p>
          </table:table-cell>
          <table:table-cell table:formula="of:=[.G6]/[.$A6]" office:value-type="float" office:value="6.81070359541923" calcext:value-type="float">
            <text:p>6,81070359541923</text:p>
          </table:table-cell>
          <table:table-cell table:formula="of:=[.H6]/[.$A6]" office:value-type="float" office:value="7.82534209739945" calcext:value-type="float">
            <text:p>7,82534209739945</text:p>
          </table:table-cell>
          <table:table-cell table:formula="of:=[.I6]/[.$A6]" office:value-type="float" office:value="8.24730061147346" calcext:value-type="float">
            <text:p>8,24730061147346</text:p>
          </table:table-cell>
          <table:table-cell table:formula="of:=[.J6]/[.$A6]" office:value-type="float" office:value="7.38808893864014" calcext:value-type="float">
            <text:p>7,38808893864014</text:p>
          </table:table-cell>
          <table:table-cell table:formula="of:=[.K6]/[.$A6]" office:value-type="float" office:value="7.18361929628355" calcext:value-type="float">
            <text:p>7,18361929628355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7]/[.$A7]" office:value-type="float" office:value="6.00902408695789" calcext:value-type="float">
            <text:p>6,00902408695789</text:p>
          </table:table-cell>
          <table:table-cell table:formula="of:=[.C7]/[.$A7]" office:value-type="float" office:value="5.99689215544291" calcext:value-type="float">
            <text:p>5,99689215544291</text:p>
          </table:table-cell>
          <table:table-cell table:formula="of:=[.D7]/[.$A7]" office:value-type="float" office:value="5.77146732272111" calcext:value-type="float">
            <text:p>5,77146732272111</text:p>
          </table:table-cell>
          <table:table-cell table:formula="of:=[.E7]/[.$A7]" office:value-type="float" office:value="5.74951947032436" calcext:value-type="float">
            <text:p>5,74951947032436</text:p>
          </table:table-cell>
          <table:table-cell table:formula="of:=[.F7]/[.$A7]" office:value-type="float" office:value="5.69146684200692" calcext:value-type="float">
            <text:p>5,69146684200692</text:p>
          </table:table-cell>
          <table:table-cell table:formula="of:=[.G7]/[.$A7]" office:value-type="float" office:value="6.35849084444444" calcext:value-type="float">
            <text:p>6,35849084444444</text:p>
          </table:table-cell>
          <table:table-cell table:formula="of:=[.H7]/[.$A7]" office:value-type="float" office:value="6.84981036848328" calcext:value-type="float">
            <text:p>6,84981036848328</text:p>
          </table:table-cell>
          <table:table-cell table:formula="of:=[.I7]/[.$A7]" office:value-type="float" office:value="7.13853584971325" calcext:value-type="float">
            <text:p>7,13853584971325</text:p>
          </table:table-cell>
          <table:table-cell table:formula="of:=[.J7]/[.$A7]" office:value-type="float" office:value="6.63702351665681" calcext:value-type="float">
            <text:p>6,63702351665681</text:p>
          </table:table-cell>
          <table:table-cell table:formula="of:=[.K7]/[.$A7]" office:value-type="float" office:value="6.6819265100891" calcext:value-type="float">
            <text:p>6,6819265100891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8]/[.$A8]" office:value-type="float" office:value="4.98573048771407" calcext:value-type="float">
            <text:p>4,98573048771407</text:p>
          </table:table-cell>
          <table:table-cell table:formula="of:=[.C8]/[.$A8]" office:value-type="float" office:value="5.17158101884498" calcext:value-type="float">
            <text:p>5,17158101884498</text:p>
          </table:table-cell>
          <table:table-cell table:formula="of:=[.D8]/[.$A8]" office:value-type="float" office:value="5.42935993326742" calcext:value-type="float">
            <text:p>5,42935993326742</text:p>
          </table:table-cell>
          <table:table-cell table:formula="of:=[.E8]/[.$A8]" office:value-type="float" office:value="5.46648853863243" calcext:value-type="float">
            <text:p>5,46648853863243</text:p>
          </table:table-cell>
          <table:table-cell table:formula="of:=[.F8]/[.$A8]" office:value-type="float" office:value="5.37135610538922" calcext:value-type="float">
            <text:p>5,37135610538922</text:p>
          </table:table-cell>
          <table:table-cell table:formula="of:=[.G8]/[.$A8]" office:value-type="float" office:value="5.73324038489576" calcext:value-type="float">
            <text:p>5,73324038489576</text:p>
          </table:table-cell>
          <table:table-cell table:formula="of:=[.H8]/[.$A8]" office:value-type="float" office:value="6.61369394443002" calcext:value-type="float">
            <text:p>6,61369394443002</text:p>
          </table:table-cell>
          <table:table-cell table:formula="of:=[.I8]/[.$A8]" office:value-type="float" office:value="6.66565390328614" calcext:value-type="float">
            <text:p>6,66565390328614</text:p>
          </table:table-cell>
          <table:table-cell table:formula="of:=[.J8]/[.$A8]" office:value-type="float" office:value="5.68884162146731" calcext:value-type="float">
            <text:p>5,68884162146731</text:p>
          </table:table-cell>
          <table:table-cell table:formula="of:=[.K8]/[.$A8]" office:value-type="float" office:value="5.55323773646801" calcext:value-type="float">
            <text:p>5,55323773646801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]/[.$A9]" office:value-type="float" office:value="4.59116298619681" calcext:value-type="float">
            <text:p>4,59116298619681</text:p>
          </table:table-cell>
          <table:table-cell table:formula="of:=[.C9]/[.$A9]" office:value-type="float" office:value="5.08325993012096" calcext:value-type="float">
            <text:p>5,08325993012096</text:p>
          </table:table-cell>
          <table:table-cell table:formula="of:=[.D9]/[.$A9]" office:value-type="float" office:value="4.99933725083246" calcext:value-type="float">
            <text:p>4,99933725083246</text:p>
          </table:table-cell>
          <table:table-cell table:formula="of:=[.E9]/[.$A9]" office:value-type="float" office:value="4.96136566461426" calcext:value-type="float">
            <text:p>4,96136566461426</text:p>
          </table:table-cell>
          <table:table-cell table:formula="of:=[.F9]/[.$A9]" office:value-type="float" office:value="4.85233320441856" calcext:value-type="float">
            <text:p>4,85233320441856</text:p>
          </table:table-cell>
          <table:table-cell table:formula="of:=[.G9]/[.$A9]" office:value-type="float" office:value="5.31980954772486" calcext:value-type="float">
            <text:p>5,31980954772486</text:p>
          </table:table-cell>
          <table:table-cell table:formula="of:=[.H9]/[.$A9]" office:value-type="float" office:value="5.46152099062918" calcext:value-type="float">
            <text:p>5,46152099062918</text:p>
          </table:table-cell>
          <table:table-cell table:formula="of:=[.I9]/[.$A9]" office:value-type="float" office:value="5.76571037197305" calcext:value-type="float">
            <text:p>5,76571037197305</text:p>
          </table:table-cell>
          <table:table-cell table:formula="of:=[.J9]/[.$A9]" office:value-type="float" office:value="4.99440086956522" calcext:value-type="float">
            <text:p>4,99440086956522</text:p>
          </table:table-cell>
          <table:table-cell table:formula="of:=[.K9]/[.$A9]" office:value-type="float" office:value="4.94962072626751" calcext:value-type="float">
            <text:p>4,94962072626751</text:p>
          </table:table-cell>
          <table:table-cell table:number-columns-repeated="12"/>
        </table:table-row>
      </table:table>
      <table:table table:name="4" table:style-name="ta1">
        <table:shapes>
          <draw:frame draw:z-index="0" draw:style-name="gr1" draw:text-style-name="P1" svg:width="24.384cm" svg:height="9.001cm" svg:x="0cm" svg:y="14.939cm">
            <draw:object draw:notify-on-update-of-ranges="'4'.A56:'4'.A63 '4'.G55:'4'.G55 '4'.G56:'4'.G63 '4'.H55:'4'.H55 '4'.H56:'4'.H63 '4'.I55:'4'.I55 '4'.I56:'4'.I63 '4'.J55:'4'.J55 '4'.J56:'4'.J63 '4'.K55:'4'.K55 '4'.K56:'4'.K6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4.662cm" svg:height="8.981cm" svg:x="27.18cm" svg:y="5.508cm">
            <draw:object draw:notify-on-update-of-ranges="'4'.M2:'4'.M9 '4'.N1:'4'.N1 '4'.N2:'4'.N9 '4'.O1:'4'.O1 '4'.O2:'4'.O9 '4'.P1:'4'.P1 '4'.P2:'4'.P9 '4'.Q1:'4'.Q1 '4'.Q2:'4'.Q9 '4'.R1:'4'.R1 '4'.R2:'4'.R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2" draw:style-name="gr1" draw:text-style-name="P1" svg:width="24.575cm" svg:height="8.982cm" svg:x="27.151cm" svg:y="15.28cm">
            <draw:object draw:notify-on-update-of-ranges="'4'.M2:'4'.M9 '4'.S1:'4'.S1 '4'.S2:'4'.S9 '4'.T1:'4'.T1 '4'.T2:'4'.T9 '4'.U1:'4'.U1 '4'.U2:'4'.U9 '4'.V1:'4'.V1 '4'.V2:'4'.V9 '4'.W1:'4'.W1 '4'.W2:'4'.W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" draw:style-name="gr1" draw:text-style-name="P1" svg:width="24.604cm" svg:height="8.982cm" svg:x="0.087cm" svg:y="5.536cm">
            <draw:object draw:notify-on-update-of-ranges="'4'.A55:'4'.A55 '4'.A56:'4'.A63 '4'.B55:'4'.B55 '4'.B56:'4'.B63 '4'.C55:'4'.C55 '4'.C56:'4'.C63 '4'.D55:'4'.D55 '4'.D56:'4'.D63 '4'.E55:'4'.E55 '4'.E56:'4'.E63 '4'.F55:'4'.F55 '4'.F56:'4'.F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 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OR</text:p>
          </table:table-cell>
          <table:table-cell table:style-name="ce24" office:value-type="string" calcext:value-type="string">
            <text:p>Media - V C1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4" office:value-type="string" calcext:value-type="string">
            <text:p>Media - T B1</text:p>
          </table:table-cell>
          <table:table-cell table:style-name="ce24" office:value-type="string" calcext:value-type="string">
            <text:p>Media - OR</text:p>
          </table:table-cell>
          <table:table-cell table:style-name="ce24" office:value-type="string" calcext:value-type="string">
            <text:p>Media - V C1 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6" office:value-type="string" calcext:value-type="string">
            <text:p>Media -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6.4192111188568" calcext:value-type="float">
            <text:p>56,4192111188568</text:p>
          </table:table-cell>
          <table:table-cell office:value-type="float" office:value="57.0397195625385" calcext:value-type="float">
            <text:p>57,0397195625385</text:p>
          </table:table-cell>
          <table:table-cell office:value-type="float" office:value="56.9075357809209" calcext:value-type="float">
            <text:p>56,9075357809209</text:p>
          </table:table-cell>
          <table:table-cell office:value-type="float" office:value="57.4956023316062" calcext:value-type="float">
            <text:p>57,4956023316062</text:p>
          </table:table-cell>
          <table:table-cell office:value-type="float" office:value="56.8067854333129" calcext:value-type="float">
            <text:p>56,8067854333129</text:p>
          </table:table-cell>
          <table:table-cell office:value-type="float" office:value="59.080235968243" calcext:value-type="float">
            <text:p>59,080235968243</text:p>
          </table:table-cell>
          <table:table-cell office:value-type="float" office:value="59.3647579040853" calcext:value-type="float">
            <text:p>59,3647579040853</text:p>
          </table:table-cell>
          <table:table-cell office:value-type="float" office:value="59.5657416485113" calcext:value-type="float">
            <text:p>59,5657416485113</text:p>
          </table:table-cell>
          <table:table-cell office:value-type="float" office:value="58.9769423213022" calcext:value-type="float">
            <text:p>58,9769423213022</text:p>
          </table:table-cell>
          <table:table-cell office:value-type="float" office:value="59.4879526766596" calcext:value-type="float">
            <text:p>59,4879526766596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9" office:value-type="float" office:value="83.5" calcext:value-type="float">
            <text:p>83,5</text:p>
          </table:table-cell>
          <table:table-cell table:style-name="ce13" office:value-type="float" office:value="82.9" calcext:value-type="float">
            <text:p>82,9</text:p>
          </table:table-cell>
          <table:table-cell table:style-name="ce13" office:value-type="float" office:value="84.8" calcext:value-type="float">
            <text:p>84,8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8.4" calcext:value-type="float">
            <text:p>78,4</text:p>
          </table:table-cell>
          <table:table-cell table:style-name="ce13" office:value-type="float" office:value="76.3" calcext:value-type="float">
            <text:p>76,3</text:p>
          </table:table-cell>
          <table:table-cell table:style-name="ce13" office:value-type="float" office:value="74.9" calcext:value-type="float">
            <text:p>74,9</text:p>
          </table:table-cell>
          <table:table-cell table:style-name="ce13" office:value-type="float" office:value="76.6" calcext:value-type="float">
            <text:p>76,6</text:p>
          </table:table-cell>
          <table:table-cell table:style-name="ce28"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3.9257028664647" calcext:value-type="float">
            <text:p>53,9257028664647</text:p>
          </table:table-cell>
          <table:table-cell office:value-type="float" office:value="54.5002716103656" calcext:value-type="float">
            <text:p>54,5002716103656</text:p>
          </table:table-cell>
          <table:table-cell office:value-type="float" office:value="53.8766431423437" calcext:value-type="float">
            <text:p>53,8766431423437</text:p>
          </table:table-cell>
          <table:table-cell office:value-type="float" office:value="55.8357868592731" calcext:value-type="float">
            <text:p>55,8357868592731</text:p>
          </table:table-cell>
          <table:table-cell office:value-type="float" office:value="54.4681355747005" calcext:value-type="float">
            <text:p>54,4681355747005</text:p>
          </table:table-cell>
          <table:table-cell office:value-type="float" office:value="70.3312332620778" calcext:value-type="float">
            <text:p>70,3312332620778</text:p>
          </table:table-cell>
          <table:table-cell office:value-type="float" office:value="71.7622392681839" calcext:value-type="float">
            <text:p>71,7622392681839</text:p>
          </table:table-cell>
          <table:table-cell office:value-type="float" office:value="71.5399338041002" calcext:value-type="float">
            <text:p>71,5399338041002</text:p>
          </table:table-cell>
          <table:table-cell office:value-type="float" office:value="71.5614802709569" calcext:value-type="float">
            <text:p>71,5614802709569</text:p>
          </table:table-cell>
          <table:table-cell office:value-type="float" office:value="71.7232189090909" calcext:value-type="float">
            <text:p>71,7232189090909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9" office:value-type="float" office:value="91.1" calcext:value-type="float">
            <text:p>91,1</text:p>
          </table:table-cell>
          <table:table-cell table:style-name="ce13" office:value-type="float" office:value="91.8" calcext:value-type="float">
            <text:p>91,8</text:p>
          </table:table-cell>
          <table:table-cell table:style-name="ce13" office:value-type="float" office:value="105.9" calcext:value-type="float">
            <text:p>105,9</text:p>
          </table:table-cell>
          <table:table-cell table:style-name="ce13" office:value-type="float" office:value="91.2" calcext:value-type="float">
            <text:p>91,2</text:p>
          </table:table-cell>
          <table:table-cell table:style-name="ce13" office:value-type="float" office:value="100.8" calcext:value-type="float">
            <text:p>100,8</text:p>
          </table:table-cell>
          <table:table-cell table:style-name="ce13" office:value-type="float" office:value="53.1" calcext:value-type="float">
            <text:p>53,1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0.1" calcext:value-type="float">
            <text:p>50,1</text:p>
          </table:table-cell>
          <table:table-cell table:style-name="ce13" office:value-type="float" office:value="53.4" calcext:value-type="float">
            <text:p>53,4</text:p>
          </table:table-cell>
          <table:table-cell table:style-name="ce28" office:value-type="float" office:value="50.2" calcext:value-type="float">
            <text:p>50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3.9132939889396" calcext:value-type="float">
            <text:p>53,9132939889396</text:p>
          </table:table-cell>
          <table:table-cell office:value-type="float" office:value="57.7645447802198" calcext:value-type="float">
            <text:p>57,7645447802198</text:p>
          </table:table-cell>
          <table:table-cell office:value-type="float" office:value="57.6150557601116" calcext:value-type="float">
            <text:p>57,6150557601116</text:p>
          </table:table-cell>
          <table:table-cell office:value-type="float" office:value="57.133709680851" calcext:value-type="float">
            <text:p>57,133709680851</text:p>
          </table:table-cell>
          <table:table-cell office:value-type="float" office:value="56.7694594056779" calcext:value-type="float">
            <text:p>56,7694594056779</text:p>
          </table:table-cell>
          <table:table-cell office:value-type="float" office:value="62.5798013682471" calcext:value-type="float">
            <text:p>62,5798013682471</text:p>
          </table:table-cell>
          <table:table-cell office:value-type="float" office:value="63.4023352584388" calcext:value-type="float">
            <text:p>63,4023352584388</text:p>
          </table:table-cell>
          <table:table-cell office:value-type="float" office:value="63.8518480379246" calcext:value-type="float">
            <text:p>63,8518480379246</text:p>
          </table:table-cell>
          <table:table-cell office:value-type="float" office:value="65.6348038399134" calcext:value-type="float">
            <text:p>65,6348038399134</text:p>
          </table:table-cell>
          <table:table-cell office:value-type="float" office:value="66.6997206975414" calcext:value-type="float">
            <text:p>66,6997206975414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9" office:value-type="float" office:value="73.7" calcext:value-type="float">
            <text:p>73,7</text:p>
          </table:table-cell>
          <table:table-cell table:style-name="ce13" office:value-type="float" office:value="60.8" calcext:value-type="float">
            <text:p>60,8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8.2" calcext:value-type="float">
            <text:p>68,2</text:p>
          </table:table-cell>
          <table:table-cell table:style-name="ce13" office:value-type="float" office:value="68.1" calcext:value-type="float">
            <text:p>68,1</text:p>
          </table:table-cell>
          <table:table-cell table:style-name="ce13" office:value-type="float" office:value="77.7" calcext:value-type="float">
            <text:p>77,7</text:p>
          </table:table-cell>
          <table:table-cell table:style-name="ce13" office:value-type="float" office:value="69.9" calcext:value-type="float">
            <text:p>69,9</text:p>
          </table:table-cell>
          <table:table-cell table:style-name="ce13" office:value-type="float" office:value="70.1" calcext:value-type="float">
            <text:p>70,1</text:p>
          </table:table-cell>
          <table:table-cell table:style-name="ce13" office:value-type="float" office:value="68.4" calcext:value-type="float">
            <text:p>68,4</text:p>
          </table:table-cell>
          <table:table-cell table:style-name="ce28"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.0858358762887" calcext:value-type="float">
            <text:p>54,0858358762887</text:p>
          </table:table-cell>
          <table:table-cell office:value-type="float" office:value="58.0580353363007" calcext:value-type="float">
            <text:p>58,0580353363007</text:p>
          </table:table-cell>
          <table:table-cell office:value-type="float" office:value="58.8895461009718" calcext:value-type="float">
            <text:p>58,8895461009718</text:p>
          </table:table-cell>
          <table:table-cell office:value-type="float" office:value="55.0552732447818" calcext:value-type="float">
            <text:p>55,0552732447818</text:p>
          </table:table-cell>
          <table:table-cell office:value-type="float" office:value="56.7394805153322" calcext:value-type="float">
            <text:p>56,7394805153322</text:p>
          </table:table-cell>
          <table:table-cell office:value-type="float" office:value="81.4723345021916" calcext:value-type="float">
            <text:p>81,4723345021916</text:p>
          </table:table-cell>
          <table:table-cell office:value-type="float" office:value="81.6333732321601" calcext:value-type="float">
            <text:p>81,6333732321601</text:p>
          </table:table-cell>
          <table:table-cell office:value-type="float" office:value="78.8978869016817" calcext:value-type="float">
            <text:p>78,8978869016817</text:p>
          </table:table-cell>
          <table:table-cell office:value-type="float" office:value="68.1695538273117" calcext:value-type="float">
            <text:p>68,1695538273117</text:p>
          </table:table-cell>
          <table:table-cell office:value-type="float" office:value="70.2365959898154" calcext:value-type="float">
            <text:p>70,2365959898154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9" office:value-type="float" office:value="57.6" calcext:value-type="float">
            <text:p>57,6</text:p>
          </table:table-cell>
          <table:table-cell table:style-name="ce13" office:value-type="float" office:value="61.2" calcext:value-type="float">
            <text:p>61,2</text:p>
          </table:table-cell>
          <table:table-cell table:style-name="ce13" office:value-type="float" office:value="63.4" calcext:value-type="float">
            <text:p>63,4</text:p>
          </table:table-cell>
          <table:table-cell table:style-name="ce13" office:value-type="float" office:value="78.4" calcext:value-type="float">
            <text:p>78,4</text:p>
          </table:table-cell>
          <table:table-cell table:style-name="ce13" office:value-type="float" office:value="70.1" calcext:value-type="float">
            <text:p>70,1</text:p>
          </table:table-cell>
          <table:table-cell table:style-name="ce13" office:value-type="float" office:value="52.4" calcext:value-type="float">
            <text:p>52,4</text:p>
          </table:table-cell>
          <table:table-cell table:style-name="ce13" office:value-type="float" office:value="51.2" calcext:value-type="float">
            <text:p>51,2</text:p>
          </table:table-cell>
          <table:table-cell table:style-name="ce13" office:value-type="float" office:value="51.1" calcext:value-type="float">
            <text:p>51,1</text:p>
          </table:table-cell>
          <table:table-cell table:style-name="ce13" office:value-type="float" office:value="52.4" calcext:value-type="float">
            <text:p>52,4</text:p>
          </table:table-cell>
          <table:table-cell table:style-name="ce28" office:value-type="float" office:value="51.4" calcext:value-type="float">
            <text:p>51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6.6481170771423" calcext:value-type="float">
            <text:p>56,6481170771423</text:p>
          </table:table-cell>
          <table:table-cell office:value-type="float" office:value="61.0219298621116" calcext:value-type="float">
            <text:p>61,0219298621116</text:p>
          </table:table-cell>
          <table:table-cell office:value-type="float" office:value="57.039558151854" calcext:value-type="float">
            <text:p>57,039558151854</text:p>
          </table:table-cell>
          <table:table-cell office:value-type="float" office:value="57.5150474008471" calcext:value-type="float">
            <text:p>57,5150474008471</text:p>
          </table:table-cell>
          <table:table-cell office:value-type="float" office:value="55.7785199221285" calcext:value-type="float">
            <text:p>55,7785199221285</text:p>
          </table:table-cell>
          <table:table-cell office:value-type="float" office:value="75.6244095871559" calcext:value-type="float">
            <text:p>75,6244095871559</text:p>
          </table:table-cell>
          <table:table-cell office:value-type="float" office:value="73.9247732348523" calcext:value-type="float">
            <text:p>73,9247732348523</text:p>
          </table:table-cell>
          <table:table-cell office:value-type="float" office:value="69.1186185785537" calcext:value-type="float">
            <text:p>69,1186185785537</text:p>
          </table:table-cell>
          <table:table-cell office:value-type="float" office:value="74.2856790352505" calcext:value-type="float">
            <text:p>74,2856790352505</text:p>
          </table:table-cell>
          <table:table-cell office:value-type="float" office:value="70.8790561574074" calcext:value-type="float">
            <text:p>70,8790561574074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9" office:value-type="float" office:value="63.5" calcext:value-type="float">
            <text:p>63,5</text:p>
          </table:table-cell>
          <table:table-cell table:style-name="ce13" office:value-type="float" office:value="64.5" calcext:value-type="float">
            <text:p>64,5</text:p>
          </table:table-cell>
          <table:table-cell table:style-name="ce13" office:value-type="float" office:value="67.2" calcext:value-type="float">
            <text:p>67,2</text:p>
          </table:table-cell>
          <table:table-cell table:style-name="ce13" office:value-type="float" office:value="68.6" calcext:value-type="float">
            <text:p>68,6</text:p>
          </table:table-cell>
          <table:table-cell table:style-name="ce13" office:value-type="float" office:value="61.4" calcext:value-type="float">
            <text:p>61,4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2" table:style-name="ce13" office:value-type="float" office:value="54.3" calcext:value-type="float">
            <text:p>54,3</text:p>
          </table:table-cell>
          <table:table-cell table:style-name="ce13" office:value-type="float" office:value="58" calcext:value-type="float">
            <text:p>58</text:p>
          </table:table-cell>
          <table:table-cell table:style-name="ce28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2.4109677149964" calcext:value-type="float">
            <text:p>62,4109677149964</text:p>
          </table:table-cell>
          <table:table-cell office:value-type="float" office:value="61.6804116583301" calcext:value-type="float">
            <text:p>61,6804116583301</text:p>
          </table:table-cell>
          <table:table-cell office:value-type="float" office:value="62.3796074279835" calcext:value-type="float">
            <text:p>62,3796074279835</text:p>
          </table:table-cell>
          <table:table-cell office:value-type="float" office:value="62.4991892080427" calcext:value-type="float">
            <text:p>62,4991892080427</text:p>
          </table:table-cell>
          <table:table-cell office:value-type="float" office:value="61.5129967091732" calcext:value-type="float">
            <text:p>61,5129967091732</text:p>
          </table:table-cell>
          <table:table-cell office:value-type="float" office:value="75.0957039148765" calcext:value-type="float">
            <text:p>75,0957039148765</text:p>
          </table:table-cell>
          <table:table-cell office:value-type="float" office:value="75.8491197769829" calcext:value-type="float">
            <text:p>75,8491197769829</text:p>
          </table:table-cell>
          <table:table-cell office:value-type="float" office:value="70.0338547794118" calcext:value-type="float">
            <text:p>70,0338547794118</text:p>
          </table:table-cell>
          <table:table-cell office:value-type="float" office:value="71.7406667778241" calcext:value-type="float">
            <text:p>71,7406667778241</text:p>
          </table:table-cell>
          <table:table-cell office:value-type="float" office:value="75.0441592931393" calcext:value-type="float">
            <text:p>75,0441592931393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9" office:value-type="float" office:value="59.2" calcext:value-type="float">
            <text:p>59,2</text:p>
          </table:table-cell>
          <table:table-cell table:style-name="ce13" office:value-type="float" office:value="60.8" calcext:value-type="float">
            <text:p>60,8</text:p>
          </table:table-cell>
          <table:table-cell table:style-name="ce13" office:value-type="float" office:value="56.7" calcext:value-type="float">
            <text:p>56,7</text:p>
          </table:table-cell>
          <table:table-cell table:number-columns-repeated="2" table:style-name="ce13" office:value-type="float" office:value="57" calcext:value-type="float">
            <text:p>57</text:p>
          </table:table-cell>
          <table:table-cell table:style-name="ce13" office:value-type="float" office:value="57.7" calcext:value-type="float">
            <text:p>57,7</text:p>
          </table:table-cell>
          <table:table-cell table:style-name="ce13" office:value-type="float" office:value="57.1" calcext:value-type="float">
            <text:p>57,1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7.2" calcext:value-type="float">
            <text:p>57,2</text:p>
          </table:table-cell>
          <table:table-cell table:style-name="ce28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4.0784298489933" calcext:value-type="float">
            <text:p>64,0784298489933</text:p>
          </table:table-cell>
          <table:table-cell office:value-type="float" office:value="59.7072246022563" calcext:value-type="float">
            <text:p>59,7072246022563</text:p>
          </table:table-cell>
          <table:table-cell office:value-type="float" office:value="60.2043984478075" calcext:value-type="float">
            <text:p>60,2043984478075</text:p>
          </table:table-cell>
          <table:table-cell office:value-type="float" office:value="62.545316069295" calcext:value-type="float">
            <text:p>62,545316069295</text:p>
          </table:table-cell>
          <table:table-cell office:value-type="float" office:value="63.296980845719" calcext:value-type="float">
            <text:p>63,296980845719</text:p>
          </table:table-cell>
          <table:table-cell office:value-type="float" office:value="70.7088070900123" calcext:value-type="float">
            <text:p>70,7088070900123</text:p>
          </table:table-cell>
          <table:table-cell office:value-type="float" office:value="74.831152520102" calcext:value-type="float">
            <text:p>74,831152520102</text:p>
          </table:table-cell>
          <table:table-cell office:value-type="float" office:value="68.4351099798793" calcext:value-type="float">
            <text:p>68,4351099798793</text:p>
          </table:table-cell>
          <table:table-cell office:value-type="float" office:value="70.2118675113464" calcext:value-type="float">
            <text:p>70,2118675113464</text:p>
          </table:table-cell>
          <table:table-cell office:value-type="float" office:value="64.3401872626582" calcext:value-type="float">
            <text:p>64,3401872626582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9" office:value-type="float" office:value="61.9" calcext:value-type="float">
            <text:p>61,9</text:p>
          </table:table-cell>
          <table:table-cell table:style-name="ce13" office:value-type="float" office:value="58.1" calcext:value-type="float">
            <text:p>58,1</text:p>
          </table:table-cell>
          <table:table-cell table:style-name="ce13" office:value-type="float" office:value="54.8" calcext:value-type="float">
            <text:p>54,8</text:p>
          </table:table-cell>
          <table:table-cell table:style-name="ce13" office:value-type="float" office:value="70.4" calcext:value-type="float">
            <text:p>70,4</text:p>
          </table:table-cell>
          <table:table-cell table:style-name="ce13" office:value-type="float" office:value="51.1" calcext:value-type="float">
            <text:p>51,1</text:p>
          </table:table-cell>
          <table:table-cell table:style-name="ce13" office:value-type="float" office:value="51.2" calcext:value-type="float">
            <text:p>51,2</text:p>
          </table:table-cell>
          <table:table-cell table:style-name="ce13" office:value-type="float" office:value="55.7" calcext:value-type="float">
            <text:p>55,7</text:p>
          </table:table-cell>
          <table:table-cell table:style-name="ce13" office:value-type="float" office:value="54.3" calcext:value-type="float">
            <text:p>54,3</text:p>
          </table:table-cell>
          <table:table-cell table:style-name="ce13" office:value-type="float" office:value="57.2" calcext:value-type="float">
            <text:p>57,2</text:p>
          </table:table-cell>
          <table:table-cell table:style-name="ce28"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3.905695203141" calcext:value-type="float">
            <text:p>63,905695203141</text:p>
          </table:table-cell>
          <table:table-cell office:value-type="float" office:value="64.1098247574805" calcext:value-type="float">
            <text:p>64,1098247574805</text:p>
          </table:table-cell>
          <table:table-cell office:value-type="float" office:value="60.2864848942597" calcext:value-type="float">
            <text:p>60,2864848942597</text:p>
          </table:table-cell>
          <table:table-cell office:value-type="float" office:value="61.8985664362519" calcext:value-type="float">
            <text:p>61,8985664362519</text:p>
          </table:table-cell>
          <table:table-cell office:value-type="float" office:value="61.3383126884963" calcext:value-type="float">
            <text:p>61,3383126884963</text:p>
          </table:table-cell>
          <table:table-cell office:value-type="float" office:value="68.3732291762733" calcext:value-type="float">
            <text:p>68,3732291762733</text:p>
          </table:table-cell>
          <table:table-cell office:value-type="float" office:value="69.3847312975529" calcext:value-type="float">
            <text:p>69,3847312975529</text:p>
          </table:table-cell>
          <table:table-cell office:value-type="float" office:value="61.81476039783" calcext:value-type="float">
            <text:p>61,81476039783</text:p>
          </table:table-cell>
          <table:table-cell office:value-type="float" office:value="66.3046616386554" calcext:value-type="float">
            <text:p>66,3046616386554</text:p>
          </table:table-cell>
          <table:table-cell office:value-type="float" office:value="60.5013128548473" calcext:value-type="float">
            <text:p>60,5013128548473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4.5" calcext:value-type="float">
            <text:p>64,5</text:p>
          </table:table-cell>
          <table:table-cell table:style-name="ce25" office:value-type="float" office:value="62.8" calcext:value-type="float">
            <text:p>62,8</text:p>
          </table:table-cell>
          <table:table-cell table:style-name="ce25" office:value-type="float" office:value="50.7" calcext:value-type="float">
            <text:p>50,7</text:p>
          </table:table-cell>
          <table:table-cell table:style-name="ce25" office:value-type="float" office:value="50.8" calcext:value-type="float">
            <text:p>50,8</text:p>
          </table:table-cell>
          <table:table-cell table:style-name="ce25" office:value-type="float" office:value="54.4" calcext:value-type="float">
            <text:p>54,4</text:p>
          </table:table-cell>
          <table:table-cell table:style-name="ce25" office:value-type="float" office:value="54.6" calcext:value-type="float">
            <text:p>54,6</text:p>
          </table:table-cell>
          <table:table-cell table:style-name="ce25" office:value-type="float" office:value="60.4" calcext:value-type="float">
            <text:p>60,4</text:p>
          </table:table-cell>
          <table:table-cell table:style-name="ce29" office:value-type="float" office:value="46.8" calcext:value-type="float">
            <text:p>46,8</text:p>
          </table:table-cell>
        </table:table-row>
        <table:table-row table:style-name="ro2" table:number-rows-repeated="45">
          <table:table-cell table:number-columns-repeated="23"/>
        </table:table-row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 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]/[.$A2]" office:value-type="float" office:value="14.1048027797142" calcext:value-type="float">
            <text:p>14,1048027797142</text:p>
          </table:table-cell>
          <table:table-cell table:formula="of:=[.C2]/[.$A2]" office:value-type="float" office:value="14.2599298906346" calcext:value-type="float">
            <text:p>14,2599298906346</text:p>
          </table:table-cell>
          <table:table-cell table:formula="of:=[.D2]/[.$A2]" office:value-type="float" office:value="14.2268839452302" calcext:value-type="float">
            <text:p>14,2268839452302</text:p>
          </table:table-cell>
          <table:table-cell table:formula="of:=[.E2]/[.$A2]" office:value-type="float" office:value="14.3739005829016" calcext:value-type="float">
            <text:p>14,3739005829016</text:p>
          </table:table-cell>
          <table:table-cell table:formula="of:=[.F2]/[.$A2]" office:value-type="float" office:value="14.2016963583282" calcext:value-type="float">
            <text:p>14,2016963583282</text:p>
          </table:table-cell>
          <table:table-cell table:formula="of:=[.G2]/[.$A2]" office:value-type="float" office:value="14.7700589920608" calcext:value-type="float">
            <text:p>14,7700589920608</text:p>
          </table:table-cell>
          <table:table-cell table:formula="of:=[.H2]/[.$A2]" office:value-type="float" office:value="14.8411894760213" calcext:value-type="float">
            <text:p>14,8411894760213</text:p>
          </table:table-cell>
          <table:table-cell table:formula="of:=[.I2]/[.$A2]" office:value-type="float" office:value="14.8914354121278" calcext:value-type="float">
            <text:p>14,8914354121278</text:p>
          </table:table-cell>
          <table:table-cell table:formula="of:=[.J2]/[.$A2]" office:value-type="float" office:value="14.7442355803255" calcext:value-type="float">
            <text:p>14,7442355803255</text:p>
          </table:table-cell>
          <table:table-cell table:formula="of:=[.K2]/[.$A2]" office:value-type="float" office:value="14.8719881691649" calcext:value-type="float">
            <text:p>14,8719881691649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]/[.$A3]" office:value-type="float" office:value="10.7851405732929" calcext:value-type="float">
            <text:p>10,7851405732929</text:p>
          </table:table-cell>
          <table:table-cell table:formula="of:=[.C3]/[.$A3]" office:value-type="float" office:value="10.9000543220731" calcext:value-type="float">
            <text:p>10,9000543220731</text:p>
          </table:table-cell>
          <table:table-cell table:formula="of:=[.D3]/[.$A3]" office:value-type="float" office:value="10.7753286284687" calcext:value-type="float">
            <text:p>10,7753286284687</text:p>
          </table:table-cell>
          <table:table-cell table:formula="of:=[.E3]/[.$A3]" office:value-type="float" office:value="11.1671573718546" calcext:value-type="float">
            <text:p>11,1671573718546</text:p>
          </table:table-cell>
          <table:table-cell table:formula="of:=[.F3]/[.$A3]" office:value-type="float" office:value="10.8936271149401" calcext:value-type="float">
            <text:p>10,8936271149401</text:p>
          </table:table-cell>
          <table:table-cell table:formula="of:=[.G3]/[.$A3]" office:value-type="float" office:value="14.0662466524156" calcext:value-type="float">
            <text:p>14,0662466524156</text:p>
          </table:table-cell>
          <table:table-cell table:formula="of:=[.H3]/[.$A3]" office:value-type="float" office:value="14.3524478536368" calcext:value-type="float">
            <text:p>14,3524478536368</text:p>
          </table:table-cell>
          <table:table-cell table:formula="of:=[.I3]/[.$A3]" office:value-type="float" office:value="14.30798676082" calcext:value-type="float">
            <text:p>14,30798676082</text:p>
          </table:table-cell>
          <table:table-cell table:formula="of:=[.J3]/[.$A3]" office:value-type="float" office:value="14.3122960541914" calcext:value-type="float">
            <text:p>14,3122960541914</text:p>
          </table:table-cell>
          <table:table-cell table:formula="of:=[.K3]/[.$A3]" office:value-type="float" office:value="14.3446437818182" calcext:value-type="float">
            <text:p>14,3446437818182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4]/[.$A4]" office:value-type="float" office:value="8.9855489981566" calcext:value-type="float">
            <text:p>8,9855489981566</text:p>
          </table:table-cell>
          <table:table-cell table:formula="of:=[.C4]/[.$A4]" office:value-type="float" office:value="9.62742413003663" calcext:value-type="float">
            <text:p>9,62742413003663</text:p>
          </table:table-cell>
          <table:table-cell table:formula="of:=[.D4]/[.$A4]" office:value-type="float" office:value="9.60250929335193" calcext:value-type="float">
            <text:p>9,60250929335193</text:p>
          </table:table-cell>
          <table:table-cell table:formula="of:=[.E4]/[.$A4]" office:value-type="float" office:value="9.5222849468085" calcext:value-type="float">
            <text:p>9,5222849468085</text:p>
          </table:table-cell>
          <table:table-cell table:formula="of:=[.F4]/[.$A4]" office:value-type="float" office:value="9.46157656761298" calcext:value-type="float">
            <text:p>9,46157656761298</text:p>
          </table:table-cell>
          <table:table-cell table:formula="of:=[.G4]/[.$A4]" office:value-type="float" office:value="10.4299668947079" calcext:value-type="float">
            <text:p>10,4299668947079</text:p>
          </table:table-cell>
          <table:table-cell table:formula="of:=[.H4]/[.$A4]" office:value-type="float" office:value="10.5670558764065" calcext:value-type="float">
            <text:p>10,5670558764065</text:p>
          </table:table-cell>
          <table:table-cell table:formula="of:=[.I4]/[.$A4]" office:value-type="float" office:value="10.6419746729874" calcext:value-type="float">
            <text:p>10,6419746729874</text:p>
          </table:table-cell>
          <table:table-cell table:formula="of:=[.J4]/[.$A4]" office:value-type="float" office:value="10.9391339733189" calcext:value-type="float">
            <text:p>10,9391339733189</text:p>
          </table:table-cell>
          <table:table-cell table:formula="of:=[.K4]/[.$A4]" office:value-type="float" office:value="11.1166201162569" calcext:value-type="float">
            <text:p>11,1166201162569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5]/[.$A5]" office:value-type="float" office:value="7.72654798232696" calcext:value-type="float">
            <text:p>7,72654798232696</text:p>
          </table:table-cell>
          <table:table-cell table:formula="of:=[.C5]/[.$A5]" office:value-type="float" office:value="8.29400504804296" calcext:value-type="float">
            <text:p>8,29400504804296</text:p>
          </table:table-cell>
          <table:table-cell table:formula="of:=[.D5]/[.$A5]" office:value-type="float" office:value="8.41279230013883" calcext:value-type="float">
            <text:p>8,41279230013883</text:p>
          </table:table-cell>
          <table:table-cell table:formula="of:=[.E5]/[.$A5]" office:value-type="float" office:value="7.86503903496883" calcext:value-type="float">
            <text:p>7,86503903496883</text:p>
          </table:table-cell>
          <table:table-cell table:formula="of:=[.F5]/[.$A5]" office:value-type="float" office:value="8.10564007361888" calcext:value-type="float">
            <text:p>8,10564007361888</text:p>
          </table:table-cell>
          <table:table-cell table:formula="of:=[.G5]/[.$A5]" office:value-type="float" office:value="11.6389049288845" calcext:value-type="float">
            <text:p>11,6389049288845</text:p>
          </table:table-cell>
          <table:table-cell table:formula="of:=[.H5]/[.$A5]" office:value-type="float" office:value="11.6619104617372" calcext:value-type="float">
            <text:p>11,6619104617372</text:p>
          </table:table-cell>
          <table:table-cell table:formula="of:=[.I5]/[.$A5]" office:value-type="float" office:value="11.2711267002402" calcext:value-type="float">
            <text:p>11,2711267002402</text:p>
          </table:table-cell>
          <table:table-cell table:formula="of:=[.J5]/[.$A5]" office:value-type="float" office:value="9.73850768961596" calcext:value-type="float">
            <text:p>9,73850768961596</text:p>
          </table:table-cell>
          <table:table-cell table:formula="of:=[.K5]/[.$A5]" office:value-type="float" office:value="10.0337994271165" calcext:value-type="float">
            <text:p>10,0337994271165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6]/[.$A6]" office:value-type="float" office:value="7.08101463464279" calcext:value-type="float">
            <text:p>7,08101463464279</text:p>
          </table:table-cell>
          <table:table-cell table:formula="of:=[.C6]/[.$A6]" office:value-type="float" office:value="7.62774123276395" calcext:value-type="float">
            <text:p>7,62774123276395</text:p>
          </table:table-cell>
          <table:table-cell table:formula="of:=[.D6]/[.$A6]" office:value-type="float" office:value="7.12994476898175" calcext:value-type="float">
            <text:p>7,12994476898175</text:p>
          </table:table-cell>
          <table:table-cell table:formula="of:=[.E6]/[.$A6]" office:value-type="float" office:value="7.18938092510589" calcext:value-type="float">
            <text:p>7,18938092510589</text:p>
          </table:table-cell>
          <table:table-cell table:formula="of:=[.F6]/[.$A6]" office:value-type="float" office:value="6.97231499026606" calcext:value-type="float">
            <text:p>6,97231499026606</text:p>
          </table:table-cell>
          <table:table-cell table:formula="of:=[.G6]/[.$A6]" office:value-type="float" office:value="9.45305119839449" calcext:value-type="float">
            <text:p>9,45305119839449</text:p>
          </table:table-cell>
          <table:table-cell table:formula="of:=[.H6]/[.$A6]" office:value-type="float" office:value="9.24059665435654" calcext:value-type="float">
            <text:p>9,24059665435654</text:p>
          </table:table-cell>
          <table:table-cell table:formula="of:=[.I6]/[.$A6]" office:value-type="float" office:value="8.63982732231921" calcext:value-type="float">
            <text:p>8,63982732231921</text:p>
          </table:table-cell>
          <table:table-cell table:formula="of:=[.J6]/[.$A6]" office:value-type="float" office:value="9.28570987940631" calcext:value-type="float">
            <text:p>9,28570987940631</text:p>
          </table:table-cell>
          <table:table-cell table:formula="of:=[.K6]/[.$A6]" office:value-type="float" office:value="8.85988201967593" calcext:value-type="float">
            <text:p>8,85988201967593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7]/[.$A7]" office:value-type="float" office:value="6.93455196833293" calcext:value-type="float">
            <text:p>6,93455196833293</text:p>
          </table:table-cell>
          <table:table-cell table:formula="of:=[.C7]/[.$A7]" office:value-type="float" office:value="6.85337907314779" calcext:value-type="float">
            <text:p>6,85337907314779</text:p>
          </table:table-cell>
          <table:table-cell table:formula="of:=[.D7]/[.$A7]" office:value-type="float" office:value="6.93106749199817" calcext:value-type="float">
            <text:p>6,93106749199817</text:p>
          </table:table-cell>
          <table:table-cell table:formula="of:=[.E7]/[.$A7]" office:value-type="float" office:value="6.94435435644919" calcext:value-type="float">
            <text:p>6,94435435644919</text:p>
          </table:table-cell>
          <table:table-cell table:formula="of:=[.F7]/[.$A7]" office:value-type="float" office:value="6.83477741213036" calcext:value-type="float">
            <text:p>6,83477741213036</text:p>
          </table:table-cell>
          <table:table-cell table:formula="of:=[.G7]/[.$A7]" office:value-type="float" office:value="8.34396710165294" calcext:value-type="float">
            <text:p>8,34396710165294</text:p>
          </table:table-cell>
          <table:table-cell table:formula="of:=[.H7]/[.$A7]" office:value-type="float" office:value="8.42767997522032" calcext:value-type="float">
            <text:p>8,42767997522032</text:p>
          </table:table-cell>
          <table:table-cell table:formula="of:=[.I7]/[.$A7]" office:value-type="float" office:value="7.78153941993464" calcext:value-type="float">
            <text:p>7,78153941993464</text:p>
          </table:table-cell>
          <table:table-cell table:formula="of:=[.J7]/[.$A7]" office:value-type="float" office:value="7.97118519753601" calcext:value-type="float">
            <text:p>7,97118519753601</text:p>
          </table:table-cell>
          <table:table-cell table:formula="of:=[.K7]/[.$A7]" office:value-type="float" office:value="8.33823992145992" calcext:value-type="float">
            <text:p>8,33823992145992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8]/[.$A8]" office:value-type="float" office:value="6.40784298489933" calcext:value-type="float">
            <text:p>6,40784298489933</text:p>
          </table:table-cell>
          <table:table-cell table:formula="of:=[.C8]/[.$A8]" office:value-type="float" office:value="5.97072246022563" calcext:value-type="float">
            <text:p>5,97072246022563</text:p>
          </table:table-cell>
          <table:table-cell table:formula="of:=[.D8]/[.$A8]" office:value-type="float" office:value="6.02043984478075" calcext:value-type="float">
            <text:p>6,02043984478075</text:p>
          </table:table-cell>
          <table:table-cell table:formula="of:=[.E8]/[.$A8]" office:value-type="float" office:value="6.2545316069295" calcext:value-type="float">
            <text:p>6,2545316069295</text:p>
          </table:table-cell>
          <table:table-cell table:formula="of:=[.F8]/[.$A8]" office:value-type="float" office:value="6.3296980845719" calcext:value-type="float">
            <text:p>6,3296980845719</text:p>
          </table:table-cell>
          <table:table-cell table:formula="of:=[.G8]/[.$A8]" office:value-type="float" office:value="7.07088070900123" calcext:value-type="float">
            <text:p>7,07088070900123</text:p>
          </table:table-cell>
          <table:table-cell table:formula="of:=[.H8]/[.$A8]" office:value-type="float" office:value="7.4831152520102" calcext:value-type="float">
            <text:p>7,4831152520102</text:p>
          </table:table-cell>
          <table:table-cell table:formula="of:=[.I8]/[.$A8]" office:value-type="float" office:value="6.84351099798793" calcext:value-type="float">
            <text:p>6,84351099798793</text:p>
          </table:table-cell>
          <table:table-cell table:formula="of:=[.J8]/[.$A8]" office:value-type="float" office:value="7.02118675113464" calcext:value-type="float">
            <text:p>7,02118675113464</text:p>
          </table:table-cell>
          <table:table-cell table:formula="of:=[.K8]/[.$A8]" office:value-type="float" office:value="6.43401872626582" calcext:value-type="float">
            <text:p>6,43401872626582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]/[.$A9]" office:value-type="float" office:value="5.809608654831" calcext:value-type="float">
            <text:p>5,809608654831</text:p>
          </table:table-cell>
          <table:table-cell table:formula="of:=[.C9]/[.$A9]" office:value-type="float" office:value="5.82816588704368" calcext:value-type="float">
            <text:p>5,82816588704368</text:p>
          </table:table-cell>
          <table:table-cell table:formula="of:=[.D9]/[.$A9]" office:value-type="float" office:value="5.48058953584179" calcext:value-type="float">
            <text:p>5,48058953584179</text:p>
          </table:table-cell>
          <table:table-cell table:formula="of:=[.E9]/[.$A9]" office:value-type="float" office:value="5.62714240329563" calcext:value-type="float">
            <text:p>5,62714240329563</text:p>
          </table:table-cell>
          <table:table-cell table:formula="of:=[.F9]/[.$A9]" office:value-type="float" office:value="5.57621024440876" calcext:value-type="float">
            <text:p>5,57621024440876</text:p>
          </table:table-cell>
          <table:table-cell table:formula="of:=[.G9]/[.$A9]" office:value-type="float" office:value="6.21574810693394" calcext:value-type="float">
            <text:p>6,21574810693394</text:p>
          </table:table-cell>
          <table:table-cell table:formula="of:=[.H9]/[.$A9]" office:value-type="float" office:value="6.30770284523208" calcext:value-type="float">
            <text:p>6,30770284523208</text:p>
          </table:table-cell>
          <table:table-cell table:formula="of:=[.I9]/[.$A9]" office:value-type="float" office:value="5.61952367253" calcext:value-type="float">
            <text:p>5,61952367253</text:p>
          </table:table-cell>
          <table:table-cell table:formula="of:=[.J9]/[.$A9]" office:value-type="float" office:value="6.02769651260504" calcext:value-type="float">
            <text:p>6,02769651260504</text:p>
          </table:table-cell>
          <table:table-cell table:formula="of:=[.K9]/[.$A9]" office:value-type="float" office:value="5.50011935044066" calcext:value-type="float">
            <text:p>5,50011935044066</text:p>
          </table:table-cell>
          <table:table-cell table:number-columns-repeated="12"/>
        </table:table-row>
      </table:table>
      <table:table table:name="5" table:style-name="ta1">
        <table:shapes>
          <draw:frame draw:z-index="0" draw:style-name="gr1" draw:text-style-name="P1" svg:width="24.578cm" svg:height="9.001cm" svg:x="0cm" svg:y="5.454cm">
            <draw:object draw:notify-on-update-of-ranges="'5'.A55:'5'.A55 '5'.A56:'5'.A63 '5'.B55:'5'.B55 '5'.B56:'5'.B63 '5'.C55:'5'.C55 '5'.C56:'5'.C63 '5'.D55:'5'.D55 '5'.D56:'5'.D63 '5'.E55:'5'.E55 '5'.E56:'5'.E63 '5'.F55:'5'.F55 '5'.F56:'5'.F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5'.A56:'5'.A63 '5'.G55:'5'.G55 '5'.G56:'5'.G63 '5'.H55:'5'.H55 '5'.H56:'5'.H63 '5'.I55:'5'.I55 '5'.I56:'5'.I63 '5'.J55:'5'.J55 '5'.J56:'5'.J63 '5'.K55:'5'.K55 '5'.K56:'5'.K6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24.604cm" svg:height="8.982cm" svg:x="27.18cm" svg:y="5.564cm">
            <draw:object draw:notify-on-update-of-ranges="'5'.M2:'5'.M9 '5'.N1:'5'.N1 '5'.N2:'5'.N9 '5'.O1:'5'.O1 '5'.O2:'5'.O9 '5'.P1:'5'.P1 '5'.P2:'5'.P9 '5'.Q1:'5'.Q1 '5'.Q2:'5'.Q9 '5'.R1:'5'.R1 '5'.R2:'5'.R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24.517cm" svg:height="8.982cm" svg:x="27.18cm" svg:y="15.252cm">
            <draw:object draw:notify-on-update-of-ranges="'5'.M2:'5'.M9 '5'.S1:'5'.S1 '5'.S2:'5'.S9 '5'.T1:'5'.T1 '5'.T2:'5'.T9 '5'.U1:'5'.U1 '5'.U2:'5'.U9 '5'.V1:'5'.V1 '5'.V2:'5'.V9 '5'.W1:'5'.W1 '5'.W2:'5'.W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 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OR</text:p>
          </table:table-cell>
          <table:table-cell table:style-name="ce24" office:value-type="string" calcext:value-type="string">
            <text:p>Media - V C1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4" office:value-type="string" calcext:value-type="string">
            <text:p>Media - T B1</text:p>
          </table:table-cell>
          <table:table-cell table:style-name="ce24" office:value-type="string" calcext:value-type="string">
            <text:p>Media - OR</text:p>
          </table:table-cell>
          <table:table-cell table:style-name="ce24" office:value-type="string" calcext:value-type="string">
            <text:p>Media - V C1 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6" office:value-type="string" calcext:value-type="string">
            <text:p>Media -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1.6156928788185" calcext:value-type="float">
            <text:p>41,6156928788185</text:p>
          </table:table-cell>
          <table:table-cell office:value-type="float" office:value="40.9784053088357" calcext:value-type="float">
            <text:p>40,9784053088357</text:p>
          </table:table-cell>
          <table:table-cell office:value-type="float" office:value="41.6348766846744" calcext:value-type="float">
            <text:p>41,6348766846744</text:p>
          </table:table-cell>
          <table:table-cell office:value-type="float" office:value="41.859180875337" calcext:value-type="float">
            <text:p>41,859180875337</text:p>
          </table:table-cell>
          <table:table-cell office:value-type="float" office:value="41.4123926829268" calcext:value-type="float">
            <text:p>41,4123926829268</text:p>
          </table:table-cell>
          <table:table-cell office:value-type="float" office:value="43.0829073273745" calcext:value-type="float">
            <text:p>43,0829073273745</text:p>
          </table:table-cell>
          <table:table-cell office:value-type="float" office:value="42.6780801128624" calcext:value-type="float">
            <text:p>42,6780801128624</text:p>
          </table:table-cell>
          <table:table-cell office:value-type="float" office:value="42.8578030587765" calcext:value-type="float">
            <text:p>42,8578030587765</text:p>
          </table:table-cell>
          <table:table-cell office:value-type="float" office:value="42.8477505024588" calcext:value-type="float">
            <text:p>42,8477505024588</text:p>
          </table:table-cell>
          <table:table-cell office:value-type="float" office:value="42.3109146486701" calcext:value-type="float">
            <text:p>42,3109146486701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9" office:value-type="float" office:value="249.4" calcext:value-type="float">
            <text:p>249,4</text:p>
          </table:table-cell>
          <table:table-cell table:style-name="ce13" office:value-type="float" office:value="273.8" calcext:value-type="float">
            <text:p>273,8</text:p>
          </table:table-cell>
          <table:table-cell table:style-name="ce13" office:value-type="float" office:value="266.1" calcext:value-type="float">
            <text:p>266,1</text:p>
          </table:table-cell>
          <table:table-cell table:style-name="ce13" office:value-type="float" office:value="243.2" calcext:value-type="float">
            <text:p>243,2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256.7" calcext:value-type="float">
            <text:p>256,7</text:p>
          </table:table-cell>
          <table:table-cell table:style-name="ce13" office:value-type="float" office:value="259.2" calcext:value-type="float">
            <text:p>259,2</text:p>
          </table:table-cell>
          <table:table-cell table:style-name="ce13" office:value-type="float" office:value="252.2" calcext:value-type="float">
            <text:p>252,2</text:p>
          </table:table-cell>
          <table:table-cell table:style-name="ce13" office:value-type="float" office:value="236" calcext:value-type="float">
            <text:p>236</text:p>
          </table:table-cell>
          <table:table-cell table:style-name="ce28" office:value-type="float" office:value="254.2" calcext:value-type="float">
            <text:p>25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.3681918390887" calcext:value-type="float">
            <text:p>42,3681918390887</text:p>
          </table:table-cell>
          <table:table-cell office:value-type="float" office:value="42.3218254245283" calcext:value-type="float">
            <text:p>42,3218254245283</text:p>
          </table:table-cell>
          <table:table-cell office:value-type="float" office:value="42.0043435155988" calcext:value-type="float">
            <text:p>42,0043435155988</text:p>
          </table:table-cell>
          <table:table-cell office:value-type="float" office:value="42.0736335434063" calcext:value-type="float">
            <text:p>42,0736335434063</text:p>
          </table:table-cell>
          <table:table-cell office:value-type="float" office:value="42.4710046199701" calcext:value-type="float">
            <text:p>42,4710046199701</text:p>
          </table:table-cell>
          <table:table-cell office:value-type="float" office:value="41.9239742166813" calcext:value-type="float">
            <text:p>41,9239742166813</text:p>
          </table:table-cell>
          <table:table-cell office:value-type="float" office:value="42.4573705436871" calcext:value-type="float">
            <text:p>42,4573705436871</text:p>
          </table:table-cell>
          <table:table-cell office:value-type="float" office:value="42.6336816227132" calcext:value-type="float">
            <text:p>42,6336816227132</text:p>
          </table:table-cell>
          <table:table-cell office:value-type="float" office:value="42.8075151598804" calcext:value-type="float">
            <text:p>42,8075151598804</text:p>
          </table:table-cell>
          <table:table-cell office:value-type="float" office:value="42.3227085062713" calcext:value-type="float">
            <text:p>42,3227085062713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9" office:value-type="float" office:value="280.4" calcext:value-type="float">
            <text:p>280,4</text:p>
          </table:table-cell>
          <table:table-cell table:style-name="ce13" office:value-type="float" office:value="299.6" calcext:value-type="float">
            <text:p>299,6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256.4" calcext:value-type="float">
            <text:p>256,4</text:p>
          </table:table-cell>
          <table:table-cell table:style-name="ce13" office:value-type="float" office:value="284.6" calcext:value-type="float">
            <text:p>284,6</text:p>
          </table:table-cell>
          <table:table-cell table:style-name="ce13" office:value-type="float" office:value="183.5" calcext:value-type="float">
            <text:p>183,5</text:p>
          </table:table-cell>
          <table:table-cell table:style-name="ce13" office:value-type="float" office:value="179.1" calcext:value-type="float">
            <text:p>179,1</text:p>
          </table:table-cell>
          <table:table-cell table:style-name="ce13" office:value-type="float" office:value="170.6" calcext:value-type="float">
            <text:p>170,6</text:p>
          </table:table-cell>
          <table:table-cell table:style-name="ce13" office:value-type="float" office:value="176.2" calcext:value-type="float">
            <text:p>176,2</text:p>
          </table:table-cell>
          <table:table-cell table:style-name="ce28" office:value-type="float" office:value="177.6" calcext:value-type="float">
            <text:p>177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.7959786047178" calcext:value-type="float">
            <text:p>40,7959786047178</text:p>
          </table:table-cell>
          <table:table-cell office:value-type="float" office:value="42.6764165441777" calcext:value-type="float">
            <text:p>42,6764165441777</text:p>
          </table:table-cell>
          <table:table-cell office:value-type="float" office:value="42.4327221091205" calcext:value-type="float">
            <text:p>42,4327221091205</text:p>
          </table:table-cell>
          <table:table-cell office:value-type="float" office:value="40.4470900542495" calcext:value-type="float">
            <text:p>40,4470900542495</text:p>
          </table:table-cell>
          <table:table-cell office:value-type="float" office:value="42.5312996571268" calcext:value-type="float">
            <text:p>42,5312996571268</text:p>
          </table:table-cell>
          <table:table-cell office:value-type="float" office:value="45.1229207025714" calcext:value-type="float">
            <text:p>45,1229207025714</text:p>
          </table:table-cell>
          <table:table-cell office:value-type="float" office:value="44.7530695770392" calcext:value-type="float">
            <text:p>44,7530695770392</text:p>
          </table:table-cell>
          <table:table-cell office:value-type="float" office:value="44.9363814818518" calcext:value-type="float">
            <text:p>44,9363814818518</text:p>
          </table:table-cell>
          <table:table-cell office:value-type="float" office:value="44.3490765257279" calcext:value-type="float">
            <text:p>44,3490765257279</text:p>
          </table:table-cell>
          <table:table-cell office:value-type="float" office:value="44.4599004440856" calcext:value-type="float">
            <text:p>44,4599004440856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9" office:value-type="float" office:value="234.7" calcext:value-type="float">
            <text:p>234,7</text:p>
          </table:table-cell>
          <table:table-cell table:style-name="ce13" office:value-type="float" office:value="206.9" calcext:value-type="float">
            <text:p>206,9</text:p>
          </table:table-cell>
          <table:table-cell table:style-name="ce13" office:value-type="float" office:value="242.9" calcext:value-type="float">
            <text:p>242,9</text:p>
          </table:table-cell>
          <table:table-cell table:style-name="ce13" office:value-type="float" office:value="208.6" calcext:value-type="float">
            <text:p>208,6</text:p>
          </table:table-cell>
          <table:table-cell table:style-name="ce13" office:value-type="float" office:value="241.5" calcext:value-type="float">
            <text:p>241,5</text:p>
          </table:table-cell>
          <table:table-cell table:style-name="ce13" office:value-type="float" office:value="167.6" calcext:value-type="float">
            <text:p>167,6</text:p>
          </table:table-cell>
          <table:table-cell table:style-name="ce13" office:value-type="float" office:value="169.1" calcext:value-type="float">
            <text:p>169,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71" calcext:value-type="float">
            <text:p>171</text:p>
          </table:table-cell>
          <table:table-cell table:style-name="ce28"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.7052271144732" calcext:value-type="float">
            <text:p>45,7052271144732</text:p>
          </table:table-cell>
          <table:table-cell office:value-type="float" office:value="46.8787395242537" calcext:value-type="float">
            <text:p>46,8787395242537</text:p>
          </table:table-cell>
          <table:table-cell office:value-type="float" office:value="46.7220900586974" calcext:value-type="float">
            <text:p>46,7220900586974</text:p>
          </table:table-cell>
          <table:table-cell office:value-type="float" office:value="46.8147443467106" calcext:value-type="float">
            <text:p>46,8147443467106</text:p>
          </table:table-cell>
          <table:table-cell office:value-type="float" office:value="45.6198365545847" calcext:value-type="float">
            <text:p>45,6198365545847</text:p>
          </table:table-cell>
          <table:table-cell office:value-type="float" office:value="47.060744651705" calcext:value-type="float">
            <text:p>47,060744651705</text:p>
          </table:table-cell>
          <table:table-cell office:value-type="float" office:value="47.4990934217679" calcext:value-type="float">
            <text:p>47,4990934217679</text:p>
          </table:table-cell>
          <table:table-cell office:value-type="float" office:value="48.5804410720382" calcext:value-type="float">
            <text:p>48,5804410720382</text:p>
          </table:table-cell>
          <table:table-cell office:value-type="float" office:value="47.3505271855011" calcext:value-type="float">
            <text:p>47,3505271855011</text:p>
          </table:table-cell>
          <table:table-cell office:value-type="float" office:value="47.2233729063019" calcext:value-type="float">
            <text:p>47,2233729063019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9" office:value-type="float" office:value="159.2" calcext:value-type="float">
            <text:p>159,2</text:p>
          </table:table-cell>
          <table:table-cell table:style-name="ce13" office:value-type="float" office:value="155.4" calcext:value-type="float">
            <text:p>155,4</text:p>
          </table:table-cell>
          <table:table-cell table:style-name="ce13" office:value-type="float" office:value="155.6" calcext:value-type="float">
            <text:p>155,6</text:p>
          </table:table-cell>
          <table:table-cell table:style-name="ce13" office:value-type="float" office:value="158.2" calcext:value-type="float">
            <text:p>158,2</text:p>
          </table:table-cell>
          <table:table-cell table:style-name="ce13" office:value-type="float" office:value="164.8" calcext:value-type="float">
            <text:p>164,8</text:p>
          </table:table-cell>
          <table:table-cell table:style-name="ce13" office:value-type="float" office:value="149.3" calcext:value-type="float">
            <text:p>149,3</text:p>
          </table:table-cell>
          <table:table-cell table:style-name="ce13" office:value-type="float" office:value="134.6" calcext:value-type="float">
            <text:p>134,6</text:p>
          </table:table-cell>
          <table:table-cell table:style-name="ce13" office:value-type="float" office:value="128.7" calcext:value-type="float">
            <text:p>128,7</text:p>
          </table:table-cell>
          <table:table-cell table:style-name="ce13" office:value-type="float" office:value="137" calcext:value-type="float">
            <text:p>137</text:p>
          </table:table-cell>
          <table:table-cell table:style-name="ce28" office:value-type="float" office:value="140.8" calcext:value-type="float">
            <text:p>140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.7317633676776" calcext:value-type="float">
            <text:p>45,7317633676776</text:p>
          </table:table-cell>
          <table:table-cell office:value-type="float" office:value="47.0855639630836" calcext:value-type="float">
            <text:p>47,0855639630836</text:p>
          </table:table-cell>
          <table:table-cell office:value-type="float" office:value="47.3895125933598" calcext:value-type="float">
            <text:p>47,3895125933598</text:p>
          </table:table-cell>
          <table:table-cell office:value-type="float" office:value="47.4373560531605" calcext:value-type="float">
            <text:p>47,4373560531605</text:p>
          </table:table-cell>
          <table:table-cell office:value-type="float" office:value="46.8373753273825" calcext:value-type="float">
            <text:p>46,8373753273825</text:p>
          </table:table-cell>
          <table:table-cell office:value-type="float" office:value="60.0174388766032" calcext:value-type="float">
            <text:p>60,0174388766032</text:p>
          </table:table-cell>
          <table:table-cell office:value-type="float" office:value="59.5342303461399" calcext:value-type="float">
            <text:p>59,5342303461399</text:p>
          </table:table-cell>
          <table:table-cell office:value-type="float" office:value="59.8749467976544" calcext:value-type="float">
            <text:p>59,8749467976544</text:p>
          </table:table-cell>
          <table:table-cell office:value-type="float" office:value="61.2852502526234" calcext:value-type="float">
            <text:p>61,2852502526234</text:p>
          </table:table-cell>
          <table:table-cell office:value-type="float" office:value="60.5616907577175" calcext:value-type="float">
            <text:p>60,5616907577175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9" office:value-type="float" office:value="260.7" calcext:value-type="float">
            <text:p>260,7</text:p>
          </table:table-cell>
          <table:table-cell table:style-name="ce13" office:value-type="float" office:value="233.2" calcext:value-type="float">
            <text:p>233,2</text:p>
          </table:table-cell>
          <table:table-cell table:style-name="ce13" office:value-type="float" office:value="232.2" calcext:value-type="float">
            <text:p>232,2</text:p>
          </table:table-cell>
          <table:table-cell table:style-name="ce13" office:value-type="float" office:value="226.6" calcext:value-type="float">
            <text:p>226,6</text:p>
          </table:table-cell>
          <table:table-cell table:style-name="ce13" office:value-type="float" office:value="237.4" calcext:value-type="float">
            <text:p>237,4</text:p>
          </table:table-cell>
          <table:table-cell table:style-name="ce13" office:value-type="float" office:value="143.7" calcext:value-type="float">
            <text:p>143,7</text:p>
          </table:table-cell>
          <table:table-cell table:style-name="ce13" office:value-type="float" office:value="142.4" calcext:value-type="float">
            <text:p>142,4</text:p>
          </table:table-cell>
          <table:table-cell table:style-name="ce13" office:value-type="float" office:value="167.5" calcext:value-type="float">
            <text:p>167,5</text:p>
          </table:table-cell>
          <table:table-cell table:style-name="ce13" office:value-type="float" office:value="133" calcext:value-type="float">
            <text:p>133</text:p>
          </table:table-cell>
          <table:table-cell table:style-name="ce28" office:value-type="float" office:value="138.4" calcext:value-type="float">
            <text:p>138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6.1274718704723" calcext:value-type="float">
            <text:p>46,1274718704723</text:p>
          </table:table-cell>
          <table:table-cell office:value-type="float" office:value="46.8149752108208" calcext:value-type="float">
            <text:p>46,8149752108208</text:p>
          </table:table-cell>
          <table:table-cell office:value-type="float" office:value="45.6406372176759" calcext:value-type="float">
            <text:p>45,6406372176759</text:p>
          </table:table-cell>
          <table:table-cell office:value-type="float" office:value="46.5973114991763" calcext:value-type="float">
            <text:p>46,5973114991763</text:p>
          </table:table-cell>
          <table:table-cell office:value-type="float" office:value="46.6649765322246" calcext:value-type="float">
            <text:p>46,6649765322246</text:p>
          </table:table-cell>
          <table:table-cell office:value-type="float" office:value="58.7845636494563" calcext:value-type="float">
            <text:p>58,7845636494563</text:p>
          </table:table-cell>
          <table:table-cell office:value-type="float" office:value="60.5686206912372" calcext:value-type="float">
            <text:p>60,5686206912372</text:p>
          </table:table-cell>
          <table:table-cell office:value-type="float" office:value="60.7098110100091" calcext:value-type="float">
            <text:p>60,7098110100091</text:p>
          </table:table-cell>
          <table:table-cell office:value-type="float" office:value="63.1269557364692" calcext:value-type="float">
            <text:p>63,1269557364692</text:p>
          </table:table-cell>
          <table:table-cell office:value-type="float" office:value="61.655984073777" calcext:value-type="float">
            <text:p>61,655984073777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9" office:value-type="float" office:value="155.6" calcext:value-type="float">
            <text:p>155,6</text:p>
          </table:table-cell>
          <table:table-cell table:style-name="ce13" office:value-type="float" office:value="135.7" calcext:value-type="float">
            <text:p>135,7</text:p>
          </table:table-cell>
          <table:table-cell table:style-name="ce13" office:value-type="float" office:value="138.6" calcext:value-type="float">
            <text:p>138,6</text:p>
          </table:table-cell>
          <table:table-cell table:style-name="ce13" office:value-type="float" office:value="137.6" calcext:value-type="float">
            <text:p>137,6</text:p>
          </table:table-cell>
          <table:table-cell table:style-name="ce13" office:value-type="float" office:value="136.3" calcext:value-type="float">
            <text:p>136,3</text:p>
          </table:table-cell>
          <table:table-cell table:style-name="ce13" office:value-type="float" office:value="156.7" calcext:value-type="float">
            <text:p>156,7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0.3" calcext:value-type="float">
            <text:p>150,3</text:p>
          </table:table-cell>
          <table:table-cell table:style-name="ce13" office:value-type="float" office:value="151.6" calcext:value-type="float">
            <text:p>151,6</text:p>
          </table:table-cell>
          <table:table-cell table:style-name="ce28"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7.3337060017652" calcext:value-type="float">
            <text:p>47,3337060017652</text:p>
          </table:table-cell>
          <table:table-cell office:value-type="float" office:value="45.287006638104" calcext:value-type="float">
            <text:p>45,287006638104</text:p>
          </table:table-cell>
          <table:table-cell office:value-type="float" office:value="45.7279563787153" calcext:value-type="float">
            <text:p>45,7279563787153</text:p>
          </table:table-cell>
          <table:table-cell office:value-type="float" office:value="44.6415447945345" calcext:value-type="float">
            <text:p>44,6415447945345</text:p>
          </table:table-cell>
          <table:table-cell office:value-type="float" office:value="44.2797362788788" calcext:value-type="float">
            <text:p>44,2797362788788</text:p>
          </table:table-cell>
          <table:table-cell office:value-type="float" office:value="59.2610822101791" calcext:value-type="float">
            <text:p>59,2610822101791</text:p>
          </table:table-cell>
          <table:table-cell office:value-type="float" office:value="62.011039299554" calcext:value-type="float">
            <text:p>62,011039299554</text:p>
          </table:table-cell>
          <table:table-cell office:value-type="float" office:value="61.6985728058459" calcext:value-type="float">
            <text:p>61,6985728058459</text:p>
          </table:table-cell>
          <table:table-cell office:value-type="float" office:value="64.4457603034526" calcext:value-type="float">
            <text:p>64,4457603034526</text:p>
          </table:table-cell>
          <table:table-cell office:value-type="float" office:value="63.2610553617659" calcext:value-type="float">
            <text:p>63,2610553617659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9" office:value-type="float" office:value="160.7" calcext:value-type="float">
            <text:p>160,7</text:p>
          </table:table-cell>
          <table:table-cell table:style-name="ce13" office:value-type="float" office:value="189.1" calcext:value-type="float">
            <text:p>189,1</text:p>
          </table:table-cell>
          <table:table-cell table:style-name="ce13" office:value-type="float" office:value="183.3" calcext:value-type="float">
            <text:p>183,3</text:p>
          </table:table-cell>
          <table:table-cell table:style-name="ce13" office:value-type="float" office:value="203.8" calcext:value-type="float">
            <text:p>203,8</text:p>
          </table:table-cell>
          <table:table-cell table:style-name="ce13" office:value-type="float" office:value="177.1" calcext:value-type="float">
            <text:p>177,1</text:p>
          </table:table-cell>
          <table:table-cell table:style-name="ce13" office:value-type="float" office:value="130.7" calcext:value-type="float">
            <text:p>130,7</text:p>
          </table:table-cell>
          <table:table-cell table:style-name="ce13" office:value-type="float" office:value="142.2" calcext:value-type="float">
            <text:p>142,2</text:p>
          </table:table-cell>
          <table:table-cell table:style-name="ce13" office:value-type="float" office:value="131.5" calcext:value-type="float">
            <text:p>131,5</text:p>
          </table:table-cell>
          <table:table-cell table:style-name="ce13" office:value-type="float" office:value="134.8" calcext:value-type="float">
            <text:p>134,8</text:p>
          </table:table-cell>
          <table:table-cell table:style-name="ce28" office:value-type="float" office:value="152.6" calcext:value-type="float">
            <text:p>15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4.9080889377612" calcext:value-type="float">
            <text:p>44,9080889377612</text:p>
          </table:table-cell>
          <table:table-cell office:value-type="float" office:value="46.2577605280011" calcext:value-type="float">
            <text:p>46,2577605280011</text:p>
          </table:table-cell>
          <table:table-cell office:value-type="float" office:value="46.5970804830843" calcext:value-type="float">
            <text:p>46,5970804830843</text:p>
          </table:table-cell>
          <table:table-cell office:value-type="float" office:value="45.1770871988988" calcext:value-type="float">
            <text:p>45,1770871988988</text:p>
          </table:table-cell>
          <table:table-cell office:value-type="float" office:value="46.4978905350403" calcext:value-type="float">
            <text:p>46,4978905350403</text:p>
          </table:table-cell>
          <table:table-cell office:value-type="float" office:value="65.6383261396118" calcext:value-type="float">
            <text:p>65,6383261396118</text:p>
          </table:table-cell>
          <table:table-cell office:value-type="float" office:value="69.4512934428634" calcext:value-type="float">
            <text:p>69,4512934428634</text:p>
          </table:table-cell>
          <table:table-cell office:value-type="float" office:value="68.4399886759449" calcext:value-type="float">
            <text:p>68,4399886759449</text:p>
          </table:table-cell>
          <table:table-cell office:value-type="float" office:value="72.3189351563896" calcext:value-type="float">
            <text:p>72,3189351563896</text:p>
          </table:table-cell>
          <table:table-cell office:value-type="float" office:value="70.5251896601591" calcext:value-type="float">
            <text:p>70,5251896601591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3" office:value-type="float" office:value="139.3" calcext:value-type="float">
            <text:p>139,3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34.1" calcext:value-type="float">
            <text:p>134,1</text:p>
          </table:table-cell>
          <table:table-cell table:style-name="ce25" office:value-type="float" office:value="141.8" calcext:value-type="float">
            <text:p>141,8</text:p>
          </table:table-cell>
          <table:table-cell table:style-name="ce25" office:value-type="float" office:value="143.1" calcext:value-type="float">
            <text:p>143,1</text:p>
          </table:table-cell>
          <table:table-cell table:style-name="ce25" office:value-type="float" office:value="138.2" calcext:value-type="float">
            <text:p>138,2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37.9" calcext:value-type="float">
            <text:p>137,9</text:p>
          </table:table-cell>
          <table:table-cell table:style-name="ce25" office:value-type="float" office:value="135.2" calcext:value-type="float">
            <text:p>135,2</text:p>
          </table:table-cell>
          <table:table-cell table:style-name="ce29" office:value-type="float" office:value="132.4" calcext:value-type="float">
            <text:p>132,4</text:p>
          </table:table-cell>
        </table:table-row>
        <table:table-row table:style-name="ro2" table:number-rows-repeated="45">
          <table:table-cell table:number-columns-repeated="23"/>
        </table:table-row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 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]/[.$A2]" office:value-type="float" office:value="10.4039232197046" calcext:value-type="float">
            <text:p>10,4039232197046</text:p>
          </table:table-cell>
          <table:table-cell table:formula="of:=[.C2]/[.$A2]" office:value-type="float" office:value="10.2446013272089" calcext:value-type="float">
            <text:p>10,2446013272089</text:p>
          </table:table-cell>
          <table:table-cell table:formula="of:=[.D2]/[.$A2]" office:value-type="float" office:value="10.4087191711686" calcext:value-type="float">
            <text:p>10,4087191711686</text:p>
          </table:table-cell>
          <table:table-cell table:formula="of:=[.E2]/[.$A2]" office:value-type="float" office:value="10.4647952188343" calcext:value-type="float">
            <text:p>10,4647952188343</text:p>
          </table:table-cell>
          <table:table-cell table:formula="of:=[.F2]/[.$A2]" office:value-type="float" office:value="10.3530981707317" calcext:value-type="float">
            <text:p>10,3530981707317</text:p>
          </table:table-cell>
          <table:table-cell table:formula="of:=[.G2]/[.$A2]" office:value-type="float" office:value="10.7707268318436" calcext:value-type="float">
            <text:p>10,7707268318436</text:p>
          </table:table-cell>
          <table:table-cell table:formula="of:=[.H2]/[.$A2]" office:value-type="float" office:value="10.6695200282156" calcext:value-type="float">
            <text:p>10,6695200282156</text:p>
          </table:table-cell>
          <table:table-cell table:formula="of:=[.I2]/[.$A2]" office:value-type="float" office:value="10.7144507646941" calcext:value-type="float">
            <text:p>10,7144507646941</text:p>
          </table:table-cell>
          <table:table-cell table:formula="of:=[.J2]/[.$A2]" office:value-type="float" office:value="10.7119376256147" calcext:value-type="float">
            <text:p>10,7119376256147</text:p>
          </table:table-cell>
          <table:table-cell table:formula="of:=[.K2]/[.$A2]" office:value-type="float" office:value="10.5777286621675" calcext:value-type="float">
            <text:p>10,5777286621675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]/[.$A3]" office:value-type="float" office:value="8.47363836781774" calcext:value-type="float">
            <text:p>8,47363836781774</text:p>
          </table:table-cell>
          <table:table-cell table:formula="of:=[.C3]/[.$A3]" office:value-type="float" office:value="8.46436508490566" calcext:value-type="float">
            <text:p>8,46436508490566</text:p>
          </table:table-cell>
          <table:table-cell table:formula="of:=[.D3]/[.$A3]" office:value-type="float" office:value="8.40086870311976" calcext:value-type="float">
            <text:p>8,40086870311976</text:p>
          </table:table-cell>
          <table:table-cell table:formula="of:=[.E3]/[.$A3]" office:value-type="float" office:value="8.41472670868126" calcext:value-type="float">
            <text:p>8,41472670868126</text:p>
          </table:table-cell>
          <table:table-cell table:formula="of:=[.F3]/[.$A3]" office:value-type="float" office:value="8.49420092399402" calcext:value-type="float">
            <text:p>8,49420092399402</text:p>
          </table:table-cell>
          <table:table-cell table:formula="of:=[.G3]/[.$A3]" office:value-type="float" office:value="8.38479484333626" calcext:value-type="float">
            <text:p>8,38479484333626</text:p>
          </table:table-cell>
          <table:table-cell table:formula="of:=[.H3]/[.$A3]" office:value-type="float" office:value="8.49147410873742" calcext:value-type="float">
            <text:p>8,49147410873742</text:p>
          </table:table-cell>
          <table:table-cell table:formula="of:=[.I3]/[.$A3]" office:value-type="float" office:value="8.52673632454264" calcext:value-type="float">
            <text:p>8,52673632454264</text:p>
          </table:table-cell>
          <table:table-cell table:formula="of:=[.J3]/[.$A3]" office:value-type="float" office:value="8.56150303197608" calcext:value-type="float">
            <text:p>8,56150303197608</text:p>
          </table:table-cell>
          <table:table-cell table:formula="of:=[.K3]/[.$A3]" office:value-type="float" office:value="8.46454170125426" calcext:value-type="float">
            <text:p>8,46454170125426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4]/[.$A4]" office:value-type="float" office:value="6.79932976745297" calcext:value-type="float">
            <text:p>6,79932976745297</text:p>
          </table:table-cell>
          <table:table-cell table:formula="of:=[.C4]/[.$A4]" office:value-type="float" office:value="7.11273609069628" calcext:value-type="float">
            <text:p>7,11273609069628</text:p>
          </table:table-cell>
          <table:table-cell table:formula="of:=[.D4]/[.$A4]" office:value-type="float" office:value="7.07212035152008" calcext:value-type="float">
            <text:p>7,07212035152008</text:p>
          </table:table-cell>
          <table:table-cell table:formula="of:=[.E4]/[.$A4]" office:value-type="float" office:value="6.74118167570825" calcext:value-type="float">
            <text:p>6,74118167570825</text:p>
          </table:table-cell>
          <table:table-cell table:formula="of:=[.F4]/[.$A4]" office:value-type="float" office:value="7.08854994285447" calcext:value-type="float">
            <text:p>7,08854994285447</text:p>
          </table:table-cell>
          <table:table-cell table:formula="of:=[.G4]/[.$A4]" office:value-type="float" office:value="7.5204867837619" calcext:value-type="float">
            <text:p>7,5204867837619</text:p>
          </table:table-cell>
          <table:table-cell table:formula="of:=[.H4]/[.$A4]" office:value-type="float" office:value="7.45884492950653" calcext:value-type="float">
            <text:p>7,45884492950653</text:p>
          </table:table-cell>
          <table:table-cell table:formula="of:=[.I4]/[.$A4]" office:value-type="float" office:value="7.48939691364197" calcext:value-type="float">
            <text:p>7,48939691364197</text:p>
          </table:table-cell>
          <table:table-cell table:formula="of:=[.J4]/[.$A4]" office:value-type="float" office:value="7.39151275428798" calcext:value-type="float">
            <text:p>7,39151275428798</text:p>
          </table:table-cell>
          <table:table-cell table:formula="of:=[.K4]/[.$A4]" office:value-type="float" office:value="7.4099834073476" calcext:value-type="float">
            <text:p>7,4099834073476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5]/[.$A5]" office:value-type="float" office:value="6.52931815921046" calcext:value-type="float">
            <text:p>6,52931815921046</text:p>
          </table:table-cell>
          <table:table-cell table:formula="of:=[.C5]/[.$A5]" office:value-type="float" office:value="6.6969627891791" calcext:value-type="float">
            <text:p>6,6969627891791</text:p>
          </table:table-cell>
          <table:table-cell table:formula="of:=[.D5]/[.$A5]" office:value-type="float" office:value="6.67458429409963" calcext:value-type="float">
            <text:p>6,67458429409963</text:p>
          </table:table-cell>
          <table:table-cell table:formula="of:=[.E5]/[.$A5]" office:value-type="float" office:value="6.68782062095866" calcext:value-type="float">
            <text:p>6,68782062095866</text:p>
          </table:table-cell>
          <table:table-cell table:formula="of:=[.F5]/[.$A5]" office:value-type="float" office:value="6.51711950779781" calcext:value-type="float">
            <text:p>6,51711950779781</text:p>
          </table:table-cell>
          <table:table-cell table:formula="of:=[.G5]/[.$A5]" office:value-type="float" office:value="6.72296352167214" calcext:value-type="float">
            <text:p>6,72296352167214</text:p>
          </table:table-cell>
          <table:table-cell table:formula="of:=[.H5]/[.$A5]" office:value-type="float" office:value="6.78558477453827" calcext:value-type="float">
            <text:p>6,78558477453827</text:p>
          </table:table-cell>
          <table:table-cell table:formula="of:=[.I5]/[.$A5]" office:value-type="float" office:value="6.94006301029117" calcext:value-type="float">
            <text:p>6,94006301029117</text:p>
          </table:table-cell>
          <table:table-cell table:formula="of:=[.J5]/[.$A5]" office:value-type="float" office:value="6.76436102650016" calcext:value-type="float">
            <text:p>6,76436102650016</text:p>
          </table:table-cell>
          <table:table-cell table:formula="of:=[.K5]/[.$A5]" office:value-type="float" office:value="6.7461961294717" calcext:value-type="float">
            <text:p>6,7461961294717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6]/[.$A6]" office:value-type="float" office:value="5.7164704209597" calcext:value-type="float">
            <text:p>5,7164704209597</text:p>
          </table:table-cell>
          <table:table-cell table:formula="of:=[.C6]/[.$A6]" office:value-type="float" office:value="5.88569549538545" calcext:value-type="float">
            <text:p>5,88569549538545</text:p>
          </table:table-cell>
          <table:table-cell table:formula="of:=[.D6]/[.$A6]" office:value-type="float" office:value="5.92368907416997" calcext:value-type="float">
            <text:p>5,92368907416997</text:p>
          </table:table-cell>
          <table:table-cell table:formula="of:=[.E6]/[.$A6]" office:value-type="float" office:value="5.92966950664506" calcext:value-type="float">
            <text:p>5,92966950664506</text:p>
          </table:table-cell>
          <table:table-cell table:formula="of:=[.F6]/[.$A6]" office:value-type="float" office:value="5.85467191592281" calcext:value-type="float">
            <text:p>5,85467191592281</text:p>
          </table:table-cell>
          <table:table-cell table:formula="of:=[.G6]/[.$A6]" office:value-type="float" office:value="7.5021798595754" calcext:value-type="float">
            <text:p>7,5021798595754</text:p>
          </table:table-cell>
          <table:table-cell table:formula="of:=[.H6]/[.$A6]" office:value-type="float" office:value="7.44177879326749" calcext:value-type="float">
            <text:p>7,44177879326749</text:p>
          </table:table-cell>
          <table:table-cell table:formula="of:=[.I6]/[.$A6]" office:value-type="float" office:value="7.4843683497068" calcext:value-type="float">
            <text:p>7,4843683497068</text:p>
          </table:table-cell>
          <table:table-cell table:formula="of:=[.J6]/[.$A6]" office:value-type="float" office:value="7.66065628157793" calcext:value-type="float">
            <text:p>7,66065628157793</text:p>
          </table:table-cell>
          <table:table-cell table:formula="of:=[.K6]/[.$A6]" office:value-type="float" office:value="7.57021134471469" calcext:value-type="float">
            <text:p>7,57021134471469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7]/[.$A7]" office:value-type="float" office:value="5.1252746522747" calcext:value-type="float">
            <text:p>5,1252746522747</text:p>
          </table:table-cell>
          <table:table-cell table:formula="of:=[.C7]/[.$A7]" office:value-type="float" office:value="5.20166391231342" calcext:value-type="float">
            <text:p>5,20166391231342</text:p>
          </table:table-cell>
          <table:table-cell table:formula="of:=[.D7]/[.$A7]" office:value-type="float" office:value="5.0711819130751" calcext:value-type="float">
            <text:p>5,0711819130751</text:p>
          </table:table-cell>
          <table:table-cell table:formula="of:=[.E7]/[.$A7]" office:value-type="float" office:value="5.17747905546403" calcext:value-type="float">
            <text:p>5,17747905546403</text:p>
          </table:table-cell>
          <table:table-cell table:formula="of:=[.F7]/[.$A7]" office:value-type="float" office:value="5.1849973924694" calcext:value-type="float">
            <text:p>5,1849973924694</text:p>
          </table:table-cell>
          <table:table-cell table:formula="of:=[.G7]/[.$A7]" office:value-type="float" office:value="6.53161818327292" calcext:value-type="float">
            <text:p>6,53161818327292</text:p>
          </table:table-cell>
          <table:table-cell table:formula="of:=[.H7]/[.$A7]" office:value-type="float" office:value="6.7298467434708" calcext:value-type="float">
            <text:p>6,7298467434708</text:p>
          </table:table-cell>
          <table:table-cell table:formula="of:=[.I7]/[.$A7]" office:value-type="float" office:value="6.74553455666768" calcext:value-type="float">
            <text:p>6,74553455666768</text:p>
          </table:table-cell>
          <table:table-cell table:formula="of:=[.J7]/[.$A7]" office:value-type="float" office:value="7.01410619294102" calcext:value-type="float">
            <text:p>7,01410619294102</text:p>
          </table:table-cell>
          <table:table-cell table:formula="of:=[.K7]/[.$A7]" office:value-type="float" office:value="6.85066489708633" calcext:value-type="float">
            <text:p>6,85066489708633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8]/[.$A8]" office:value-type="float" office:value="4.73337060017652" calcext:value-type="float">
            <text:p>4,73337060017652</text:p>
          </table:table-cell>
          <table:table-cell table:formula="of:=[.C8]/[.$A8]" office:value-type="float" office:value="4.5287006638104" calcext:value-type="float">
            <text:p>4,5287006638104</text:p>
          </table:table-cell>
          <table:table-cell table:formula="of:=[.D8]/[.$A8]" office:value-type="float" office:value="4.57279563787153" calcext:value-type="float">
            <text:p>4,57279563787153</text:p>
          </table:table-cell>
          <table:table-cell table:formula="of:=[.E8]/[.$A8]" office:value-type="float" office:value="4.46415447945345" calcext:value-type="float">
            <text:p>4,46415447945345</text:p>
          </table:table-cell>
          <table:table-cell table:formula="of:=[.F8]/[.$A8]" office:value-type="float" office:value="4.42797362788788" calcext:value-type="float">
            <text:p>4,42797362788788</text:p>
          </table:table-cell>
          <table:table-cell table:formula="of:=[.G8]/[.$A8]" office:value-type="float" office:value="5.92610822101791" calcext:value-type="float">
            <text:p>5,92610822101791</text:p>
          </table:table-cell>
          <table:table-cell table:formula="of:=[.H8]/[.$A8]" office:value-type="float" office:value="6.2011039299554" calcext:value-type="float">
            <text:p>6,2011039299554</text:p>
          </table:table-cell>
          <table:table-cell table:formula="of:=[.I8]/[.$A8]" office:value-type="float" office:value="6.16985728058459" calcext:value-type="float">
            <text:p>6,16985728058459</text:p>
          </table:table-cell>
          <table:table-cell table:formula="of:=[.J8]/[.$A8]" office:value-type="float" office:value="6.44457603034526" calcext:value-type="float">
            <text:p>6,44457603034526</text:p>
          </table:table-cell>
          <table:table-cell table:formula="of:=[.K8]/[.$A8]" office:value-type="float" office:value="6.32610553617659" calcext:value-type="float">
            <text:p>6,32610553617659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]/[.$A9]" office:value-type="float" office:value="4.08255353979647" calcext:value-type="float">
            <text:p>4,08255353979647</text:p>
          </table:table-cell>
          <table:table-cell table:formula="of:=[.C9]/[.$A9]" office:value-type="float" office:value="4.20525095709101" calcext:value-type="float">
            <text:p>4,20525095709101</text:p>
          </table:table-cell>
          <table:table-cell table:formula="of:=[.D9]/[.$A9]" office:value-type="float" office:value="4.23609822573494" calcext:value-type="float">
            <text:p>4,23609822573494</text:p>
          </table:table-cell>
          <table:table-cell table:formula="of:=[.E9]/[.$A9]" office:value-type="float" office:value="4.10700792717262" calcext:value-type="float">
            <text:p>4,10700792717262</text:p>
          </table:table-cell>
          <table:table-cell table:formula="of:=[.F9]/[.$A9]" office:value-type="float" office:value="4.22708095773094" calcext:value-type="float">
            <text:p>4,22708095773094</text:p>
          </table:table-cell>
          <table:table-cell table:formula="of:=[.G9]/[.$A9]" office:value-type="float" office:value="5.96712055814653" calcext:value-type="float">
            <text:p>5,96712055814653</text:p>
          </table:table-cell>
          <table:table-cell table:formula="of:=[.H9]/[.$A9]" office:value-type="float" office:value="6.31375394935122" calcext:value-type="float">
            <text:p>6,31375394935122</text:p>
          </table:table-cell>
          <table:table-cell table:formula="of:=[.I9]/[.$A9]" office:value-type="float" office:value="6.22181715235863" calcext:value-type="float">
            <text:p>6,22181715235863</text:p>
          </table:table-cell>
          <table:table-cell table:formula="of:=[.J9]/[.$A9]" office:value-type="float" office:value="6.57444865058087" calcext:value-type="float">
            <text:p>6,57444865058087</text:p>
          </table:table-cell>
          <table:table-cell table:formula="of:=[.K9]/[.$A9]" office:value-type="float" office:value="6.41138087819628" calcext:value-type="float">
            <text:p>6,41138087819628</text:p>
          </table:table-cell>
          <table:table-cell table:number-columns-repeated="12"/>
        </table:table-row>
      </table:table>
      <table:table table:name="6" table:style-name="ta1">
        <table:shapes>
          <draw:frame draw:z-index="0" draw:style-name="gr1" draw:text-style-name="P1" svg:width="24.578cm" svg:height="9.001cm" svg:x="0cm" svg:y="5.454cm">
            <draw:object draw:notify-on-update-of-ranges="'6'.A55:'6'.A55 '6'.A56:'6'.A63 '6'.B55:'6'.B55 '6'.B56:'6'.B63 '6'.C55:'6'.C55 '6'.C56:'6'.C63 '6'.D55:'6'.D55 '6'.D56:'6'.D63 '6'.E55:'6'.E55 '6'.E56:'6'.E63 '6'.F55:'6'.F55 '6'.F56:'6'.F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6'.A56:'6'.A63 '6'.G55:'6'.G55 '6'.G56:'6'.G63 '6'.H55:'6'.H55 '6'.H56:'6'.H63 '6'.I55:'6'.I55 '6'.I56:'6'.I63 '6'.J55:'6'.J55 '6'.J56:'6'.J63 '6'.K55:'6'.K55 '6'.K56:'6'.K6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24.604cm" svg:height="8.982cm" svg:x="27.18cm" svg:y="5.536cm">
            <draw:object draw:notify-on-update-of-ranges="'6'.M2:'6'.M9 '6'.N1:'6'.N1 '6'.N2:'6'.N9 '6'.O1:'6'.O1 '6'.O2:'6'.O9 '6'.P1:'6'.P1 '6'.P2:'6'.P9 '6'.Q1:'6'.Q1 '6'.Q2:'6'.Q9 '6'.R1:'6'.R1 '6'.R2:'6'.R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24.518cm" svg:height="8.981cm" svg:x="27.209cm" svg:y="15.252cm">
            <draw:object draw:notify-on-update-of-ranges="'6'.M2:'6'.M9 '6'.S1:'6'.S1 '6'.S2:'6'.S9 '6'.T1:'6'.T1 '6'.T2:'6'.T9 '6'.U1:'6'.U1 '6'.U2:'6'.U9 '6'.V1:'6'.V1 '6'.V2:'6'.V9 '6'.W1:'6'.W1 '6'.W2:'6'.W9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.2284526793623" calcext:value-type="float">
            <text:p>36,2284526793623</text:p>
          </table:table-cell>
          <table:table-cell office:value-type="float" office:value="37.8195152295633" calcext:value-type="float">
            <text:p>37,8195152295633</text:p>
          </table:table-cell>
          <table:table-cell office:value-type="float" office:value="37.9265554285714" calcext:value-type="float">
            <text:p>37,9265554285714</text:p>
          </table:table-cell>
          <table:table-cell office:value-type="float" office:value="38.1433506233303" calcext:value-type="float">
            <text:p>38,1433506233303</text:p>
          </table:table-cell>
          <table:table-cell office:value-type="float" office:value="37.4549553863898" calcext:value-type="float">
            <text:p>37,4549553863898</text:p>
          </table:table-cell>
          <table:table-cell office:value-type="float" office:value="45.9505587199553" calcext:value-type="float">
            <text:p>45,9505587199553</text:p>
          </table:table-cell>
          <table:table-cell office:value-type="float" office:value="45.9584962163678" calcext:value-type="float">
            <text:p>45,9584962163678</text:p>
          </table:table-cell>
          <table:table-cell office:value-type="float" office:value="45.624008018868" calcext:value-type="float">
            <text:p>45,624008018868</text:p>
          </table:table-cell>
          <table:table-cell office:value-type="float" office:value="45.8871075450451" calcext:value-type="float">
            <text:p>45,8871075450451</text:p>
          </table:table-cell>
          <table:table-cell office:value-type="float" office:value="45.482846258875" calcext:value-type="float">
            <text:p>45,482846258875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9" office:value-type="float" office:value="115.1" calcext:value-type="float">
            <text:p>115,1</text:p>
          </table:table-cell>
          <table:table-cell table:style-name="ce13" office:value-type="float" office:value="113.9" calcext:value-type="float">
            <text:p>113,9</text:p>
          </table:table-cell>
          <table:table-cell table:style-name="ce13" office:value-type="float" office:value="113.1" calcext:value-type="float">
            <text:p>113,1</text:p>
          </table:table-cell>
          <table:table-cell table:style-name="ce13" office:value-type="float" office:value="114.6" calcext:value-type="float">
            <text:p>114,6</text:p>
          </table:table-cell>
          <table:table-cell table:style-name="ce13" office:value-type="float" office:value="110.1" calcext:value-type="float">
            <text:p>110,1</text:p>
          </table:table-cell>
          <table:table-cell table:style-name="ce13" office:value-type="float" office:value="91.5" calcext:value-type="float">
            <text:p>91,5</text:p>
          </table:table-cell>
          <table:table-cell table:style-name="ce13" office:value-type="float" office:value="90.8" calcext:value-type="float">
            <text:p>90,8</text:p>
          </table:table-cell>
          <table:table-cell table:style-name="ce13" office:value-type="float" office:value="92.1" calcext:value-type="float">
            <text:p>92,1</text:p>
          </table:table-cell>
          <table:table-cell table:style-name="ce13" office:value-type="float" office:value="90.8" calcext:value-type="float">
            <text:p>90,8</text:p>
          </table:table-cell>
          <table:table-cell table:style-name="ce28" office:value-type="float" office:value="93.6" calcext:value-type="float">
            <text:p>93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.9008334712372" calcext:value-type="float">
            <text:p>39,9008334712372</text:p>
          </table:table-cell>
          <table:table-cell office:value-type="float" office:value="40.6271906345566" calcext:value-type="float">
            <text:p>40,6271906345566</text:p>
          </table:table-cell>
          <table:table-cell office:value-type="float" office:value="40.5732913856948" calcext:value-type="float">
            <text:p>40,5732913856948</text:p>
          </table:table-cell>
          <table:table-cell office:value-type="float" office:value="41.211784114202" calcext:value-type="float">
            <text:p>41,211784114202</text:p>
          </table:table-cell>
          <table:table-cell office:value-type="float" office:value="40.3074545152463" calcext:value-type="float">
            <text:p>40,3074545152463</text:p>
          </table:table-cell>
          <table:table-cell office:value-type="float" office:value="47.2774415725156" calcext:value-type="float">
            <text:p>47,2774415725156</text:p>
          </table:table-cell>
          <table:table-cell office:value-type="float" office:value="46.3565989580974" calcext:value-type="float">
            <text:p>46,3565989580974</text:p>
          </table:table-cell>
          <table:table-cell office:value-type="float" office:value="46.8257494031221" calcext:value-type="float">
            <text:p>46,8257494031221</text:p>
          </table:table-cell>
          <table:table-cell office:value-type="float" office:value="46.619981780822" calcext:value-type="float">
            <text:p>46,619981780822</text:p>
          </table:table-cell>
          <table:table-cell office:value-type="float" office:value="47.0117995786517" calcext:value-type="float">
            <text:p>47,0117995786517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9" office:value-type="float" office:value="103.8" calcext:value-type="float">
            <text:p>103,8</text:p>
          </table:table-cell>
          <table:table-cell table:style-name="ce13" office:value-type="float" office:value="106.9" calcext:value-type="float">
            <text:p>106,9</text:p>
          </table:table-cell>
          <table:table-cell table:style-name="ce13" office:value-type="float" office:value="104.9" calcext:value-type="float">
            <text:p>104,9</text:p>
          </table:table-cell>
          <table:table-cell table:style-name="ce13" office:value-type="float" office:value="111.6" calcext:value-type="float">
            <text:p>111,6</text:p>
          </table:table-cell>
          <table:table-cell table:style-name="ce13" office:value-type="float" office:value="104.8" calcext:value-type="float">
            <text:p>104,8</text:p>
          </table:table-cell>
          <table:table-cell table:style-name="ce13" office:value-type="float" office:value="89.1" calcext:value-type="float">
            <text:p>89,1</text:p>
          </table:table-cell>
          <table:table-cell table:style-name="ce13" office:value-type="float" office:value="91.1" calcext:value-type="float">
            <text:p>91,1</text:p>
          </table:table-cell>
          <table:table-cell table:style-name="ce13" office:value-type="float" office:value="89.5" calcext:value-type="float">
            <text:p>89,5</text:p>
          </table:table-cell>
          <table:table-cell table:style-name="ce13" office:value-type="float" office:value="90" calcext:value-type="float">
            <text:p>90</text:p>
          </table:table-cell>
          <table:table-cell table:style-name="ce28" office:value-type="float" office:value="87.8" calcext:value-type="float">
            <text:p>8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.790643314432" calcext:value-type="float">
            <text:p>42,790643314432</text:p>
          </table:table-cell>
          <table:table-cell office:value-type="float" office:value="42.7086699644661" calcext:value-type="float">
            <text:p>42,7086699644661</text:p>
          </table:table-cell>
          <table:table-cell office:value-type="float" office:value="42.827067873986" calcext:value-type="float">
            <text:p>42,827067873986</text:p>
          </table:table-cell>
          <table:table-cell office:value-type="float" office:value="41.7206007321773" calcext:value-type="float">
            <text:p>41,7206007321773</text:p>
          </table:table-cell>
          <table:table-cell office:value-type="float" office:value="43.2131380738425" calcext:value-type="float">
            <text:p>43,2131380738425</text:p>
          </table:table-cell>
          <table:table-cell office:value-type="float" office:value="48.4106307708119" calcext:value-type="float">
            <text:p>48,4106307708119</text:p>
          </table:table-cell>
          <table:table-cell office:value-type="float" office:value="49.3740373813674" calcext:value-type="float">
            <text:p>49,3740373813674</text:p>
          </table:table-cell>
          <table:table-cell office:value-type="float" office:value="47.7795750815269" calcext:value-type="float">
            <text:p>47,7795750815269</text:p>
          </table:table-cell>
          <table:table-cell office:value-type="float" office:value="50.0732659111111" calcext:value-type="float">
            <text:p>50,0732659111111</text:p>
          </table:table-cell>
          <table:table-cell office:value-type="float" office:value="47.5891389384117" calcext:value-type="float">
            <text:p>47,5891389384117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9" office:value-type="float" office:value="93.1" calcext:value-type="float">
            <text:p>93,1</text:p>
          </table:table-cell>
          <table:table-cell table:style-name="ce13" office:value-type="float" office:value="91.3" calcext:value-type="float">
            <text:p>91,3</text:p>
          </table:table-cell>
          <table:table-cell table:style-name="ce13" office:value-type="float" office:value="90.6" calcext:value-type="float">
            <text:p>90,6</text:p>
          </table:table-cell>
          <table:table-cell table:style-name="ce13" office:value-type="float" office:value="89.2" calcext:value-type="float">
            <text:p>89,2</text:p>
          </table:table-cell>
          <table:table-cell table:style-name="ce13" office:value-type="float" office:value="87.4" calcext:value-type="float">
            <text:p>87,4</text:p>
          </table:table-cell>
          <table:table-cell table:style-name="ce13" office:value-type="float" office:value="83.4" calcext:value-type="float">
            <text:p>83,4</text:p>
          </table:table-cell>
          <table:table-cell table:style-name="ce13" office:value-type="float" office:value="88.8" calcext:value-type="float">
            <text:p>88,8</text:p>
          </table:table-cell>
          <table:table-cell table:style-name="ce13" office:value-type="float" office:value="89.5" calcext:value-type="float">
            <text:p>89,5</text:p>
          </table:table-cell>
          <table:table-cell table:style-name="ce13" office:value-type="float" office:value="77.8" calcext:value-type="float">
            <text:p>77,8</text:p>
          </table:table-cell>
          <table:table-cell table:style-name="ce28"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.997095254177" calcext:value-type="float">
            <text:p>43,997095254177</text:p>
          </table:table-cell>
          <table:table-cell office:value-type="float" office:value="43.2299033624137" calcext:value-type="float">
            <text:p>43,2299033624137</text:p>
          </table:table-cell>
          <table:table-cell office:value-type="float" office:value="43.7763697888948" calcext:value-type="float">
            <text:p>43,7763697888948</text:p>
          </table:table-cell>
          <table:table-cell office:value-type="float" office:value="43.6729826861418" calcext:value-type="float">
            <text:p>43,6729826861418</text:p>
          </table:table-cell>
          <table:table-cell office:value-type="float" office:value="43.7977374250953" calcext:value-type="float">
            <text:p>43,7977374250953</text:p>
          </table:table-cell>
          <table:table-cell office:value-type="float" office:value="53.4215184693113" calcext:value-type="float">
            <text:p>53,4215184693113</text:p>
          </table:table-cell>
          <table:table-cell office:value-type="float" office:value="53.3738584468919" calcext:value-type="float">
            <text:p>53,3738584468919</text:p>
          </table:table-cell>
          <table:table-cell office:value-type="float" office:value="57.2604699556541" calcext:value-type="float">
            <text:p>57,2604699556541</text:p>
          </table:table-cell>
          <table:table-cell office:value-type="float" office:value="49.778926621297" calcext:value-type="float">
            <text:p>49,778926621297</text:p>
          </table:table-cell>
          <table:table-cell office:value-type="float" office:value="49.8626011209896" calcext:value-type="float">
            <text:p>49,8626011209896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9" office:value-type="float" office:value="82.7" calcext:value-type="float">
            <text:p>82,7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82.6" calcext:value-type="float">
            <text:p>82,6</text:p>
          </table:table-cell>
          <table:table-cell table:style-name="ce13" office:value-type="float" office:value="81.4" calcext:value-type="float">
            <text:p>81,4</text:p>
          </table:table-cell>
          <table:table-cell table:style-name="ce13" office:value-type="float" office:value="78.6" calcext:value-type="float">
            <text:p>78,6</text:p>
          </table:table-cell>
          <table:table-cell table:style-name="ce13" office:value-type="float" office:value="80.3" calcext:value-type="float">
            <text:p>80,3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74.6" calcext:value-type="float">
            <text:p>74,6</text:p>
          </table:table-cell>
          <table:table-cell table:style-name="ce28"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.9849019080659" calcext:value-type="float">
            <text:p>45,9849019080659</text:p>
          </table:table-cell>
          <table:table-cell office:value-type="float" office:value="47.6520455410377" calcext:value-type="float">
            <text:p>47,6520455410377</text:p>
          </table:table-cell>
          <table:table-cell office:value-type="float" office:value="48.1810879065769" calcext:value-type="float">
            <text:p>48,1810879065769</text:p>
          </table:table-cell>
          <table:table-cell office:value-type="float" office:value="49.3038268399453" calcext:value-type="float">
            <text:p>49,3038268399453</text:p>
          </table:table-cell>
          <table:table-cell office:value-type="float" office:value="47.6953926803441" calcext:value-type="float">
            <text:p>47,6953926803441</text:p>
          </table:table-cell>
          <table:table-cell office:value-type="float" office:value="55.9952652382585" calcext:value-type="float">
            <text:p>55,9952652382585</text:p>
          </table:table-cell>
          <table:table-cell office:value-type="float" office:value="60.463563648251" calcext:value-type="float">
            <text:p>60,463563648251</text:p>
          </table:table-cell>
          <table:table-cell office:value-type="float" office:value="59.1454482883476" calcext:value-type="float">
            <text:p>59,1454482883476</text:p>
          </table:table-cell>
          <table:table-cell office:value-type="float" office:value="53.567055259467" calcext:value-type="float">
            <text:p>53,567055259467</text:p>
          </table:table-cell>
          <table:table-cell office:value-type="float" office:value="58.2408664078325" calcext:value-type="float">
            <text:p>58,2408664078325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9" office:value-type="float" office:value="88.5" calcext:value-type="float">
            <text:p>88,5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89.6" calcext:value-type="float">
            <text:p>89,6</text:p>
          </table:table-cell>
          <table:table-cell table:style-name="ce13" office:value-type="float" office:value="93.8" calcext:value-type="float">
            <text:p>93,8</text:p>
          </table:table-cell>
          <table:table-cell table:style-name="ce13" office:value-type="float" office:value="96.9" calcext:value-type="float">
            <text:p>96,9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0.1" calcext:value-type="float">
            <text:p>80,1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74.8" calcext:value-type="float">
            <text:p>74,8</text:p>
          </table:table-cell>
          <table:table-cell table:style-name="ce28" office:value-type="float" office:value="77.4" calcext:value-type="float">
            <text:p>77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4.1052591461514" calcext:value-type="float">
            <text:p>44,1052591461514</text:p>
          </table:table-cell>
          <table:table-cell office:value-type="float" office:value="43.364179892638" calcext:value-type="float">
            <text:p>43,364179892638</text:p>
          </table:table-cell>
          <table:table-cell office:value-type="float" office:value="45.9101650523169" calcext:value-type="float">
            <text:p>45,9101650523169</text:p>
          </table:table-cell>
          <table:table-cell office:value-type="float" office:value="43.6204491111111" calcext:value-type="float">
            <text:p>43,6204491111111</text:p>
          </table:table-cell>
          <table:table-cell office:value-type="float" office:value="45.2860201484288" calcext:value-type="float">
            <text:p>45,2860201484288</text:p>
          </table:table-cell>
          <table:table-cell office:value-type="float" office:value="56.2773602011946" calcext:value-type="float">
            <text:p>56,2773602011946</text:p>
          </table:table-cell>
          <table:table-cell office:value-type="float" office:value="66.3852702543142" calcext:value-type="float">
            <text:p>66,3852702543142</text:p>
          </table:table-cell>
          <table:table-cell office:value-type="float" office:value="60.9433869164619" calcext:value-type="float">
            <text:p>60,9433869164619</text:p>
          </table:table-cell>
          <table:table-cell office:value-type="float" office:value="60.6462842595567" calcext:value-type="float">
            <text:p>60,6462842595567</text:p>
          </table:table-cell>
          <table:table-cell office:value-type="float" office:value="61.7295220652856" calcext:value-type="float">
            <text:p>61,7295220652856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9" office:value-type="float" office:value="73.6" calcext:value-type="float">
            <text:p>73,6</text:p>
          </table:table-cell>
          <table:table-cell table:style-name="ce13" office:value-type="float" office:value="75.4" calcext:value-type="float">
            <text:p>75,4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2.4" calcext:value-type="float">
            <text:p>72,4</text:p>
          </table:table-cell>
          <table:table-cell table:style-name="ce13" office:value-type="float" office:value="73.7" calcext:value-type="float">
            <text:p>73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75.8" calcext:value-type="float">
            <text:p>75,8</text:p>
          </table:table-cell>
          <table:table-cell table:style-name="ce13" office:value-type="float" office:value="73" calcext:value-type="float">
            <text:p>73</text:p>
          </table:table-cell>
          <table:table-cell table:style-name="ce28" office:value-type="float" office:value="74.4" calcext:value-type="float">
            <text:p>74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.8684386285276" calcext:value-type="float">
            <text:p>45,8684386285276</text:p>
          </table:table-cell>
          <table:table-cell office:value-type="float" office:value="49.6168791678073" calcext:value-type="float">
            <text:p>49,6168791678073</text:p>
          </table:table-cell>
          <table:table-cell office:value-type="float" office:value="48.3695185308183" calcext:value-type="float">
            <text:p>48,3695185308183</text:p>
          </table:table-cell>
          <table:table-cell office:value-type="float" office:value="48.5912577060932" calcext:value-type="float">
            <text:p>48,5912577060932</text:p>
          </table:table-cell>
          <table:table-cell office:value-type="float" office:value="50.8385525623458" calcext:value-type="float">
            <text:p>50,8385525623458</text:p>
          </table:table-cell>
          <table:table-cell office:value-type="float" office:value="58.0722321750509" calcext:value-type="float">
            <text:p>58,0722321750509</text:p>
          </table:table-cell>
          <table:table-cell office:value-type="float" office:value="69.980486215018" calcext:value-type="float">
            <text:p>69,980486215018</text:p>
          </table:table-cell>
          <table:table-cell office:value-type="float" office:value="66.5772101008666" calcext:value-type="float">
            <text:p>66,5772101008666</text:p>
          </table:table-cell>
          <table:table-cell office:value-type="float" office:value="62.0300225988701" calcext:value-type="float">
            <text:p>62,0300225988701</text:p>
          </table:table-cell>
          <table:table-cell office:value-type="float" office:value="58.6521335054504" calcext:value-type="float">
            <text:p>58,6521335054504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9" office:value-type="float" office:value="80.4" calcext:value-type="float">
            <text:p>80,4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9.1" calcext:value-type="float">
            <text:p>79,1</text:p>
          </table:table-cell>
          <table:table-cell table:style-name="ce13" office:value-type="float" office:value="76.4" calcext:value-type="float">
            <text:p>76,4</text:p>
          </table:table-cell>
          <table:table-cell table:style-name="ce13" office:value-type="float" office:value="79.7" calcext:value-type="float">
            <text:p>79,7</text:p>
          </table:table-cell>
          <table:table-cell table:style-name="ce13" office:value-type="float" office:value="71.2" calcext:value-type="float">
            <text:p>71,2</text:p>
          </table:table-cell>
          <table:table-cell table:style-name="ce13" office:value-type="float" office:value="77.1" calcext:value-type="float">
            <text:p>77,1</text:p>
          </table:table-cell>
          <table:table-cell table:style-name="ce13" office:value-type="float" office:value="74.5" calcext:value-type="float">
            <text:p>74,5</text:p>
          </table:table-cell>
          <table:table-cell table:style-name="ce13" office:value-type="float" office:value="71.4" calcext:value-type="float">
            <text:p>71,4</text:p>
          </table:table-cell>
          <table:table-cell table:style-name="ce28" office:value-type="float" office:value="73.6" calcext:value-type="float">
            <text:p>73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.0040490091901" calcext:value-type="float">
            <text:p>46,0040490091901</text:p>
          </table:table-cell>
          <table:table-cell office:value-type="float" office:value="47.2133198603789" calcext:value-type="float">
            <text:p>47,2133198603789</text:p>
          </table:table-cell>
          <table:table-cell office:value-type="float" office:value="51.5916866713189" calcext:value-type="float">
            <text:p>51,5916866713189</text:p>
          </table:table-cell>
          <table:table-cell office:value-type="float" office:value="47.6564972176217" calcext:value-type="float">
            <text:p>47,6564972176217</text:p>
          </table:table-cell>
          <table:table-cell office:value-type="float" office:value="51.3833189979727" calcext:value-type="float">
            <text:p>51,3833189979727</text:p>
          </table:table-cell>
          <table:table-cell office:value-type="float" office:value="57.1313603972136" calcext:value-type="float">
            <text:p>57,1313603972136</text:p>
          </table:table-cell>
          <table:table-cell office:value-type="float" office:value="67.2435728696134" calcext:value-type="float">
            <text:p>67,2435728696134</text:p>
          </table:table-cell>
          <table:table-cell office:value-type="float" office:value="67.3641031885269" calcext:value-type="float">
            <text:p>67,3641031885269</text:p>
          </table:table-cell>
          <table:table-cell office:value-type="float" office:value="60.5730957635156" calcext:value-type="float">
            <text:p>60,5730957635156</text:p>
          </table:table-cell>
          <table:table-cell office:value-type="float" office:value="62.7242792241946" calcext:value-type="float">
            <text:p>62,7242792241946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3" office:value-type="float" office:value="72.9" calcext:value-type="float">
            <text:p>72,9</text:p>
          </table:table-cell>
          <table:table-cell table:style-name="ce25" office:value-type="float" office:value="74.6" calcext:value-type="float">
            <text:p>74,6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1.8" calcext:value-type="float">
            <text:p>71,8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0.5" calcext:value-type="float">
            <text:p>70,5</text:p>
          </table:table-cell>
          <table:table-cell table:style-name="ce25" office:value-type="float" office:value="77.7" calcext:value-type="float">
            <text:p>77,7</text:p>
          </table:table-cell>
          <table:table-cell table:style-name="ce25" office:value-type="float" office:value="76.4" calcext:value-type="float">
            <text:p>76,4</text:p>
          </table:table-cell>
          <table:table-cell table:style-name="ce25" office:value-type="float" office:value="76.2" calcext:value-type="float">
            <text:p>76,2</text:p>
          </table:table-cell>
          <table:table-cell table:style-name="ce29" office:value-type="float" office:value="73.2" calcext:value-type="float">
            <text:p>73,2</text:p>
          </table:table-cell>
        </table:table-row>
        <table:table-row table:style-name="ro2" table:number-rows-repeated="45">
          <table:table-cell table:number-columns-repeated="23"/>
        </table:table-row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 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]/[.$A2]" office:value-type="float" office:value="9.05711316984058" calcext:value-type="float">
            <text:p>9,05711316984058</text:p>
          </table:table-cell>
          <table:table-cell table:formula="of:=[.C2]/[.$A2]" office:value-type="float" office:value="9.45487880739083" calcext:value-type="float">
            <text:p>9,45487880739083</text:p>
          </table:table-cell>
          <table:table-cell table:formula="of:=[.D2]/[.$A2]" office:value-type="float" office:value="9.48163885714285" calcext:value-type="float">
            <text:p>9,48163885714285</text:p>
          </table:table-cell>
          <table:table-cell table:formula="of:=[.E2]/[.$A2]" office:value-type="float" office:value="9.53583765583258" calcext:value-type="float">
            <text:p>9,53583765583258</text:p>
          </table:table-cell>
          <table:table-cell table:formula="of:=[.F2]/[.$A2]" office:value-type="float" office:value="9.36373884659745" calcext:value-type="float">
            <text:p>9,36373884659745</text:p>
          </table:table-cell>
          <table:table-cell table:formula="of:=[.G2]/[.$A2]" office:value-type="float" office:value="11.4876396799888" calcext:value-type="float">
            <text:p>11,4876396799888</text:p>
          </table:table-cell>
          <table:table-cell table:formula="of:=[.H2]/[.$A2]" office:value-type="float" office:value="11.489624054092" calcext:value-type="float">
            <text:p>11,489624054092</text:p>
          </table:table-cell>
          <table:table-cell table:formula="of:=[.I2]/[.$A2]" office:value-type="float" office:value="11.406002004717" calcext:value-type="float">
            <text:p>11,406002004717</text:p>
          </table:table-cell>
          <table:table-cell table:formula="of:=[.J2]/[.$A2]" office:value-type="float" office:value="11.4717768862613" calcext:value-type="float">
            <text:p>11,4717768862613</text:p>
          </table:table-cell>
          <table:table-cell table:formula="of:=[.K2]/[.$A2]" office:value-type="float" office:value="11.3707115647188" calcext:value-type="float">
            <text:p>11,3707115647188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]/[.$A3]" office:value-type="float" office:value="7.98016669424744" calcext:value-type="float">
            <text:p>7,98016669424744</text:p>
          </table:table-cell>
          <table:table-cell table:formula="of:=[.C3]/[.$A3]" office:value-type="float" office:value="8.12543812691132" calcext:value-type="float">
            <text:p>8,12543812691132</text:p>
          </table:table-cell>
          <table:table-cell table:formula="of:=[.D3]/[.$A3]" office:value-type="float" office:value="8.11465827713896" calcext:value-type="float">
            <text:p>8,11465827713896</text:p>
          </table:table-cell>
          <table:table-cell table:formula="of:=[.E3]/[.$A3]" office:value-type="float" office:value="8.2423568228404" calcext:value-type="float">
            <text:p>8,2423568228404</text:p>
          </table:table-cell>
          <table:table-cell table:formula="of:=[.F3]/[.$A3]" office:value-type="float" office:value="8.06149090304926" calcext:value-type="float">
            <text:p>8,06149090304926</text:p>
          </table:table-cell>
          <table:table-cell table:formula="of:=[.G3]/[.$A3]" office:value-type="float" office:value="9.45548831450312" calcext:value-type="float">
            <text:p>9,45548831450312</text:p>
          </table:table-cell>
          <table:table-cell table:formula="of:=[.H3]/[.$A3]" office:value-type="float" office:value="9.27131979161948" calcext:value-type="float">
            <text:p>9,27131979161948</text:p>
          </table:table-cell>
          <table:table-cell table:formula="of:=[.I3]/[.$A3]" office:value-type="float" office:value="9.36514988062442" calcext:value-type="float">
            <text:p>9,36514988062442</text:p>
          </table:table-cell>
          <table:table-cell table:formula="of:=[.J3]/[.$A3]" office:value-type="float" office:value="9.3239963561644" calcext:value-type="float">
            <text:p>9,3239963561644</text:p>
          </table:table-cell>
          <table:table-cell table:formula="of:=[.K3]/[.$A3]" office:value-type="float" office:value="9.40235991573034" calcext:value-type="float">
            <text:p>9,40235991573034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4]/[.$A4]" office:value-type="float" office:value="7.13177388573867" calcext:value-type="float">
            <text:p>7,13177388573867</text:p>
          </table:table-cell>
          <table:table-cell table:formula="of:=[.C4]/[.$A4]" office:value-type="float" office:value="7.11811166074435" calcext:value-type="float">
            <text:p>7,11811166074435</text:p>
          </table:table-cell>
          <table:table-cell table:formula="of:=[.D4]/[.$A4]" office:value-type="float" office:value="7.13784464566433" calcext:value-type="float">
            <text:p>7,13784464566433</text:p>
          </table:table-cell>
          <table:table-cell table:formula="of:=[.E4]/[.$A4]" office:value-type="float" office:value="6.95343345536288" calcext:value-type="float">
            <text:p>6,95343345536288</text:p>
          </table:table-cell>
          <table:table-cell table:formula="of:=[.F4]/[.$A4]" office:value-type="float" office:value="7.20218967897375" calcext:value-type="float">
            <text:p>7,20218967897375</text:p>
          </table:table-cell>
          <table:table-cell table:formula="of:=[.G4]/[.$A4]" office:value-type="float" office:value="8.06843846180198" calcext:value-type="float">
            <text:p>8,06843846180198</text:p>
          </table:table-cell>
          <table:table-cell table:formula="of:=[.H4]/[.$A4]" office:value-type="float" office:value="8.2290062302279" calcext:value-type="float">
            <text:p>8,2290062302279</text:p>
          </table:table-cell>
          <table:table-cell table:formula="of:=[.I4]/[.$A4]" office:value-type="float" office:value="7.96326251358782" calcext:value-type="float">
            <text:p>7,96326251358782</text:p>
          </table:table-cell>
          <table:table-cell table:formula="of:=[.J4]/[.$A4]" office:value-type="float" office:value="8.34554431851852" calcext:value-type="float">
            <text:p>8,34554431851852</text:p>
          </table:table-cell>
          <table:table-cell table:formula="of:=[.K4]/[.$A4]" office:value-type="float" office:value="7.93152315640195" calcext:value-type="float">
            <text:p>7,93152315640195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5]/[.$A5]" office:value-type="float" office:value="6.28529932202529" calcext:value-type="float">
            <text:p>6,28529932202529</text:p>
          </table:table-cell>
          <table:table-cell table:formula="of:=[.C5]/[.$A5]" office:value-type="float" office:value="6.17570048034481" calcext:value-type="float">
            <text:p>6,17570048034481</text:p>
          </table:table-cell>
          <table:table-cell table:formula="of:=[.D5]/[.$A5]" office:value-type="float" office:value="6.25376711269926" calcext:value-type="float">
            <text:p>6,25376711269926</text:p>
          </table:table-cell>
          <table:table-cell table:formula="of:=[.E5]/[.$A5]" office:value-type="float" office:value="6.23899752659169" calcext:value-type="float">
            <text:p>6,23899752659169</text:p>
          </table:table-cell>
          <table:table-cell table:formula="of:=[.F5]/[.$A5]" office:value-type="float" office:value="6.25681963215647" calcext:value-type="float">
            <text:p>6,25681963215647</text:p>
          </table:table-cell>
          <table:table-cell table:formula="of:=[.G5]/[.$A5]" office:value-type="float" office:value="7.6316454956159" calcext:value-type="float">
            <text:p>7,6316454956159</text:p>
          </table:table-cell>
          <table:table-cell table:formula="of:=[.H5]/[.$A5]" office:value-type="float" office:value="7.62483692098456" calcext:value-type="float">
            <text:p>7,62483692098456</text:p>
          </table:table-cell>
          <table:table-cell table:formula="of:=[.I5]/[.$A5]" office:value-type="float" office:value="8.18006713652201" calcext:value-type="float">
            <text:p>8,18006713652201</text:p>
          </table:table-cell>
          <table:table-cell table:formula="of:=[.J5]/[.$A5]" office:value-type="float" office:value="7.11127523161386" calcext:value-type="float">
            <text:p>7,11127523161386</text:p>
          </table:table-cell>
          <table:table-cell table:formula="of:=[.K5]/[.$A5]" office:value-type="float" office:value="7.12322873156994" calcext:value-type="float">
            <text:p>7,12322873156994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6]/[.$A6]" office:value-type="float" office:value="5.74811273850824" calcext:value-type="float">
            <text:p>5,74811273850824</text:p>
          </table:table-cell>
          <table:table-cell table:formula="of:=[.C6]/[.$A6]" office:value-type="float" office:value="5.95650569262971" calcext:value-type="float">
            <text:p>5,95650569262971</text:p>
          </table:table-cell>
          <table:table-cell table:formula="of:=[.D6]/[.$A6]" office:value-type="float" office:value="6.02263598832211" calcext:value-type="float">
            <text:p>6,02263598832211</text:p>
          </table:table-cell>
          <table:table-cell table:formula="of:=[.E6]/[.$A6]" office:value-type="float" office:value="6.16297835499316" calcext:value-type="float">
            <text:p>6,16297835499316</text:p>
          </table:table-cell>
          <table:table-cell table:formula="of:=[.F6]/[.$A6]" office:value-type="float" office:value="5.96192408504301" calcext:value-type="float">
            <text:p>5,96192408504301</text:p>
          </table:table-cell>
          <table:table-cell table:formula="of:=[.G6]/[.$A6]" office:value-type="float" office:value="6.99940815478231" calcext:value-type="float">
            <text:p>6,99940815478231</text:p>
          </table:table-cell>
          <table:table-cell table:formula="of:=[.H6]/[.$A6]" office:value-type="float" office:value="7.55794545603137" calcext:value-type="float">
            <text:p>7,55794545603137</text:p>
          </table:table-cell>
          <table:table-cell table:formula="of:=[.I6]/[.$A6]" office:value-type="float" office:value="7.39318103604345" calcext:value-type="float">
            <text:p>7,39318103604345</text:p>
          </table:table-cell>
          <table:table-cell table:formula="of:=[.J6]/[.$A6]" office:value-type="float" office:value="6.69588190743337" calcext:value-type="float">
            <text:p>6,69588190743337</text:p>
          </table:table-cell>
          <table:table-cell table:formula="of:=[.K6]/[.$A6]" office:value-type="float" office:value="7.28010830097906" calcext:value-type="float">
            <text:p>7,28010830097906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7]/[.$A7]" office:value-type="float" office:value="4.90058434957238" calcext:value-type="float">
            <text:p>4,90058434957238</text:p>
          </table:table-cell>
          <table:table-cell table:formula="of:=[.C7]/[.$A7]" office:value-type="float" office:value="4.81824221029311" calcext:value-type="float">
            <text:p>4,81824221029311</text:p>
          </table:table-cell>
          <table:table-cell table:formula="of:=[.D7]/[.$A7]" office:value-type="float" office:value="5.10112945025743" calcext:value-type="float">
            <text:p>5,10112945025743</text:p>
          </table:table-cell>
          <table:table-cell table:formula="of:=[.E7]/[.$A7]" office:value-type="float" office:value="4.84671656790123" calcext:value-type="float">
            <text:p>4,84671656790123</text:p>
          </table:table-cell>
          <table:table-cell table:formula="of:=[.F7]/[.$A7]" office:value-type="float" office:value="5.03178001649209" calcext:value-type="float">
            <text:p>5,03178001649209</text:p>
          </table:table-cell>
          <table:table-cell table:formula="of:=[.G7]/[.$A7]" office:value-type="float" office:value="6.25304002235496" calcext:value-type="float">
            <text:p>6,25304002235496</text:p>
          </table:table-cell>
          <table:table-cell table:formula="of:=[.H7]/[.$A7]" office:value-type="float" office:value="7.37614113936824" calcext:value-type="float">
            <text:p>7,37614113936824</text:p>
          </table:table-cell>
          <table:table-cell table:formula="of:=[.I7]/[.$A7]" office:value-type="float" office:value="6.77148743516243" calcext:value-type="float">
            <text:p>6,77148743516243</text:p>
          </table:table-cell>
          <table:table-cell table:formula="of:=[.J7]/[.$A7]" office:value-type="float" office:value="6.73847602883963" calcext:value-type="float">
            <text:p>6,73847602883963</text:p>
          </table:table-cell>
          <table:table-cell table:formula="of:=[.K7]/[.$A7]" office:value-type="float" office:value="6.85883578503173" calcext:value-type="float">
            <text:p>6,85883578503173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8]/[.$A8]" office:value-type="float" office:value="4.58684386285276" calcext:value-type="float">
            <text:p>4,58684386285276</text:p>
          </table:table-cell>
          <table:table-cell table:formula="of:=[.C8]/[.$A8]" office:value-type="float" office:value="4.96168791678073" calcext:value-type="float">
            <text:p>4,96168791678073</text:p>
          </table:table-cell>
          <table:table-cell table:formula="of:=[.D8]/[.$A8]" office:value-type="float" office:value="4.83695185308183" calcext:value-type="float">
            <text:p>4,83695185308183</text:p>
          </table:table-cell>
          <table:table-cell table:formula="of:=[.E8]/[.$A8]" office:value-type="float" office:value="4.85912577060932" calcext:value-type="float">
            <text:p>4,85912577060932</text:p>
          </table:table-cell>
          <table:table-cell table:formula="of:=[.F8]/[.$A8]" office:value-type="float" office:value="5.08385525623458" calcext:value-type="float">
            <text:p>5,08385525623458</text:p>
          </table:table-cell>
          <table:table-cell table:formula="of:=[.G8]/[.$A8]" office:value-type="float" office:value="5.80722321750509" calcext:value-type="float">
            <text:p>5,80722321750509</text:p>
          </table:table-cell>
          <table:table-cell table:formula="of:=[.H8]/[.$A8]" office:value-type="float" office:value="6.9980486215018" calcext:value-type="float">
            <text:p>6,9980486215018</text:p>
          </table:table-cell>
          <table:table-cell table:formula="of:=[.I8]/[.$A8]" office:value-type="float" office:value="6.65772101008666" calcext:value-type="float">
            <text:p>6,65772101008666</text:p>
          </table:table-cell>
          <table:table-cell table:formula="of:=[.J8]/[.$A8]" office:value-type="float" office:value="6.20300225988701" calcext:value-type="float">
            <text:p>6,20300225988701</text:p>
          </table:table-cell>
          <table:table-cell table:formula="of:=[.K8]/[.$A8]" office:value-type="float" office:value="5.86521335054504" calcext:value-type="float">
            <text:p>5,86521335054504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]/[.$A9]" office:value-type="float" office:value="4.18218627356274" calcext:value-type="float">
            <text:p>4,18218627356274</text:p>
          </table:table-cell>
          <table:table-cell table:formula="of:=[.C9]/[.$A9]" office:value-type="float" office:value="4.29211998730717" calcext:value-type="float">
            <text:p>4,29211998730717</text:p>
          </table:table-cell>
          <table:table-cell table:formula="of:=[.D9]/[.$A9]" office:value-type="float" office:value="4.69015333375626" calcext:value-type="float">
            <text:p>4,69015333375626</text:p>
          </table:table-cell>
          <table:table-cell table:formula="of:=[.E9]/[.$A9]" office:value-type="float" office:value="4.33240883796561" calcext:value-type="float">
            <text:p>4,33240883796561</text:p>
          </table:table-cell>
          <table:table-cell table:formula="of:=[.F9]/[.$A9]" office:value-type="float" office:value="4.67121081799752" calcext:value-type="float">
            <text:p>4,67121081799752</text:p>
          </table:table-cell>
          <table:table-cell table:formula="of:=[.G9]/[.$A9]" office:value-type="float" office:value="5.19376003611033" calcext:value-type="float">
            <text:p>5,19376003611033</text:p>
          </table:table-cell>
          <table:table-cell table:formula="of:=[.H9]/[.$A9]" office:value-type="float" office:value="6.11305207905576" calcext:value-type="float">
            <text:p>6,11305207905576</text:p>
          </table:table-cell>
          <table:table-cell table:formula="of:=[.I9]/[.$A9]" office:value-type="float" office:value="6.12400938077517" calcext:value-type="float">
            <text:p>6,12400938077517</text:p>
          </table:table-cell>
          <table:table-cell table:formula="of:=[.J9]/[.$A9]" office:value-type="float" office:value="5.50664506941051" calcext:value-type="float">
            <text:p>5,50664506941051</text:p>
          </table:table-cell>
          <table:table-cell table:formula="of:=[.K9]/[.$A9]" office:value-type="float" office:value="5.70220720219951" calcext:value-type="float">
            <text:p>5,7022072021995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45:51.17118104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4-07T15:48:22.738202852</dc:date>
    <meta:editing-duration>PT2H36M11S</meta:editing-duration>
    <meta:editing-cycles>21</meta:editing-cycles>
    <meta:generator>LibreOffice/6.3.5.2$Linux_X86_64 LibreOffice_project/30$Build-2</meta:generator>
    <meta:document-statistic meta:table-count="6" meta:cell-count="1782" meta:object-count="2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Availability PB</text:p>
        </chart:title>
        <chart:subtitle svg:x="10.975cm" svg:y="1.275cm" chart:style-name="ch3">
          <text:p>Environment 1</text:p>
        </chart:subtitle>
        <chart:legend chart:legend-position="end" svg:x="23.242cm" svg:y="3.206cm" style:legend-expansion="high" chart:style-name="ch4"/>
        <chart:plot-area chart:style-name="ch5" table:cell-range-address="'1'.A56:'1'.F63 '1'.B55:'1'.F55" chart:data-source-has-labels="both" svg:x="1.502cm" svg:y="2.138cm" svg:width="21.249cm" svg:height="5.703cm">
          <chartooo:coordinate-region svg:x="2.123cm" svg:y="2.337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1'.A56:'1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1'.B56:'1'.B63" chart:label-cell-address="'1'.B55:'1'.B55" chart:class="chart:bar">
            <chart:data-point chart:repeated="8"/>
          </chart:series>
          <chart:series chart:style-name="ch12" chart:values-cell-range-address="'1'.C56:'1'.C63" chart:label-cell-address="'1'.C55:'1'.C55" chart:class="chart:bar">
            <chart:data-point chart:repeated="8"/>
          </chart:series>
          <chart:series chart:style-name="ch13" chart:values-cell-range-address="'1'.D56:'1'.D63" chart:label-cell-address="'1'.D55:'1'.D55" chart:class="chart:bar">
            <chart:data-point chart:repeated="8"/>
          </chart:series>
          <chart:series chart:style-name="ch14" chart:values-cell-range-address="'1'.E56:'1'.E63" chart:label-cell-address="'1'.E55:'1'.E55" chart:class="chart:bar">
            <chart:data-point chart:repeated="8"/>
          </chart:series>
          <chart:series chart:style-name="ch15" chart:values-cell-range-address="'1'.F56:'1'.F63" chart:label-cell-address="'1'.F55:'1'.F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B55:'1'.B55</svg:desc>
                </draw:g>
              </table:table-cell>
              <table:table-cell office:value-type="string">
                <text:p>V C</text:p>
                <draw:g>
                  <svg:desc>'1'.C55:'1'.C55</svg:desc>
                </draw:g>
              </table:table-cell>
              <table:table-cell office:value-type="string">
                <text:p>V B</text:p>
                <draw:g>
                  <svg:desc>'1'.D55:'1'.D55</svg:desc>
                </draw:g>
              </table:table-cell>
              <table:table-cell office:value-type="string">
                <text:p>T C</text:p>
                <draw:g>
                  <svg:desc>'1'.E55:'1'.E55</svg:desc>
                </draw:g>
              </table:table-cell>
              <table:table-cell office:value-type="string">
                <text:p>T B</text:p>
                <draw:g>
                  <svg:desc>'1'.F55:'1'.F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56:'1'.A63</svg:desc>
                </draw:g>
              </table:table-cell>
              <table:table-cell office:value-type="float" office:value="9.34272011609805">
                <text:p>9.34272011609805</text:p>
                <draw:g>
                  <svg:desc>'1'.B56:'1'.B63</svg:desc>
                </draw:g>
              </table:table-cell>
              <table:table-cell office:value-type="float" office:value="9.76423224405237">
                <text:p>9.76423224405237</text:p>
                <draw:g>
                  <svg:desc>'1'.C56:'1'.C63</svg:desc>
                </draw:g>
              </table:table-cell>
              <table:table-cell office:value-type="float" office:value="10.3771844102077">
                <text:p>10.3771844102077</text:p>
                <draw:g>
                  <svg:desc>'1'.D56:'1'.D63</svg:desc>
                </draw:g>
              </table:table-cell>
              <table:table-cell office:value-type="float" office:value="9.89903759088365">
                <text:p>9.89903759088365</text:p>
                <draw:g>
                  <svg:desc>'1'.E56:'1'.E63</svg:desc>
                </draw:g>
              </table:table-cell>
              <table:table-cell office:value-type="float" office:value="10.2394530257511">
                <text:p>10.2394530257511</text:p>
                <draw:g>
                  <svg:desc>'1'.F56:'1'.F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8617871661744">
                <text:p>7.8617871661744</text:p>
              </table:table-cell>
              <table:table-cell office:value-type="float" office:value="8.13261868365738">
                <text:p>8.13261868365738</text:p>
              </table:table-cell>
              <table:table-cell office:value-type="float" office:value="8.75097308052708">
                <text:p>8.75097308052708</text:p>
              </table:table-cell>
              <table:table-cell office:value-type="float" office:value="7.89761102500686">
                <text:p>7.89761102500686</text:p>
              </table:table-cell>
              <table:table-cell office:value-type="float" office:value="8.80921316753536">
                <text:p>8.809213167535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12518570301048">
                <text:p>7.12518570301048</text:p>
              </table:table-cell>
              <table:table-cell office:value-type="float" office:value="7.076064081563">
                <text:p>7.076064081563</text:p>
              </table:table-cell>
              <table:table-cell office:value-type="float" office:value="7.0870661630094">
                <text:p>7.0870661630094</text:p>
              </table:table-cell>
              <table:table-cell office:value-type="float" office:value="7.20700126350788">
                <text:p>7.20700126350788</text:p>
              </table:table-cell>
              <table:table-cell office:value-type="float" office:value="7.22003329245503">
                <text:p>7.220033292455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5589139910649">
                <text:p>6.5589139910649</text:p>
              </table:table-cell>
              <table:table-cell office:value-type="float" office:value="6.66968108979644">
                <text:p>6.66968108979644</text:p>
              </table:table-cell>
              <table:table-cell office:value-type="float" office:value="6.63349384525807">
                <text:p>6.63349384525807</text:p>
              </table:table-cell>
              <table:table-cell office:value-type="float" office:value="6.89644629948364">
                <text:p>6.89644629948364</text:p>
              </table:table-cell>
              <table:table-cell office:value-type="float" office:value="6.94643086963386">
                <text:p>6.946430869633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2409732133144">
                <text:p>5.32409732133144</text:p>
              </table:table-cell>
              <table:table-cell office:value-type="float" office:value="5.55185081945334">
                <text:p>5.55185081945334</text:p>
              </table:table-cell>
              <table:table-cell office:value-type="float" office:value="5.44433009215251">
                <text:p>5.44433009215251</text:p>
              </table:table-cell>
              <table:table-cell office:value-type="float" office:value="5.2421884357201">
                <text:p>5.2421884357201</text:p>
              </table:table-cell>
              <table:table-cell office:value-type="float" office:value="5.47889168803419">
                <text:p>5.478891688034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09470001922522">
                <text:p>5.09470001922522</text:p>
              </table:table-cell>
              <table:table-cell office:value-type="float" office:value="4.90485375968129">
                <text:p>4.90485375968129</text:p>
              </table:table-cell>
              <table:table-cell office:value-type="float" office:value="5.09219823108385">
                <text:p>5.09219823108385</text:p>
              </table:table-cell>
              <table:table-cell office:value-type="float" office:value="4.9174455742083">
                <text:p>4.9174455742083</text:p>
              </table:table-cell>
              <table:table-cell office:value-type="float" office:value="4.95547712140579">
                <text:p>4.955477121405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5867833081571">
                <text:p>4.5867833081571</text:p>
              </table:table-cell>
              <table:table-cell office:value-type="float" office:value="4.77473529840916">
                <text:p>4.77473529840916</text:p>
              </table:table-cell>
              <table:table-cell office:value-type="float" office:value="4.69537595138718">
                <text:p>4.69537595138718</text:p>
              </table:table-cell>
              <table:table-cell office:value-type="float" office:value="4.68564409271752">
                <text:p>4.68564409271752</text:p>
              </table:table-cell>
              <table:table-cell office:value-type="float" office:value="4.79038491647494">
                <text:p>4.790384916474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09909483515892">
                <text:p>4.09909483515892</text:p>
              </table:table-cell>
              <table:table-cell office:value-type="float" office:value="4.23811442695107">
                <text:p>4.23811442695107</text:p>
              </table:table-cell>
              <table:table-cell office:value-type="float" office:value="4.30874511314157">
                <text:p>4.30874511314157</text:p>
              </table:table-cell>
              <table:table-cell office:value-type="float" office:value="4.12902890673981">
                <text:p>4.12902890673981</text:p>
              </table:table-cell>
              <table:table-cell office:value-type="float" office:value="4.28131428259331">
                <text:p>4.28131428259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4</text:p>
        </chart:subtitle>
        <chart:legend chart:legend-position="end" svg:x="22.942cm" svg:y="3.206cm" style:legend-expansion="high" chart:style-name="ch4"/>
        <chart:plot-area chart:style-name="ch5" table:cell-range-address="'4'.A56:'4'.A63 '4'.G55:'4'.K63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4'.A56:'4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4'.G56:'4'.G63" chart:label-cell-address="'4'.G55:'4'.G55" chart:class="chart:bar">
            <chart:data-point chart:repeated="8"/>
          </chart:series>
          <chart:series chart:style-name="ch12" chart:values-cell-range-address="'4'.H56:'4'.H63" chart:label-cell-address="'4'.H55:'4'.H55" chart:class="chart:bar">
            <chart:data-point chart:repeated="8"/>
          </chart:series>
          <chart:series chart:style-name="ch13" chart:values-cell-range-address="'4'.I56:'4'.I63" chart:label-cell-address="'4'.I55:'4'.I55" chart:class="chart:bar">
            <chart:data-point chart:repeated="8"/>
          </chart:series>
          <chart:series chart:style-name="ch14" chart:values-cell-range-address="'4'.J56:'4'.J63" chart:label-cell-address="'4'.J55:'4'.J55" chart:class="chart:bar">
            <chart:data-point chart:repeated="8"/>
          </chart:series>
          <chart:series chart:style-name="ch15" chart:values-cell-range-address="'4'.K56:'4'.K63" chart:label-cell-address="'4'.K55:'4'.K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4'.G55:'4'.G55</svg:desc>
                </draw:g>
              </table:table-cell>
              <table:table-cell office:value-type="string">
                <text:p>V C </text:p>
                <draw:g>
                  <svg:desc>'4'.H55:'4'.H55</svg:desc>
                </draw:g>
              </table:table-cell>
              <table:table-cell office:value-type="string">
                <text:p>V B</text:p>
                <draw:g>
                  <svg:desc>'4'.I55:'4'.I55</svg:desc>
                </draw:g>
              </table:table-cell>
              <table:table-cell office:value-type="string">
                <text:p>T C</text:p>
                <draw:g>
                  <svg:desc>'4'.J55:'4'.J55</svg:desc>
                </draw:g>
              </table:table-cell>
              <table:table-cell office:value-type="string">
                <text:p>T B</text:p>
                <draw:g>
                  <svg:desc>'4'.K55:'4'.K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4'.A56:'4'.A63</svg:desc>
                </draw:g>
              </table:table-cell>
              <table:table-cell office:value-type="float" office:value="14.7700589920608">
                <text:p>14.7700589920608</text:p>
                <draw:g>
                  <svg:desc>'4'.G56:'4'.G63</svg:desc>
                </draw:g>
              </table:table-cell>
              <table:table-cell office:value-type="float" office:value="14.8411894760213">
                <text:p>14.8411894760213</text:p>
                <draw:g>
                  <svg:desc>'4'.H56:'4'.H63</svg:desc>
                </draw:g>
              </table:table-cell>
              <table:table-cell office:value-type="float" office:value="14.8914354121278">
                <text:p>14.8914354121278</text:p>
                <draw:g>
                  <svg:desc>'4'.I56:'4'.I63</svg:desc>
                </draw:g>
              </table:table-cell>
              <table:table-cell office:value-type="float" office:value="14.7442355803255">
                <text:p>14.7442355803255</text:p>
                <draw:g>
                  <svg:desc>'4'.J56:'4'.J63</svg:desc>
                </draw:g>
              </table:table-cell>
              <table:table-cell office:value-type="float" office:value="14.8719881691649">
                <text:p>14.8719881691649</text:p>
                <draw:g>
                  <svg:desc>'4'.K56:'4'.K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0662466524156">
                <text:p>14.0662466524156</text:p>
              </table:table-cell>
              <table:table-cell office:value-type="float" office:value="14.3524478536368">
                <text:p>14.3524478536368</text:p>
              </table:table-cell>
              <table:table-cell office:value-type="float" office:value="14.30798676082">
                <text:p>14.30798676082</text:p>
              </table:table-cell>
              <table:table-cell office:value-type="float" office:value="14.3122960541914">
                <text:p>14.3122960541914</text:p>
              </table:table-cell>
              <table:table-cell office:value-type="float" office:value="14.3446437818182">
                <text:p>14.34464378181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4299668947079">
                <text:p>10.4299668947079</text:p>
              </table:table-cell>
              <table:table-cell office:value-type="float" office:value="10.5670558764065">
                <text:p>10.5670558764065</text:p>
              </table:table-cell>
              <table:table-cell office:value-type="float" office:value="10.6419746729874">
                <text:p>10.6419746729874</text:p>
              </table:table-cell>
              <table:table-cell office:value-type="float" office:value="10.9391339733189">
                <text:p>10.9391339733189</text:p>
              </table:table-cell>
              <table:table-cell office:value-type="float" office:value="11.1166201162569">
                <text:p>11.11662011625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6389049288845">
                <text:p>11.6389049288845</text:p>
              </table:table-cell>
              <table:table-cell office:value-type="float" office:value="11.6619104617372">
                <text:p>11.6619104617372</text:p>
              </table:table-cell>
              <table:table-cell office:value-type="float" office:value="11.2711267002402">
                <text:p>11.2711267002402</text:p>
              </table:table-cell>
              <table:table-cell office:value-type="float" office:value="9.73850768961596">
                <text:p>9.73850768961596</text:p>
              </table:table-cell>
              <table:table-cell office:value-type="float" office:value="10.0337994271165">
                <text:p>10.0337994271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45305119839449">
                <text:p>9.45305119839449</text:p>
              </table:table-cell>
              <table:table-cell office:value-type="float" office:value="9.24059665435654">
                <text:p>9.24059665435654</text:p>
              </table:table-cell>
              <table:table-cell office:value-type="float" office:value="8.63982732231921">
                <text:p>8.63982732231921</text:p>
              </table:table-cell>
              <table:table-cell office:value-type="float" office:value="9.28570987940631">
                <text:p>9.28570987940631</text:p>
              </table:table-cell>
              <table:table-cell office:value-type="float" office:value="8.85988201967593">
                <text:p>8.859882019675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34396710165294">
                <text:p>8.34396710165294</text:p>
              </table:table-cell>
              <table:table-cell office:value-type="float" office:value="8.42767997522032">
                <text:p>8.42767997522032</text:p>
              </table:table-cell>
              <table:table-cell office:value-type="float" office:value="7.78153941993464">
                <text:p>7.78153941993464</text:p>
              </table:table-cell>
              <table:table-cell office:value-type="float" office:value="7.97118519753601">
                <text:p>7.97118519753601</text:p>
              </table:table-cell>
              <table:table-cell office:value-type="float" office:value="8.33823992145992">
                <text:p>8.338239921459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07088070900123">
                <text:p>7.07088070900123</text:p>
              </table:table-cell>
              <table:table-cell office:value-type="float" office:value="7.4831152520102">
                <text:p>7.4831152520102</text:p>
              </table:table-cell>
              <table:table-cell office:value-type="float" office:value="6.84351099798793">
                <text:p>6.84351099798793</text:p>
              </table:table-cell>
              <table:table-cell office:value-type="float" office:value="7.02118675113464">
                <text:p>7.02118675113464</text:p>
              </table:table-cell>
              <table:table-cell office:value-type="float" office:value="6.43401872626582">
                <text:p>6.434018726265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21574810693394">
                <text:p>6.21574810693394</text:p>
              </table:table-cell>
              <table:table-cell office:value-type="float" office:value="6.30770284523208">
                <text:p>6.30770284523208</text:p>
              </table:table-cell>
              <table:table-cell office:value-type="float" office:value="5.61952367253">
                <text:p>5.61952367253</text:p>
              </table:table-cell>
              <table:table-cell office:value-type="float" office:value="6.02769651260504">
                <text:p>6.02769651260504</text:p>
              </table:table-cell>
              <table:table-cell office:value-type="float" office:value="5.50011935044066">
                <text:p>5.50011935044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5</text:p>
        </chart:subtitle>
        <chart:legend chart:legend-position="end" svg:x="22.942cm" svg:y="3.206cm" style:legend-expansion="high" chart:style-name="ch4"/>
        <chart:plot-area chart:style-name="ch5" table:cell-range-address="'5'.A56:'5'.A63 '5'.G55:'5'.K63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5'.A56:'5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5'.G56:'5'.G63" chart:label-cell-address="'5'.G55:'5'.G55" chart:class="chart:bar">
            <chart:data-point chart:repeated="8"/>
          </chart:series>
          <chart:series chart:style-name="ch12" chart:values-cell-range-address="'5'.H56:'5'.H63" chart:label-cell-address="'5'.H55:'5'.H55" chart:class="chart:bar">
            <chart:data-point chart:repeated="8"/>
          </chart:series>
          <chart:series chart:style-name="ch13" chart:values-cell-range-address="'5'.I56:'5'.I63" chart:label-cell-address="'5'.I55:'5'.I55" chart:class="chart:bar">
            <chart:data-point chart:repeated="8"/>
          </chart:series>
          <chart:series chart:style-name="ch14" chart:values-cell-range-address="'5'.J56:'5'.J63" chart:label-cell-address="'5'.J55:'5'.J55" chart:class="chart:bar">
            <chart:data-point chart:repeated="8"/>
          </chart:series>
          <chart:series chart:style-name="ch15" chart:values-cell-range-address="'5'.K56:'5'.K63" chart:label-cell-address="'5'.K55:'5'.K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5'.G55:'5'.G55</svg:desc>
                </draw:g>
              </table:table-cell>
              <table:table-cell office:value-type="string">
                <text:p>V C </text:p>
                <draw:g>
                  <svg:desc>'5'.H55:'5'.H55</svg:desc>
                </draw:g>
              </table:table-cell>
              <table:table-cell office:value-type="string">
                <text:p>V B</text:p>
                <draw:g>
                  <svg:desc>'5'.I55:'5'.I55</svg:desc>
                </draw:g>
              </table:table-cell>
              <table:table-cell office:value-type="string">
                <text:p>T C</text:p>
                <draw:g>
                  <svg:desc>'5'.J55:'5'.J55</svg:desc>
                </draw:g>
              </table:table-cell>
              <table:table-cell office:value-type="string">
                <text:p>T B</text:p>
                <draw:g>
                  <svg:desc>'5'.K55:'5'.K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5'.A56:'5'.A63</svg:desc>
                </draw:g>
              </table:table-cell>
              <table:table-cell office:value-type="float" office:value="10.7707268318436">
                <text:p>10.7707268318436</text:p>
                <draw:g>
                  <svg:desc>'5'.G56:'5'.G63</svg:desc>
                </draw:g>
              </table:table-cell>
              <table:table-cell office:value-type="float" office:value="10.6695200282156">
                <text:p>10.6695200282156</text:p>
                <draw:g>
                  <svg:desc>'5'.H56:'5'.H63</svg:desc>
                </draw:g>
              </table:table-cell>
              <table:table-cell office:value-type="float" office:value="10.7144507646941">
                <text:p>10.7144507646941</text:p>
                <draw:g>
                  <svg:desc>'5'.I56:'5'.I63</svg:desc>
                </draw:g>
              </table:table-cell>
              <table:table-cell office:value-type="float" office:value="10.7119376256147">
                <text:p>10.7119376256147</text:p>
                <draw:g>
                  <svg:desc>'5'.J56:'5'.J63</svg:desc>
                </draw:g>
              </table:table-cell>
              <table:table-cell office:value-type="float" office:value="10.5777286621675">
                <text:p>10.5777286621675</text:p>
                <draw:g>
                  <svg:desc>'5'.K56:'5'.K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38479484333626">
                <text:p>8.38479484333626</text:p>
              </table:table-cell>
              <table:table-cell office:value-type="float" office:value="8.49147410873742">
                <text:p>8.49147410873742</text:p>
              </table:table-cell>
              <table:table-cell office:value-type="float" office:value="8.52673632454264">
                <text:p>8.52673632454264</text:p>
              </table:table-cell>
              <table:table-cell office:value-type="float" office:value="8.56150303197608">
                <text:p>8.56150303197608</text:p>
              </table:table-cell>
              <table:table-cell office:value-type="float" office:value="8.46454170125426">
                <text:p>8.464541701254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5204867837619">
                <text:p>7.5204867837619</text:p>
              </table:table-cell>
              <table:table-cell office:value-type="float" office:value="7.45884492950653">
                <text:p>7.45884492950653</text:p>
              </table:table-cell>
              <table:table-cell office:value-type="float" office:value="7.48939691364197">
                <text:p>7.48939691364197</text:p>
              </table:table-cell>
              <table:table-cell office:value-type="float" office:value="7.39151275428798">
                <text:p>7.39151275428798</text:p>
              </table:table-cell>
              <table:table-cell office:value-type="float" office:value="7.4099834073476">
                <text:p>7.40998340734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72296352167214">
                <text:p>6.72296352167214</text:p>
              </table:table-cell>
              <table:table-cell office:value-type="float" office:value="6.78558477453827">
                <text:p>6.78558477453827</text:p>
              </table:table-cell>
              <table:table-cell office:value-type="float" office:value="6.94006301029117">
                <text:p>6.94006301029117</text:p>
              </table:table-cell>
              <table:table-cell office:value-type="float" office:value="6.76436102650016">
                <text:p>6.76436102650016</text:p>
              </table:table-cell>
              <table:table-cell office:value-type="float" office:value="6.7461961294717">
                <text:p>6.74619612947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5021798595754">
                <text:p>7.5021798595754</text:p>
              </table:table-cell>
              <table:table-cell office:value-type="float" office:value="7.44177879326749">
                <text:p>7.44177879326749</text:p>
              </table:table-cell>
              <table:table-cell office:value-type="float" office:value="7.4843683497068">
                <text:p>7.4843683497068</text:p>
              </table:table-cell>
              <table:table-cell office:value-type="float" office:value="7.66065628157793">
                <text:p>7.66065628157793</text:p>
              </table:table-cell>
              <table:table-cell office:value-type="float" office:value="7.57021134471469">
                <text:p>7.570211344714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53161818327292">
                <text:p>6.53161818327292</text:p>
              </table:table-cell>
              <table:table-cell office:value-type="float" office:value="6.7298467434708">
                <text:p>6.7298467434708</text:p>
              </table:table-cell>
              <table:table-cell office:value-type="float" office:value="6.74553455666768">
                <text:p>6.74553455666768</text:p>
              </table:table-cell>
              <table:table-cell office:value-type="float" office:value="7.01410619294102">
                <text:p>7.01410619294102</text:p>
              </table:table-cell>
              <table:table-cell office:value-type="float" office:value="6.85066489708633">
                <text:p>6.850664897086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2610822101791">
                <text:p>5.92610822101791</text:p>
              </table:table-cell>
              <table:table-cell office:value-type="float" office:value="6.2011039299554">
                <text:p>6.2011039299554</text:p>
              </table:table-cell>
              <table:table-cell office:value-type="float" office:value="6.16985728058459">
                <text:p>6.16985728058459</text:p>
              </table:table-cell>
              <table:table-cell office:value-type="float" office:value="6.44457603034526">
                <text:p>6.44457603034526</text:p>
              </table:table-cell>
              <table:table-cell office:value-type="float" office:value="6.32610553617659">
                <text:p>6.326105536176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96712055814653">
                <text:p>5.96712055814653</text:p>
              </table:table-cell>
              <table:table-cell office:value-type="float" office:value="6.31375394935122">
                <text:p>6.31375394935122</text:p>
              </table:table-cell>
              <table:table-cell office:value-type="float" office:value="6.22181715235863">
                <text:p>6.22181715235863</text:p>
              </table:table-cell>
              <table:table-cell office:value-type="float" office:value="6.57444865058087">
                <text:p>6.57444865058087</text:p>
              </table:table-cell>
              <table:table-cell office:value-type="float" office:value="6.41138087819628">
                <text:p>6.411380878196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6</text:p>
        </chart:subtitle>
        <chart:legend chart:legend-position="end" svg:x="22.942cm" svg:y="3.206cm" style:legend-expansion="high" chart:style-name="ch4"/>
        <chart:plot-area chart:style-name="ch5" table:cell-range-address="'6'.A56:'6'.A63 '6'.G55:'6'.K63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6'.A56:'6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6'.G56:'6'.G63" chart:label-cell-address="'6'.G55:'6'.G55" chart:class="chart:bar">
            <chart:data-point chart:repeated="8"/>
          </chart:series>
          <chart:series chart:style-name="ch12" chart:values-cell-range-address="'6'.H56:'6'.H63" chart:label-cell-address="'6'.H55:'6'.H55" chart:class="chart:bar">
            <chart:data-point chart:repeated="8"/>
          </chart:series>
          <chart:series chart:style-name="ch13" chart:values-cell-range-address="'6'.I56:'6'.I63" chart:label-cell-address="'6'.I55:'6'.I55" chart:class="chart:bar">
            <chart:data-point chart:repeated="8"/>
          </chart:series>
          <chart:series chart:style-name="ch14" chart:values-cell-range-address="'6'.J56:'6'.J63" chart:label-cell-address="'6'.J55:'6'.J55" chart:class="chart:bar">
            <chart:data-point chart:repeated="8"/>
          </chart:series>
          <chart:series chart:style-name="ch15" chart:values-cell-range-address="'6'.K56:'6'.K63" chart:label-cell-address="'6'.K55:'6'.K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6'.G55:'6'.G55</svg:desc>
                </draw:g>
              </table:table-cell>
              <table:table-cell office:value-type="string">
                <text:p>V C </text:p>
                <draw:g>
                  <svg:desc>'6'.H55:'6'.H55</svg:desc>
                </draw:g>
              </table:table-cell>
              <table:table-cell office:value-type="string">
                <text:p>V B</text:p>
                <draw:g>
                  <svg:desc>'6'.I55:'6'.I55</svg:desc>
                </draw:g>
              </table:table-cell>
              <table:table-cell office:value-type="string">
                <text:p>T C</text:p>
                <draw:g>
                  <svg:desc>'6'.J55:'6'.J55</svg:desc>
                </draw:g>
              </table:table-cell>
              <table:table-cell office:value-type="string">
                <text:p>T B</text:p>
                <draw:g>
                  <svg:desc>'6'.K55:'6'.K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6'.A56:'6'.A63</svg:desc>
                </draw:g>
              </table:table-cell>
              <table:table-cell office:value-type="float" office:value="11.4876396799888">
                <text:p>11.4876396799888</text:p>
                <draw:g>
                  <svg:desc>'6'.G56:'6'.G63</svg:desc>
                </draw:g>
              </table:table-cell>
              <table:table-cell office:value-type="float" office:value="11.489624054092">
                <text:p>11.489624054092</text:p>
                <draw:g>
                  <svg:desc>'6'.H56:'6'.H63</svg:desc>
                </draw:g>
              </table:table-cell>
              <table:table-cell office:value-type="float" office:value="11.406002004717">
                <text:p>11.406002004717</text:p>
                <draw:g>
                  <svg:desc>'6'.I56:'6'.I63</svg:desc>
                </draw:g>
              </table:table-cell>
              <table:table-cell office:value-type="float" office:value="11.4717768862613">
                <text:p>11.4717768862613</text:p>
                <draw:g>
                  <svg:desc>'6'.J56:'6'.J63</svg:desc>
                </draw:g>
              </table:table-cell>
              <table:table-cell office:value-type="float" office:value="11.3707115647188">
                <text:p>11.3707115647188</text:p>
                <draw:g>
                  <svg:desc>'6'.K56:'6'.K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45548831450312">
                <text:p>9.45548831450312</text:p>
              </table:table-cell>
              <table:table-cell office:value-type="float" office:value="9.27131979161948">
                <text:p>9.27131979161948</text:p>
              </table:table-cell>
              <table:table-cell office:value-type="float" office:value="9.36514988062442">
                <text:p>9.36514988062442</text:p>
              </table:table-cell>
              <table:table-cell office:value-type="float" office:value="9.3239963561644">
                <text:p>9.3239963561644</text:p>
              </table:table-cell>
              <table:table-cell office:value-type="float" office:value="9.40235991573034">
                <text:p>9.402359915730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06843846180198">
                <text:p>8.06843846180198</text:p>
              </table:table-cell>
              <table:table-cell office:value-type="float" office:value="8.2290062302279">
                <text:p>8.2290062302279</text:p>
              </table:table-cell>
              <table:table-cell office:value-type="float" office:value="7.96326251358782">
                <text:p>7.96326251358782</text:p>
              </table:table-cell>
              <table:table-cell office:value-type="float" office:value="8.34554431851852">
                <text:p>8.34554431851852</text:p>
              </table:table-cell>
              <table:table-cell office:value-type="float" office:value="7.93152315640195">
                <text:p>7.931523156401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6316454956159">
                <text:p>7.6316454956159</text:p>
              </table:table-cell>
              <table:table-cell office:value-type="float" office:value="7.62483692098456">
                <text:p>7.62483692098456</text:p>
              </table:table-cell>
              <table:table-cell office:value-type="float" office:value="8.18006713652201">
                <text:p>8.18006713652201</text:p>
              </table:table-cell>
              <table:table-cell office:value-type="float" office:value="7.11127523161386">
                <text:p>7.11127523161386</text:p>
              </table:table-cell>
              <table:table-cell office:value-type="float" office:value="7.12322873156994">
                <text:p>7.123228731569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9940815478231">
                <text:p>6.99940815478231</text:p>
              </table:table-cell>
              <table:table-cell office:value-type="float" office:value="7.55794545603137">
                <text:p>7.55794545603137</text:p>
              </table:table-cell>
              <table:table-cell office:value-type="float" office:value="7.39318103604345">
                <text:p>7.39318103604345</text:p>
              </table:table-cell>
              <table:table-cell office:value-type="float" office:value="6.69588190743337">
                <text:p>6.69588190743337</text:p>
              </table:table-cell>
              <table:table-cell office:value-type="float" office:value="7.28010830097906">
                <text:p>7.280108300979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25304002235496">
                <text:p>6.25304002235496</text:p>
              </table:table-cell>
              <table:table-cell office:value-type="float" office:value="7.37614113936824">
                <text:p>7.37614113936824</text:p>
              </table:table-cell>
              <table:table-cell office:value-type="float" office:value="6.77148743516243">
                <text:p>6.77148743516243</text:p>
              </table:table-cell>
              <table:table-cell office:value-type="float" office:value="6.73847602883963">
                <text:p>6.73847602883963</text:p>
              </table:table-cell>
              <table:table-cell office:value-type="float" office:value="6.85883578503173">
                <text:p>6.858835785031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80722321750509">
                <text:p>5.80722321750509</text:p>
              </table:table-cell>
              <table:table-cell office:value-type="float" office:value="6.9980486215018">
                <text:p>6.9980486215018</text:p>
              </table:table-cell>
              <table:table-cell office:value-type="float" office:value="6.65772101008666">
                <text:p>6.65772101008666</text:p>
              </table:table-cell>
              <table:table-cell office:value-type="float" office:value="6.20300225988701">
                <text:p>6.20300225988701</text:p>
              </table:table-cell>
              <table:table-cell office:value-type="float" office:value="5.86521335054504">
                <text:p>5.865213350545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19376003611033">
                <text:p>5.19376003611033</text:p>
              </table:table-cell>
              <table:table-cell office:value-type="float" office:value="6.11305207905576">
                <text:p>6.11305207905576</text:p>
              </table:table-cell>
              <table:table-cell office:value-type="float" office:value="6.12400938077517">
                <text:p>6.12400938077517</text:p>
              </table:table-cell>
              <table:table-cell office:value-type="float" office:value="5.50664506941051">
                <text:p>5.50664506941051</text:p>
              </table:table-cell>
              <table:table-cell office:value-type="float" office:value="5.70220720219951">
                <text:p>5.7022072021995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549cm" svg:height="9.067cm" xlink:href=".." xlink:type="simple" chart:class="chart:bar" chart:style-name="ch1">
        <chart:title svg:x="12.41cm" svg:y="0.317cm" chart:style-name="ch2">
          <text:p>PB step</text:p>
        </chart:title>
        <chart:legend chart:legend-position="end" svg:x="21.316cm" svg:y="2.74cm" style:legend-expansion="high" chart:style-name="ch3"/>
        <chart:plot-area chart:style-name="ch4" table:cell-range-address="'1'.M2:'1'.R9 '1'.N1:'1'.R1" chart:data-source-has-labels="both" svg:x="1.541cm" svg:y="1.277cm" svg:width="19.245cm" svg:height="6.628cm">
          <chartooo:coordinate-region svg:x="2.348cm" svg:y="1.476cm" svg:width="18.438cm" svg:height="5.782cm"/>
          <chart:axis chart:dimension="x" chart:name="primary-x" chart:style-name="ch5" chartooo:axis-type="auto">
            <chartooo:date-scale/>
            <chart:title svg:x="10.788cm" svg:y="8.086cm" chart:style-name="ch6">
              <text:p>Size</text:p>
            </chart:title>
            <chart:categories table:cell-range-address="'1'.M2:'1'.M9"/>
          </chart:axis>
          <chart:axis chart:dimension="y" chart:name="primary-y" chart:style-name="ch7">
            <chart:title svg:x="0.451cm" svg:y="4.979cm" chart:style-name="ch8">
              <text:p>Step</text:p>
            </chart:title>
            <chart:grid chart:style-name="ch9" chart:class="major"/>
          </chart:axis>
          <chart:series chart:style-name="ch10" chart:values-cell-range-address="'1'.N2:'1'.N9" chart:label-cell-address="'1'.N1:'1'.N1" chart:class="chart:bar">
            <chart:regression-curve chart:style-name="ch11"/>
            <chart:data-point chart:repeated="8"/>
          </chart:series>
          <chart:series chart:style-name="ch12" chart:values-cell-range-address="'1'.O2:'1'.O9" chart:label-cell-address="'1'.O1:'1'.O1" chart:class="chart:bar">
            <chart:data-point chart:repeated="8"/>
          </chart:series>
          <chart:series chart:style-name="ch13" chart:values-cell-range-address="'1'.P2:'1'.P9" chart:label-cell-address="'1'.P1:'1'.P1" chart:class="chart:bar">
            <chart:data-point chart:repeated="8"/>
          </chart:series>
          <chart:series chart:style-name="ch14" chart:values-cell-range-address="'1'.Q2:'1'.Q9" chart:label-cell-address="'1'.Q1:'1'.Q1" chart:class="chart:bar">
            <chart:data-point chart:repeated="8"/>
          </chart:series>
          <chart:series chart:style-name="ch15" chart:values-cell-range-address="'1'.R2:'1'.R9" chart:label-cell-address="'1'.R1:'1'.R1" chart:class="chart:bar">
            <chart:regression-curve chart:style-name="ch16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1'.N1:'1'.N1</svg:desc>
                </draw:g>
              </table:table-cell>
              <table:table-cell office:value-type="string">
                <text:p>Media - V C</text:p>
                <draw:g>
                  <svg:desc>'1'.O1:'1'.O1</svg:desc>
                </draw:g>
              </table:table-cell>
              <table:table-cell office:value-type="string">
                <text:p>Media - V B</text:p>
                <draw:g>
                  <svg:desc>'1'.P1:'1'.P1</svg:desc>
                </draw:g>
              </table:table-cell>
              <table:table-cell office:value-type="string">
                <text:p>Media - T C</text:p>
                <draw:g>
                  <svg:desc>'1'.Q1:'1'.Q1</svg:desc>
                </draw:g>
              </table:table-cell>
              <table:table-cell office:value-type="string">
                <text:p>Media - T B</text:p>
                <draw:g>
                  <svg:desc>'1'.R1:'1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M2:'1'.M9</svg:desc>
                </draw:g>
              </table:table-cell>
              <table:table-cell office:value-type="float" office:value="194.8">
                <text:p>194.8</text:p>
                <draw:g>
                  <svg:desc>'1'.N2:'1'.N9</svg:desc>
                </draw:g>
              </table:table-cell>
              <table:table-cell office:value-type="float" office:value="191.5">
                <text:p>191.5</text:p>
                <draw:g>
                  <svg:desc>'1'.O2:'1'.O9</svg:desc>
                </draw:g>
              </table:table-cell>
              <table:table-cell office:value-type="float" office:value="186.9">
                <text:p>186.9</text:p>
                <draw:g>
                  <svg:desc>'1'.P2:'1'.P9</svg:desc>
                </draw:g>
              </table:table-cell>
              <table:table-cell office:value-type="float" office:value="183">
                <text:p>183</text:p>
                <draw:g>
                  <svg:desc>'1'.Q2:'1'.Q9</svg:desc>
                </draw:g>
              </table:table-cell>
              <table:table-cell office:value-type="float" office:value="177.6">
                <text:p>177.6</text:p>
                <draw:g>
                  <svg:desc>'1'.R2:'1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0.7">
                <text:p>130.7</text:p>
              </table:table-cell>
              <table:table-cell office:value-type="float" office:value="156.4">
                <text:p>156.4</text:p>
              </table:table-cell>
              <table:table-cell office:value-type="float" office:value="139.2">
                <text:p>139.2</text:p>
              </table:table-cell>
              <table:table-cell office:value-type="float" office:value="149.8">
                <text:p>149.8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0.3">
                <text:p>150.3</text:p>
              </table:table-cell>
              <table:table-cell office:value-type="float" office:value="133.9">
                <text:p>133.9</text:p>
              </table:table-cell>
              <table:table-cell office:value-type="float" office:value="143.4">
                <text:p>143.4</text:p>
              </table:table-cell>
              <table:table-cell office:value-type="float" office:value="137.8">
                <text:p>137.8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.1">
                <text:p>123.1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8">
                <text:p>116.8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.4">
                <text:p>117.4</text:p>
              </table:table-cell>
              <table:table-cell office:value-type="float" office:value="120.7">
                <text:p>120.7</text:p>
              </table:table-cell>
              <table:table-cell office:value-type="float" office:value="126.4">
                <text:p>126.4</text:p>
              </table:table-cell>
              <table:table-cell office:value-type="float" office:value="127.2">
                <text:p>127.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.9">
                <text:p>117.9</text:p>
              </table:table-cell>
              <table:table-cell office:value-type="float" office:value="119.9">
                <text:p>119.9</text:p>
              </table:table-cell>
              <table:table-cell office:value-type="float" office:value="111.8">
                <text:p>111.8</text:p>
              </table:table-cell>
              <table:table-cell office:value-type="float" office:value="119.6">
                <text:p>119.6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.4">
                <text:p>128.4</text:p>
              </table:table-cell>
              <table:table-cell office:value-type="float" office:value="102.5">
                <text:p>102.5</text:p>
              </table:table-cell>
              <table:table-cell office:value-type="float" office:value="128.3">
                <text:p>128.3</text:p>
              </table:table-cell>
              <table:table-cell office:value-type="float" office:value="119.8">
                <text:p>119.8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4.7">
                <text:p>104.7</text:p>
              </table:table-cell>
              <table:table-cell office:value-type="float" office:value="112.7">
                <text:p>112.7</text:p>
              </table:table-cell>
              <table:table-cell office:value-type="float" office:value="108">
                <text:p>108</text:p>
              </table:table-cell>
              <table:table-cell office:value-type="float" office:value="108.4">
                <text:p>108.4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324cm" svg:height="9.002cm" xlink:href=".." xlink:type="simple" chart:class="chart:bar" chart:style-name="ch1">
        <chart:title svg:x="12.285cm" svg:y="0.316cm" chart:style-name="ch2">
          <text:p>PR step</text:p>
        </chart:title>
        <chart:legend chart:legend-position="end" svg:x="21.064cm" svg:y="2.708cm" style:legend-expansion="high" chart:style-name="ch3"/>
        <chart:plot-area chart:style-name="ch4" table:cell-range-address="'1'.M2:'1'.M9 '1'.S1:'1'.W9" chart:data-source-has-labels="both" svg:x="1.537cm" svg:y="1.275cm" svg:width="19.001cm" svg:height="6.566cm">
          <chartooo:coordinate-region svg:x="2.344cm" svg:y="1.474cm" svg:width="18.194cm" svg:height="5.72cm"/>
          <chart:axis chart:dimension="x" chart:name="primary-x" chart:style-name="ch5" chartooo:axis-type="auto">
            <chartooo:date-scale/>
            <chart:title svg:x="10.662cm" svg:y="8.021cm" chart:style-name="ch6">
              <text:p>Size</text:p>
            </chart:title>
            <chart:categories table:cell-range-address="'1'.M2:'1'.M9"/>
          </chart:axis>
          <chart:axis chart:dimension="y" chart:name="primary-y" chart:style-name="ch7">
            <chart:title svg:x="0.451cm" svg:y="4.946cm" chart:style-name="ch8">
              <text:p>Step</text:p>
            </chart:title>
            <chart:grid chart:style-name="ch9" chart:class="major"/>
          </chart:axis>
          <chart:series chart:style-name="ch10" chart:values-cell-range-address="'1'.S2:'1'.S9" chart:label-cell-address="'1'.S1:'1'.S1" chart:class="chart:bar">
            <chart:regression-curve chart:style-name="ch11"/>
            <chart:data-point chart:repeated="8"/>
          </chart:series>
          <chart:series chart:style-name="ch12" chart:values-cell-range-address="'1'.T2:'1'.T9" chart:label-cell-address="'1'.T1:'1'.T1" chart:class="chart:bar">
            <chart:data-point chart:repeated="8"/>
          </chart:series>
          <chart:series chart:style-name="ch13" chart:values-cell-range-address="'1'.U2:'1'.U9" chart:label-cell-address="'1'.U1:'1'.U1" chart:class="chart:bar">
            <chart:regression-curve chart:style-name="ch14"/>
            <chart:data-point chart:repeated="8"/>
          </chart:series>
          <chart:series chart:style-name="ch15" chart:values-cell-range-address="'1'.V2:'1'.V9" chart:label-cell-address="'1'.V1:'1'.V1" chart:class="chart:bar">
            <chart:data-point chart:repeated="8"/>
          </chart:series>
          <chart:series chart:style-name="ch16" chart:values-cell-range-address="'1'.W2:'1'.W9" chart:label-cell-address="'1'.W1:'1'.W1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1'.S1:'1'.S1</svg:desc>
                </draw:g>
              </table:table-cell>
              <table:table-cell office:value-type="string">
                <text:p>Media - V C </text:p>
                <draw:g>
                  <svg:desc>'1'.T1:'1'.T1</svg:desc>
                </draw:g>
              </table:table-cell>
              <table:table-cell office:value-type="string">
                <text:p>Media - V B</text:p>
                <draw:g>
                  <svg:desc>'1'.U1:'1'.U1</svg:desc>
                </draw:g>
              </table:table-cell>
              <table:table-cell office:value-type="string">
                <text:p>Media - T C</text:p>
                <draw:g>
                  <svg:desc>'1'.V1:'1'.V1</svg:desc>
                </draw:g>
              </table:table-cell>
              <table:table-cell office:value-type="string">
                <text:p>Media - T B</text:p>
                <draw:g>
                  <svg:desc>'1'.W1:'1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M2:'1'.M9</svg:desc>
                </draw:g>
              </table:table-cell>
              <table:table-cell office:value-type="float" office:value="164">
                <text:p>164</text:p>
                <draw:g>
                  <svg:desc>'1'.S2:'1'.S9</svg:desc>
                </draw:g>
              </table:table-cell>
              <table:table-cell office:value-type="float" office:value="177.1">
                <text:p>177.1</text:p>
                <draw:g>
                  <svg:desc>'1'.T2:'1'.T9</svg:desc>
                </draw:g>
              </table:table-cell>
              <table:table-cell office:value-type="float" office:value="180">
                <text:p>180</text:p>
                <draw:g>
                  <svg:desc>'1'.U2:'1'.U9</svg:desc>
                </draw:g>
              </table:table-cell>
              <table:table-cell office:value-type="float" office:value="165">
                <text:p>165</text:p>
                <draw:g>
                  <svg:desc>'1'.V2:'1'.V9</svg:desc>
                </draw:g>
              </table:table-cell>
              <table:table-cell office:value-type="float" office:value="158.2">
                <text:p>158.2</text:p>
                <draw:g>
                  <svg:desc>'1'.W2:'1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6.4">
                <text:p>136.4</text:p>
              </table:table-cell>
              <table:table-cell office:value-type="float" office:value="154.1">
                <text:p>154.1</text:p>
              </table:table-cell>
              <table:table-cell office:value-type="float" office:value="153.1">
                <text:p>153.1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.8">
                <text:p>156.8</text:p>
              </table:table-cell>
              <table:table-cell office:value-type="float" office:value="147">
                <text:p>147</text:p>
              </table:table-cell>
              <table:table-cell office:value-type="float" office:value="135.3">
                <text:p>135.3</text:p>
              </table:table-cell>
              <table:table-cell office:value-type="float" office:value="128.4">
                <text:p>128.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.6">
                <text:p>118.6</text:p>
              </table:table-cell>
              <table:table-cell office:value-type="float" office:value="127.2">
                <text:p>127.2</text:p>
              </table:table-cell>
              <table:table-cell office:value-type="float" office:value="126.1">
                <text:p>126.1</text:p>
              </table:table-cell>
              <table:table-cell office:value-type="float" office:value="125.2">
                <text:p>125.2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.5">
                <text:p>105.5</text:p>
              </table:table-cell>
              <table:table-cell office:value-type="float" office:value="121.5">
                <text:p>121.5</text:p>
              </table:table-cell>
              <table:table-cell office:value-type="float" office:value="126.6">
                <text:p>126.6</text:p>
              </table:table-cell>
              <table:table-cell office:value-type="float" office:value="124.4">
                <text:p>12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115.9">
                <text:p>115.9</text:p>
              </table:table-cell>
              <table:table-cell office:value-type="float" office:value="118.7">
                <text:p>118.7</text:p>
              </table:table-cell>
              <table:table-cell office:value-type="float" office:value="123">
                <text:p>12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.6">
                <text:p>121.6</text:p>
              </table:table-cell>
              <table:table-cell office:value-type="float" office:value="119.1">
                <text:p>119.1</text:p>
              </table:table-cell>
              <table:table-cell office:value-type="float" office:value="123.2">
                <text:p>123.2</text:p>
              </table:table-cell>
              <table:table-cell office:value-type="float" office:value="120.2">
                <text:p>120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5">
                <text:p>115.5</text:p>
              </table:table-cell>
              <table:table-cell office:value-type="float" office:value="120.8">
                <text:p>120.8</text:p>
              </table:table-cell>
              <table:table-cell office:value-type="float" office:value="115.8">
                <text:p>115.8</text:p>
              </table:table-cell>
              <table:table-cell office:value-type="float" office:value="116">
                <text:p>116</text:p>
              </table:table-cell>
              <table:table-cell office:value-type="float" office:value="123.4">
                <text:p>123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61cm" svg:height="8.983cm" xlink:href=".." xlink:type="simple" chart:class="chart:bar" chart:style-name="ch1">
        <chart:title svg:x="10.266cm" svg:y="0.315cm" chart:style-name="ch2">
          <text:p>PB step</text:p>
        </chart:title>
        <chart:legend chart:legend-position="end" svg:x="16.234cm" svg:y="2.449cm" style:legend-expansion="high" chart:style-name="ch3"/>
        <chart:plot-area chart:style-name="ch4" table:cell-range-address="'2'.M2:'2'.R9 '2'.N1:'2'.R1" chart:data-source-has-labels="both" svg:x="1.456cm" svg:y="1.273cm" svg:width="14.333cm" svg:height="6.55cm">
          <chartooo:coordinate-region svg:x="2.263cm" svg:y="1.472cm" svg:width="13.526cm" svg:height="5.704cm"/>
          <chart:axis chart:dimension="x" chart:name="primary-x" chart:style-name="ch5" chartooo:axis-type="auto">
            <chartooo:date-scale/>
            <chart:title svg:x="8.247cm" svg:y="8.002cm" chart:style-name="ch6">
              <text:p>Size</text:p>
            </chart:title>
            <chart:categories table:cell-range-address="'2'.M2:'2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N2:'2'.N9" chart:label-cell-address="'2'.N1:'2'.N1" chart:class="chart:bar">
            <chart:regression-curve chart:style-name="ch11"/>
            <chart:data-point chart:repeated="8"/>
          </chart:series>
          <chart:series chart:style-name="ch12" chart:values-cell-range-address="'2'.O2:'2'.O9" chart:label-cell-address="'2'.O1:'2'.O1" chart:class="chart:bar">
            <chart:regression-curve chart:style-name="ch13"/>
            <chart:data-point chart:repeated="8"/>
          </chart:series>
          <chart:series chart:style-name="ch14" chart:values-cell-range-address="'2'.P2:'2'.P9" chart:label-cell-address="'2'.P1:'2'.P1" chart:class="chart:bar">
            <chart:regression-curve chart:style-name="ch15"/>
            <chart:data-point chart:repeated="8"/>
          </chart:series>
          <chart:series chart:style-name="ch16" chart:values-cell-range-address="'2'.Q2:'2'.Q9" chart:label-cell-address="'2'.Q1:'2'.Q1" chart:class="chart:bar">
            <chart:data-point chart:repeated="8"/>
          </chart:series>
          <chart:series chart:style-name="ch17" chart:values-cell-range-address="'2'.R2:'2'.R9" chart:label-cell-address="'2'.R1:'2'.R1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2'.N1:'2'.N1</svg:desc>
                </draw:g>
              </table:table-cell>
              <table:table-cell office:value-type="string">
                <text:p>Media - PB V C1</text:p>
                <draw:g>
                  <svg:desc>'2'.O1:'2'.O1</svg:desc>
                </draw:g>
              </table:table-cell>
              <table:table-cell office:value-type="string">
                <text:p>Media - PB V B1</text:p>
                <draw:g>
                  <svg:desc>'2'.P1:'2'.P1</svg:desc>
                </draw:g>
              </table:table-cell>
              <table:table-cell office:value-type="string">
                <text:p>Media - PB T C1</text:p>
                <draw:g>
                  <svg:desc>'2'.Q1:'2'.Q1</svg:desc>
                </draw:g>
              </table:table-cell>
              <table:table-cell office:value-type="string">
                <text:p>Media - PB T B1</text:p>
                <draw:g>
                  <svg:desc>'2'.R1:'2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2'.M2:'2'.M9</svg:desc>
                </draw:g>
              </table:table-cell>
              <table:table-cell office:value-type="float" office:value="166.6">
                <text:p>166.6</text:p>
                <draw:g>
                  <svg:desc>'2'.N2:'2'.N9</svg:desc>
                </draw:g>
              </table:table-cell>
              <table:table-cell office:value-type="float" office:value="166">
                <text:p>166</text:p>
                <draw:g>
                  <svg:desc>'2'.O2:'2'.O9</svg:desc>
                </draw:g>
              </table:table-cell>
              <table:table-cell office:value-type="float" office:value="171.1">
                <text:p>171.1</text:p>
                <draw:g>
                  <svg:desc>'2'.P2:'2'.P9</svg:desc>
                </draw:g>
              </table:table-cell>
              <table:table-cell office:value-type="float" office:value="168.4">
                <text:p>168.4</text:p>
                <draw:g>
                  <svg:desc>'2'.Q2:'2'.Q9</svg:desc>
                </draw:g>
              </table:table-cell>
              <table:table-cell office:value-type="float" office:value="166.2">
                <text:p>166.2</text:p>
                <draw:g>
                  <svg:desc>'2'.R2:'2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8">
                <text:p>129.8</text:p>
              </table:table-cell>
              <table:table-cell office:value-type="float" office:value="131">
                <text:p>131</text:p>
              </table:table-cell>
              <table:table-cell office:value-type="float" office:value="133.3">
                <text:p>133.3</text:p>
              </table:table-cell>
              <table:table-cell office:value-type="float" office:value="130.6">
                <text:p>130.6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.4">
                <text:p>129.4</text:p>
              </table:table-cell>
              <table:table-cell office:value-type="float" office:value="131.7">
                <text:p>131.7</text:p>
              </table:table-cell>
              <table:table-cell office:value-type="float" office:value="129.6">
                <text:p>129.6</text:p>
              </table:table-cell>
              <table:table-cell office:value-type="float" office:value="133.2">
                <text:p>133.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2.6">
                <text:p>142.6</text:p>
              </table:table-cell>
              <table:table-cell office:value-type="float" office:value="139.4">
                <text:p>139.4</text:p>
              </table:table-cell>
              <table:table-cell office:value-type="float" office:value="140.2">
                <text:p>140.2</text:p>
              </table:table-cell>
              <table:table-cell office:value-type="float" office:value="145">
                <text:p>145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137.2">
                <text:p>137.2</text:p>
              </table:table-cell>
              <table:table-cell office:value-type="float" office:value="138.6">
                <text:p>138.6</text:p>
              </table:table-cell>
              <table:table-cell office:value-type="float" office:value="142.2">
                <text:p>142.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.6">
                <text:p>136.6</text:p>
              </table:table-cell>
              <table:table-cell office:value-type="float" office:value="141">
                <text:p>141</text:p>
              </table:table-cell>
              <table:table-cell office:value-type="float" office:value="141.7">
                <text:p>141.7</text:p>
              </table:table-cell>
              <table:table-cell office:value-type="float" office:value="147.2">
                <text:p>147.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.7">
                <text:p>138.7</text:p>
              </table:table-cell>
              <table:table-cell office:value-type="float" office:value="137.9">
                <text:p>137.9</text:p>
              </table:table-cell>
              <table:table-cell office:value-type="float" office:value="141.1">
                <text:p>141.1</text:p>
              </table:table-cell>
              <table:table-cell office:value-type="float" office:value="138.4">
                <text:p>138.4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.9">
                <text:p>131.9</text:p>
              </table:table-cell>
              <table:table-cell office:value-type="float" office:value="131.7">
                <text:p>131.7</text:p>
              </table:table-cell>
              <table:table-cell office:value-type="float" office:value="136">
                <text:p>136</text:p>
              </table:table-cell>
              <table:table-cell office:value-type="float" office:value="136.6">
                <text:p>136.6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9cm" svg:height="8.983cm" xlink:href=".." xlink:type="simple" chart:class="chart:bar" chart:style-name="ch1">
        <chart:title svg:x="10.268cm" svg:y="0.315cm" chart:style-name="ch2">
          <text:p>PR step</text:p>
        </chart:title>
        <chart:legend chart:legend-position="end" svg:x="16.739cm" svg:y="2.449cm" style:legend-expansion="high" chart:style-name="ch3"/>
        <chart:plot-area chart:style-name="ch4" table:cell-range-address="'2'.M2:'2'.M9 '2'.S1:'2'.W9" chart:data-source-has-labels="both" svg:x="1.456cm" svg:y="1.273cm" svg:width="14.838cm" svg:height="6.55cm">
          <chartooo:coordinate-region svg:x="2.263cm" svg:y="1.472cm" svg:width="14.031cm" svg:height="5.704cm"/>
          <chart:axis chart:dimension="x" chart:name="primary-x" chart:style-name="ch5" chartooo:axis-type="auto">
            <chartooo:date-scale/>
            <chart:title svg:x="8.5cm" svg:y="8.002cm" chart:style-name="ch6">
              <text:p>Size</text:p>
            </chart:title>
            <chart:categories table:cell-range-address="'2'.M2:'2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S2:'2'.S9" chart:label-cell-address="'2'.S1:'2'.S1" chart:class="chart:bar">
            <chart:regression-curve chart:style-name="ch11"/>
            <chart:data-point chart:repeated="8"/>
          </chart:series>
          <chart:series chart:style-name="ch12" chart:values-cell-range-address="'2'.T2:'2'.T9" chart:label-cell-address="'2'.T1:'2'.T1" chart:class="chart:bar">
            <chart:regression-curve chart:style-name="ch13"/>
            <chart:data-point chart:repeated="8"/>
          </chart:series>
          <chart:series chart:style-name="ch14" chart:values-cell-range-address="'2'.U2:'2'.U9" chart:label-cell-address="'2'.U1:'2'.U1" chart:class="chart:bar">
            <chart:regression-curve chart:style-name="ch15"/>
            <chart:data-point chart:repeated="8"/>
          </chart:series>
          <chart:series chart:style-name="ch16" chart:values-cell-range-address="'2'.V2:'2'.V9" chart:label-cell-address="'2'.V1:'2'.V1" chart:class="chart:bar">
            <chart:data-point chart:repeated="8"/>
          </chart:series>
          <chart:series chart:style-name="ch17" chart:values-cell-range-address="'2'.W2:'2'.W9" chart:label-cell-address="'2'.W1:'2'.W1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2'.S1:'2'.S1</svg:desc>
                </draw:g>
              </table:table-cell>
              <table:table-cell office:value-type="string">
                <text:p>Media - V C1 </text:p>
                <draw:g>
                  <svg:desc>'2'.T1:'2'.T1</svg:desc>
                </draw:g>
              </table:table-cell>
              <table:table-cell office:value-type="string">
                <text:p>Media - V B1</text:p>
                <draw:g>
                  <svg:desc>'2'.U1:'2'.U1</svg:desc>
                </draw:g>
              </table:table-cell>
              <table:table-cell office:value-type="string">
                <text:p>Media - T C1</text:p>
                <draw:g>
                  <svg:desc>'2'.V1:'2'.V1</svg:desc>
                </draw:g>
              </table:table-cell>
              <table:table-cell office:value-type="string">
                <text:p>Media - T B1</text:p>
                <draw:g>
                  <svg:desc>'2'.W1:'2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2'.M2:'2'.M9</svg:desc>
                </draw:g>
              </table:table-cell>
              <table:table-cell office:value-type="float" office:value="159.2">
                <text:p>159.2</text:p>
                <draw:g>
                  <svg:desc>'2'.S2:'2'.S9</svg:desc>
                </draw:g>
              </table:table-cell>
              <table:table-cell office:value-type="float" office:value="168.5">
                <text:p>168.5</text:p>
                <draw:g>
                  <svg:desc>'2'.T2:'2'.T9</svg:desc>
                </draw:g>
              </table:table-cell>
              <table:table-cell office:value-type="float" office:value="172.6">
                <text:p>172.6</text:p>
                <draw:g>
                  <svg:desc>'2'.U2:'2'.U9</svg:desc>
                </draw:g>
              </table:table-cell>
              <table:table-cell office:value-type="float" office:value="187.2">
                <text:p>187.2</text:p>
                <draw:g>
                  <svg:desc>'2'.V2:'2'.V9</svg:desc>
                </draw:g>
              </table:table-cell>
              <table:table-cell office:value-type="float" office:value="159.4">
                <text:p>159.4</text:p>
                <draw:g>
                  <svg:desc>'2'.W2:'2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35.8">
                <text:p>135.8</text:p>
              </table:table-cell>
              <table:table-cell office:value-type="float" office:value="133.2">
                <text:p>133.2</text:p>
              </table:table-cell>
              <table:table-cell office:value-type="float" office:value="135.2">
                <text:p>135.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2.7">
                <text:p>152.7</text:p>
              </table:table-cell>
              <table:table-cell office:value-type="float" office:value="146.9">
                <text:p>146.9</text:p>
              </table:table-cell>
              <table:table-cell office:value-type="float" office:value="152.2">
                <text:p>152.2</text:p>
              </table:table-cell>
              <table:table-cell office:value-type="float" office:value="165.6">
                <text:p>165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8.3">
                <text:p>138.3</text:p>
              </table:table-cell>
              <table:table-cell office:value-type="float" office:value="157.9">
                <text:p>157.9</text:p>
              </table:table-cell>
              <table:table-cell office:value-type="float" office:value="149.7">
                <text:p>149.7</text:p>
              </table:table-cell>
              <table:table-cell office:value-type="float" office:value="151.4">
                <text:p>151.4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1.6">
                <text:p>131.6</text:p>
              </table:table-cell>
              <table:table-cell office:value-type="float" office:value="136">
                <text:p>136</text:p>
              </table:table-cell>
              <table:table-cell office:value-type="float" office:value="145.3">
                <text:p>145.3</text:p>
              </table:table-cell>
              <table:table-cell office:value-type="float" office:value="134.4">
                <text:p>134.4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.7">
                <text:p>132.7</text:p>
              </table:table-cell>
              <table:table-cell office:value-type="float" office:value="135.8">
                <text:p>135.8</text:p>
              </table:table-cell>
              <table:table-cell office:value-type="float" office:value="143.4">
                <text:p>143.4</text:p>
              </table:table-cell>
              <table:table-cell office:value-type="float" office:value="136.8">
                <text:p>136.8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4.1">
                <text:p>164.1</text:p>
              </table:table-cell>
              <table:table-cell office:value-type="float" office:value="141.2">
                <text:p>141.2</text:p>
              </table:table-cell>
              <table:table-cell office:value-type="float" office:value="146">
                <text:p>146</text:p>
              </table:table-cell>
              <table:table-cell office:value-type="float" office:value="161.6">
                <text:p>161.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6">
                <text:p>146</text:p>
              </table:table-cell>
              <table:table-cell office:value-type="float" office:value="137">
                <text:p>137</text:p>
              </table:table-cell>
              <table:table-cell office:value-type="float" office:value="142.6">
                <text:p>142.6</text:p>
              </table:table-cell>
              <table:table-cell office:value-type="float" office:value="141">
                <text:p>141</text:p>
              </table:table-cell>
              <table:table-cell office:value-type="float" office:value="141.4">
                <text:p>141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2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3'.M1:'3'.R9" chart:data-source-has-labels="both" svg:x="1.503cm" svg:y="1.273cm" svg:width="16.583cm" svg:height="6.549cm">
          <chartooo:coordinate-region svg:x="2.31cm" svg:y="1.472cm" svg:width="15.776cm" svg:height="5.703cm"/>
          <chart:axis chart:dimension="x" chart:name="primary-x" chart:style-name="ch5" chartooo:axis-type="auto">
            <chartooo:date-scale/>
            <chart:title svg:x="9.419cm" svg:y="8.001cm" chart:style-name="ch6">
              <text:p>Size</text:p>
            </chart:title>
            <chart:categories table:cell-range-address="'3'.M2:'3'.M9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3'.N2:'3'.N9" chart:label-cell-address="'3'.N1:'3'.N1" chart:class="chart:bar">
            <chart:regression-curve chart:style-name="ch11"/>
            <chart:data-point chart:repeated="8"/>
          </chart:series>
          <chart:series chart:style-name="ch12" chart:values-cell-range-address="'3'.O2:'3'.O9" chart:label-cell-address="'3'.O1:'3'.O1" chart:class="chart:bar">
            <chart:regression-curve chart:style-name="ch13"/>
            <chart:data-point chart:repeated="8"/>
          </chart:series>
          <chart:series chart:style-name="ch14" chart:values-cell-range-address="'3'.P2:'3'.P9" chart:label-cell-address="'3'.P1:'3'.P1" chart:class="chart:bar">
            <chart:regression-curve chart:style-name="ch15"/>
            <chart:data-point chart:repeated="8"/>
          </chart:series>
          <chart:series chart:style-name="ch16" chart:values-cell-range-address="'3'.Q2:'3'.Q9" chart:label-cell-address="'3'.Q1:'3'.Q1" chart:class="chart:bar">
            <chart:regression-curve chart:style-name="ch17"/>
            <chart:data-point chart:repeated="8"/>
          </chart:series>
          <chart:series chart:style-name="ch18" chart:values-cell-range-address="'3'.R2:'3'.R9" chart:label-cell-address="'3'.R1:'3'.R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3'.N1:'3'.N1</svg:desc>
                </draw:g>
              </table:table-cell>
              <table:table-cell office:value-type="string">
                <text:p>Media - PB V C1</text:p>
                <draw:g>
                  <svg:desc>'3'.O1:'3'.O1</svg:desc>
                </draw:g>
              </table:table-cell>
              <table:table-cell office:value-type="string">
                <text:p>Media - PB V B1</text:p>
                <draw:g>
                  <svg:desc>'3'.P1:'3'.P1</svg:desc>
                </draw:g>
              </table:table-cell>
              <table:table-cell office:value-type="string">
                <text:p>Media - PB T C1</text:p>
                <draw:g>
                  <svg:desc>'3'.Q1:'3'.Q1</svg:desc>
                </draw:g>
              </table:table-cell>
              <table:table-cell office:value-type="string">
                <text:p>Media - PB T B1</text:p>
                <draw:g>
                  <svg:desc>'3'.R1:'3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3'.M2:'3'.M9</svg:desc>
                </draw:g>
              </table:table-cell>
              <table:table-cell office:value-type="float" office:value="152">
                <text:p>152</text:p>
                <draw:g>
                  <svg:desc>'3'.N2:'3'.N9</svg:desc>
                </draw:g>
              </table:table-cell>
              <table:table-cell office:value-type="float" office:value="151.4">
                <text:p>151.4</text:p>
                <draw:g>
                  <svg:desc>'3'.O2:'3'.O9</svg:desc>
                </draw:g>
              </table:table-cell>
              <table:table-cell office:value-type="float" office:value="153.3">
                <text:p>153.3</text:p>
                <draw:g>
                  <svg:desc>'3'.P2:'3'.P9</svg:desc>
                </draw:g>
              </table:table-cell>
              <table:table-cell office:value-type="float" office:value="138.2">
                <text:p>138.2</text:p>
                <draw:g>
                  <svg:desc>'3'.Q2:'3'.Q9</svg:desc>
                </draw:g>
              </table:table-cell>
              <table:table-cell office:value-type="float" office:value="142.1">
                <text:p>142.1</text:p>
                <draw:g>
                  <svg:desc>'3'.R2:'3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2.6">
                <text:p>112.6</text:p>
              </table:table-cell>
              <table:table-cell office:value-type="float" office:value="104.1">
                <text:p>104.1</text:p>
              </table:table-cell>
              <table:table-cell office:value-type="float" office:value="104.1">
                <text:p>104.1</text:p>
              </table:table-cell>
              <table:table-cell office:value-type="float" office:value="104.8">
                <text:p>104.8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3.1">
                <text:p>123.1</text:p>
              </table:table-cell>
              <table:table-cell office:value-type="float" office:value="123.2">
                <text:p>123.2</text:p>
              </table:table-cell>
              <table:table-cell office:value-type="float" office:value="123">
                <text:p>123</text:p>
              </table:table-cell>
              <table:table-cell office:value-type="float" office:value="126.2">
                <text:p>126.2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.6">
                <text:p>100.6</text:p>
              </table:table-cell>
              <table:table-cell office:value-type="float" office:value="99.7">
                <text:p>99.7</text:p>
              </table:table-cell>
              <table:table-cell office:value-type="float" office:value="99.8">
                <text:p>99.8</text:p>
              </table:table-cell>
              <table:table-cell office:value-type="float" office:value="100.6">
                <text:p>100.6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.5">
                <text:p>100.5</text:p>
              </table:table-cell>
              <table:table-cell office:value-type="float" office:value="102.7">
                <text:p>102.7</text:p>
              </table:table-cell>
              <table:table-cell office:value-type="float" office:value="120.2">
                <text:p>120.2</text:p>
              </table:table-cell>
              <table:table-cell office:value-type="float" office:value="102.2">
                <text:p>102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.6">
                <text:p>80.6</text:p>
              </table:table-cell>
              <table:table-cell office:value-type="float" office:value="80.5">
                <text:p>80.5</text:p>
              </table:table-cell>
              <table:table-cell office:value-type="float" office:value="89.8">
                <text:p>89.8</text:p>
              </table:table-cell>
              <table:table-cell office:value-type="float" office:value="89.2">
                <text:p>89.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6">
                <text:p>82.6</text:p>
              </table:table-cell>
              <table:table-cell office:value-type="float" office:value="86">
                <text:p>86</text:p>
              </table:table-cell>
              <table:table-cell office:value-type="float" office:value="84.6">
                <text:p>84.6</text:p>
              </table:table-cell>
              <table:table-cell office:value-type="float" office:value="84.8">
                <text:p>84.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1.7">
                <text:p>81.7</text:p>
              </table:table-cell>
              <table:table-cell office:value-type="float" office:value="86.8">
                <text:p>86.8</text:p>
              </table:table-cell>
              <table:table-cell office:value-type="float" office:value="84.5">
                <text:p>84.5</text:p>
              </table:table-cell>
              <table:table-cell office:value-type="float" office:value="83">
                <text:p>83</text:p>
              </table:table-cell>
              <table:table-cell office:value-type="float" office:value="79.9">
                <text:p>79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443cm" svg:y="1.951cm" style:legend-expansion="high" chart:style-name="ch3"/>
        <chart:plot-area chart:style-name="ch4" table:cell-range-address="'3'.M2:'3'.M9 '3'.S1:'3'.W9" chart:data-source-has-labels="both" svg:x="1.502cm" svg:y="1.273cm" svg:width="16.45cm" svg:height="6.55cm">
          <chartooo:coordinate-region svg:x="2.309cm" svg:y="1.472cm" svg:width="15.643cm" svg:height="5.704cm"/>
          <chart:axis chart:dimension="x" chart:name="primary-x" chart:style-name="ch5" chartooo:axis-type="auto">
            <chartooo:date-scale/>
            <chart:title svg:x="9.352cm" svg:y="8.002cm" chart:style-name="ch6">
              <text:p>Size</text:p>
            </chart:title>
            <chart:categories table:cell-range-address="'3'.M2:'3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3'.S2:'3'.S9" chart:label-cell-address="'3'.S1:'3'.S1" chart:class="chart:bar">
            <chart:regression-curve chart:style-name="ch11"/>
            <chart:data-point chart:repeated="8"/>
          </chart:series>
          <chart:series chart:style-name="ch12" chart:values-cell-range-address="'3'.T2:'3'.T9" chart:label-cell-address="'3'.T1:'3'.T1" chart:class="chart:bar">
            <chart:regression-curve chart:style-name="ch13"/>
            <chart:data-point chart:repeated="8"/>
          </chart:series>
          <chart:series chart:style-name="ch14" chart:values-cell-range-address="'3'.U2:'3'.U9" chart:label-cell-address="'3'.U1:'3'.U1" chart:class="chart:bar">
            <chart:regression-curve chart:style-name="ch15"/>
            <chart:data-point chart:repeated="8"/>
          </chart:series>
          <chart:series chart:style-name="ch16" chart:values-cell-range-address="'3'.V2:'3'.V9" chart:label-cell-address="'3'.V1:'3'.V1" chart:class="chart:bar">
            <chart:regression-curve chart:style-name="ch17"/>
            <chart:data-point chart:repeated="8"/>
          </chart:series>
          <chart:series chart:style-name="ch18" chart:values-cell-range-address="'3'.W2:'3'.W9" chart:label-cell-address="'3'.W1:'3'.W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3'.S1:'3'.S1</svg:desc>
                </draw:g>
              </table:table-cell>
              <table:table-cell office:value-type="string">
                <text:p>Media - PR V C1 </text:p>
                <draw:g>
                  <svg:desc>'3'.T1:'3'.T1</svg:desc>
                </draw:g>
              </table:table-cell>
              <table:table-cell office:value-type="string">
                <text:p>Media - PR V B1</text:p>
                <draw:g>
                  <svg:desc>'3'.U1:'3'.U1</svg:desc>
                </draw:g>
              </table:table-cell>
              <table:table-cell office:value-type="string">
                <text:p>Media - PR T C1</text:p>
                <draw:g>
                  <svg:desc>'3'.V1:'3'.V1</svg:desc>
                </draw:g>
              </table:table-cell>
              <table:table-cell office:value-type="string">
                <text:p>Media - PR T B1</text:p>
                <draw:g>
                  <svg:desc>'3'.W1:'3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3'.M2:'3'.M9</svg:desc>
                </draw:g>
              </table:table-cell>
              <table:table-cell office:value-type="float" office:value="107">
                <text:p>107</text:p>
                <draw:g>
                  <svg:desc>'3'.S2:'3'.S9</svg:desc>
                </draw:g>
              </table:table-cell>
              <table:table-cell office:value-type="float" office:value="111.3">
                <text:p>111.3</text:p>
                <draw:g>
                  <svg:desc>'3'.T2:'3'.T9</svg:desc>
                </draw:g>
              </table:table-cell>
              <table:table-cell office:value-type="float" office:value="121">
                <text:p>121</text:p>
                <draw:g>
                  <svg:desc>'3'.U2:'3'.U9</svg:desc>
                </draw:g>
              </table:table-cell>
              <table:table-cell office:value-type="float" office:value="120">
                <text:p>120</text:p>
                <draw:g>
                  <svg:desc>'3'.V2:'3'.V9</svg:desc>
                </draw:g>
              </table:table-cell>
              <table:table-cell office:value-type="float" office:value="115">
                <text:p>115</text:p>
                <draw:g>
                  <svg:desc>'3'.W2:'3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.4">
                <text:p>111.4</text:p>
              </table:table-cell>
              <table:table-cell office:value-type="float" office:value="105.6">
                <text:p>105.6</text:p>
              </table:table-cell>
              <table:table-cell office:value-type="float" office:value="116">
                <text:p>116</text:p>
              </table:table-cell>
              <table:table-cell office:value-type="float" office:value="101.4">
                <text:p>101.4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2.2">
                <text:p>92.2</text:p>
              </table:table-cell>
              <table:table-cell office:value-type="float" office:value="94.4">
                <text:p>94.4</text:p>
              </table:table-cell>
              <table:table-cell office:value-type="float" office:value="93.5">
                <text:p>93.5</text:p>
              </table:table-cell>
              <table:table-cell office:value-type="float" office:value="95.2">
                <text:p>95.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5">
                <text:p>92.5</text:p>
              </table:table-cell>
              <table:table-cell office:value-type="float" office:value="98.4">
                <text:p>98.4</text:p>
              </table:table-cell>
              <table:table-cell office:value-type="float" office:value="95.8">
                <text:p>95.8</text:p>
              </table:table-cell>
              <table:table-cell office:value-type="float" office:value="92.6">
                <text:p>92.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8">
                <text:p>79.8</text:p>
              </table:table-cell>
              <table:table-cell office:value-type="float" office:value="82.2">
                <text:p>82.2</text:p>
              </table:table-cell>
              <table:table-cell office:value-type="float" office:value="88.4">
                <text:p>88.4</text:p>
              </table:table-cell>
              <table:table-cell office:value-type="float" office:value="79.8">
                <text:p>79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79.1">
                <text:p>79.1</text:p>
              </table:table-cell>
              <table:table-cell office:value-type="float" office:value="86.1">
                <text:p>86.1</text:p>
              </table:table-cell>
              <table:table-cell office:value-type="float" office:value="79.8">
                <text:p>79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82.8">
                <text:p>82.8</text:p>
              </table:table-cell>
              <table:table-cell office:value-type="float" office:value="80">
                <text:p>80</text:p>
              </table:table-cell>
              <table:table-cell office:value-type="float" office:value="75.2">
                <text:p>75.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.1">
                <text:p>69.1</text:p>
              </table:table-cell>
              <table:table-cell office:value-type="float" office:value="80.9">
                <text:p>80.9</text:p>
              </table:table-cell>
              <table:table-cell office:value-type="float" office:value="81.5">
                <text:p>81.5</text:p>
              </table:table-cell>
              <table:table-cell office:value-type="float" office:value="79.4">
                <text:p>79.4</text:p>
              </table:table-cell>
              <table:table-cell office:value-type="float" office:value="71.6">
                <text:p>71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63cm" svg:height="8.982cm" xlink:href=".." xlink:type="simple" chart:class="chart:bar" chart:style-name="ch1">
        <chart:title svg:x="11.467cm" svg:y="0.315cm" chart:style-name="ch2">
          <text:p>PB step</text:p>
        </chart:title>
        <chart:legend chart:legend-position="end" svg:x="19.244cm" svg:y="2.698cm" style:legend-expansion="high" chart:style-name="ch3"/>
        <chart:plot-area chart:style-name="ch4" table:cell-range-address="'4'.M2:'4'.R9 '4'.N1:'4'.R1" chart:data-source-has-labels="both" svg:x="1.504cm" svg:y="1.273cm" svg:width="17.247cm" svg:height="6.549cm">
          <chartooo:coordinate-region svg:x="2.311cm" svg:y="1.472cm" svg:width="16.44cm" svg:height="5.703cm"/>
          <chart:axis chart:dimension="x" chart:name="primary-x" chart:style-name="ch5" chartooo:axis-type="auto">
            <chartooo:date-scale/>
            <chart:title svg:x="9.752cm" svg:y="8.001cm" chart:style-name="ch6">
              <text:p>Size</text:p>
            </chart:title>
            <chart:categories table:cell-range-address="'4'.M2:'4'.M9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4'.N2:'4'.N9" chart:label-cell-address="'4'.N1:'4'.N1" chart:class="chart:bar">
            <chart:regression-curve chart:style-name="ch11"/>
            <chart:data-point chart:repeated="8"/>
          </chart:series>
          <chart:series chart:style-name="ch12" chart:values-cell-range-address="'4'.O2:'4'.O9" chart:label-cell-address="'4'.O1:'4'.O1" chart:class="chart:bar">
            <chart:data-point chart:repeated="8"/>
          </chart:series>
          <chart:series chart:style-name="ch13" chart:values-cell-range-address="'4'.P2:'4'.P9" chart:label-cell-address="'4'.P1:'4'.P1" chart:class="chart:bar">
            <chart:data-point chart:repeated="8"/>
          </chart:series>
          <chart:series chart:style-name="ch14" chart:values-cell-range-address="'4'.Q2:'4'.Q9" chart:label-cell-address="'4'.Q1:'4'.Q1" chart:class="chart:bar">
            <chart:data-point chart:repeated="8"/>
          </chart:series>
          <chart:series chart:style-name="ch15" chart:values-cell-range-address="'4'.R2:'4'.R9" chart:label-cell-address="'4'.R1:'4'.R1" chart:class="chart:bar">
            <chart:regression-curve chart:style-name="ch16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4'.N1:'4'.N1</svg:desc>
                </draw:g>
              </table:table-cell>
              <table:table-cell office:value-type="string">
                <text:p>Media - V C1</text:p>
                <draw:g>
                  <svg:desc>'4'.O1:'4'.O1</svg:desc>
                </draw:g>
              </table:table-cell>
              <table:table-cell office:value-type="string">
                <text:p>Media - V B1</text:p>
                <draw:g>
                  <svg:desc>'4'.P1:'4'.P1</svg:desc>
                </draw:g>
              </table:table-cell>
              <table:table-cell office:value-type="string">
                <text:p>Media - T C1</text:p>
                <draw:g>
                  <svg:desc>'4'.Q1:'4'.Q1</svg:desc>
                </draw:g>
              </table:table-cell>
              <table:table-cell office:value-type="string">
                <text:p>Media - T B1</text:p>
                <draw:g>
                  <svg:desc>'4'.R1:'4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4'.M2:'4'.M9</svg:desc>
                </draw:g>
              </table:table-cell>
              <table:table-cell office:value-type="float" office:value="83.5">
                <text:p>83.5</text:p>
                <draw:g>
                  <svg:desc>'4'.N2:'4'.N9</svg:desc>
                </draw:g>
              </table:table-cell>
              <table:table-cell office:value-type="float" office:value="82.9">
                <text:p>82.9</text:p>
                <draw:g>
                  <svg:desc>'4'.O2:'4'.O9</svg:desc>
                </draw:g>
              </table:table-cell>
              <table:table-cell office:value-type="float" office:value="84.8">
                <text:p>84.8</text:p>
                <draw:g>
                  <svg:desc>'4'.P2:'4'.P9</svg:desc>
                </draw:g>
              </table:table-cell>
              <table:table-cell office:value-type="float" office:value="79">
                <text:p>79</text:p>
                <draw:g>
                  <svg:desc>'4'.Q2:'4'.Q9</svg:desc>
                </draw:g>
              </table:table-cell>
              <table:table-cell office:value-type="float" office:value="83">
                <text:p>83</text:p>
                <draw:g>
                  <svg:desc>'4'.R2:'4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1">
                <text:p>91.1</text:p>
              </table:table-cell>
              <table:table-cell office:value-type="float" office:value="91.8">
                <text:p>91.8</text:p>
              </table:table-cell>
              <table:table-cell office:value-type="float" office:value="105.9">
                <text:p>105.9</text:p>
              </table:table-cell>
              <table:table-cell office:value-type="float" office:value="91.2">
                <text:p>91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.7">
                <text:p>73.7</text:p>
              </table:table-cell>
              <table:table-cell office:value-type="float" office:value="60.8">
                <text:p>60.8</text:p>
              </table:table-cell>
              <table:table-cell office:value-type="float" office:value="65">
                <text:p>65</text:p>
              </table:table-cell>
              <table:table-cell office:value-type="float" office:value="68.2">
                <text:p>68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6">
                <text:p>57.6</text:p>
              </table:table-cell>
              <table:table-cell office:value-type="float" office:value="61.2">
                <text:p>61.2</text:p>
              </table:table-cell>
              <table:table-cell office:value-type="float" office:value="63.4">
                <text:p>63.4</text:p>
              </table:table-cell>
              <table:table-cell office:value-type="float" office:value="78.4">
                <text:p>78.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.5">
                <text:p>63.5</text:p>
              </table:table-cell>
              <table:table-cell office:value-type="float" office:value="64.5">
                <text:p>64.5</text:p>
              </table:table-cell>
              <table:table-cell office:value-type="float" office:value="67.2">
                <text:p>67.2</text:p>
              </table:table-cell>
              <table:table-cell office:value-type="float" office:value="68.6">
                <text:p>68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60.8">
                <text:p>60.8</text:p>
              </table:table-cell>
              <table:table-cell office:value-type="float" office:value="56.7">
                <text:p>56.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9">
                <text:p>61.9</text:p>
              </table:table-cell>
              <table:table-cell office:value-type="float" office:value="58.1">
                <text:p>58.1</text:p>
              </table:table-cell>
              <table:table-cell office:value-type="float" office:value="54.8">
                <text:p>54.8</text:p>
              </table:table-cell>
              <table:table-cell office:value-type="float" office:value="70.4">
                <text:p>70.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64.5">
                <text:p>64.5</text:p>
              </table:table-cell>
              <table:table-cell office:value-type="float" office:value="62.8">
                <text:p>62.8</text:p>
              </table:table-cell>
              <table:table-cell office:value-type="float" office:value="50.7">
                <text:p>50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1</text:p>
        </chart:subtitle>
        <chart:legend chart:legend-position="end" svg:x="22.942cm" svg:y="3.206cm" style:legend-expansion="high" chart:style-name="ch4"/>
        <chart:plot-area chart:style-name="ch5" table:cell-range-address="'1'.A56:'1'.A63 '1'.G55:'1'.K63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1'.A56:'1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1'.G56:'1'.G63" chart:label-cell-address="'1'.G55:'1'.G55" chart:class="chart:bar">
            <chart:data-point chart:repeated="8"/>
          </chart:series>
          <chart:series chart:style-name="ch12" chart:values-cell-range-address="'1'.H56:'1'.H63" chart:label-cell-address="'1'.H55:'1'.H55" chart:class="chart:bar">
            <chart:data-point chart:repeated="8"/>
          </chart:series>
          <chart:series chart:style-name="ch13" chart:values-cell-range-address="'1'.I56:'1'.I63" chart:label-cell-address="'1'.I55:'1'.I55" chart:class="chart:bar">
            <chart:data-point chart:repeated="8"/>
          </chart:series>
          <chart:series chart:style-name="ch14" chart:values-cell-range-address="'1'.J56:'1'.J63" chart:label-cell-address="'1'.J55:'1'.J55" chart:class="chart:bar">
            <chart:data-point chart:repeated="8"/>
          </chart:series>
          <chart:series chart:style-name="ch15" chart:values-cell-range-address="'1'.K56:'1'.K63" chart:label-cell-address="'1'.K55:'1'.K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G55:'1'.G55</svg:desc>
                </draw:g>
              </table:table-cell>
              <table:table-cell office:value-type="string">
                <text:p>V C </text:p>
                <draw:g>
                  <svg:desc>'1'.H55:'1'.H55</svg:desc>
                </draw:g>
              </table:table-cell>
              <table:table-cell office:value-type="string">
                <text:p>V B</text:p>
                <draw:g>
                  <svg:desc>'1'.I55:'1'.I55</svg:desc>
                </draw:g>
              </table:table-cell>
              <table:table-cell office:value-type="string">
                <text:p>T C</text:p>
                <draw:g>
                  <svg:desc>'1'.J55:'1'.J55</svg:desc>
                </draw:g>
              </table:table-cell>
              <table:table-cell office:value-type="string">
                <text:p>T B</text:p>
                <draw:g>
                  <svg:desc>'1'.K55:'1'.K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56:'1'.A63</svg:desc>
                </draw:g>
              </table:table-cell>
              <table:table-cell office:value-type="float" office:value="11.1714698699305">
                <text:p>11.1714698699305</text:p>
                <draw:g>
                  <svg:desc>'1'.G56:'1'.G63</svg:desc>
                </draw:g>
              </table:table-cell>
              <table:table-cell office:value-type="float" office:value="11.2813103009087">
                <text:p>11.2813103009087</text:p>
                <draw:g>
                  <svg:desc>'1'.H56:'1'.H63</svg:desc>
                </draw:g>
              </table:table-cell>
              <table:table-cell office:value-type="float" office:value="11.1633498136237">
                <text:p>11.1633498136237</text:p>
                <draw:g>
                  <svg:desc>'1'.I56:'1'.I63</svg:desc>
                </draw:g>
              </table:table-cell>
              <table:table-cell office:value-type="float" office:value="11.1781342333654">
                <text:p>11.1781342333654</text:p>
                <draw:g>
                  <svg:desc>'1'.J56:'1'.J63</svg:desc>
                </draw:g>
              </table:table-cell>
              <table:table-cell office:value-type="float" office:value="11.4305845585767">
                <text:p>11.4305845585767</text:p>
                <draw:g>
                  <svg:desc>'1'.K56:'1'.K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12075859665006">
                <text:p>9.12075859665006</text:p>
              </table:table-cell>
              <table:table-cell office:value-type="float" office:value="9.52642627293422">
                <text:p>9.52642627293422</text:p>
              </table:table-cell>
              <table:table-cell office:value-type="float" office:value="9.55080488444382">
                <text:p>9.55080488444382</text:p>
              </table:table-cell>
              <table:table-cell office:value-type="float" office:value="9.51051910848548">
                <text:p>9.51051910848548</text:p>
              </table:table-cell>
              <table:table-cell office:value-type="float" office:value="9.28243495588996">
                <text:p>9.282434955889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1717988547785">
                <text:p>8.1717988547785</text:p>
              </table:table-cell>
              <table:table-cell office:value-type="float" office:value="8.7234747392747">
                <text:p>8.7234747392747</text:p>
              </table:table-cell>
              <table:table-cell office:value-type="float" office:value="8.08844963828602">
                <text:p>8.08844963828602</text:p>
              </table:table-cell>
              <table:table-cell office:value-type="float" office:value="8.65530778896752">
                <text:p>8.65530778896752</text:p>
              </table:table-cell>
              <table:table-cell office:value-type="float" office:value="8.6876588772629">
                <text:p>8.6876588772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40492986178531">
                <text:p>7.40492986178531</text:p>
              </table:table-cell>
              <table:table-cell office:value-type="float" office:value="7.26783132582539">
                <text:p>7.26783132582539</text:p>
              </table:table-cell>
              <table:table-cell office:value-type="float" office:value="7.55854248177627">
                <text:p>7.55854248177627</text:p>
              </table:table-cell>
              <table:table-cell office:value-type="float" office:value="7.20314577514792">
                <text:p>7.20314577514792</text:p>
              </table:table-cell>
              <table:table-cell office:value-type="float" office:value="7.61363612386584">
                <text:p>7.613636123865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09365901343923">
                <text:p>7.09365901343923</text:p>
              </table:table-cell>
              <table:table-cell office:value-type="float" office:value="6.87395131200478">
                <text:p>6.87395131200478</text:p>
              </table:table-cell>
              <table:table-cell office:value-type="float" office:value="6.8038972342398">
                <text:p>6.8038972342398</text:p>
              </table:table-cell>
              <table:table-cell office:value-type="float" office:value="6.81562572196459">
                <text:p>6.81562572196459</text:p>
              </table:table-cell>
              <table:table-cell office:value-type="float" office:value="6.710418762495">
                <text:p>6.7104187624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4572695112843">
                <text:p>5.4572695112843</text:p>
              </table:table-cell>
              <table:table-cell office:value-type="float" office:value="6.00995416484121">
                <text:p>6.00995416484121</text:p>
              </table:table-cell>
              <table:table-cell office:value-type="float" office:value="6.14319230802907">
                <text:p>6.14319230802907</text:p>
              </table:table-cell>
              <table:table-cell office:value-type="float" office:value="6.04816191349823">
                <text:p>6.04816191349823</text:p>
              </table:table-cell>
              <table:table-cell office:value-type="float" office:value="6.06914379136019">
                <text:p>6.069143791360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4994138313983">
                <text:p>4.94994138313983</text:p>
              </table:table-cell>
              <table:table-cell office:value-type="float" office:value="5.35744225442261">
                <text:p>5.35744225442261</text:p>
              </table:table-cell>
              <table:table-cell office:value-type="float" office:value="5.50310614168568">
                <text:p>5.50310614168568</text:p>
              </table:table-cell>
              <table:table-cell office:value-type="float" office:value="5.24060252192214">
                <text:p>5.24060252192214</text:p>
              </table:table-cell>
              <table:table-cell office:value-type="float" office:value="5.36465649293448">
                <text:p>5.364656492934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92472544362299">
                <text:p>3.92472544362299</text:p>
              </table:table-cell>
              <table:table-cell office:value-type="float" office:value="4.32843211601128">
                <text:p>4.32843211601128</text:p>
              </table:table-cell>
              <table:table-cell office:value-type="float" office:value="4.43633058810616">
                <text:p>4.43633058810616</text:p>
              </table:table-cell>
              <table:table-cell office:value-type="float" office:value="4.23556337955829">
                <text:p>4.23556337955829</text:p>
              </table:table-cell>
              <table:table-cell office:value-type="float" office:value="4.33303392894866">
                <text:p>4.33303392894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9.131cm" svg:y="2.449cm" style:legend-expansion="high" chart:style-name="ch3"/>
        <chart:plot-area chart:style-name="ch4" table:cell-range-address="'4'.M2:'4'.M9 '4'.S1:'4'.W9" chart:data-source-has-labels="both" svg:x="1.502cm" svg:y="1.273cm" svg:width="17.138cm" svg:height="6.55cm">
          <chartooo:coordinate-region svg:x="2.123cm" svg:y="1.472cm" svg:width="16.517cm" svg:height="5.704cm"/>
          <chart:axis chart:dimension="x" chart:name="primary-x" chart:style-name="ch5" chartooo:axis-type="auto">
            <chartooo:date-scale/>
            <chart:title svg:x="9.696cm" svg:y="8.002cm" chart:style-name="ch6">
              <text:p>Size</text:p>
            </chart:title>
            <chart:categories table:cell-range-address="'4'.M2:'4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4'.S2:'4'.S9" chart:label-cell-address="'4'.S1:'4'.S1" chart:class="chart:bar">
            <chart:regression-curve chart:style-name="ch11"/>
            <chart:data-point chart:repeated="8"/>
          </chart:series>
          <chart:series chart:style-name="ch12" chart:values-cell-range-address="'4'.T2:'4'.T9" chart:label-cell-address="'4'.T1:'4'.T1" chart:class="chart:bar">
            <chart:data-point chart:repeated="8"/>
          </chart:series>
          <chart:series chart:style-name="ch13" chart:values-cell-range-address="'4'.U2:'4'.U9" chart:label-cell-address="'4'.U1:'4'.U1" chart:class="chart:bar">
            <chart:regression-curve chart:style-name="ch14"/>
            <chart:data-point chart:repeated="8"/>
          </chart:series>
          <chart:series chart:style-name="ch15" chart:values-cell-range-address="'4'.V2:'4'.V9" chart:label-cell-address="'4'.V1:'4'.V1" chart:class="chart:bar">
            <chart:data-point chart:repeated="8"/>
          </chart:series>
          <chart:series chart:style-name="ch16" chart:values-cell-range-address="'4'.W2:'4'.W9" chart:label-cell-address="'4'.W1:'4'.W1" chart:class="chart:bar">
            <chart:regression-curve chart:style-name="ch17"/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4'.S1:'4'.S1</svg:desc>
                </draw:g>
              </table:table-cell>
              <table:table-cell office:value-type="string">
                <text:p>Media - V C1 </text:p>
                <draw:g>
                  <svg:desc>'4'.T1:'4'.T1</svg:desc>
                </draw:g>
              </table:table-cell>
              <table:table-cell office:value-type="string">
                <text:p>Media - V B1</text:p>
                <draw:g>
                  <svg:desc>'4'.U1:'4'.U1</svg:desc>
                </draw:g>
              </table:table-cell>
              <table:table-cell office:value-type="string">
                <text:p>Media - T C1</text:p>
                <draw:g>
                  <svg:desc>'4'.V1:'4'.V1</svg:desc>
                </draw:g>
              </table:table-cell>
              <table:table-cell office:value-type="string">
                <text:p>Media - T B1</text:p>
                <draw:g>
                  <svg:desc>'4'.W1:'4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4'.M2:'4'.M9</svg:desc>
                </draw:g>
              </table:table-cell>
              <table:table-cell office:value-type="float" office:value="78.4">
                <text:p>78.4</text:p>
                <draw:g>
                  <svg:desc>'4'.S2:'4'.S9</svg:desc>
                </draw:g>
              </table:table-cell>
              <table:table-cell office:value-type="float" office:value="76.3">
                <text:p>76.3</text:p>
                <draw:g>
                  <svg:desc>'4'.T2:'4'.T9</svg:desc>
                </draw:g>
              </table:table-cell>
              <table:table-cell office:value-type="float" office:value="74.9">
                <text:p>74.9</text:p>
                <draw:g>
                  <svg:desc>'4'.U2:'4'.U9</svg:desc>
                </draw:g>
              </table:table-cell>
              <table:table-cell office:value-type="float" office:value="76.6">
                <text:p>76.6</text:p>
                <draw:g>
                  <svg:desc>'4'.V2:'4'.V9</svg:desc>
                </draw:g>
              </table:table-cell>
              <table:table-cell office:value-type="float" office:value="76">
                <text:p>76</text:p>
                <draw:g>
                  <svg:desc>'4'.W2:'4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1">
                <text:p>53.1</text:p>
              </table:table-cell>
              <table:table-cell office:value-type="float" office:value="51">
                <text:p>51</text:p>
              </table:table-cell>
              <table:table-cell office:value-type="float" office:value="50.1">
                <text:p>50.1</text:p>
              </table:table-cell>
              <table:table-cell office:value-type="float" office:value="53.4">
                <text:p>53.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.7">
                <text:p>77.7</text:p>
              </table:table-cell>
              <table:table-cell office:value-type="float" office:value="69.9">
                <text:p>69.9</text:p>
              </table:table-cell>
              <table:table-cell office:value-type="float" office:value="70.1">
                <text:p>70.1</text:p>
              </table:table-cell>
              <table:table-cell office:value-type="float" office:value="68.4">
                <text:p>68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4">
                <text:p>52.4</text:p>
              </table:table-cell>
              <table:table-cell office:value-type="float" office:value="51.2">
                <text:p>51.2</text:p>
              </table:table-cell>
              <table:table-cell office:value-type="float" office:value="51.1">
                <text:p>51.1</text:p>
              </table:table-cell>
              <table:table-cell office:value-type="float" office:value="52.4">
                <text:p>52.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4.3">
                <text:p>54.3</text:p>
              </table:table-cell>
              <table:table-cell office:value-type="float" office:value="54.3">
                <text:p>54.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7">
                <text:p>57.7</text:p>
              </table:table-cell>
              <table:table-cell office:value-type="float" office:value="57.1">
                <text:p>57.1</text:p>
              </table:table-cell>
              <table:table-cell office:value-type="float" office:value="49">
                <text:p>49</text:p>
              </table:table-cell>
              <table:table-cell office:value-type="float" office:value="57.2">
                <text:p>5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5.7">
                <text:p>55.7</text:p>
              </table:table-cell>
              <table:table-cell office:value-type="float" office:value="54.3">
                <text:p>54.3</text:p>
              </table:table-cell>
              <table:table-cell office:value-type="float" office:value="57.2">
                <text:p>57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8">
                <text:p>50.8</text:p>
              </table:table-cell>
              <table:table-cell office:value-type="float" office:value="54.4">
                <text:p>54.4</text:p>
              </table:table-cell>
              <table:table-cell office:value-type="float" office:value="54.6">
                <text:p>54.6</text:p>
              </table:table-cell>
              <table:table-cell office:value-type="float" office:value="60.4">
                <text:p>60.4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9.16cm" svg:y="1.951cm" style:legend-expansion="high" chart:style-name="ch3"/>
        <chart:plot-area chart:style-name="ch4" table:cell-range-address="'5'.M2:'5'.R9 '5'.N1:'5'.R1" chart:data-source-has-labels="both" svg:x="1.503cm" svg:y="1.273cm" svg:width="17.165cm" svg:height="6.55cm">
          <chartooo:coordinate-region svg:x="2.31cm" svg:y="1.472cm" svg:width="16.358cm" svg:height="5.704cm"/>
          <chart:axis chart:dimension="x" chart:name="primary-x" chart:style-name="ch5" chartooo:axis-type="auto">
            <chartooo:date-scale/>
            <chart:title svg:x="9.71cm" svg:y="8.002cm" chart:style-name="ch6">
              <text:p>Size</text:p>
            </chart:title>
            <chart:categories table:cell-range-address="'5'.M2:'5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N2:'5'.N9" chart:label-cell-address="'5'.N1:'5'.N1" chart:class="chart:bar">
            <chart:regression-curve chart:style-name="ch11"/>
            <chart:data-point chart:repeated="8"/>
          </chart:series>
          <chart:series chart:style-name="ch12" chart:values-cell-range-address="'5'.O2:'5'.O9" chart:label-cell-address="'5'.O1:'5'.O1" chart:class="chart:bar">
            <chart:regression-curve chart:style-name="ch13"/>
            <chart:data-point chart:repeated="8"/>
          </chart:series>
          <chart:series chart:style-name="ch14" chart:values-cell-range-address="'5'.P2:'5'.P9" chart:label-cell-address="'5'.P1:'5'.P1" chart:class="chart:bar">
            <chart:regression-curve chart:style-name="ch15"/>
            <chart:data-point chart:repeated="8"/>
          </chart:series>
          <chart:series chart:style-name="ch16" chart:values-cell-range-address="'5'.Q2:'5'.Q9" chart:label-cell-address="'5'.Q1:'5'.Q1" chart:class="chart:bar">
            <chart:regression-curve chart:style-name="ch17"/>
            <chart:data-point chart:repeated="8"/>
          </chart:series>
          <chart:series chart:style-name="ch18" chart:values-cell-range-address="'5'.R2:'5'.R9" chart:label-cell-address="'5'.R1:'5'.R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5'.N1:'5'.N1</svg:desc>
                </draw:g>
              </table:table-cell>
              <table:table-cell office:value-type="string">
                <text:p>Media - V C1</text:p>
                <draw:g>
                  <svg:desc>'5'.O1:'5'.O1</svg:desc>
                </draw:g>
              </table:table-cell>
              <table:table-cell office:value-type="string">
                <text:p>Media - V B1</text:p>
                <draw:g>
                  <svg:desc>'5'.P1:'5'.P1</svg:desc>
                </draw:g>
              </table:table-cell>
              <table:table-cell office:value-type="string">
                <text:p>Media - T C1</text:p>
                <draw:g>
                  <svg:desc>'5'.Q1:'5'.Q1</svg:desc>
                </draw:g>
              </table:table-cell>
              <table:table-cell office:value-type="string">
                <text:p>Media - T B1</text:p>
                <draw:g>
                  <svg:desc>'5'.R1:'5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5'.M2:'5'.M9</svg:desc>
                </draw:g>
              </table:table-cell>
              <table:table-cell office:value-type="float" office:value="249.4">
                <text:p>249.4</text:p>
                <draw:g>
                  <svg:desc>'5'.N2:'5'.N9</svg:desc>
                </draw:g>
              </table:table-cell>
              <table:table-cell office:value-type="float" office:value="273.8">
                <text:p>273.8</text:p>
                <draw:g>
                  <svg:desc>'5'.O2:'5'.O9</svg:desc>
                </draw:g>
              </table:table-cell>
              <table:table-cell office:value-type="float" office:value="266.1">
                <text:p>266.1</text:p>
                <draw:g>
                  <svg:desc>'5'.P2:'5'.P9</svg:desc>
                </draw:g>
              </table:table-cell>
              <table:table-cell office:value-type="float" office:value="243.2">
                <text:p>243.2</text:p>
                <draw:g>
                  <svg:desc>'5'.Q2:'5'.Q9</svg:desc>
                </draw:g>
              </table:table-cell>
              <table:table-cell office:value-type="float" office:value="295">
                <text:p>295</text:p>
                <draw:g>
                  <svg:desc>'5'.R2:'5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.4">
                <text:p>280.4</text:p>
              </table:table-cell>
              <table:table-cell office:value-type="float" office:value="299.6">
                <text:p>299.6</text:p>
              </table:table-cell>
              <table:table-cell office:value-type="float" office:value="301">
                <text:p>301</text:p>
              </table:table-cell>
              <table:table-cell office:value-type="float" office:value="256.4">
                <text:p>256.4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4.7">
                <text:p>234.7</text:p>
              </table:table-cell>
              <table:table-cell office:value-type="float" office:value="206.9">
                <text:p>206.9</text:p>
              </table:table-cell>
              <table:table-cell office:value-type="float" office:value="242.9">
                <text:p>242.9</text:p>
              </table:table-cell>
              <table:table-cell office:value-type="float" office:value="208.6">
                <text:p>208.6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2">
                <text:p>159.2</text:p>
              </table:table-cell>
              <table:table-cell office:value-type="float" office:value="155.4">
                <text:p>155.4</text:p>
              </table:table-cell>
              <table:table-cell office:value-type="float" office:value="155.6">
                <text:p>155.6</text:p>
              </table:table-cell>
              <table:table-cell office:value-type="float" office:value="158.2">
                <text:p>158.2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.7">
                <text:p>260.7</text:p>
              </table:table-cell>
              <table:table-cell office:value-type="float" office:value="233.2">
                <text:p>233.2</text:p>
              </table:table-cell>
              <table:table-cell office:value-type="float" office:value="232.2">
                <text:p>232.2</text:p>
              </table:table-cell>
              <table:table-cell office:value-type="float" office:value="226.6">
                <text:p>226.6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6">
                <text:p>155.6</text:p>
              </table:table-cell>
              <table:table-cell office:value-type="float" office:value="135.7">
                <text:p>135.7</text:p>
              </table:table-cell>
              <table:table-cell office:value-type="float" office:value="138.6">
                <text:p>138.6</text:p>
              </table:table-cell>
              <table:table-cell office:value-type="float" office:value="137.6">
                <text:p>137.6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0.7">
                <text:p>160.7</text:p>
              </table:table-cell>
              <table:table-cell office:value-type="float" office:value="189.1">
                <text:p>189.1</text:p>
              </table:table-cell>
              <table:table-cell office:value-type="float" office:value="183.3">
                <text:p>183.3</text:p>
              </table:table-cell>
              <table:table-cell office:value-type="float" office:value="203.8">
                <text:p>203.8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9.3">
                <text:p>139.3</text:p>
              </table:table-cell>
              <table:table-cell office:value-type="float" office:value="147">
                <text:p>147</text:p>
              </table:table-cell>
              <table:table-cell office:value-type="float" office:value="134.1">
                <text:p>134.1</text:p>
              </table:table-cell>
              <table:table-cell office:value-type="float" office:value="141.8">
                <text:p>141.8</text:p>
              </table:table-cell>
              <table:table-cell office:value-type="float" office:value="143.1">
                <text:p>143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8cm" svg:height="8.983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967cm" svg:y="1.951cm" style:legend-expansion="high" chart:style-name="ch3"/>
        <chart:plot-area chart:style-name="ch4" table:cell-range-address="'5'.M2:'5'.M9 '5'.S1:'5'.W9" chart:data-source-has-labels="both" svg:x="1.501cm" svg:y="1.273cm" svg:width="16.976cm" svg:height="6.55cm">
          <chartooo:coordinate-region svg:x="2.308cm" svg:y="1.472cm" svg:width="16.169cm" svg:height="5.704cm"/>
          <chart:axis chart:dimension="x" chart:name="primary-x" chart:style-name="ch5" chartooo:axis-type="auto">
            <chartooo:date-scale/>
            <chart:title svg:x="9.614cm" svg:y="8.002cm" chart:style-name="ch6">
              <text:p>Size</text:p>
            </chart:title>
            <chart:categories table:cell-range-address="'5'.M2:'5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S2:'5'.S9" chart:label-cell-address="'5'.S1:'5'.S1" chart:class="chart:bar">
            <chart:regression-curve chart:style-name="ch11"/>
            <chart:data-point chart:repeated="8"/>
          </chart:series>
          <chart:series chart:style-name="ch12" chart:values-cell-range-address="'5'.T2:'5'.T9" chart:label-cell-address="'5'.T1:'5'.T1" chart:class="chart:bar">
            <chart:regression-curve chart:style-name="ch13"/>
            <chart:data-point chart:repeated="8"/>
          </chart:series>
          <chart:series chart:style-name="ch14" chart:values-cell-range-address="'5'.U2:'5'.U9" chart:label-cell-address="'5'.U1:'5'.U1" chart:class="chart:bar">
            <chart:regression-curve chart:style-name="ch15"/>
            <chart:data-point chart:repeated="8"/>
          </chart:series>
          <chart:series chart:style-name="ch16" chart:values-cell-range-address="'5'.V2:'5'.V9" chart:label-cell-address="'5'.V1:'5'.V1" chart:class="chart:bar">
            <chart:regression-curve chart:style-name="ch17"/>
            <chart:data-point chart:repeated="8"/>
          </chart:series>
          <chart:series chart:style-name="ch18" chart:values-cell-range-address="'5'.W2:'5'.W9" chart:label-cell-address="'5'.W1:'5'.W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5'.S1:'5'.S1</svg:desc>
                </draw:g>
              </table:table-cell>
              <table:table-cell office:value-type="string">
                <text:p>Media - V C1 </text:p>
                <draw:g>
                  <svg:desc>'5'.T1:'5'.T1</svg:desc>
                </draw:g>
              </table:table-cell>
              <table:table-cell office:value-type="string">
                <text:p>Media - V B1</text:p>
                <draw:g>
                  <svg:desc>'5'.U1:'5'.U1</svg:desc>
                </draw:g>
              </table:table-cell>
              <table:table-cell office:value-type="string">
                <text:p>Media - T C1</text:p>
                <draw:g>
                  <svg:desc>'5'.V1:'5'.V1</svg:desc>
                </draw:g>
              </table:table-cell>
              <table:table-cell office:value-type="string">
                <text:p>Media - T B1</text:p>
                <draw:g>
                  <svg:desc>'5'.W1:'5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5'.M2:'5'.M9</svg:desc>
                </draw:g>
              </table:table-cell>
              <table:table-cell office:value-type="float" office:value="256.7">
                <text:p>256.7</text:p>
                <draw:g>
                  <svg:desc>'5'.S2:'5'.S9</svg:desc>
                </draw:g>
              </table:table-cell>
              <table:table-cell office:value-type="float" office:value="259.2">
                <text:p>259.2</text:p>
                <draw:g>
                  <svg:desc>'5'.T2:'5'.T9</svg:desc>
                </draw:g>
              </table:table-cell>
              <table:table-cell office:value-type="float" office:value="252.2">
                <text:p>252.2</text:p>
                <draw:g>
                  <svg:desc>'5'.U2:'5'.U9</svg:desc>
                </draw:g>
              </table:table-cell>
              <table:table-cell office:value-type="float" office:value="236">
                <text:p>236</text:p>
                <draw:g>
                  <svg:desc>'5'.V2:'5'.V9</svg:desc>
                </draw:g>
              </table:table-cell>
              <table:table-cell office:value-type="float" office:value="254.2">
                <text:p>254.2</text:p>
                <draw:g>
                  <svg:desc>'5'.W2:'5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3.5">
                <text:p>183.5</text:p>
              </table:table-cell>
              <table:table-cell office:value-type="float" office:value="179.1">
                <text:p>179.1</text:p>
              </table:table-cell>
              <table:table-cell office:value-type="float" office:value="170.6">
                <text:p>170.6</text:p>
              </table:table-cell>
              <table:table-cell office:value-type="float" office:value="176.2">
                <text:p>176.2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7.6">
                <text:p>167.6</text:p>
              </table:table-cell>
              <table:table-cell office:value-type="float" office:value="169.1">
                <text:p>169.1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9.3">
                <text:p>149.3</text:p>
              </table:table-cell>
              <table:table-cell office:value-type="float" office:value="134.6">
                <text:p>134.6</text:p>
              </table:table-cell>
              <table:table-cell office:value-type="float" office:value="128.7">
                <text:p>128.7</text:p>
              </table:table-cell>
              <table:table-cell office:value-type="float" office:value="137">
                <text:p>137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3.7">
                <text:p>143.7</text:p>
              </table:table-cell>
              <table:table-cell office:value-type="float" office:value="142.4">
                <text:p>142.4</text:p>
              </table:table-cell>
              <table:table-cell office:value-type="float" office:value="167.5">
                <text:p>167.5</text:p>
              </table:table-cell>
              <table:table-cell office:value-type="float" office:value="133">
                <text:p>13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.7">
                <text:p>156.7</text:p>
              </table:table-cell>
              <table:table-cell office:value-type="float" office:value="150">
                <text:p>150</text:p>
              </table:table-cell>
              <table:table-cell office:value-type="float" office:value="150.3">
                <text:p>150.3</text:p>
              </table:table-cell>
              <table:table-cell office:value-type="float" office:value="151.6">
                <text:p>151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.7">
                <text:p>130.7</text:p>
              </table:table-cell>
              <table:table-cell office:value-type="float" office:value="142.2">
                <text:p>142.2</text:p>
              </table:table-cell>
              <table:table-cell office:value-type="float" office:value="131.5">
                <text:p>131.5</text:p>
              </table:table-cell>
              <table:table-cell office:value-type="float" office:value="134.8">
                <text:p>134.8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.2">
                <text:p>138.2</text:p>
              </table:table-cell>
              <table:table-cell office:value-type="float" office:value="142.6">
                <text:p>142.6</text:p>
              </table:table-cell>
              <table:table-cell office:value-type="float" office:value="137.9">
                <text:p>137.9</text:p>
              </table:table-cell>
              <table:table-cell office:value-type="float" office:value="135.2">
                <text:p>135.2</text:p>
              </table:table-cell>
              <table:table-cell office:value-type="float" office:value="132.4">
                <text:p>132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6'.M2:'6'.R9 '6'.N1:'6'.R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6'.M2:'6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6'.N2:'6'.N9" chart:label-cell-address="'6'.N1:'6'.N1" chart:class="chart:bar">
            <chart:regression-curve chart:style-name="ch11"/>
            <chart:data-point chart:repeated="8"/>
          </chart:series>
          <chart:series chart:style-name="ch12" chart:values-cell-range-address="'6'.O2:'6'.O9" chart:label-cell-address="'6'.O1:'6'.O1" chart:class="chart:bar">
            <chart:regression-curve chart:style-name="ch13"/>
            <chart:data-point chart:repeated="8"/>
          </chart:series>
          <chart:series chart:style-name="ch14" chart:values-cell-range-address="'6'.P2:'6'.P9" chart:label-cell-address="'6'.P1:'6'.P1" chart:class="chart:bar">
            <chart:regression-curve chart:style-name="ch15"/>
            <chart:data-point chart:repeated="8"/>
          </chart:series>
          <chart:series chart:style-name="ch16" chart:values-cell-range-address="'6'.Q2:'6'.Q9" chart:label-cell-address="'6'.Q1:'6'.Q1" chart:class="chart:bar">
            <chart:regression-curve chart:style-name="ch17"/>
            <chart:data-point chart:repeated="8"/>
          </chart:series>
          <chart:series chart:style-name="ch18" chart:values-cell-range-address="'6'.R2:'6'.R9" chart:label-cell-address="'6'.R1:'6'.R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6'.N1:'6'.N1</svg:desc>
                </draw:g>
              </table:table-cell>
              <table:table-cell office:value-type="string">
                <text:p>Media - PB V C1</text:p>
                <draw:g>
                  <svg:desc>'6'.O1:'6'.O1</svg:desc>
                </draw:g>
              </table:table-cell>
              <table:table-cell office:value-type="string">
                <text:p>Media - PB V B1</text:p>
                <draw:g>
                  <svg:desc>'6'.P1:'6'.P1</svg:desc>
                </draw:g>
              </table:table-cell>
              <table:table-cell office:value-type="string">
                <text:p>Media - PB T C1</text:p>
                <draw:g>
                  <svg:desc>'6'.Q1:'6'.Q1</svg:desc>
                </draw:g>
              </table:table-cell>
              <table:table-cell office:value-type="string">
                <text:p>Media - PB T B1</text:p>
                <draw:g>
                  <svg:desc>'6'.R1:'6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6'.M2:'6'.M9</svg:desc>
                </draw:g>
              </table:table-cell>
              <table:table-cell office:value-type="float" office:value="115.1">
                <text:p>115.1</text:p>
                <draw:g>
                  <svg:desc>'6'.N2:'6'.N9</svg:desc>
                </draw:g>
              </table:table-cell>
              <table:table-cell office:value-type="float" office:value="113.9">
                <text:p>113.9</text:p>
                <draw:g>
                  <svg:desc>'6'.O2:'6'.O9</svg:desc>
                </draw:g>
              </table:table-cell>
              <table:table-cell office:value-type="float" office:value="113.1">
                <text:p>113.1</text:p>
                <draw:g>
                  <svg:desc>'6'.P2:'6'.P9</svg:desc>
                </draw:g>
              </table:table-cell>
              <table:table-cell office:value-type="float" office:value="114.6">
                <text:p>114.6</text:p>
                <draw:g>
                  <svg:desc>'6'.Q2:'6'.Q9</svg:desc>
                </draw:g>
              </table:table-cell>
              <table:table-cell office:value-type="float" office:value="110.1">
                <text:p>110.1</text:p>
                <draw:g>
                  <svg:desc>'6'.R2:'6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.8">
                <text:p>103.8</text:p>
              </table:table-cell>
              <table:table-cell office:value-type="float" office:value="106.9">
                <text:p>106.9</text:p>
              </table:table-cell>
              <table:table-cell office:value-type="float" office:value="104.9">
                <text:p>104.9</text:p>
              </table:table-cell>
              <table:table-cell office:value-type="float" office:value="111.6">
                <text:p>111.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.1">
                <text:p>93.1</text:p>
              </table:table-cell>
              <table:table-cell office:value-type="float" office:value="91.3">
                <text:p>91.3</text:p>
              </table:table-cell>
              <table:table-cell office:value-type="float" office:value="90.6">
                <text:p>90.6</text:p>
              </table:table-cell>
              <table:table-cell office:value-type="float" office:value="89.2">
                <text:p>89.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2.7">
                <text:p>82.7</text:p>
              </table:table-cell>
              <table:table-cell office:value-type="float" office:value="81.3">
                <text:p>81.3</text:p>
              </table:table-cell>
              <table:table-cell office:value-type="float" office:value="83">
                <text:p>83</text:p>
              </table:table-cell>
              <table:table-cell office:value-type="float" office:value="82.6">
                <text:p>82.6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01">
                <text:p>101</text:p>
              </table:table-cell>
              <table:table-cell office:value-type="float" office:value="89.6">
                <text:p>89.6</text:p>
              </table:table-cell>
              <table:table-cell office:value-type="float" office:value="93.8">
                <text:p>93.8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6">
                <text:p>73.6</text:p>
              </table:table-cell>
              <table:table-cell office:value-type="float" office:value="75.4">
                <text:p>75.4</text:p>
              </table:table-cell>
              <table:table-cell office:value-type="float" office:value="77">
                <text:p>77</text:p>
              </table:table-cell>
              <table:table-cell office:value-type="float" office:value="72.4">
                <text:p>72.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.4">
                <text:p>80.4</text:p>
              </table:table-cell>
              <table:table-cell office:value-type="float" office:value="76.7">
                <text:p>76.7</text:p>
              </table:table-cell>
              <table:table-cell office:value-type="float" office:value="79.1">
                <text:p>79.1</text:p>
              </table:table-cell>
              <table:table-cell office:value-type="float" office:value="76.4">
                <text:p>76.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2.9">
                <text:p>72.9</text:p>
              </table:table-cell>
              <table:table-cell office:value-type="float" office:value="74.6">
                <text:p>74.6</text:p>
              </table:table-cell>
              <table:table-cell office:value-type="float" office:value="75.7">
                <text:p>75.7</text:p>
              </table:table-cell>
              <table:table-cell office:value-type="float" office:value="71.8">
                <text:p>71.8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9cm" svg:height="8.982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6cm" svg:y="1.951cm" style:legend-expansion="high" chart:style-name="ch3"/>
        <chart:plot-area chart:style-name="ch4" table:cell-range-address="'6'.M2:'6'.M9 '6'.S1:'6'.W9" chart:data-source-has-labels="both" svg:x="1.501cm" svg:y="1.273cm" svg:width="16.395cm" svg:height="6.549cm">
          <chartooo:coordinate-region svg:x="2.308cm" svg:y="1.472cm" svg:width="15.588cm" svg:height="5.703cm"/>
          <chart:axis chart:dimension="x" chart:name="primary-x" chart:style-name="ch5" chartooo:axis-type="auto">
            <chartooo:date-scale/>
            <chart:title svg:x="9.323cm" svg:y="8.001cm" chart:style-name="ch6">
              <text:p>Size</text:p>
            </chart:title>
            <chart:categories table:cell-range-address="'6'.M2:'6'.M9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6'.S2:'6'.S9" chart:label-cell-address="'6'.S1:'6'.S1" chart:class="chart:bar">
            <chart:regression-curve chart:style-name="ch11"/>
            <chart:data-point chart:repeated="8"/>
          </chart:series>
          <chart:series chart:style-name="ch12" chart:values-cell-range-address="'6'.T2:'6'.T9" chart:label-cell-address="'6'.T1:'6'.T1" chart:class="chart:bar">
            <chart:regression-curve chart:style-name="ch13"/>
            <chart:data-point chart:repeated="8"/>
          </chart:series>
          <chart:series chart:style-name="ch14" chart:values-cell-range-address="'6'.U2:'6'.U9" chart:label-cell-address="'6'.U1:'6'.U1" chart:class="chart:bar">
            <chart:regression-curve chart:style-name="ch15"/>
            <chart:data-point chart:repeated="8"/>
          </chart:series>
          <chart:series chart:style-name="ch16" chart:values-cell-range-address="'6'.V2:'6'.V9" chart:label-cell-address="'6'.V1:'6'.V1" chart:class="chart:bar">
            <chart:regression-curve chart:style-name="ch17"/>
            <chart:data-point chart:repeated="8"/>
          </chart:series>
          <chart:series chart:style-name="ch18" chart:values-cell-range-address="'6'.W2:'6'.W9" chart:label-cell-address="'6'.W1:'6'.W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6'.S1:'6'.S1</svg:desc>
                </draw:g>
              </table:table-cell>
              <table:table-cell office:value-type="string">
                <text:p>Media - PR V C1 </text:p>
                <draw:g>
                  <svg:desc>'6'.T1:'6'.T1</svg:desc>
                </draw:g>
              </table:table-cell>
              <table:table-cell office:value-type="string">
                <text:p>Media - PR V B1</text:p>
                <draw:g>
                  <svg:desc>'6'.U1:'6'.U1</svg:desc>
                </draw:g>
              </table:table-cell>
              <table:table-cell office:value-type="string">
                <text:p>Media - PR T C1</text:p>
                <draw:g>
                  <svg:desc>'6'.V1:'6'.V1</svg:desc>
                </draw:g>
              </table:table-cell>
              <table:table-cell office:value-type="string">
                <text:p>Media - PR T B1</text:p>
                <draw:g>
                  <svg:desc>'6'.W1:'6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6'.M2:'6'.M9</svg:desc>
                </draw:g>
              </table:table-cell>
              <table:table-cell office:value-type="float" office:value="91.5">
                <text:p>91.5</text:p>
                <draw:g>
                  <svg:desc>'6'.S2:'6'.S9</svg:desc>
                </draw:g>
              </table:table-cell>
              <table:table-cell office:value-type="float" office:value="90.8">
                <text:p>90.8</text:p>
                <draw:g>
                  <svg:desc>'6'.T2:'6'.T9</svg:desc>
                </draw:g>
              </table:table-cell>
              <table:table-cell office:value-type="float" office:value="92.1">
                <text:p>92.1</text:p>
                <draw:g>
                  <svg:desc>'6'.U2:'6'.U9</svg:desc>
                </draw:g>
              </table:table-cell>
              <table:table-cell office:value-type="float" office:value="90.8">
                <text:p>90.8</text:p>
                <draw:g>
                  <svg:desc>'6'.V2:'6'.V9</svg:desc>
                </draw:g>
              </table:table-cell>
              <table:table-cell office:value-type="float" office:value="93.6">
                <text:p>93.6</text:p>
                <draw:g>
                  <svg:desc>'6'.W2:'6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1">
                <text:p>89.1</text:p>
              </table:table-cell>
              <table:table-cell office:value-type="float" office:value="91.1">
                <text:p>91.1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3.4">
                <text:p>83.4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77.8">
                <text:p>77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0.7">
                <text:p>80.7</text:p>
              </table:table-cell>
              <table:table-cell office:value-type="float" office:value="74.6">
                <text:p>74.6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3">
                <text:p>75.3</text:p>
              </table:table-cell>
              <table:table-cell office:value-type="float" office:value="80.1">
                <text:p>80.1</text:p>
              </table:table-cell>
              <table:table-cell office:value-type="float" office:value="79.3">
                <text:p>79.3</text:p>
              </table:table-cell>
              <table:table-cell office:value-type="float" office:value="74.8">
                <text:p>74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3">
                <text:p>73.3</text:p>
              </table:table-cell>
              <table:table-cell office:value-type="float" office:value="77.3">
                <text:p>77.3</text:p>
              </table:table-cell>
              <table:table-cell office:value-type="float" office:value="75.8">
                <text:p>75.8</text:p>
              </table:table-cell>
              <table:table-cell office:value-type="float" office:value="73">
                <text:p>73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77.1">
                <text:p>77.1</text:p>
              </table:table-cell>
              <table:table-cell office:value-type="float" office:value="74.5">
                <text:p>74.5</text:p>
              </table:table-cell>
              <table:table-cell office:value-type="float" office:value="71.4">
                <text:p>71.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.5">
                <text:p>70.5</text:p>
              </table:table-cell>
              <table:table-cell office:value-type="float" office:value="77.7">
                <text:p>77.7</text:p>
              </table:table-cell>
              <table:table-cell office:value-type="float" office:value="76.4">
                <text:p>76.4</text:p>
              </table:table-cell>
              <table:table-cell office:value-type="float" office:value="76.2">
                <text:p>76.2</text:p>
              </table:table-cell>
              <table:table-cell office:value-type="float" office:value="73.2">
                <text:p>73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Availability PB</text:p>
        </chart:title>
        <chart:subtitle svg:x="10.975cm" svg:y="1.275cm" chart:style-name="ch3">
          <text:p>Environment 2</text:p>
        </chart:subtitle>
        <chart:legend chart:legend-position="end" svg:x="23.242cm" svg:y="3.206cm" style:legend-expansion="high" chart:style-name="ch4"/>
        <chart:plot-area chart:style-name="ch5" table:cell-range-address="'2'.A55:'2'.F63" chart:data-source-has-labels="both" svg:x="1.502cm" svg:y="2.138cm" svg:width="21.249cm" svg:height="5.703cm">
          <chartooo:coordinate-region svg:x="2.123cm" svg:y="2.337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2'.A56:'2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2'.B56:'2'.B63" chart:label-cell-address="'2'.B55:'2'.B55" chart:class="chart:bar">
            <chart:data-point chart:repeated="8"/>
          </chart:series>
          <chart:series chart:style-name="ch12" chart:values-cell-range-address="'2'.C56:'2'.C63" chart:label-cell-address="'2'.C55:'2'.C55" chart:class="chart:bar">
            <chart:data-point chart:repeated="8"/>
          </chart:series>
          <chart:series chart:style-name="ch13" chart:values-cell-range-address="'2'.D56:'2'.D63" chart:label-cell-address="'2'.D55:'2'.D55" chart:class="chart:bar">
            <chart:data-point chart:repeated="8"/>
          </chart:series>
          <chart:series chart:style-name="ch14" chart:values-cell-range-address="'2'.E56:'2'.E63" chart:label-cell-address="'2'.E55:'2'.E55" chart:class="chart:bar">
            <chart:data-point chart:repeated="8"/>
          </chart:series>
          <chart:series chart:style-name="ch15" chart:values-cell-range-address="'2'.F56:'2'.F63" chart:label-cell-address="'2'.F55:'2'.F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2'.B55:'2'.B55</svg:desc>
                </draw:g>
              </table:table-cell>
              <table:table-cell office:value-type="string">
                <text:p>V C</text:p>
                <draw:g>
                  <svg:desc>'2'.C55:'2'.C55</svg:desc>
                </draw:g>
              </table:table-cell>
              <table:table-cell office:value-type="string">
                <text:p>V B</text:p>
                <draw:g>
                  <svg:desc>'2'.D55:'2'.D55</svg:desc>
                </draw:g>
              </table:table-cell>
              <table:table-cell office:value-type="string">
                <text:p>T C</text:p>
                <draw:g>
                  <svg:desc>'2'.E55:'2'.E55</svg:desc>
                </draw:g>
              </table:table-cell>
              <table:table-cell office:value-type="string">
                <text:p>T B</text:p>
                <draw:g>
                  <svg:desc>'2'.F55:'2'.F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2'.A56:'2'.A63</svg:desc>
                </draw:g>
              </table:table-cell>
              <table:table-cell office:value-type="float" office:value="12.4308679195141">
                <text:p>12.4308679195141</text:p>
                <draw:g>
                  <svg:desc>'2'.B56:'2'.B63</svg:desc>
                </draw:g>
              </table:table-cell>
              <table:table-cell office:value-type="float" office:value="12.459322472938">
                <text:p>12.459322472938</text:p>
                <draw:g>
                  <svg:desc>'2'.C56:'2'.C63</svg:desc>
                </draw:g>
              </table:table-cell>
              <table:table-cell office:value-type="float" office:value="12.1832834543569">
                <text:p>12.1832834543569</text:p>
                <draw:g>
                  <svg:desc>'2'.D56:'2'.D63</svg:desc>
                </draw:g>
              </table:table-cell>
              <table:table-cell office:value-type="float" office:value="12.3770606606607">
                <text:p>12.3770606606607</text:p>
                <draw:g>
                  <svg:desc>'2'.E56:'2'.E63</svg:desc>
                </draw:g>
              </table:table-cell>
              <table:table-cell office:value-type="float" office:value="12.322870930321">
                <text:p>12.322870930321</text:p>
                <draw:g>
                  <svg:desc>'2'.F56:'2'.F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3818430449719">
                <text:p>10.3818430449719</text:p>
              </table:table-cell>
              <table:table-cell office:value-type="float" office:value="10.3975069504427">
                <text:p>10.3975069504427</text:p>
              </table:table-cell>
              <table:table-cell office:value-type="float" office:value="10.2562889418232">
                <text:p>10.2562889418232</text:p>
              </table:table-cell>
              <table:table-cell office:value-type="float" office:value="10.3652882917706">
                <text:p>10.3652882917706</text:p>
              </table:table-cell>
              <table:table-cell office:value-type="float" office:value="10.4686843310301">
                <text:p>10.46868433103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80158262791203">
                <text:p>8.80158262791203</text:p>
              </table:table-cell>
              <table:table-cell office:value-type="float" office:value="8.53475909837482">
                <text:p>8.53475909837482</text:p>
              </table:table-cell>
              <table:table-cell office:value-type="float" office:value="8.65429065596772">
                <text:p>8.65429065596772</text:p>
              </table:table-cell>
              <table:table-cell office:value-type="float" office:value="8.49167002391935">
                <text:p>8.49167002391935</text:p>
              </table:table-cell>
              <table:table-cell office:value-type="float" office:value="8.57586752614883">
                <text:p>8.575867526148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53379987513249">
                <text:p>7.53379987513249</text:p>
              </table:table-cell>
              <table:table-cell office:value-type="float" office:value="7.57998468495583">
                <text:p>7.57998468495583</text:p>
              </table:table-cell>
              <table:table-cell office:value-type="float" office:value="7.50287128726126">
                <text:p>7.50287128726126</text:p>
              </table:table-cell>
              <table:table-cell office:value-type="float" office:value="7.40844709930313">
                <text:p>7.40844709930313</text:p>
              </table:table-cell>
              <table:table-cell office:value-type="float" office:value="7.57062347960763">
                <text:p>7.570623479607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330170924116">
                <text:p>6.41330170924116</text:p>
              </table:table-cell>
              <table:table-cell office:value-type="float" office:value="6.42083797222741">
                <text:p>6.42083797222741</text:p>
              </table:table-cell>
              <table:table-cell office:value-type="float" office:value="6.74797312517326">
                <text:p>6.74797312517326</text:p>
              </table:table-cell>
              <table:table-cell office:value-type="float" office:value="6.76809347973583">
                <text:p>6.76809347973583</text:p>
              </table:table-cell>
              <table:table-cell office:value-type="float" office:value="6.6156785372389">
                <text:p>6.61567853723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77404250448213">
                <text:p>5.77404250448213</text:p>
              </table:table-cell>
              <table:table-cell office:value-type="float" office:value="6.04316469725596">
                <text:p>6.04316469725596</text:p>
              </table:table-cell>
              <table:table-cell office:value-type="float" office:value="6.11084753356368">
                <text:p>6.11084753356368</text:p>
              </table:table-cell>
              <table:table-cell office:value-type="float" office:value="5.88741490827276">
                <text:p>5.88741490827276</text:p>
              </table:table-cell>
              <table:table-cell office:value-type="float" office:value="5.83499425609699">
                <text:p>5.834994256096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4087149029659">
                <text:p>5.14087149029659</text:p>
              </table:table-cell>
              <table:table-cell office:value-type="float" office:value="5.68214409264959">
                <text:p>5.68214409264959</text:p>
              </table:table-cell>
              <table:table-cell office:value-type="float" office:value="6.0535782881629">
                <text:p>6.0535782881629</text:p>
              </table:table-cell>
              <table:table-cell office:value-type="float" office:value="5.4729482181168">
                <text:p>5.4729482181168</text:p>
              </table:table-cell>
              <table:table-cell office:value-type="float" office:value="5.5941863113974">
                <text:p>5.59418631139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71517589280035">
                <text:p>4.71517589280035</text:p>
              </table:table-cell>
              <table:table-cell office:value-type="float" office:value="5.2692956702681">
                <text:p>5.2692956702681</text:p>
              </table:table-cell>
              <table:table-cell office:value-type="float" office:value="5.17313134379011">
                <text:p>5.17313134379011</text:p>
              </table:table-cell>
              <table:table-cell office:value-type="float" office:value="5.14986148287578">
                <text:p>5.14986148287578</text:p>
              </table:table-cell>
              <table:table-cell office:value-type="float" office:value="5.0311980862389">
                <text:p>5.03119808623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11cm" svg:y="0.316cm" chart:style-name="ch2">
          <text:p>Availability PB </text:p>
        </chart:title>
        <chart:subtitle svg:x="10.975cm" svg:y="1.275cm" chart:style-name="ch3">
          <text:p>Environment 3</text:p>
        </chart:subtitle>
        <chart:legend chart:legend-position="end" svg:x="23.242cm" svg:y="3.206cm" style:legend-expansion="high" chart:style-name="ch4"/>
        <chart:plot-area chart:style-name="ch5" table:cell-range-address="'3'.A55:'3'.F63" chart:data-source-has-labels="both" svg:x="1.502cm" svg:y="2.138cm" svg:width="21.249cm" svg:height="5.703cm">
          <chartooo:coordinate-region svg:x="2.123cm" svg:y="2.337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3'.A56:'3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3'.B56:'3'.B63" chart:label-cell-address="'3'.B55:'3'.B55" chart:class="chart:bar">
            <chart:data-point chart:repeated="8"/>
          </chart:series>
          <chart:series chart:style-name="ch12" chart:values-cell-range-address="'3'.C56:'3'.C63" chart:label-cell-address="'3'.C55:'3'.C55" chart:class="chart:bar">
            <chart:data-point chart:repeated="8"/>
          </chart:series>
          <chart:series chart:style-name="ch13" chart:values-cell-range-address="'3'.D56:'3'.D63" chart:label-cell-address="'3'.D55:'3'.D55" chart:class="chart:bar">
            <chart:data-point chart:repeated="8"/>
          </chart:series>
          <chart:series chart:style-name="ch14" chart:values-cell-range-address="'3'.E56:'3'.E63" chart:label-cell-address="'3'.E55:'3'.E55" chart:class="chart:bar">
            <chart:data-point chart:repeated="8"/>
          </chart:series>
          <chart:series chart:style-name="ch15" chart:values-cell-range-address="'3'.F56:'3'.F63" chart:label-cell-address="'3'.F55:'3'.F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3'.B55:'3'.B55</svg:desc>
                </draw:g>
              </table:table-cell>
              <table:table-cell office:value-type="string">
                <text:p>V C</text:p>
                <draw:g>
                  <svg:desc>'3'.C55:'3'.C55</svg:desc>
                </draw:g>
              </table:table-cell>
              <table:table-cell office:value-type="string">
                <text:p>V B</text:p>
                <draw:g>
                  <svg:desc>'3'.D55:'3'.D55</svg:desc>
                </draw:g>
              </table:table-cell>
              <table:table-cell office:value-type="string">
                <text:p>T C</text:p>
                <draw:g>
                  <svg:desc>'3'.E55:'3'.E55</svg:desc>
                </draw:g>
              </table:table-cell>
              <table:table-cell office:value-type="string">
                <text:p>T B</text:p>
                <draw:g>
                  <svg:desc>'3'.F55:'3'.F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3'.A56:'3'.A63</svg:desc>
                </draw:g>
              </table:table-cell>
              <table:table-cell office:value-type="float" office:value="10.5518273866862">
                <text:p>10.5518273866862</text:p>
                <draw:g>
                  <svg:desc>'3'.B56:'3'.B63</svg:desc>
                </draw:g>
              </table:table-cell>
              <table:table-cell office:value-type="float" office:value="11.2690260754495">
                <text:p>11.2690260754495</text:p>
                <draw:g>
                  <svg:desc>'3'.C56:'3'.C63</svg:desc>
                </draw:g>
              </table:table-cell>
              <table:table-cell office:value-type="float" office:value="11.1590764656756">
                <text:p>11.1590764656756</text:p>
                <draw:g>
                  <svg:desc>'3'.D56:'3'.D63</svg:desc>
                </draw:g>
              </table:table-cell>
              <table:table-cell office:value-type="float" office:value="11.006662903525">
                <text:p>11.006662903525</text:p>
                <draw:g>
                  <svg:desc>'3'.E56:'3'.E63</svg:desc>
                </draw:g>
              </table:table-cell>
              <table:table-cell office:value-type="float" office:value="11.1802062230797">
                <text:p>11.1802062230797</text:p>
                <draw:g>
                  <svg:desc>'3'.F56:'3'.F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63576465183576">
                <text:p>9.63576465183576</text:p>
              </table:table-cell>
              <table:table-cell office:value-type="float" office:value="10.442568506557">
                <text:p>10.442568506557</text:p>
              </table:table-cell>
              <table:table-cell office:value-type="float" office:value="10.3337115834801">
                <text:p>10.3337115834801</text:p>
              </table:table-cell>
              <table:table-cell office:value-type="float" office:value="10.4249892463092">
                <text:p>10.4249892463092</text:p>
              </table:table-cell>
              <table:table-cell office:value-type="float" office:value="9.9555349493834">
                <text:p>9.95553494938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76678114844395">
                <text:p>8.76678114844395</text:p>
              </table:table-cell>
              <table:table-cell office:value-type="float" office:value="9.26298000643767">
                <text:p>9.26298000643767</text:p>
              </table:table-cell>
              <table:table-cell office:value-type="float" office:value="9.42089012158055">
                <text:p>9.42089012158055</text:p>
              </table:table-cell>
              <table:table-cell office:value-type="float" office:value="9.40962879155435">
                <text:p>9.40962879155435</text:p>
              </table:table-cell>
              <table:table-cell office:value-type="float" office:value="8.9052525829141">
                <text:p>8.90525258291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82643461251709">
                <text:p>6.82643461251709</text:p>
              </table:table-cell>
              <table:table-cell office:value-type="float" office:value="7.35630664623837">
                <text:p>7.35630664623837</text:p>
              </table:table-cell>
              <table:table-cell office:value-type="float" office:value="7.40153943050193">
                <text:p>7.40153943050193</text:p>
              </table:table-cell>
              <table:table-cell office:value-type="float" office:value="7.29165603559939">
                <text:p>7.29165603559939</text:p>
              </table:table-cell>
              <table:table-cell office:value-type="float" office:value="7.05153616946779">
                <text:p>7.051536169467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08981813143184">
                <text:p>6.08981813143184</text:p>
              </table:table-cell>
              <table:table-cell office:value-type="float" office:value="6.23088150632911">
                <text:p>6.23088150632911</text:p>
              </table:table-cell>
              <table:table-cell office:value-type="float" office:value="6.31530417069892">
                <text:p>6.31530417069892</text:p>
              </table:table-cell>
              <table:table-cell office:value-type="float" office:value="6.44814299656662">
                <text:p>6.44814299656662</text:p>
              </table:table-cell>
              <table:table-cell office:value-type="float" office:value="6.25401706241918">
                <text:p>6.254017062419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00902408695789">
                <text:p>6.00902408695789</text:p>
              </table:table-cell>
              <table:table-cell office:value-type="float" office:value="5.99689215544291">
                <text:p>5.99689215544291</text:p>
              </table:table-cell>
              <table:table-cell office:value-type="float" office:value="5.77146732272111">
                <text:p>5.77146732272111</text:p>
              </table:table-cell>
              <table:table-cell office:value-type="float" office:value="5.74951947032436">
                <text:p>5.74951947032436</text:p>
              </table:table-cell>
              <table:table-cell office:value-type="float" office:value="5.69146684200692">
                <text:p>5.691466842006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8573048771407">
                <text:p>4.98573048771407</text:p>
              </table:table-cell>
              <table:table-cell office:value-type="float" office:value="5.17158101884498">
                <text:p>5.17158101884498</text:p>
              </table:table-cell>
              <table:table-cell office:value-type="float" office:value="5.42935993326742">
                <text:p>5.42935993326742</text:p>
              </table:table-cell>
              <table:table-cell office:value-type="float" office:value="5.46648853863243">
                <text:p>5.46648853863243</text:p>
              </table:table-cell>
              <table:table-cell office:value-type="float" office:value="5.37135610538922">
                <text:p>5.371356105389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59116298619681">
                <text:p>4.59116298619681</text:p>
              </table:table-cell>
              <table:table-cell office:value-type="float" office:value="5.08325993012096">
                <text:p>5.08325993012096</text:p>
              </table:table-cell>
              <table:table-cell office:value-type="float" office:value="4.99933725083246">
                <text:p>4.99933725083246</text:p>
              </table:table-cell>
              <table:table-cell office:value-type="float" office:value="4.96136566461426">
                <text:p>4.96136566461426</text:p>
              </table:table-cell>
              <table:table-cell office:value-type="float" office:value="4.85233320441856">
                <text:p>4.852333204418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0.79cm" svg:y="0.315cm" chart:style-name="ch2">
          <text:p>Availability PB</text:p>
        </chart:title>
        <chart:subtitle svg:x="10.988cm" svg:y="1.273cm" chart:style-name="ch3">
          <text:p>Environment 4</text:p>
        </chart:subtitle>
        <chart:legend chart:legend-position="end" svg:x="23.268cm" svg:y="3.196cm" style:legend-expansion="high" chart:style-name="ch4"/>
        <chart:plot-area chart:style-name="ch5" table:cell-range-address="'4'.A55:'4'.F63" chart:data-source-has-labels="both" svg:x="1.503cm" svg:y="2.135cm" svg:width="21.273cm" svg:height="5.688cm">
          <chartooo:coordinate-region svg:x="2.124cm" svg:y="2.334cm" svg:width="20.652cm" svg:height="4.842cm"/>
          <chart:axis chart:dimension="x" chart:name="primary-x" chart:style-name="ch6" chartooo:axis-type="auto">
            <chartooo:date-scale/>
            <chart:title svg:x="11.341cm" svg:y="8.002cm" chart:style-name="ch7">
              <text:p>Team size</text:p>
            </chart:title>
            <chart:categories table:cell-range-address="'4'.A56:'4'.A63"/>
          </chart:axis>
          <chart:axis chart:dimension="y" chart:name="primary-y" chart:style-name="ch8">
            <chart:title svg:x="0.451cm" svg:y="5.817cm" chart:style-name="ch9">
              <text:p>Availability</text:p>
            </chart:title>
            <chart:grid chart:style-name="ch10" chart:class="major"/>
          </chart:axis>
          <chart:series chart:style-name="ch11" chart:values-cell-range-address="'4'.B56:'4'.B63" chart:label-cell-address="'4'.B55:'4'.B55" chart:class="chart:bar">
            <chart:data-point chart:repeated="8"/>
          </chart:series>
          <chart:series chart:style-name="ch12" chart:values-cell-range-address="'4'.C56:'4'.C63" chart:label-cell-address="'4'.C55:'4'.C55" chart:class="chart:bar">
            <chart:data-point chart:repeated="8"/>
          </chart:series>
          <chart:series chart:style-name="ch13" chart:values-cell-range-address="'4'.D56:'4'.D63" chart:label-cell-address="'4'.D55:'4'.D55" chart:class="chart:bar">
            <chart:data-point chart:repeated="8"/>
          </chart:series>
          <chart:series chart:style-name="ch14" chart:values-cell-range-address="'4'.E56:'4'.E63" chart:label-cell-address="'4'.E55:'4'.E55" chart:class="chart:bar">
            <chart:data-point chart:repeated="8"/>
          </chart:series>
          <chart:series chart:style-name="ch15" chart:values-cell-range-address="'4'.F56:'4'.F63" chart:label-cell-address="'4'.F55:'4'.F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4'.B55:'4'.B55</svg:desc>
                </draw:g>
              </table:table-cell>
              <table:table-cell office:value-type="string">
                <text:p>V C</text:p>
                <draw:g>
                  <svg:desc>'4'.C55:'4'.C55</svg:desc>
                </draw:g>
              </table:table-cell>
              <table:table-cell office:value-type="string">
                <text:p>V B</text:p>
                <draw:g>
                  <svg:desc>'4'.D55:'4'.D55</svg:desc>
                </draw:g>
              </table:table-cell>
              <table:table-cell office:value-type="string">
                <text:p>T C</text:p>
                <draw:g>
                  <svg:desc>'4'.E55:'4'.E55</svg:desc>
                </draw:g>
              </table:table-cell>
              <table:table-cell office:value-type="string">
                <text:p>T B</text:p>
                <draw:g>
                  <svg:desc>'4'.F55:'4'.F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4'.A56:'4'.A63</svg:desc>
                </draw:g>
              </table:table-cell>
              <table:table-cell office:value-type="float" office:value="14.1048027797142">
                <text:p>14.1048027797142</text:p>
                <draw:g>
                  <svg:desc>'4'.B56:'4'.B63</svg:desc>
                </draw:g>
              </table:table-cell>
              <table:table-cell office:value-type="float" office:value="14.2599298906346">
                <text:p>14.2599298906346</text:p>
                <draw:g>
                  <svg:desc>'4'.C56:'4'.C63</svg:desc>
                </draw:g>
              </table:table-cell>
              <table:table-cell office:value-type="float" office:value="14.2268839452302">
                <text:p>14.2268839452302</text:p>
                <draw:g>
                  <svg:desc>'4'.D56:'4'.D63</svg:desc>
                </draw:g>
              </table:table-cell>
              <table:table-cell office:value-type="float" office:value="14.3739005829016">
                <text:p>14.3739005829016</text:p>
                <draw:g>
                  <svg:desc>'4'.E56:'4'.E63</svg:desc>
                </draw:g>
              </table:table-cell>
              <table:table-cell office:value-type="float" office:value="14.2016963583282">
                <text:p>14.2016963583282</text:p>
                <draw:g>
                  <svg:desc>'4'.F56:'4'.F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7851405732929">
                <text:p>10.7851405732929</text:p>
              </table:table-cell>
              <table:table-cell office:value-type="float" office:value="10.9000543220731">
                <text:p>10.9000543220731</text:p>
              </table:table-cell>
              <table:table-cell office:value-type="float" office:value="10.7753286284687">
                <text:p>10.7753286284687</text:p>
              </table:table-cell>
              <table:table-cell office:value-type="float" office:value="11.1671573718546">
                <text:p>11.1671573718546</text:p>
              </table:table-cell>
              <table:table-cell office:value-type="float" office:value="10.8936271149401">
                <text:p>10.89362711494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9855489981566">
                <text:p>8.9855489981566</text:p>
              </table:table-cell>
              <table:table-cell office:value-type="float" office:value="9.62742413003663">
                <text:p>9.62742413003663</text:p>
              </table:table-cell>
              <table:table-cell office:value-type="float" office:value="9.60250929335193">
                <text:p>9.60250929335193</text:p>
              </table:table-cell>
              <table:table-cell office:value-type="float" office:value="9.5222849468085">
                <text:p>9.5222849468085</text:p>
              </table:table-cell>
              <table:table-cell office:value-type="float" office:value="9.46157656761298">
                <text:p>9.461576567612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72654798232696">
                <text:p>7.72654798232696</text:p>
              </table:table-cell>
              <table:table-cell office:value-type="float" office:value="8.29400504804296">
                <text:p>8.29400504804296</text:p>
              </table:table-cell>
              <table:table-cell office:value-type="float" office:value="8.41279230013883">
                <text:p>8.41279230013883</text:p>
              </table:table-cell>
              <table:table-cell office:value-type="float" office:value="7.86503903496883">
                <text:p>7.86503903496883</text:p>
              </table:table-cell>
              <table:table-cell office:value-type="float" office:value="8.10564007361888">
                <text:p>8.105640073618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08101463464279">
                <text:p>7.08101463464279</text:p>
              </table:table-cell>
              <table:table-cell office:value-type="float" office:value="7.62774123276395">
                <text:p>7.62774123276395</text:p>
              </table:table-cell>
              <table:table-cell office:value-type="float" office:value="7.12994476898175">
                <text:p>7.12994476898175</text:p>
              </table:table-cell>
              <table:table-cell office:value-type="float" office:value="7.18938092510589">
                <text:p>7.18938092510589</text:p>
              </table:table-cell>
              <table:table-cell office:value-type="float" office:value="6.97231499026606">
                <text:p>6.972314990266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93455196833293">
                <text:p>6.93455196833293</text:p>
              </table:table-cell>
              <table:table-cell office:value-type="float" office:value="6.85337907314779">
                <text:p>6.85337907314779</text:p>
              </table:table-cell>
              <table:table-cell office:value-type="float" office:value="6.93106749199817">
                <text:p>6.93106749199817</text:p>
              </table:table-cell>
              <table:table-cell office:value-type="float" office:value="6.94435435644919">
                <text:p>6.94435435644919</text:p>
              </table:table-cell>
              <table:table-cell office:value-type="float" office:value="6.83477741213036">
                <text:p>6.834777412130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0784298489933">
                <text:p>6.40784298489933</text:p>
              </table:table-cell>
              <table:table-cell office:value-type="float" office:value="5.97072246022563">
                <text:p>5.97072246022563</text:p>
              </table:table-cell>
              <table:table-cell office:value-type="float" office:value="6.02043984478075">
                <text:p>6.02043984478075</text:p>
              </table:table-cell>
              <table:table-cell office:value-type="float" office:value="6.2545316069295">
                <text:p>6.2545316069295</text:p>
              </table:table-cell>
              <table:table-cell office:value-type="float" office:value="6.3296980845719">
                <text:p>6.32969808457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809608654831">
                <text:p>5.809608654831</text:p>
              </table:table-cell>
              <table:table-cell office:value-type="float" office:value="5.82816588704368">
                <text:p>5.82816588704368</text:p>
              </table:table-cell>
              <table:table-cell office:value-type="float" office:value="5.48058953584179">
                <text:p>5.48058953584179</text:p>
              </table:table-cell>
              <table:table-cell office:value-type="float" office:value="5.62714240329563">
                <text:p>5.62714240329563</text:p>
              </table:table-cell>
              <table:table-cell office:value-type="float" office:value="5.57621024440876">
                <text:p>5.57621024440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Availability PB</text:p>
        </chart:title>
        <chart:subtitle svg:x="10.975cm" svg:y="1.275cm" chart:style-name="ch3">
          <text:p>Environment 5</text:p>
        </chart:subtitle>
        <chart:legend chart:legend-position="end" svg:x="23.242cm" svg:y="3.206cm" style:legend-expansion="high" chart:style-name="ch4"/>
        <chart:plot-area chart:style-name="ch5" table:cell-range-address="'5'.A55:'5'.F63" chart:data-source-has-labels="both" svg:x="1.502cm" svg:y="2.138cm" svg:width="21.249cm" svg:height="5.703cm">
          <chartooo:coordinate-region svg:x="2.123cm" svg:y="2.337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5'.A56:'5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5'.B56:'5'.B63" chart:label-cell-address="'5'.B55:'5'.B55" chart:class="chart:bar">
            <chart:data-point chart:repeated="8"/>
          </chart:series>
          <chart:series chart:style-name="ch12" chart:values-cell-range-address="'5'.C56:'5'.C63" chart:label-cell-address="'5'.C55:'5'.C55" chart:class="chart:bar">
            <chart:data-point chart:repeated="8"/>
          </chart:series>
          <chart:series chart:style-name="ch13" chart:values-cell-range-address="'5'.D56:'5'.D63" chart:label-cell-address="'5'.D55:'5'.D55" chart:class="chart:bar">
            <chart:data-point chart:repeated="8"/>
          </chart:series>
          <chart:series chart:style-name="ch14" chart:values-cell-range-address="'5'.E56:'5'.E63" chart:label-cell-address="'5'.E55:'5'.E55" chart:class="chart:bar">
            <chart:data-point chart:repeated="8"/>
          </chart:series>
          <chart:series chart:style-name="ch15" chart:values-cell-range-address="'5'.F56:'5'.F63" chart:label-cell-address="'5'.F55:'5'.F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5'.B55:'5'.B55</svg:desc>
                </draw:g>
              </table:table-cell>
              <table:table-cell office:value-type="string">
                <text:p>V C</text:p>
                <draw:g>
                  <svg:desc>'5'.C55:'5'.C55</svg:desc>
                </draw:g>
              </table:table-cell>
              <table:table-cell office:value-type="string">
                <text:p>V B</text:p>
                <draw:g>
                  <svg:desc>'5'.D55:'5'.D55</svg:desc>
                </draw:g>
              </table:table-cell>
              <table:table-cell office:value-type="string">
                <text:p>T C</text:p>
                <draw:g>
                  <svg:desc>'5'.E55:'5'.E55</svg:desc>
                </draw:g>
              </table:table-cell>
              <table:table-cell office:value-type="string">
                <text:p>T B</text:p>
                <draw:g>
                  <svg:desc>'5'.F55:'5'.F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5'.A56:'5'.A63</svg:desc>
                </draw:g>
              </table:table-cell>
              <table:table-cell office:value-type="float" office:value="10.4039232197046">
                <text:p>10.4039232197046</text:p>
                <draw:g>
                  <svg:desc>'5'.B56:'5'.B63</svg:desc>
                </draw:g>
              </table:table-cell>
              <table:table-cell office:value-type="float" office:value="10.2446013272089">
                <text:p>10.2446013272089</text:p>
                <draw:g>
                  <svg:desc>'5'.C56:'5'.C63</svg:desc>
                </draw:g>
              </table:table-cell>
              <table:table-cell office:value-type="float" office:value="10.4087191711686">
                <text:p>10.4087191711686</text:p>
                <draw:g>
                  <svg:desc>'5'.D56:'5'.D63</svg:desc>
                </draw:g>
              </table:table-cell>
              <table:table-cell office:value-type="float" office:value="10.4647952188343">
                <text:p>10.4647952188343</text:p>
                <draw:g>
                  <svg:desc>'5'.E56:'5'.E63</svg:desc>
                </draw:g>
              </table:table-cell>
              <table:table-cell office:value-type="float" office:value="10.3530981707317">
                <text:p>10.3530981707317</text:p>
                <draw:g>
                  <svg:desc>'5'.F56:'5'.F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47363836781774">
                <text:p>8.47363836781774</text:p>
              </table:table-cell>
              <table:table-cell office:value-type="float" office:value="8.46436508490566">
                <text:p>8.46436508490566</text:p>
              </table:table-cell>
              <table:table-cell office:value-type="float" office:value="8.40086870311976">
                <text:p>8.40086870311976</text:p>
              </table:table-cell>
              <table:table-cell office:value-type="float" office:value="8.41472670868126">
                <text:p>8.41472670868126</text:p>
              </table:table-cell>
              <table:table-cell office:value-type="float" office:value="8.49420092399402">
                <text:p>8.494200923994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79932976745297">
                <text:p>6.79932976745297</text:p>
              </table:table-cell>
              <table:table-cell office:value-type="float" office:value="7.11273609069628">
                <text:p>7.11273609069628</text:p>
              </table:table-cell>
              <table:table-cell office:value-type="float" office:value="7.07212035152008">
                <text:p>7.07212035152008</text:p>
              </table:table-cell>
              <table:table-cell office:value-type="float" office:value="6.74118167570825">
                <text:p>6.74118167570825</text:p>
              </table:table-cell>
              <table:table-cell office:value-type="float" office:value="7.08854994285447">
                <text:p>7.088549942854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52931815921046">
                <text:p>6.52931815921046</text:p>
              </table:table-cell>
              <table:table-cell office:value-type="float" office:value="6.6969627891791">
                <text:p>6.6969627891791</text:p>
              </table:table-cell>
              <table:table-cell office:value-type="float" office:value="6.67458429409963">
                <text:p>6.67458429409963</text:p>
              </table:table-cell>
              <table:table-cell office:value-type="float" office:value="6.68782062095866">
                <text:p>6.68782062095866</text:p>
              </table:table-cell>
              <table:table-cell office:value-type="float" office:value="6.51711950779781">
                <text:p>6.517119507797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7164704209597">
                <text:p>5.7164704209597</text:p>
              </table:table-cell>
              <table:table-cell office:value-type="float" office:value="5.88569549538545">
                <text:p>5.88569549538545</text:p>
              </table:table-cell>
              <table:table-cell office:value-type="float" office:value="5.92368907416997">
                <text:p>5.92368907416997</text:p>
              </table:table-cell>
              <table:table-cell office:value-type="float" office:value="5.92966950664506">
                <text:p>5.92966950664506</text:p>
              </table:table-cell>
              <table:table-cell office:value-type="float" office:value="5.85467191592281">
                <text:p>5.854671915922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1252746522747">
                <text:p>5.1252746522747</text:p>
              </table:table-cell>
              <table:table-cell office:value-type="float" office:value="5.20166391231342">
                <text:p>5.20166391231342</text:p>
              </table:table-cell>
              <table:table-cell office:value-type="float" office:value="5.0711819130751">
                <text:p>5.0711819130751</text:p>
              </table:table-cell>
              <table:table-cell office:value-type="float" office:value="5.17747905546403">
                <text:p>5.17747905546403</text:p>
              </table:table-cell>
              <table:table-cell office:value-type="float" office:value="5.1849973924694">
                <text:p>5.18499739246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73337060017652">
                <text:p>4.73337060017652</text:p>
              </table:table-cell>
              <table:table-cell office:value-type="float" office:value="4.5287006638104">
                <text:p>4.5287006638104</text:p>
              </table:table-cell>
              <table:table-cell office:value-type="float" office:value="4.57279563787153">
                <text:p>4.57279563787153</text:p>
              </table:table-cell>
              <table:table-cell office:value-type="float" office:value="4.46415447945345">
                <text:p>4.46415447945345</text:p>
              </table:table-cell>
              <table:table-cell office:value-type="float" office:value="4.42797362788788">
                <text:p>4.427973627887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08255353979647">
                <text:p>4.08255353979647</text:p>
              </table:table-cell>
              <table:table-cell office:value-type="float" office:value="4.20525095709101">
                <text:p>4.20525095709101</text:p>
              </table:table-cell>
              <table:table-cell office:value-type="float" office:value="4.23609822573494">
                <text:p>4.23609822573494</text:p>
              </table:table-cell>
              <table:table-cell office:value-type="float" office:value="4.10700792717262">
                <text:p>4.10700792717262</text:p>
              </table:table-cell>
              <table:table-cell office:value-type="float" office:value="4.22708095773094">
                <text:p>4.227080957730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Availability PB</text:p>
        </chart:title>
        <chart:subtitle svg:x="10.975cm" svg:y="1.275cm" chart:style-name="ch3">
          <text:p>Environment 6</text:p>
        </chart:subtitle>
        <chart:legend chart:legend-position="end" svg:x="23.242cm" svg:y="3.206cm" style:legend-expansion="high" chart:style-name="ch4"/>
        <chart:plot-area chart:style-name="ch5" table:cell-range-address="'6'.A55:'6'.F63" chart:data-source-has-labels="both" svg:x="1.502cm" svg:y="2.138cm" svg:width="21.249cm" svg:height="5.703cm">
          <chartooo:coordinate-region svg:x="2.123cm" svg:y="2.337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6'.A56:'6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6'.B56:'6'.B63" chart:label-cell-address="'6'.B55:'6'.B55" chart:class="chart:bar">
            <chart:data-point chart:repeated="8"/>
          </chart:series>
          <chart:series chart:style-name="ch12" chart:values-cell-range-address="'6'.C56:'6'.C63" chart:label-cell-address="'6'.C55:'6'.C55" chart:class="chart:bar">
            <chart:data-point chart:repeated="8"/>
          </chart:series>
          <chart:series chart:style-name="ch13" chart:values-cell-range-address="'6'.D56:'6'.D63" chart:label-cell-address="'6'.D55:'6'.D55" chart:class="chart:bar">
            <chart:data-point chart:repeated="8"/>
          </chart:series>
          <chart:series chart:style-name="ch14" chart:values-cell-range-address="'6'.E56:'6'.E63" chart:label-cell-address="'6'.E55:'6'.E55" chart:class="chart:bar">
            <chart:data-point chart:repeated="8"/>
          </chart:series>
          <chart:series chart:style-name="ch15" chart:values-cell-range-address="'6'.F56:'6'.F63" chart:label-cell-address="'6'.F55:'6'.F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6'.B55:'6'.B55</svg:desc>
                </draw:g>
              </table:table-cell>
              <table:table-cell office:value-type="string">
                <text:p>V C</text:p>
                <draw:g>
                  <svg:desc>'6'.C55:'6'.C55</svg:desc>
                </draw:g>
              </table:table-cell>
              <table:table-cell office:value-type="string">
                <text:p>V B</text:p>
                <draw:g>
                  <svg:desc>'6'.D55:'6'.D55</svg:desc>
                </draw:g>
              </table:table-cell>
              <table:table-cell office:value-type="string">
                <text:p>T C</text:p>
                <draw:g>
                  <svg:desc>'6'.E55:'6'.E55</svg:desc>
                </draw:g>
              </table:table-cell>
              <table:table-cell office:value-type="string">
                <text:p>T B</text:p>
                <draw:g>
                  <svg:desc>'6'.F55:'6'.F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6'.A56:'6'.A63</svg:desc>
                </draw:g>
              </table:table-cell>
              <table:table-cell office:value-type="float" office:value="9.05711316984058">
                <text:p>9.05711316984058</text:p>
                <draw:g>
                  <svg:desc>'6'.B56:'6'.B63</svg:desc>
                </draw:g>
              </table:table-cell>
              <table:table-cell office:value-type="float" office:value="9.45487880739083">
                <text:p>9.45487880739083</text:p>
                <draw:g>
                  <svg:desc>'6'.C56:'6'.C63</svg:desc>
                </draw:g>
              </table:table-cell>
              <table:table-cell office:value-type="float" office:value="9.48163885714285">
                <text:p>9.48163885714285</text:p>
                <draw:g>
                  <svg:desc>'6'.D56:'6'.D63</svg:desc>
                </draw:g>
              </table:table-cell>
              <table:table-cell office:value-type="float" office:value="9.53583765583258">
                <text:p>9.53583765583258</text:p>
                <draw:g>
                  <svg:desc>'6'.E56:'6'.E63</svg:desc>
                </draw:g>
              </table:table-cell>
              <table:table-cell office:value-type="float" office:value="9.36373884659745">
                <text:p>9.36373884659745</text:p>
                <draw:g>
                  <svg:desc>'6'.F56:'6'.F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8016669424744">
                <text:p>7.98016669424744</text:p>
              </table:table-cell>
              <table:table-cell office:value-type="float" office:value="8.12543812691132">
                <text:p>8.12543812691132</text:p>
              </table:table-cell>
              <table:table-cell office:value-type="float" office:value="8.11465827713896">
                <text:p>8.11465827713896</text:p>
              </table:table-cell>
              <table:table-cell office:value-type="float" office:value="8.2423568228404">
                <text:p>8.2423568228404</text:p>
              </table:table-cell>
              <table:table-cell office:value-type="float" office:value="8.06149090304926">
                <text:p>8.061490903049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13177388573867">
                <text:p>7.13177388573867</text:p>
              </table:table-cell>
              <table:table-cell office:value-type="float" office:value="7.11811166074435">
                <text:p>7.11811166074435</text:p>
              </table:table-cell>
              <table:table-cell office:value-type="float" office:value="7.13784464566433">
                <text:p>7.13784464566433</text:p>
              </table:table-cell>
              <table:table-cell office:value-type="float" office:value="6.95343345536288">
                <text:p>6.95343345536288</text:p>
              </table:table-cell>
              <table:table-cell office:value-type="float" office:value="7.20218967897375">
                <text:p>7.202189678973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28529932202529">
                <text:p>6.28529932202529</text:p>
              </table:table-cell>
              <table:table-cell office:value-type="float" office:value="6.17570048034481">
                <text:p>6.17570048034481</text:p>
              </table:table-cell>
              <table:table-cell office:value-type="float" office:value="6.25376711269926">
                <text:p>6.25376711269926</text:p>
              </table:table-cell>
              <table:table-cell office:value-type="float" office:value="6.23899752659169">
                <text:p>6.23899752659169</text:p>
              </table:table-cell>
              <table:table-cell office:value-type="float" office:value="6.25681963215647">
                <text:p>6.256819632156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74811273850824">
                <text:p>5.74811273850824</text:p>
              </table:table-cell>
              <table:table-cell office:value-type="float" office:value="5.95650569262971">
                <text:p>5.95650569262971</text:p>
              </table:table-cell>
              <table:table-cell office:value-type="float" office:value="6.02263598832211">
                <text:p>6.02263598832211</text:p>
              </table:table-cell>
              <table:table-cell office:value-type="float" office:value="6.16297835499316">
                <text:p>6.16297835499316</text:p>
              </table:table-cell>
              <table:table-cell office:value-type="float" office:value="5.96192408504301">
                <text:p>5.961924085043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90058434957238">
                <text:p>4.90058434957238</text:p>
              </table:table-cell>
              <table:table-cell office:value-type="float" office:value="4.81824221029311">
                <text:p>4.81824221029311</text:p>
              </table:table-cell>
              <table:table-cell office:value-type="float" office:value="5.10112945025743">
                <text:p>5.10112945025743</text:p>
              </table:table-cell>
              <table:table-cell office:value-type="float" office:value="4.84671656790123">
                <text:p>4.84671656790123</text:p>
              </table:table-cell>
              <table:table-cell office:value-type="float" office:value="5.03178001649209">
                <text:p>5.031780016492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58684386285276">
                <text:p>4.58684386285276</text:p>
              </table:table-cell>
              <table:table-cell office:value-type="float" office:value="4.96168791678073">
                <text:p>4.96168791678073</text:p>
              </table:table-cell>
              <table:table-cell office:value-type="float" office:value="4.83695185308183">
                <text:p>4.83695185308183</text:p>
              </table:table-cell>
              <table:table-cell office:value-type="float" office:value="4.85912577060932">
                <text:p>4.85912577060932</text:p>
              </table:table-cell>
              <table:table-cell office:value-type="float" office:value="5.08385525623458">
                <text:p>5.083855256234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18218627356274">
                <text:p>4.18218627356274</text:p>
              </table:table-cell>
              <table:table-cell office:value-type="float" office:value="4.29211998730717">
                <text:p>4.29211998730717</text:p>
              </table:table-cell>
              <table:table-cell office:value-type="float" office:value="4.69015333375626">
                <text:p>4.69015333375626</text:p>
              </table:table-cell>
              <table:table-cell office:value-type="float" office:value="4.33240883796561">
                <text:p>4.33240883796561</text:p>
              </table:table-cell>
              <table:table-cell office:value-type="float" office:value="4.67121081799752">
                <text:p>4.671210817997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2</text:p>
        </chart:subtitle>
        <chart:legend chart:legend-position="end" svg:x="22.942cm" svg:y="3.206cm" style:legend-expansion="high" chart:style-name="ch4"/>
        <chart:plot-area chart:style-name="ch5" table:cell-range-address="'2'.A56:'2'.A63 '2'.G55:'2'.K63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2'.A56:'2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2'.G56:'2'.G63" chart:label-cell-address="'2'.G55:'2'.G55" chart:class="chart:bar">
            <chart:data-point chart:repeated="8"/>
          </chart:series>
          <chart:series chart:style-name="ch12" chart:values-cell-range-address="'2'.H56:'2'.H63" chart:label-cell-address="'2'.H55:'2'.H55" chart:class="chart:bar">
            <chart:data-point chart:repeated="8"/>
          </chart:series>
          <chart:series chart:style-name="ch13" chart:values-cell-range-address="'2'.I56:'2'.I63" chart:label-cell-address="'2'.I55:'2'.I55" chart:class="chart:bar">
            <chart:data-point chart:repeated="8"/>
          </chart:series>
          <chart:series chart:style-name="ch14" chart:values-cell-range-address="'2'.J56:'2'.J63" chart:label-cell-address="'2'.J55:'2'.J55" chart:class="chart:bar">
            <chart:data-point chart:repeated="8"/>
          </chart:series>
          <chart:series chart:style-name="ch15" chart:values-cell-range-address="'2'.K56:'2'.K63" chart:label-cell-address="'2'.K55:'2'.K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2'.G55:'2'.G55</svg:desc>
                </draw:g>
              </table:table-cell>
              <table:table-cell office:value-type="string">
                <text:p>V C </text:p>
                <draw:g>
                  <svg:desc>'2'.H55:'2'.H55</svg:desc>
                </draw:g>
              </table:table-cell>
              <table:table-cell office:value-type="string">
                <text:p>V B</text:p>
                <draw:g>
                  <svg:desc>'2'.I55:'2'.I55</svg:desc>
                </draw:g>
              </table:table-cell>
              <table:table-cell office:value-type="string">
                <text:p>T C</text:p>
                <draw:g>
                  <svg:desc>'2'.J55:'2'.J55</svg:desc>
                </draw:g>
              </table:table-cell>
              <table:table-cell office:value-type="string">
                <text:p>T B</text:p>
                <draw:g>
                  <svg:desc>'2'.K55:'2'.K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2'.A56:'2'.A63</svg:desc>
                </draw:g>
              </table:table-cell>
              <table:table-cell office:value-type="float" office:value="14.8880852846799">
                <text:p>14.8880852846799</text:p>
                <draw:g>
                  <svg:desc>'2'.G56:'2'.G63</svg:desc>
                </draw:g>
              </table:table-cell>
              <table:table-cell office:value-type="float" office:value="14.5637042041926">
                <text:p>14.5637042041926</text:p>
                <draw:g>
                  <svg:desc>'2'.H56:'2'.H63</svg:desc>
                </draw:g>
              </table:table-cell>
              <table:table-cell office:value-type="float" office:value="14.4928381321926">
                <text:p>14.4928381321926</text:p>
                <draw:g>
                  <svg:desc>'2'.I56:'2'.I63</svg:desc>
                </draw:g>
              </table:table-cell>
              <table:table-cell office:value-type="float" office:value="14.2988597550793">
                <text:p>14.2988597550793</text:p>
                <draw:g>
                  <svg:desc>'2'.J56:'2'.J63</svg:desc>
                </draw:g>
              </table:table-cell>
              <table:table-cell office:value-type="float" office:value="14.5922986197831">
                <text:p>14.5922986197831</text:p>
                <draw:g>
                  <svg:desc>'2'.K56:'2'.K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3808707348243">
                <text:p>12.3808707348243</text:p>
              </table:table-cell>
              <table:table-cell office:value-type="float" office:value="13.5305291062073">
                <text:p>13.5305291062073</text:p>
              </table:table-cell>
              <table:table-cell office:value-type="float" office:value="12.7148386230248">
                <text:p>12.7148386230248</text:p>
              </table:table-cell>
              <table:table-cell office:value-type="float" office:value="12.1001157590966">
                <text:p>12.1001157590966</text:p>
              </table:table-cell>
              <table:table-cell office:value-type="float" office:value="12.5997574709677">
                <text:p>12.59975747096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20285872719028">
                <text:p>9.20285872719028</text:p>
              </table:table-cell>
              <table:table-cell office:value-type="float" office:value="10.3254841602374">
                <text:p>10.3254841602374</text:p>
              </table:table-cell>
              <table:table-cell office:value-type="float" office:value="10.6262224157559">
                <text:p>10.6262224157559</text:p>
              </table:table-cell>
              <table:table-cell office:value-type="float" office:value="9.31201415744413">
                <text:p>9.31201415744413</text:p>
              </table:table-cell>
              <table:table-cell office:value-type="float" office:value="9.19138221173243">
                <text:p>9.191382211732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15613076993934">
                <text:p>8.15613076993934</text:p>
              </table:table-cell>
              <table:table-cell office:value-type="float" office:value="8.90693813216953">
                <text:p>8.90693813216953</text:p>
              </table:table-cell>
              <table:table-cell office:value-type="float" office:value="9.45494992298036">
                <text:p>9.45494992298036</text:p>
              </table:table-cell>
              <table:table-cell office:value-type="float" office:value="9.32918596695434">
                <text:p>9.32918596695434</text:p>
              </table:table-cell>
              <table:table-cell office:value-type="float" office:value="9.67800966343776">
                <text:p>9.678009663437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79127397504234">
                <text:p>6.79127397504234</text:p>
              </table:table-cell>
              <table:table-cell office:value-type="float" office:value="8.68941574860143">
                <text:p>8.68941574860143</text:p>
              </table:table-cell>
              <table:table-cell office:value-type="float" office:value="9.53454047705919">
                <text:p>9.53454047705919</text:p>
              </table:table-cell>
              <table:table-cell office:value-type="float" office:value="8.04741293842364">
                <text:p>8.04741293842364</text:p>
              </table:table-cell>
              <table:table-cell office:value-type="float" office:value="7.89404682013265">
                <text:p>7.894046820132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1800118858505">
                <text:p>6.1800118858505</text:p>
              </table:table-cell>
              <table:table-cell office:value-type="float" office:value="7.79590848547007">
                <text:p>7.79590848547007</text:p>
              </table:table-cell>
              <table:table-cell office:value-type="float" office:value="8.09157219565376">
                <text:p>8.09157219565376</text:p>
              </table:table-cell>
              <table:table-cell office:value-type="float" office:value="7.09215610203496">
                <text:p>7.09215610203496</text:p>
              </table:table-cell>
              <table:table-cell office:value-type="float" office:value="7.25305174844397">
                <text:p>7.253051748443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7975381185822">
                <text:p>6.67975381185822</text:p>
              </table:table-cell>
              <table:table-cell office:value-type="float" office:value="5.78073891429485">
                <text:p>5.78073891429485</text:p>
              </table:table-cell>
              <table:table-cell office:value-type="float" office:value="6.29816304716765">
                <text:p>6.29816304716765</text:p>
              </table:table-cell>
              <table:table-cell office:value-type="float" office:value="7.19996869233965">
                <text:p>7.19996869233965</text:p>
              </table:table-cell>
              <table:table-cell office:value-type="float" office:value="7.00237527152955">
                <text:p>7.002375271529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33866560561927">
                <text:p>5.33866560561927</text:p>
              </table:table-cell>
              <table:table-cell office:value-type="float" office:value="5.63517668552999">
                <text:p>5.63517668552999</text:p>
              </table:table-cell>
              <table:table-cell office:value-type="float" office:value="5.54683225062007">
                <text:p>5.54683225062007</text:p>
              </table:table-cell>
              <table:table-cell office:value-type="float" office:value="5.71179939004009">
                <text:p>5.71179939004009</text:p>
              </table:table-cell>
              <table:table-cell office:value-type="float" office:value="6.06510080871073">
                <text:p>6.065100808710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3</text:p>
        </chart:subtitle>
        <chart:legend chart:legend-position="end" svg:x="22.942cm" svg:y="3.206cm" style:legend-expansion="high" chart:style-name="ch4"/>
        <chart:plot-area chart:style-name="ch5" table:cell-range-address="'3'.A56:'3'.A63 '3'.G55:'3'.K63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3'.A56:'3'.A63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3'.G56:'3'.G63" chart:label-cell-address="'3'.G55:'3'.G55" chart:class="chart:bar">
            <chart:data-point chart:repeated="8"/>
          </chart:series>
          <chart:series chart:style-name="ch12" chart:values-cell-range-address="'3'.H56:'3'.H63" chart:label-cell-address="'3'.H55:'3'.H55" chart:class="chart:bar">
            <chart:data-point chart:repeated="8"/>
          </chart:series>
          <chart:series chart:style-name="ch13" chart:values-cell-range-address="'3'.I56:'3'.I63" chart:label-cell-address="'3'.I55:'3'.I55" chart:class="chart:bar">
            <chart:data-point chart:repeated="8"/>
          </chart:series>
          <chart:series chart:style-name="ch14" chart:values-cell-range-address="'3'.J56:'3'.J63" chart:label-cell-address="'3'.J55:'3'.J55" chart:class="chart:bar">
            <chart:data-point chart:repeated="8"/>
          </chart:series>
          <chart:series chart:style-name="ch15" chart:values-cell-range-address="'3'.K56:'3'.K63" chart:label-cell-address="'3'.K55:'3'.K55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3'.G55:'3'.G55</svg:desc>
                </draw:g>
              </table:table-cell>
              <table:table-cell office:value-type="string">
                <text:p>V C </text:p>
                <draw:g>
                  <svg:desc>'3'.H55:'3'.H55</svg:desc>
                </draw:g>
              </table:table-cell>
              <table:table-cell office:value-type="string">
                <text:p>V B</text:p>
                <draw:g>
                  <svg:desc>'3'.I55:'3'.I55</svg:desc>
                </draw:g>
              </table:table-cell>
              <table:table-cell office:value-type="string">
                <text:p>T C</text:p>
                <draw:g>
                  <svg:desc>'3'.J55:'3'.J55</svg:desc>
                </draw:g>
              </table:table-cell>
              <table:table-cell office:value-type="string">
                <text:p>T B</text:p>
                <draw:g>
                  <svg:desc>'3'.K55:'3'.K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3'.A56:'3'.A63</svg:desc>
                </draw:g>
              </table:table-cell>
              <table:table-cell office:value-type="float" office:value="12.2613445514354">
                <text:p>12.2613445514354</text:p>
                <draw:g>
                  <svg:desc>'3'.G56:'3'.G63</svg:desc>
                </draw:g>
              </table:table-cell>
              <table:table-cell office:value-type="float" office:value="12.4313113411548">
                <text:p>12.4313113411548</text:p>
                <draw:g>
                  <svg:desc>'3'.H56:'3'.H63</svg:desc>
                </draw:g>
              </table:table-cell>
              <table:table-cell office:value-type="float" office:value="11.782123282241">
                <text:p>11.782123282241</text:p>
                <draw:g>
                  <svg:desc>'3'.I56:'3'.I63</svg:desc>
                </draw:g>
              </table:table-cell>
              <table:table-cell office:value-type="float" office:value="11.7107927505331">
                <text:p>11.7107927505331</text:p>
                <draw:g>
                  <svg:desc>'3'.J56:'3'.J63</svg:desc>
                </draw:g>
              </table:table-cell>
              <table:table-cell office:value-type="float" office:value="11.8629008463252">
                <text:p>11.8629008463252</text:p>
                <draw:g>
                  <svg:desc>'3'.K56:'3'.K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91035979842404">
                <text:p>9.91035979842404</text:p>
              </table:table-cell>
              <table:table-cell office:value-type="float" office:value="10.0245459025341">
                <text:p>10.0245459025341</text:p>
              </table:table-cell>
              <table:table-cell office:value-type="float" office:value="10.057880226669">
                <text:p>10.057880226669</text:p>
              </table:table-cell>
              <table:table-cell office:value-type="float" office:value="10.5146349653203">
                <text:p>10.5146349653203</text:p>
              </table:table-cell>
              <table:table-cell office:value-type="float" office:value="10.3573749746391">
                <text:p>10.35737497463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71535914649285">
                <text:p>8.71535914649285</text:p>
              </table:table-cell>
              <table:table-cell office:value-type="float" office:value="8.86311838964377">
                <text:p>8.86311838964377</text:p>
              </table:table-cell>
              <table:table-cell office:value-type="float" office:value="9.09797005140592">
                <text:p>9.09797005140592</text:p>
              </table:table-cell>
              <table:table-cell office:value-type="float" office:value="9.24604631655725">
                <text:p>9.24604631655725</text:p>
              </table:table-cell>
              <table:table-cell office:value-type="float" office:value="9.47967741585232">
                <text:p>9.479677415852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0591545602569">
                <text:p>8.0591545602569</text:p>
              </table:table-cell>
              <table:table-cell office:value-type="float" office:value="8.65620668674569">
                <text:p>8.65620668674569</text:p>
              </table:table-cell>
              <table:table-cell office:value-type="float" office:value="8.45426530675594">
                <text:p>8.45426530675594</text:p>
              </table:table-cell>
              <table:table-cell office:value-type="float" office:value="8.10934226804123">
                <text:p>8.10934226804123</text:p>
              </table:table-cell>
              <table:table-cell office:value-type="float" office:value="8.203886315394">
                <text:p>8.2038863153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81070359541923">
                <text:p>6.81070359541923</text:p>
              </table:table-cell>
              <table:table-cell office:value-type="float" office:value="7.82534209739945">
                <text:p>7.82534209739945</text:p>
              </table:table-cell>
              <table:table-cell office:value-type="float" office:value="8.24730061147346">
                <text:p>8.24730061147346</text:p>
              </table:table-cell>
              <table:table-cell office:value-type="float" office:value="7.38808893864014">
                <text:p>7.38808893864014</text:p>
              </table:table-cell>
              <table:table-cell office:value-type="float" office:value="7.18361929628355">
                <text:p>7.183619296283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35849084444444">
                <text:p>6.35849084444444</text:p>
              </table:table-cell>
              <table:table-cell office:value-type="float" office:value="6.84981036848328">
                <text:p>6.84981036848328</text:p>
              </table:table-cell>
              <table:table-cell office:value-type="float" office:value="7.13853584971325">
                <text:p>7.13853584971325</text:p>
              </table:table-cell>
              <table:table-cell office:value-type="float" office:value="6.63702351665681">
                <text:p>6.63702351665681</text:p>
              </table:table-cell>
              <table:table-cell office:value-type="float" office:value="6.6819265100891">
                <text:p>6.68192651008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3324038489576">
                <text:p>5.73324038489576</text:p>
              </table:table-cell>
              <table:table-cell office:value-type="float" office:value="6.61369394443002">
                <text:p>6.61369394443002</text:p>
              </table:table-cell>
              <table:table-cell office:value-type="float" office:value="6.66565390328614">
                <text:p>6.66565390328614</text:p>
              </table:table-cell>
              <table:table-cell office:value-type="float" office:value="5.68884162146731">
                <text:p>5.68884162146731</text:p>
              </table:table-cell>
              <table:table-cell office:value-type="float" office:value="5.55323773646801">
                <text:p>5.55323773646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31980954772486">
                <text:p>5.31980954772486</text:p>
              </table:table-cell>
              <table:table-cell office:value-type="float" office:value="5.46152099062918">
                <text:p>5.46152099062918</text:p>
              </table:table-cell>
              <table:table-cell office:value-type="float" office:value="5.76571037197305">
                <text:p>5.76571037197305</text:p>
              </table:table-cell>
              <table:table-cell office:value-type="float" office:value="4.99440086956522">
                <text:p>4.99440086956522</text:p>
              </table:table-cell>
              <table:table-cell office:value-type="float" office:value="4.94962072626751">
                <text:p>4.949620726267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